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46">
      <style:table-cell-properties fo:border-top="none" fo:border-bottom="none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47">
      <style:table-cell-properties fo:border-top="none" fo:border-bottom="none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46">
      <style:table-cell-properties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Excel_32_Built-in_32_Normal" style:data-style-name="N47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9" style:family="table-cell" style:parent-style-name="Excel_32_Built-in_32_Normal" style:data-style-name="N47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Excel_32_Built-in_32_Normal" style:data-style-name="N47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24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Excel_32_Built-in_32_Normal" style:data-style-name="N39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47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46">
      <style:table-cell-properties fo:border-top="none" fo:border-bottom="2pt solid #000000" fo:border-left="none" fo:border-right="2pt solid #000000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4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46">
      <style:table-cell-properties fo:border-top="thin solid #000000" fo:border-bottom="thin solid #000000" fo:border-left="none" fo:border-right="none"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Excel_32_Built-in_32_Normal" style:data-style-name="N42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42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42">
      <style:table-cell-properties fo:border-top="none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Excel_32_Built-in_32_Normal" style:data-style-name="N47">
      <style:table-cell-properties fo:border="thin solid #000000" style:vertical-align="automatic" fo:background-color="#FFFF99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Excel_32_Built-in_32_Normal" style:data-style-name="N47">
      <style:table-cell-properties fo:border-top="thin solid #000000" fo:border-bottom="none" fo:border-left="none" fo:border-right="none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Excel_32_Built-in_32_Normal" style:data-style-name="N47">
      <style:table-cell-properties fo:border-top="thin solid #000000" fo:border-bottom="none" fo:border-left="2pt solid #000000" fo:border-right="thin solid #000000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/>
    </style:style>
    <style:style style:name="ce47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8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1" style:family="table-cell" style:parent-style-name="Excel_32_Built-in_32_Normal" style:data-style-name="N4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6" style:family="table-cell" style:parent-style-name="Excel_32_Built-in_32_Normal" style:data-style-name="N47">
      <style:table-cell-properties fo:border-top="none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/>
    </style:style>
    <style:style style:name="ce57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/>
    </style:style>
    <style:style style:name="ce58" style:family="table-cell" style:parent-style-name="Excel_32_Built-in_32_Normal" style:data-style-name="N47">
      <style:table-cell-properties fo:border-top="thin solid #000000" fo:border-bottom="none" fo:border-left="none" fo:border-right="none" style:vertical-align="automatic" fo:background-color="#FFFF00" style:cell-protect="protected"/>
      <style:text-properties fo:color="#000000" style:font-name="Calibri" style:font-name-asian="Calibri" style:font-name-complex="Calibri"/>
    </style:style>
    <style:style style:name="ce59" style:family="table-cell" style:parent-style-name="Excel_32_Built-in_32_Normal" style:data-style-name="N47">
      <style:table-cell-properties fo:border-top="thin solid #000000" fo:border-bottom="none" fo:border-left="2pt solid #000000" fo:border-right="thin solid #000000" style:vertical-align="automatic" fo:background-color="#FFFF00" style:cell-protect="protected"/>
      <style:text-properties fo:color="#000000"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style:vertical-align="automatic" fo:background-color="#002060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4" style:family="table-cell" style:parent-style-name="Excel_32_Built-in_32_Normal" style:data-style-name="N4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FFFF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C6D9F1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C6D9F1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CD5B5" style:cell-protect="protected"/>
      <style:text-properties fo:color="#000000"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#FCD5B5" style:cell-protect="protected"/>
      <style:text-properties fo:color="#000000" style:font-name="Calibri" style:font-name-asian="Calibri" style:font-name-complex="Calibri"/>
    </style:style>
    <style:style style:name="ce75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6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9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3" style:family="table-cell" style:parent-style-name="Excel_32_Built-in_32_Normal" style:data-style-name="N37">
      <style:table-cell-properties fo:border-top="none" fo:border-bottom="thin solid #000000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Excel_32_Built-in_32_Normal" style:data-style-name="N41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5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7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8" style:family="table-cell" style:parent-style-name="Excel_32_Built-in_32_Normal" style:data-style-name="N41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9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#D99694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0" style:family="table-cell" style:parent-style-name="Excel_32_Built-in_32_Normal" style:data-style-name="N47">
      <style:table-cell-properties fo:border-top="thin solid #000000" fo:border-bottom="none" fo:border-left="none" fo:border-right="none" style:vertical-align="automatic" fo:background-color="#D99694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1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FFF99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2" style:family="table-cell" style:parent-style-name="Excel_32_Built-in_32_Normal" style:data-style-name="N47">
      <style:table-cell-properties fo:border-top="thin solid #000000" fo:border-bottom="none" fo:border-left="2pt solid #000000" fo:border-right="thin solid #000000" style:vertical-align="automatic" fo:background-color="#D99694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99" style:cell-protect="protected"/>
      <style:text-properties fo:color="#000000" style:font-name="Calibri" style:font-name-asian="Calibri" style:font-name-complex="Calibri"/>
    </style:style>
    <style:style style:name="ce94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5" style:family="table-cell" style:parent-style-name="Excel_32_Built-in_32_Normal" style:data-style-name="N47">
      <style:table-cell-properties fo:border-top="2pt solid #000000" fo:border-bottom="none" fo:border-left="2pt solid #000000" fo:border-right="2pt solid #000000" style:vertical-align="automatic" fo:background-color="#95B3D7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6" style:family="table-cell" style:parent-style-name="Excel_32_Built-in_32_Normal" style:data-style-name="N47">
      <style:table-cell-properties fo:border-top="2pt solid #000000" fo:border-bottom="none" fo:border-left="2pt solid #000000" fo:border-right="2pt solid #000000" style:vertical-align="automatic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Excel_32_Built-in_32_Normal" style:data-style-name="N47">
      <style:table-cell-properties fo:border-top="2pt solid #000000" fo:border-bottom="none" fo:border-left="2pt solid #000000" fo:border-right="2pt solid #000000" style:vertical-align="automatic" fo:background-color="#95B3D7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8" style:family="table-cell" style:parent-style-name="Excel_32_Built-in_32_Normal" style:data-style-name="N47">
      <style:table-cell-properties fo:border-top="2pt solid #000000" fo:border-bottom="none" fo:border-left="2pt solid #000000" fo:border-right="2pt solid #000000" style:vertical-align="automatic" fo:background-color="#D99694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9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00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-top="none" fo:border-bottom="2pt solid #000000" fo:border-left="2pt solid #000000" fo:border-right="2pt solid #000000" fo:background-color="#002060"/>
    </style:style>
    <style:style style:name="ce102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F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3" style:family="table-cell" style:parent-style-name="Excel_32_Built-in_32_Normal" style:data-style-name="N47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4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5" style:family="table-cell" style:parent-style-name="Excel_32_Built-in_32_Normal" style:data-style-name="N47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6" style:family="table-cell" style:parent-style-name="Excel_32_Built-in_32_Normal" style:data-style-name="N47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7" style:family="table-cell" style:parent-style-name="Excel_32_Built-in_32_Normal" style:data-style-name="N47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8" style:family="table-cell" style:parent-style-name="Excel_32_Built-in_32_Normal" style:data-style-name="N47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9" style:family="table-cell" style:parent-style-name="Excel_32_Built-in_32_Normal" style:data-style-name="N47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0" style:family="table-cell" style:parent-style-name="Excel_32_Built-in_32_Normal" style:data-style-name="N4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1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2" style:family="table-cell" style:parent-style-name="Excel_32_Built-in_32_Normal" style:data-style-name="N4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3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#FF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4" style:family="table-cell" style:parent-style-name="Excel_32_Built-in_32_Normal" style:data-style-name="N47">
      <style:table-cell-properties fo:border-top="thin solid #000000" fo:border-bottom="thin solid #000000" fo:border-left="thin solid #000000" fo:border-right="none" style:vertical-align="automatic" fo:background-color="#C6D9F1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#FCD5B5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6" style:family="table-cell" style:parent-style-name="Excel_32_Built-in_32_Normal" style:data-style-name="N4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7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8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9" style:family="table-cell" style:parent-style-name="Excel_32_Built-in_32_Normal" style:data-style-name="N4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0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2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3" style:family="table-cell" style:parent-style-name="Excel_32_Built-in_32_Normal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4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5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26" style:family="table-cell" style:parent-style-name="Excel_32_Built-in_32_Normal" style:data-style-name="N43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7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28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29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31" style:family="table-cell" style:parent-style-name="Excel_32_Built-in_32_Normal" style:data-style-name="N41">
      <style:table-cell-properties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32" style:family="table-cell" style:parent-style-name="Excel_32_Built-in_32_Normal" style:data-style-name="N4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33" style:family="table-cell" style:parent-style-name="Excel_32_Built-in_32_Normal" style:data-style-name="N43">
      <style:table-cell-properties fo:border-top="2pt solid #000000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4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35" style:family="table-cell" style:parent-style-name="Excel_32_Built-in_32_Normal" style:data-style-name="N3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36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7" style:family="table-cell" style:parent-style-name="Excel_32_Built-in_32_Normal" style:data-style-name="N43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8" style:family="table-cell" style:parent-style-name="Excel_32_Built-in_32_Normal" style:data-style-name="N41">
      <style:table-cell-properties style:vertical-align="automatic" fo:background-color="transparent" style:cell-protect="protected"/>
      <style:text-properties fo:color="#FFFFFF" style:font-name="Calibri" style:font-name-asian="Calibri" style:font-name-complex="Calibri"/>
    </style:style>
    <style:style style:name="ce139" style:family="table-cell" style:parent-style-name="Excel_32_Built-in_32_Normal" style:data-style-name="N47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0" style:family="table-cell" style:parent-style-name="Excel_32_Built-in_32_Normal" style:data-style-name="N43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1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2" style:family="table-cell" style:parent-style-name="Excel_32_Built-in_32_Normal" style:data-style-name="N47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3" style:family="table-cell" style:parent-style-name="Excel_32_Built-in_32_Normal" style:data-style-name="N43">
      <style:table-cell-properties fo:border-top="thin solid #000000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4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5" style:family="table-cell" style:parent-style-name="Excel_32_Built-in_32_Normal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6" style:family="table-cell" style:parent-style-name="Excel_32_Built-in_32_Normal" style:data-style-name="N43">
      <style:table-cell-properties fo:border-top="2pt solid #000000" fo:border-bottom="2pt solid #000000" fo:border-left="none" fo:border-right="2pt solid #000000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7" style:family="table-cell" style:parent-style-name="Excel_32_Built-in_32_Normal" style:data-style-name="N41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8" style:family="table-cell" style:parent-style-name="Excel_32_Built-in_32_Normal" style:data-style-name="N41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0" style:family="table-cell" style:parent-style-name="Excel_32_Built-in_32_Normal" style:data-style-name="N4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1" style:family="table-cell" style:parent-style-name="Excel_32_Built-in_32_Normal" style:data-style-name="N43">
      <style:table-cell-properties fo:border-top="none" fo:border-bottom="thin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2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3" style:family="table-cell" style:parent-style-name="Excel_32_Built-in_32_Normal" style:data-style-name="N47">
      <style:table-cell-properties fo:border-top="2pt solid #000000" fo:border-bottom="none" fo:border-left="2pt solid #000000" fo:border-right="2pt solid #000000" style:vertical-align="automatic" fo:background-color="#FAC09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4" style:family="table-cell" style:parent-style-name="Excel_32_Built-in_32_Normal" style:data-style-name="N47">
      <style:table-cell-properties fo:border="2pt solid #000000" style:vertical-align="automatic" fo:background-color="#00B0F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5" style:family="table-cell" style:parent-style-name="Excel_32_Built-in_32_Normal" style:data-style-name="N47">
      <style:table-cell-properties fo:border="2pt solid #000000" style:vertical-align="automatic" fo:background-color="#E6B9B8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6" style:family="table-cell" style:parent-style-name="Excel_32_Built-in_32_Normal" style:data-style-name="N47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7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</style:style>
    <style:style style:name="ce158" style:family="table-cell" style:parent-style-name="Excel_32_Built-in_32_Normal" style:data-style-name="N47">
      <style:table-cell-properties fo:border-top="thin solid #000000" fo:border-bottom="2pt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9" style:family="table-cell" style:parent-style-name="Excel_32_Built-in_32_Normal" style:data-style-name="N47">
      <style:table-cell-properties fo:border-top="2pt solid #000000" fo:border-bottom="thin solid #000000" fo:border-left="2pt solid #000000" fo:border-right="2pt solid #000000" style:vertical-align="automatic" fo:background-color="#C6D9F1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0" style:family="table-cell" style:parent-style-name="Excel_32_Built-in_32_Normal" style:data-style-name="N47">
      <style:table-cell-properties fo:border-top="2pt solid #000000" fo:border-bottom="2pt solid #000000" fo:border-left="2pt solid #000000" fo:border-right="none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1" style:family="table-cell" style:parent-style-name="Excel_32_Built-in_32_Normal" style:data-style-name="N47">
      <style:table-cell-properties fo:border-top="none" fo:border-bottom="thin solid #000000" fo:border-left="2pt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62" style:family="table-cell" style:parent-style-name="Default" style:data-style-name="N0">
      <style:table-cell-properties fo:background-color="transparent"/>
    </style:style>
    <style:style style:name="ce163" style:family="table-cell" style:parent-style-name="Excel_32_Built-in_32_Normal" style:data-style-name="N47">
      <style:table-cell-properties fo:border-top="2pt solid #000000" fo:border-bottom="2pt solid #000000" fo:border-left="2pt solid #000000" fo:border-right="thin solid #000000" style:vertical-align="automatic" fo:background-color="#00206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64" style:family="table-cell" style:parent-style-name="Excel_32_Built-in_32_Normal" style:data-style-name="N47">
      <style:table-cell-properties fo:border-top="2pt solid #000000" fo:border-bottom="2pt solid #000000" fo:border-left="none" fo:border-right="none" style:vertical-align="automatic" fo:background-color="#00206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65" style:family="table-cell" style:parent-style-name="Excel_32_Built-in_32_Normal" style:data-style-name="N47">
      <style:table-cell-properties fo:border-top="2pt solid #000000" fo:border-bottom="2pt solid #000000" fo:border-left="thin solid #000000" fo:border-right="thin solid #000000" style:vertical-align="automatic" fo:background-color="#00206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66" style:family="table-cell" style:parent-style-name="Excel_32_Built-in_32_Normal" style:data-style-name="N47">
      <style:table-cell-properties fo:border-top="2pt solid #000000" fo:border-bottom="2pt solid #000000" fo:border-left="thin solid #000000" fo:border-right="2pt solid #000000" style:vertical-align="automatic" fo:background-color="#00206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67" style:family="table-cell" style:parent-style-name="Excel_32_Built-in_32_Normal" style:data-style-name="N47">
      <style:table-cell-properties fo:border-top="none" fo:border-bottom="none" fo:border-left="2pt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68" style:family="table-cell" style:parent-style-name="Excel_32_Built-in_32_Normal" style:data-style-name="N45">
      <style:table-cell-properties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169" style:family="table-cell" style:parent-style-name="Excel_32_Built-in_32_Normal" style:data-style-name="N47">
      <style:table-cell-properties fo:border-top="none" fo:border-bottom="none" fo:border-left="thin solid #000000" fo:border-right="thin solid #000000" style:vertical-align="automatic" fo:background-color="#92D050" style:cell-protect="protected"/>
      <style:text-properties fo:color="#000000" style:font-name="Calibri" style:font-name-asian="Calibri" style:font-name-complex="Calibri"/>
    </style:style>
    <style:style style:name="ce170" style:family="table-cell" style:parent-style-name="Excel_32_Built-in_32_Normal" style:data-style-name="N45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1" style:family="table-cell" style:parent-style-name="Excel_32_Built-in_32_Normal" style:data-style-name="N45">
      <style:table-cell-properties fo:border-top="none" fo:border-bottom="none" fo:border-left="thin solid #000000" fo:border-right="2pt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2" style:family="table-cell" style:parent-style-name="Excel_32_Built-in_32_Normal" style:data-style-name="N47">
      <style:table-cell-properties fo:border-top="2pt solid #000000" fo:border-bottom="2pt solid #000000" fo:border-left="2pt solid #000000" fo:border-right="thin solid #000000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3" style:family="table-cell" style:parent-style-name="Excel_32_Built-in_32_Normal" style:data-style-name="N45">
      <style:table-cell-properties fo:border-top="2pt solid #000000" fo:border-bottom="2pt solid #000000" fo:border-left="none" fo:border-right="none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4" style:family="table-cell" style:parent-style-name="Excel_32_Built-in_32_Normal" style:data-style-name="N47">
      <style:table-cell-properties fo:border-top="2pt solid #000000" fo:border-bottom="2pt solid #000000" fo:border-left="thin solid #000000" fo:border-right="thin solid #000000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5" style:family="table-cell" style:parent-style-name="Excel_32_Built-in_32_Normal" style:data-style-name="N45">
      <style:table-cell-properties fo:border-top="2pt solid #000000" fo:border-bottom="2pt solid #000000" fo:border-left="thin solid #000000" fo:border-right="2pt solid #000000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6" style:family="table-cell" style:parent-style-name="Excel_32_Built-in_32_Normal" style:data-style-name="N45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7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CD5B5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8" style:family="table-cell" style:parent-style-name="Excel_32_Built-in_32_Normal" style:data-style-name="N47">
      <style:table-cell-properties fo:border="thin solid #000000" style:vertical-align="automatic" fo:background-color="#C6D9F1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9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FF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0" style:family="table-cell" style:parent-style-name="Excel_32_Built-in_32_Normal" style:data-style-name="N47">
      <style:table-cell-properties fo:border-top="thin solid #000000" fo:border-bottom="none" fo:border-left="thin solid #000000" fo:border-right="thin solid #000000" style:vertical-align="automatic" fo:background-color="#92D05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058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6.50875cm"/>
    </style:style>
    <style:style style:name="co21" style:family="table-column">
      <style:table-column-properties fo:break-before="auto" style:column-width="7.5670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3.06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81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  <style:map style:condition="of:is-true-formula([.$L$3]&gt;=3)" style:apply-style-name="cf2" style:base-cell-address="Analysis.R5"/>
    </style:style>
    <style:style style:name="ce182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  <style:map style:condition="of:is-true-formula([.$L$3]&gt;=2)" style:apply-style-name="cf2" style:base-cell-address="Analysis.R4"/>
    </style:style>
    <style:style style:name="ce183" style:family="table-cell" style:parent-style-name="Excel_32_Built-in_32_Normal" style:data-style-name="N47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  <style:map style:condition="of:is-true-formula([.$L$3]&gt;=4)" style:apply-style-name="cf2" style:base-cell-address="Analysis.R6"/>
    </style:style>
    <style:style style:name="ce184" style:family="table-cell" style:parent-style-name="Excel_32_Built-in_32_Normal" style:data-style-name="N4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FFFF" style:font-name="Calibri" style:font-name-asian="Calibri" style:font-name-complex="Calibri"/>
      <style:map style:condition="of:is-true-formula([.$L$3]&gt;=1)" style:apply-style-name="cf2" style:base-cell-address="Analysis.R3"/>
    </style:style>
    <style:style style:name="ce18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3)" style:apply-style-name="cf1" style:base-cell-address="Analysis.T5"/>
    </style:style>
    <style:style style:name="ce18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4)" style:apply-style-name="cf1" style:base-cell-address="Analysis.T6"/>
    </style:style>
    <style:style style:name="ce18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2)" style:apply-style-name="cf1" style:base-cell-address="Analysis.T4"/>
    </style:style>
    <style:style style:name="ce18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1)" style:apply-style-name="cf1" style:base-cell-address="Analysis.T3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nalys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0" table:default-cell-style-name="ce2"/>
        <table:table-column table:style-name="co6" table:number-columns-repeated="9" table:default-cell-style-name="ce3"/>
        <table:table-column table:style-name="co7" table:default-cell-style-name="ce3"/>
        <table:table-column table:style-name="co1" table:default-cell-style-name="ce2"/>
        <table:table-column table:style-name="co8" table:number-columns-repeated="988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24" table:style-name="ce2"/>
          <table:table-cell table:number-columns-repeated="10" table:style-name="ce3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95">
            <text:p>Cost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95">
            <text:p>Financing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95">
            <text:p>Revenue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96">
            <text:p>Key Value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97">
            <text:p>Unit Breakdown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98">
            <text:p>After Repair Value (ARV)</text:p>
          </table:table-cell>
          <table:covered-table-cell table:number-columns-repeated="2"/>
          <table:table-cell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number-columns-spanned="2" table:number-rows-spanned="1" table:style-name="ce99">
            <text:p>Purchase Price</text:p>
          </table:table-cell>
          <table:covered-table-cell/>
          <table:table-cell table:style-name="ce4"/>
          <table:table-cell table:style-name="ce2"/>
          <table:table-cell office:value-type="string" table:number-columns-spanned="2" table:number-rows-spanned="1" table:style-name="ce100">
            <text:p>Downpayment</text:p>
          </table:table-cell>
          <table:covered-table-cell/>
          <table:table-cell table:style-name="ce6"/>
          <table:table-cell table:style-name="ce2"/>
          <table:table-cell office:value-type="string" table:number-columns-spanned="2" table:number-rows-spanned="1" table:style-name="ce100">
            <text:p># of Units</text:p>
          </table:table-cell>
          <table:covered-table-cell/>
          <table:table-cell table:style-name="ce7"/>
          <table:table-cell table:style-name="ce2"/>
          <table:table-cell office:value-type="string" table:number-columns-spanned="2" table:number-rows-spanned="1" table:style-name="ce100">
            <text:p>Cost/Unit</text:p>
          </table:table-cell>
          <table:covered-table-cell/>
          <table:table-cell office:value-type="float" office:value="0" table:formula="of:=SUM([.D8]/[.L3])" table:style-name="ce8">
            <text:p><text:s/>#DIV/0!<text:s/></text:p>
          </table:table-cell>
          <table:table-cell table:style-name="ce2"/>
          <table:table-cell office:value-type="string" table:style-name="ce184">
            <text:p>Unit 1</text:p>
          </table:table-cell>
          <table:table-cell table:style-name="ce3"/>
          <table:table-cell office:value-type="float" office:value="750" table:style-name="ce188">
            <text:p><text:s/>$750<text:s/></text:p>
          </table:table-cell>
          <table:table-cell table:style-name="ce2"/>
          <table:table-cell table:number-columns-spanned="3" table:number-rows-spanned="1" table:style-name="ce101"/>
          <table:covered-table-cell table:number-columns-repeated="2"/>
          <table:table-cell table:style-name="ce2"/>
          <table:table-cell table:number-columns-repeated="10" table:style-name="ce3"/>
          <table:table-cell table:number-columns-repeated="16349"/>
        </table:table-row>
        <table:table-row table:style-name="ro2">
          <table:table-cell/>
          <table:table-cell office:value-type="string" table:style-name="ce5">
            <text:p><text:s text:c="4"/>Land Value</text:p>
          </table:table-cell>
          <table:table-cell table:style-name="ce11"/>
          <table:table-cell office:value-type="float" office:value="0" table:formula="of:=SUM([.C4]*[.D3])" table:style-name="ce12">
            <text:p><text:s/>$-<text:s/></text:p>
          </table:table-cell>
          <table:table-cell table:style-name="ce2"/>
          <table:table-cell office:value-type="string" table:number-columns-spanned="2" table:number-rows-spanned="1" table:style-name="ce100">
            <text:p>Finance Amt</text:p>
          </table:table-cell>
          <table:covered-table-cell/>
          <table:table-cell office:value-type="float" office:value="0" table:formula="of:=SUM([.D3]-[.H5])" table:style-name="ce12">
            <text:p><text:s/>$-<text:s/></text:p>
          </table:table-cell>
          <table:table-cell table:style-name="ce2"/>
          <table:table-cell office:value-type="string" table:number-columns-spanned="2" table:number-rows-spanned="1" table:style-name="ce100">
            <text:p>Total Rent/Month</text:p>
          </table:table-cell>
          <table:covered-table-cell/>
          <table:table-cell office:value-type="float" office:value="1500" table:formula="of:=SUM([.T3:.T6])" table:style-name="ce13">
            <text:p><text:s/>$1,500<text:s/></text:p>
          </table:table-cell>
          <table:table-cell table:style-name="ce2"/>
          <table:table-cell office:value-type="string" table:number-columns-spanned="2" table:number-rows-spanned="1" table:style-name="ce100">
            <text:p>Capitalization Rate</text:p>
          </table:table-cell>
          <table:covered-table-cell/>
          <table:table-cell office:value-type="percentage" office:value="0" table:formula="of:=SUM([.F36]/[.D8])" table:style-name="ce14">
            <text:p>#DIV/0!</text:p>
          </table:table-cell>
          <table:table-cell table:style-name="ce2"/>
          <table:table-cell office:value-type="string" table:style-name="ce182">
            <text:p>Unit 2</text:p>
          </table:table-cell>
          <table:table-cell table:style-name="ce3"/>
          <table:table-cell office:value-type="float" office:value="750" table:style-name="ce187">
            <text:p><text:s/>$750<text:s/></text:p>
          </table:table-cell>
          <table:table-cell table:number-columns-repeated="5"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style-name="ce5">
            <text:p><text:s text:c="4"/>Property Value</text:p>
          </table:table-cell>
          <table:table-cell table:style-name="ce11"/>
          <table:table-cell office:value-type="float" office:value="0" table:formula="of:=SUM([.C5]*[.D3])" table:style-name="ce12">
            <text:p><text:s/>$-<text:s/></text:p>
          </table:table-cell>
          <table:table-cell table:style-name="ce2"/>
          <table:table-cell office:value-type="string" table:number-columns-spanned="2" table:number-rows-spanned="1" table:style-name="ce100">
            <text:p>Downpayment Amt</text:p>
          </table:table-cell>
          <table:covered-table-cell/>
          <table:table-cell office:value-type="float" office:value="0" table:formula="of:=SUM([.D3]*[.H3])" table:style-name="ce12">
            <text:p><text:s/>$-<text:s/></text:p>
          </table:table-cell>
          <table:table-cell table:style-name="ce2"/>
          <table:table-cell office:value-type="string" table:number-columns-spanned="2" table:number-rows-spanned="1" table:style-name="ce107">
            <text:p>Other Rev/Month</text:p>
          </table:table-cell>
          <table:covered-table-cell/>
          <table:table-cell table:style-name="ce4"/>
          <table:table-cell table:style-name="ce2"/>
          <table:table-cell office:value-type="string" table:number-columns-spanned="2" table:number-rows-spanned="1" table:style-name="ce100">
            <text:p>GRM</text:p>
          </table:table-cell>
          <table:covered-table-cell/>
          <table:table-cell office:value-type="float" office:value="0" table:formula="of:=SUM([.D8]/[.L7])" table:style-name="ce15">
            <text:p>0.00<text:s/></text:p>
          </table:table-cell>
          <table:table-cell table:style-name="ce2"/>
          <table:table-cell office:value-type="string" table:style-name="ce181">
            <text:p>Unit 3</text:p>
          </table:table-cell>
          <table:table-cell table:style-name="ce3"/>
          <table:table-cell table:style-name="ce185"/>
          <table:table-cell table:style-name="ce2"/>
          <table:table-cell office:value-type="string" table:number-columns-spanned="3" table:number-rows-spanned="1" table:style-name="ce102">
            <text:p>Initial Equity</text:p>
          </table:table-cell>
          <table:covered-table-cell table:number-columns-repeated="2"/>
          <table:table-cell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number-columns-spanned="2" table:number-rows-spanned="1" table:style-name="ce100">
            <text:p>Improvements</text:p>
          </table:table-cell>
          <table:covered-table-cell/>
          <table:table-cell table:style-name="ce4"/>
          <table:table-cell table:style-name="ce2"/>
          <table:table-cell office:value-type="string" table:number-columns-spanned="2" table:number-rows-spanned="1" table:style-name="ce100">
            <text:p>Interest Rate</text:p>
          </table:table-cell>
          <table:covered-table-cell/>
          <table:table-cell table:style-name="ce16"/>
          <table:table-cell table:style-name="ce2"/>
          <table:table-cell office:value-type="string" table:number-columns-spanned="2" table:number-rows-spanned="1" table:style-name="ce103">
            <text:p><text:s text:c="4"/>Gross Rev/Month</text:p>
          </table:table-cell>
          <table:covered-table-cell/>
          <table:table-cell office:value-type="float" office:value="1500" table:formula="of:=SUM([.L4]+[.L5])" table:style-name="ce17">
            <text:p><text:s/>$1,500<text:s/></text:p>
          </table:table-cell>
          <table:table-cell table:style-name="ce2"/>
          <table:table-cell office:value-type="string" table:number-columns-spanned="2" table:number-rows-spanned="1" table:style-name="ce100">
            <text:p>Cash ROI</text:p>
          </table:table-cell>
          <table:covered-table-cell/>
          <table:table-cell office:value-type="percentage" office:value="0" table:formula="of:=[.F42]" table:style-name="ce14">
            <text:p>#DIV/0!</text:p>
          </table:table-cell>
          <table:table-cell table:style-name="ce2"/>
          <table:table-cell office:value-type="string" table:style-name="ce183">
            <text:p>Unit 4</text:p>
          </table:table-cell>
          <table:table-cell table:style-name="ce19"/>
          <table:table-cell table:style-name="ce186"/>
          <table:table-cell table:style-name="ce2"/>
          <table:table-cell office:value-type="float" office:value="0" table:formula="of:=SUM([.V3]-[.D3])" table:number-columns-spanned="3" table:number-rows-spanned="1" table:style-name="ce104">
            <text:p>$0<text:s/></text:p>
          </table:table-cell>
          <table:covered-table-cell table:number-columns-repeated="2"/>
          <table:table-cell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number-columns-spanned="2" table:number-rows-spanned="1" table:style-name="ce107">
            <text:p>Closing Costs</text:p>
          </table:table-cell>
          <table:covered-table-cell/>
          <table:table-cell table:style-name="ce12"/>
          <table:table-cell office:value-type="float" office:value="0" table:formula="of:=SUM(0.02*[.D3])" table:style-name="ce2">
            <text:p>0</text:p>
          </table:table-cell>
          <table:table-cell office:value-type="string" table:number-columns-spanned="2" table:number-rows-spanned="1" table:style-name="ce100">
            <text:p>Mortgage (yrs)</text:p>
          </table:table-cell>
          <table:covered-table-cell/>
          <table:table-cell table:style-name="ce7"/>
          <table:table-cell table:style-name="ce2"/>
          <table:table-cell office:value-type="string" table:number-columns-spanned="2" table:number-rows-spanned="1" table:style-name="ce105">
            <text:p><text:s text:c="4"/>Gross Rev/Year</text:p>
          </table:table-cell>
          <table:covered-table-cell/>
          <table:table-cell office:value-type="float" office:value="18000" table:formula="of:=SUM([.L6]*12)" table:style-name="ce22">
            <text:p><text:s/>$18,000<text:s/></text:p>
          </table:table-cell>
          <table:table-cell table:style-name="ce2"/>
          <table:table-cell office:value-type="string" table:number-columns-spanned="2" table:number-rows-spanned="1" table:style-name="ce100">
            <text:p>Total ROI</text:p>
          </table:table-cell>
          <table:covered-table-cell/>
          <table:table-cell office:value-type="percentage" office:value="0" table:formula="of:=[.F46]" table:style-name="ce14">
            <text:p>#DIV/0!</text:p>
          </table:table-cell>
          <table:table-cell table:style-name="ce2"/>
          <table:table-cell office:value-type="string" table:style-name="ce23">
            <text:p>Other</text:p>
          </table:table-cell>
          <table:table-cell table:style-name="ce23"/>
          <table:table-cell office:value-type="currency" office:value="0" table:formula="of:=[.L5]" table:style-name="ce24">
            <text:p>$0</text:p>
          </table:table-cell>
          <table:table-cell table:number-columns-repeated="5"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number-columns-spanned="2" table:number-rows-spanned="1" table:style-name="ce106">
            <text:p><text:s text:c="4"/><text:span text:style-name="T1">Total Cost</text:span></text:p>
          </table:table-cell>
          <table:covered-table-cell/>
          <table:table-cell office:value-type="float" office:value="0" table:formula="of:=ABS(SUM([.D3]+[.D6]+[.D7]))" table:style-name="ce25">
            <text:p><text:s/>$-<text:s/></text:p>
          </table:table-cell>
          <table:table-cell table:style-name="ce2"/>
          <table:table-cell office:value-type="string" table:number-columns-spanned="2" table:number-rows-spanned="1" table:style-name="ce107">
            <text:p>Mortgage Payment</text:p>
          </table:table-cell>
          <table:covered-table-cell/>
          <table:table-cell office:value-type="float" office:value="0" table:formula="of:=SUM(([.H4]*([.H6]/12)*POWER(1+([.H6]/12);([.H7]*12)))/(POWER(1+([.H6]/12);([.H7]*12))-1))" table:style-name="ce12">
            <text:p><text:s/>#DIV/0!<text:s/></text:p>
          </table:table-cell>
          <table:table-cell table:style-name="ce2"/>
          <table:table-cell office:value-type="string" table:number-columns-spanned="2" table:number-rows-spanned="1" table:style-name="ce106">
            <text:p>Vacancy Rate</text:p>
          </table:table-cell>
          <table:covered-table-cell/>
          <table:table-cell table:style-name="ce26"/>
          <table:table-cell table:style-name="ce2"/>
          <table:table-cell office:value-type="string" table:number-columns-spanned="2" table:number-rows-spanned="1" table:style-name="ce100">
            <text:p>DSCR</text:p>
          </table:table-cell>
          <table:covered-table-cell/>
          <table:table-cell office:value-type="float" office:value="0" table:formula="of:=SUM([.F36]/[.F40])" table:style-name="ce27">
            <text:p>#DIV/0!</text:p>
          </table:table-cell>
          <table:table-cell table:style-name="ce2"/>
          <table:table-cell table:number-columns-repeated="2" table:style-name="ce28"/>
          <table:table-cell table:number-columns-repeated="6" table:style-name="ce2"/>
          <table:table-cell table:number-columns-repeated="10" table:style-name="ce3"/>
          <table:table-cell table:number-columns-repeated="16349"/>
        </table:table-row>
        <table:table-row table:style-name="ro1">
          <table:table-cell/>
          <table:table-cell office:value-type="string" table:number-columns-spanned="2" table:number-rows-spanned="1" table:style-name="ce106">
            <text:p>Selling Costs</text:p>
          </table:table-cell>
          <table:covered-table-cell/>
          <table:table-cell office:value-type="percentage" office:value="0.04" table:style-name="ce30">
            <text:p>4%</text:p>
          </table:table-cell>
          <table:table-cell table:style-name="ce2"/>
          <table:table-cell office:value-type="string" table:number-columns-spanned="2" table:number-rows-spanned="1" table:style-name="ce108">
            <text:p>Cash Outlay</text:p>
          </table:table-cell>
          <table:covered-table-cell/>
          <table:table-cell office:value-type="float" office:value="0" table:formula="of:=SUM([.D6]+[.D7]+[.H5])" table:style-name="ce25">
            <text:p><text:s/>$-<text:s/></text:p>
          </table:table-cell>
          <table:table-cell table:number-columns-repeated="5" table:style-name="ce2"/>
          <table:table-cell office:value-type="string" table:number-columns-spanned="2" table:number-rows-spanned="1" table:style-name="ce107">
            <text:p>Annual Cash Flow</text:p>
          </table:table-cell>
          <table:covered-table-cell/>
          <table:table-cell office:value-type="float" office:value="0" table:formula="of:=[.F41]" table:style-name="ce22">
            <text:p><text:s/>#DIV/0!<text:s/></text:p>
          </table:table-cell>
          <table:table-cell table:number-columns-repeated="9" table:style-name="ce2"/>
          <table:table-cell table:number-columns-repeated="10" table:style-name="ce3"/>
          <table:table-cell table:number-columns-repeated="16349"/>
        </table:table-row>
        <table:table-row table:style-name="ro2">
          <table:table-cell/>
          <table:table-cell table:number-columns-repeated="24" table:style-name="ce2"/>
          <table:table-cell table:number-columns-repeated="9" table:style-name="ce3"/>
          <table:table-cell table:style-name="ce31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09">
            <text:p>Annual Revenue Increase</text:p>
          </table:table-cell>
          <table:covered-table-cell table:number-columns-repeated="2"/>
          <table:table-cell office:value-type="percentage" office:value="0.02" table:style-name="ce32">
            <text:p>2%</text:p>
          </table:table-cell>
          <table:table-cell office:value-type="percentage" office:value="0" table:style-name="ce33">
            <text:p>0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3">
            <text:p>2.0%</text:p>
          </table:table-cell>
          <table:table-cell office:value-type="percentage" office:value="0.02" table:formula="of:=[.E11]" table:style-name="ce34">
            <text:p>2.0%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09">
            <text:p>Annual Operating Expense Increase</text:p>
          </table:table-cell>
          <table:covered-table-cell table:number-columns-repeated="2"/>
          <table:table-cell office:value-type="percentage" office:value="0.03" table:style-name="ce11">
            <text:p>3%</text:p>
          </table:table-cell>
          <table:table-cell office:value-type="percentage" office:value="0" table:style-name="ce35">
            <text:p>0.0%</text:p>
          </table:table-cell>
          <table:table-cell office:value-type="percentage" office:value="0.03" table:formula="of:=[.E12]" table:style-name="ce33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5">
            <text:p>3.0%</text:p>
          </table:table-cell>
          <table:table-cell office:value-type="percentage" office:value="0.03" table:formula="of:=[.E12]" table:style-name="ce36">
            <text:p>3.0%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109">
            <text:p>Annual Appreciation</text:p>
          </table:table-cell>
          <table:covered-table-cell table:number-columns-repeated="2"/>
          <table:table-cell office:value-type="percentage" office:value="0.02" table:style-name="ce32">
            <text:p>2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3">
            <text:p>2.0%</text:p>
          </table:table-cell>
          <table:table-cell office:value-type="percentage" office:value="0.02" table:formula="of:=[.E13]" table:style-name="ce34">
            <text:p>2.0%</text:p>
          </table:table-cell>
          <table:table-cell table:number-columns-repeated="16349"/>
        </table:table-row>
        <table:table-row table:style-name="ro2">
          <table:table-cell/>
          <table:table-cell table:number-columns-repeated="24" table:style-name="ce2"/>
          <table:table-cell table:number-columns-repeated="9" table:style-name="ce3"/>
          <table:table-cell table:style-name="ce5"/>
          <table:table-cell table:number-columns-repeated="16349"/>
        </table:table-row>
        <table:table-row table:style-name="ro2">
          <table:table-cell table:style-name="ce37"/>
          <table:table-cell table:number-columns-repeated="3" table:style-name="ce37"/>
          <table:table-cell office:value-type="string" table:style-name="ce38">
            <text:p>Monthly</text:p>
          </table:table-cell>
          <table:table-cell office:value-type="string" table:style-name="ce39">
            <text:p>Year 1</text:p>
          </table:table-cell>
          <table:table-cell office:value-type="string" table:style-name="ce38">
            <text:p>Year 2</text:p>
          </table:table-cell>
          <table:table-cell office:value-type="string" table:style-name="ce38">
            <text:p>Year 3</text:p>
          </table:table-cell>
          <table:table-cell office:value-type="string" table:style-name="ce38">
            <text:p>Year 4</text:p>
          </table:table-cell>
          <table:table-cell office:value-type="string" table:style-name="ce38">
            <text:p>Year 5</text:p>
          </table:table-cell>
          <table:table-cell office:value-type="string" table:style-name="ce38">
            <text:p>Year 6</text:p>
          </table:table-cell>
          <table:table-cell office:value-type="string" table:style-name="ce38">
            <text:p>Year 7</text:p>
          </table:table-cell>
          <table:table-cell office:value-type="string" table:style-name="ce38">
            <text:p>Year 8</text:p>
          </table:table-cell>
          <table:table-cell office:value-type="string" table:style-name="ce38">
            <text:p>Year 9</text:p>
          </table:table-cell>
          <table:table-cell office:value-type="string" table:style-name="ce38">
            <text:p>Year 10</text:p>
          </table:table-cell>
          <table:table-cell office:value-type="string" table:style-name="ce38">
            <text:p>Year 11</text:p>
          </table:table-cell>
          <table:table-cell office:value-type="string" table:style-name="ce38">
            <text:p>Year 12</text:p>
          </table:table-cell>
          <table:table-cell office:value-type="string" table:style-name="ce38">
            <text:p>Year 13</text:p>
          </table:table-cell>
          <table:table-cell office:value-type="string" table:style-name="ce38">
            <text:p>Year 14</text:p>
          </table:table-cell>
          <table:table-cell office:value-type="string" table:style-name="ce38">
            <text:p>Year 15</text:p>
          </table:table-cell>
          <table:table-cell office:value-type="string" table:style-name="ce38">
            <text:p>Year 16</text:p>
          </table:table-cell>
          <table:table-cell office:value-type="string" table:style-name="ce38">
            <text:p>Year 17</text:p>
          </table:table-cell>
          <table:table-cell office:value-type="string" table:style-name="ce38">
            <text:p>Year 18</text:p>
          </table:table-cell>
          <table:table-cell office:value-type="string" table:style-name="ce38">
            <text:p>Year 19</text:p>
          </table:table-cell>
          <table:table-cell office:value-type="string" table:style-name="ce38">
            <text:p>Year 20</text:p>
          </table:table-cell>
          <table:table-cell office:value-type="string" table:style-name="ce40">
            <text:p>Year 21</text:p>
          </table:table-cell>
          <table:table-cell office:value-type="string" table:style-name="ce40">
            <text:p>Year 22</text:p>
          </table:table-cell>
          <table:table-cell office:value-type="string" table:style-name="ce40">
            <text:p>Year 23</text:p>
          </table:table-cell>
          <table:table-cell office:value-type="string" table:style-name="ce40">
            <text:p>Year 24</text:p>
          </table:table-cell>
          <table:table-cell office:value-type="string" table:style-name="ce40">
            <text:p>Year 25</text:p>
          </table:table-cell>
          <table:table-cell office:value-type="string" table:style-name="ce40">
            <text:p>Year 26</text:p>
          </table:table-cell>
          <table:table-cell office:value-type="string" table:style-name="ce40">
            <text:p>Year 27</text:p>
          </table:table-cell>
          <table:table-cell office:value-type="string" table:style-name="ce40">
            <text:p>Year 28</text:p>
          </table:table-cell>
          <table:table-cell office:value-type="string" table:style-name="ce40">
            <text:p>Year 29</text:p>
          </table:table-cell>
          <table:table-cell office:value-type="string" table:style-name="ce41">
            <text:p>Year 30</text:p>
          </table:table-cell>
          <table:table-cell table:number-columns-repeated="16349" table:style-name="ce37"/>
        </table:table-row>
        <table:table-row table:style-name="ro2">
          <table:table-cell/>
          <table:table-cell office:value-type="string" table:number-columns-spanned="4" table:number-rows-spanned="1" table:style-name="ce180">
            <text:p>Revenues</text:p>
          </table:table-cell>
          <table:covered-table-cell table:number-columns-repeated="3"/>
          <table:table-cell table:style-name="ce42"/>
          <table:table-cell table:number-columns-repeated="28" table:style-name="ce43"/>
          <table:table-cell table:style-name="ce44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Rental Income</text:p>
          </table:table-cell>
          <table:covered-table-cell/>
          <table:table-cell table:style-name="ce3"/>
          <table:table-cell office:value-type="float" office:value="1500" table:formula="of:=[.L4]" table:style-name="ce45">
            <text:p><text:s/>$1,500<text:s/></text:p>
          </table:table-cell>
          <table:table-cell office:value-type="float" office:value="18000" table:formula="of:=SUM(12*[.E17])" table:style-name="ce46">
            <text:p><text:s/>$18,000<text:s/></text:p>
          </table:table-cell>
          <table:table-cell office:value-type="float" office:value="18360" table:formula="of:=SUM([.F17]+([.G11]*[.F17]))" table:style-name="ce45">
            <text:p><text:s/>$18,360<text:s/></text:p>
          </table:table-cell>
          <table:table-cell office:value-type="float" office:value="18727.2" table:formula="of:=SUM([.G17]+([.H11]*[.G17]))" table:style-name="ce45">
            <text:p><text:s/>$18,727<text:s/></text:p>
          </table:table-cell>
          <table:table-cell office:value-type="float" office:value="19101.744000000002" table:formula="of:=SUM([.H17]+([.I11]*[.H17]))" table:style-name="ce45">
            <text:p><text:s/>$19,102<text:s/></text:p>
          </table:table-cell>
          <table:table-cell office:value-type="float" office:value="19483.778880000002" table:formula="of:=SUM([.I17]+([.J11]*[.I17]))" table:style-name="ce45">
            <text:p><text:s/>$19,484<text:s/></text:p>
          </table:table-cell>
          <table:table-cell office:value-type="float" office:value="19873.454457600001" table:formula="of:=SUM([.J17]+([.K11]*[.J17]))" table:style-name="ce45">
            <text:p><text:s/>$19,873<text:s/></text:p>
          </table:table-cell>
          <table:table-cell office:value-type="float" office:value="20270.923546752001" table:formula="of:=SUM([.K17]+([.L11]*[.K17]))" table:style-name="ce45">
            <text:p><text:s/>$20,271<text:s/></text:p>
          </table:table-cell>
          <table:table-cell office:value-type="float" office:value="20676.342017687042" table:formula="of:=SUM([.L17]+([.M11]*[.L17]))" table:style-name="ce45">
            <text:p><text:s/>$20,676<text:s/></text:p>
          </table:table-cell>
          <table:table-cell office:value-type="float" office:value="21089.868858040783" table:formula="of:=SUM([.M17]+([.N11]*[.M17]))" table:style-name="ce45">
            <text:p><text:s/>$21,090<text:s/></text:p>
          </table:table-cell>
          <table:table-cell office:value-type="float" office:value="21511.666235201599" table:formula="of:=SUM([.N17]+([.O11]*[.N17]))" table:style-name="ce45">
            <text:p><text:s/>$21,512<text:s/></text:p>
          </table:table-cell>
          <table:table-cell office:value-type="float" office:value="21941.899559905632" table:formula="of:=SUM([.O17]+([.P11]*[.O17]))" table:style-name="ce45">
            <text:p><text:s/>$21,942<text:s/></text:p>
          </table:table-cell>
          <table:table-cell office:value-type="float" office:value="22380.737551103746" table:formula="of:=SUM([.P17]+([.Q11]*[.P17]))" table:style-name="ce45">
            <text:p><text:s/>$22,381<text:s/></text:p>
          </table:table-cell>
          <table:table-cell office:value-type="float" office:value="22828.352302125822" table:formula="of:=SUM([.Q17]+([.R11]*[.Q17]))" table:style-name="ce45">
            <text:p><text:s/>$22,828<text:s/></text:p>
          </table:table-cell>
          <table:table-cell office:value-type="float" office:value="23284.91934816834" table:formula="of:=SUM([.R17]+([.S11]*[.R17]))" table:style-name="ce45">
            <text:p><text:s/>$23,285<text:s/></text:p>
          </table:table-cell>
          <table:table-cell office:value-type="float" office:value="23750.617735131706" table:formula="of:=SUM([.S17]+([.T11]*[.S17]))" table:style-name="ce45">
            <text:p><text:s/>$23,751<text:s/></text:p>
          </table:table-cell>
          <table:table-cell office:value-type="float" office:value="24225.63008983434" table:formula="of:=SUM([.T17]+([.U11]*[.T17]))" table:style-name="ce45">
            <text:p><text:s/>$24,226<text:s/></text:p>
          </table:table-cell>
          <table:table-cell office:value-type="float" office:value="24710.142691631027" table:formula="of:=SUM([.U17]+([.V11]*[.U17]))" table:style-name="ce45">
            <text:p><text:s/>$24,710<text:s/></text:p>
          </table:table-cell>
          <table:table-cell office:value-type="float" office:value="25204.345545463646" table:formula="of:=SUM([.V17]+([.W11]*[.V17]))" table:style-name="ce45">
            <text:p><text:s/>$25,204<text:s/></text:p>
          </table:table-cell>
          <table:table-cell office:value-type="float" office:value="25708.432456372921" table:formula="of:=SUM([.W17]+([.X11]*[.W17]))" table:style-name="ce45">
            <text:p><text:s/>$25,708<text:s/></text:p>
          </table:table-cell>
          <table:table-cell office:value-type="float" office:value="26222.60110550038" table:formula="of:=SUM([.X17]+([.Y11]*[.X17]))" table:style-name="ce45">
            <text:p><text:s/>$26,223<text:s/></text:p>
          </table:table-cell>
          <table:table-cell office:value-type="float" office:value="26747.053127610387" table:formula="of:=SUM([.Y17]+([.Z11]*[.Y17]))" table:style-name="ce45">
            <text:p><text:s/>$26,747<text:s/></text:p>
          </table:table-cell>
          <table:table-cell office:value-type="float" office:value="27281.994190162593" table:formula="of:=SUM([.Z17]+([.AA11]*[.Z17]))" table:style-name="ce45">
            <text:p><text:s/>$27,282<text:s/></text:p>
          </table:table-cell>
          <table:table-cell office:value-type="float" office:value="27827.634073965844" table:formula="of:=SUM([.AA17]+([.AB11]*[.AA17]))" table:style-name="ce45">
            <text:p><text:s/>$27,828<text:s/></text:p>
          </table:table-cell>
          <table:table-cell office:value-type="float" office:value="28384.18675544516" table:formula="of:=SUM([.AB17]+([.AC11]*[.AB17]))" table:style-name="ce45">
            <text:p><text:s/>$28,384<text:s/></text:p>
          </table:table-cell>
          <table:table-cell office:value-type="float" office:value="28951.870490554062" table:formula="of:=SUM([.AC17]+([.AD11]*[.AC17]))" table:style-name="ce45">
            <text:p><text:s/>$28,952<text:s/></text:p>
          </table:table-cell>
          <table:table-cell office:value-type="float" office:value="29530.907900365142" table:formula="of:=SUM([.AD17]+([.AE11]*[.AD17]))" table:style-name="ce45">
            <text:p><text:s/>$29,531<text:s/></text:p>
          </table:table-cell>
          <table:table-cell office:value-type="float" office:value="30121.526058372445" table:formula="of:=SUM([.AE17]+([.AF11]*[.AE17]))" table:style-name="ce45">
            <text:p><text:s/>$30,122<text:s/></text:p>
          </table:table-cell>
          <table:table-cell office:value-type="float" office:value="30723.956579539892" table:formula="of:=SUM([.AF17]+([.AG11]*[.AF17]))" table:style-name="ce45">
            <text:p><text:s/>$30,724<text:s/></text:p>
          </table:table-cell>
          <table:table-cell office:value-type="float" office:value="31338.435711130689" table:formula="of:=SUM([.AG17]+([.AH11]*[.AG17]))" table:style-name="ce45">
            <text:p><text:s/>$31,338<text:s/></text:p>
          </table:table-cell>
          <table:table-cell office:value-type="float" office:value="31965.204425353302" table:formula="of:=SUM([.AH17]+([.AI11]*[.AH17]))" table:style-name="ce47">
            <text:p><text:s/>$31,965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Vacancy Rate</text:p>
          </table:table-cell>
          <table:covered-table-cell/>
          <table:table-cell office:value-type="percentage" office:value="0" table:formula="of:=[.L8]" table:style-name="ce48">
            <text:p>0.0%</text:p>
          </table:table-cell>
          <table:table-cell office:value-type="float" office:value="0" table:formula="of:=SUM(-([.L4]*[.D18]))" table:style-name="ce45">
            <text:p><text:s/>$-<text:s/></text:p>
          </table:table-cell>
          <table:table-cell office:value-type="float" office:value="0" table:formula="of:=SUM(-([.F17]*[.D18]))" table:style-name="ce46">
            <text:p><text:s/>$-<text:s/></text:p>
          </table:table-cell>
          <table:table-cell office:value-type="float" office:value="0" table:formula="of:=SUM(-([.G17]*[.$D$18]))" table:style-name="ce49">
            <text:p><text:s/>$-<text:s/></text:p>
          </table:table-cell>
          <table:table-cell office:value-type="float" office:value="0" table:formula="of:=SUM(-([.H17]*[.$D$18]))" table:style-name="ce49">
            <text:p><text:s/>$-<text:s/></text:p>
          </table:table-cell>
          <table:table-cell office:value-type="float" office:value="0" table:formula="of:=SUM(-([.I17]*[.$D$18]))" table:style-name="ce49">
            <text:p><text:s/>$-<text:s/></text:p>
          </table:table-cell>
          <table:table-cell office:value-type="float" office:value="0" table:formula="of:=SUM(-([.J17]*[.$D$18]))" table:style-name="ce49">
            <text:p><text:s/>$-<text:s/></text:p>
          </table:table-cell>
          <table:table-cell office:value-type="float" office:value="0" table:formula="of:=SUM(-([.K17]*[.$D$18]))" table:style-name="ce49">
            <text:p><text:s/>$-<text:s/></text:p>
          </table:table-cell>
          <table:table-cell office:value-type="float" office:value="0" table:formula="of:=SUM(-([.L17]*[.$D$18]))" table:style-name="ce49">
            <text:p><text:s/>$-<text:s/></text:p>
          </table:table-cell>
          <table:table-cell office:value-type="float" office:value="0" table:formula="of:=SUM(-([.M17]*[.$D$18]))" table:style-name="ce49">
            <text:p><text:s/>$-<text:s/></text:p>
          </table:table-cell>
          <table:table-cell office:value-type="float" office:value="0" table:formula="of:=SUM(-([.N17]*[.$D$18]))" table:style-name="ce49">
            <text:p><text:s/>$-<text:s/></text:p>
          </table:table-cell>
          <table:table-cell office:value-type="float" office:value="0" table:formula="of:=SUM(-([.O17]*[.$D$18]))" table:style-name="ce49">
            <text:p><text:s/>$-<text:s/></text:p>
          </table:table-cell>
          <table:table-cell office:value-type="float" office:value="0" table:formula="of:=SUM(-([.P17]*[.$D$18]))" table:style-name="ce49">
            <text:p><text:s/>$-<text:s/></text:p>
          </table:table-cell>
          <table:table-cell office:value-type="float" office:value="0" table:formula="of:=SUM(-([.Q17]*[.$D$18]))" table:style-name="ce49">
            <text:p><text:s/>$-<text:s/></text:p>
          </table:table-cell>
          <table:table-cell office:value-type="float" office:value="0" table:formula="of:=SUM(-([.R17]*[.$D$18]))" table:style-name="ce49">
            <text:p><text:s/>$-<text:s/></text:p>
          </table:table-cell>
          <table:table-cell office:value-type="float" office:value="0" table:formula="of:=SUM(-([.S17]*[.$D$18]))" table:style-name="ce49">
            <text:p><text:s/>$-<text:s/></text:p>
          </table:table-cell>
          <table:table-cell office:value-type="float" office:value="0" table:formula="of:=SUM(-([.T17]*[.$D$18]))" table:style-name="ce49">
            <text:p><text:s/>$-<text:s/></text:p>
          </table:table-cell>
          <table:table-cell office:value-type="float" office:value="0" table:formula="of:=SUM(-([.U17]*[.$D$18]))" table:style-name="ce49">
            <text:p><text:s/>$-<text:s/></text:p>
          </table:table-cell>
          <table:table-cell office:value-type="float" office:value="0" table:formula="of:=SUM(-([.V17]*[.$D$18]))" table:style-name="ce49">
            <text:p><text:s/>$-<text:s/></text:p>
          </table:table-cell>
          <table:table-cell office:value-type="float" office:value="0" table:formula="of:=SUM(-([.W17]*[.$D$18]))" table:style-name="ce49">
            <text:p><text:s/>$-<text:s/></text:p>
          </table:table-cell>
          <table:table-cell office:value-type="float" office:value="0" table:formula="of:=SUM(-([.X17]*[.$D$18]))" table:style-name="ce49">
            <text:p><text:s/>$-<text:s/></text:p>
          </table:table-cell>
          <table:table-cell office:value-type="float" office:value="0" table:formula="of:=SUM(-([.Y17]*[.$D$18]))" table:style-name="ce49">
            <text:p><text:s/>$-<text:s/></text:p>
          </table:table-cell>
          <table:table-cell office:value-type="float" office:value="0" table:formula="of:=SUM(-([.Z17]*[.$D$18]))" table:style-name="ce49">
            <text:p><text:s/>$-<text:s/></text:p>
          </table:table-cell>
          <table:table-cell office:value-type="float" office:value="0" table:formula="of:=SUM(-([.AA17]*[.$D$18]))" table:style-name="ce49">
            <text:p><text:s/>$-<text:s/></text:p>
          </table:table-cell>
          <table:table-cell office:value-type="float" office:value="0" table:formula="of:=SUM(-([.AB17]*[.$D$18]))" table:style-name="ce49">
            <text:p><text:s/>$-<text:s/></text:p>
          </table:table-cell>
          <table:table-cell office:value-type="float" office:value="0" table:formula="of:=SUM(-([.AC17]*[.$D$18]))" table:style-name="ce49">
            <text:p><text:s/>$-<text:s/></text:p>
          </table:table-cell>
          <table:table-cell office:value-type="float" office:value="0" table:formula="of:=SUM(-([.AD17]*[.$D$18]))" table:style-name="ce49">
            <text:p><text:s/>$-<text:s/></text:p>
          </table:table-cell>
          <table:table-cell office:value-type="float" office:value="0" table:formula="of:=SUM(-([.AE17]*[.$D$18]))" table:style-name="ce49">
            <text:p><text:s/>$-<text:s/></text:p>
          </table:table-cell>
          <table:table-cell office:value-type="float" office:value="0" table:formula="of:=SUM(-([.AF17]*[.$D$18]))" table:style-name="ce49">
            <text:p><text:s/>$-<text:s/></text:p>
          </table:table-cell>
          <table:table-cell office:value-type="float" office:value="0" table:formula="of:=SUM(-([.AG17]*[.$D$18]))" table:style-name="ce49">
            <text:p><text:s/>$-<text:s/></text:p>
          </table:table-cell>
          <table:table-cell office:value-type="float" office:value="0" table:formula="of:=SUM(-([.AH17]*[.$D$18]))" table:style-name="ce49">
            <text:p><text:s/>$-<text:s/></text:p>
          </table:table-cell>
          <table:table-cell office:value-type="float" office:value="0" table:formula="of:=SUM(-([.AI17]*[.$D$18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Net Rental Income</text:p>
          </table:table-cell>
          <table:covered-table-cell/>
          <table:table-cell table:style-name="ce3"/>
          <table:table-cell office:value-type="float" office:value="1500" table:formula="of:=SUM([.E17]+[.E18])" table:style-name="ce45">
            <text:p><text:s/>$1,500<text:s/></text:p>
          </table:table-cell>
          <table:table-cell office:value-type="float" office:value="18000" table:formula="of:=SUM(12*[.E19])" table:style-name="ce46">
            <text:p><text:s/>$18,000<text:s/></text:p>
          </table:table-cell>
          <table:table-cell office:value-type="float" office:value="18360" table:formula="of:=SUM([.G17]+[.G18])" table:style-name="ce45">
            <text:p><text:s/>$18,360<text:s/></text:p>
          </table:table-cell>
          <table:table-cell office:value-type="float" office:value="18727.2" table:formula="of:=SUM([.H17]+[.H18])" table:style-name="ce45">
            <text:p><text:s/>$18,727<text:s/></text:p>
          </table:table-cell>
          <table:table-cell office:value-type="float" office:value="19101.744000000002" table:formula="of:=SUM([.I17]+[.I18])" table:style-name="ce45">
            <text:p><text:s/>$19,102<text:s/></text:p>
          </table:table-cell>
          <table:table-cell office:value-type="float" office:value="19483.778880000002" table:formula="of:=SUM([.J17]+[.J18])" table:style-name="ce45">
            <text:p><text:s/>$19,484<text:s/></text:p>
          </table:table-cell>
          <table:table-cell office:value-type="float" office:value="19873.454457600001" table:formula="of:=SUM([.K17]+[.K18])" table:style-name="ce45">
            <text:p><text:s/>$19,873<text:s/></text:p>
          </table:table-cell>
          <table:table-cell office:value-type="float" office:value="20270.923546752001" table:formula="of:=SUM([.L17]+[.L18])" table:style-name="ce45">
            <text:p><text:s/>$20,271<text:s/></text:p>
          </table:table-cell>
          <table:table-cell office:value-type="float" office:value="20676.342017687042" table:formula="of:=SUM([.M17]+[.M18])" table:style-name="ce45">
            <text:p><text:s/>$20,676<text:s/></text:p>
          </table:table-cell>
          <table:table-cell office:value-type="float" office:value="21089.868858040783" table:formula="of:=SUM([.N17]+[.N18])" table:style-name="ce45">
            <text:p><text:s/>$21,090<text:s/></text:p>
          </table:table-cell>
          <table:table-cell office:value-type="float" office:value="21511.666235201599" table:formula="of:=SUM([.O17]+[.O18])" table:style-name="ce45">
            <text:p><text:s/>$21,512<text:s/></text:p>
          </table:table-cell>
          <table:table-cell office:value-type="float" office:value="21941.899559905632" table:formula="of:=SUM([.P17]+[.P18])" table:style-name="ce45">
            <text:p><text:s/>$21,942<text:s/></text:p>
          </table:table-cell>
          <table:table-cell office:value-type="float" office:value="22380.737551103746" table:formula="of:=SUM([.Q17]+[.Q18])" table:style-name="ce45">
            <text:p><text:s/>$22,381<text:s/></text:p>
          </table:table-cell>
          <table:table-cell office:value-type="float" office:value="22828.352302125822" table:formula="of:=SUM([.R17]+[.R18])" table:style-name="ce45">
            <text:p><text:s/>$22,828<text:s/></text:p>
          </table:table-cell>
          <table:table-cell office:value-type="float" office:value="23284.91934816834" table:formula="of:=SUM([.S17]+[.S18])" table:style-name="ce45">
            <text:p><text:s/>$23,285<text:s/></text:p>
          </table:table-cell>
          <table:table-cell office:value-type="float" office:value="23750.617735131706" table:formula="of:=SUM([.T17]+[.T18])" table:style-name="ce45">
            <text:p><text:s/>$23,751<text:s/></text:p>
          </table:table-cell>
          <table:table-cell office:value-type="float" office:value="24225.63008983434" table:formula="of:=SUM([.U17]+[.U18])" table:style-name="ce45">
            <text:p><text:s/>$24,226<text:s/></text:p>
          </table:table-cell>
          <table:table-cell office:value-type="float" office:value="24710.142691631027" table:formula="of:=SUM([.V17]+[.V18])" table:style-name="ce45">
            <text:p><text:s/>$24,710<text:s/></text:p>
          </table:table-cell>
          <table:table-cell office:value-type="float" office:value="25204.345545463646" table:formula="of:=SUM([.W17]+[.W18])" table:style-name="ce45">
            <text:p><text:s/>$25,204<text:s/></text:p>
          </table:table-cell>
          <table:table-cell office:value-type="float" office:value="25708.432456372921" table:formula="of:=SUM([.X17]+[.X18])" table:style-name="ce45">
            <text:p><text:s/>$25,708<text:s/></text:p>
          </table:table-cell>
          <table:table-cell office:value-type="float" office:value="26222.60110550038" table:formula="of:=SUM([.Y17]+[.Y18])" table:style-name="ce45">
            <text:p><text:s/>$26,223<text:s/></text:p>
          </table:table-cell>
          <table:table-cell office:value-type="float" office:value="26747.053127610387" table:formula="of:=SUM([.Z17]+[.Z18])" table:style-name="ce45">
            <text:p><text:s/>$26,747<text:s/></text:p>
          </table:table-cell>
          <table:table-cell office:value-type="float" office:value="27281.994190162593" table:formula="of:=SUM([.AA17]+[.AA18])" table:style-name="ce45">
            <text:p><text:s/>$27,282<text:s/></text:p>
          </table:table-cell>
          <table:table-cell office:value-type="float" office:value="27827.634073965844" table:formula="of:=SUM([.AB17]+[.AB18])" table:style-name="ce45">
            <text:p><text:s/>$27,828<text:s/></text:p>
          </table:table-cell>
          <table:table-cell office:value-type="float" office:value="28384.18675544516" table:formula="of:=SUM([.AC17]+[.AC18])" table:style-name="ce45">
            <text:p><text:s/>$28,384<text:s/></text:p>
          </table:table-cell>
          <table:table-cell office:value-type="float" office:value="28951.870490554062" table:formula="of:=SUM([.AD17]+[.AD18])" table:style-name="ce45">
            <text:p><text:s/>$28,952<text:s/></text:p>
          </table:table-cell>
          <table:table-cell office:value-type="float" office:value="29530.907900365142" table:formula="of:=SUM([.AE17]+[.AE18])" table:style-name="ce45">
            <text:p><text:s/>$29,531<text:s/></text:p>
          </table:table-cell>
          <table:table-cell office:value-type="float" office:value="30121.526058372445" table:formula="of:=SUM([.AF17]+[.AF18])" table:style-name="ce45">
            <text:p><text:s/>$30,122<text:s/></text:p>
          </table:table-cell>
          <table:table-cell office:value-type="float" office:value="30723.956579539892" table:formula="of:=SUM([.AG17]+[.AG18])" table:style-name="ce45">
            <text:p><text:s/>$30,724<text:s/></text:p>
          </table:table-cell>
          <table:table-cell office:value-type="float" office:value="31338.435711130689" table:formula="of:=SUM([.AH17]+[.AH18])" table:style-name="ce45">
            <text:p><text:s/>$31,338<text:s/></text:p>
          </table:table-cell>
          <table:table-cell office:value-type="float" office:value="31965.204425353302" table:formula="of:=SUM([.AI17]+[.AI18])" table:style-name="ce47">
            <text:p><text:s/>$31,965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Other Income</text:p>
          </table:table-cell>
          <table:covered-table-cell/>
          <table:table-cell table:style-name="ce3"/>
          <table:table-cell office:value-type="float" office:value="0" table:formula="of:=[.L5]" table:style-name="ce45">
            <text:p><text:s/>$-<text:s/></text:p>
          </table:table-cell>
          <table:table-cell office:value-type="float" office:value="0" table:formula="of:=SUM(12*[.E20])" table:style-name="ce46">
            <text:p><text:s/>$-<text:s/></text:p>
          </table:table-cell>
          <table:table-cell office:value-type="float" office:value="0" table:formula="of:=SUM([.F20]+([.G11]*[.F20]))" table:style-name="ce45">
            <text:p><text:s/>$-<text:s/></text:p>
          </table:table-cell>
          <table:table-cell office:value-type="float" office:value="0" table:formula="of:=SUM([.G20]+([.H11]*[.G20]))" table:style-name="ce45">
            <text:p><text:s/>$-<text:s/></text:p>
          </table:table-cell>
          <table:table-cell office:value-type="float" office:value="0" table:formula="of:=SUM([.H20]+([.I11]*[.H20]))" table:style-name="ce45">
            <text:p><text:s/>$-<text:s/></text:p>
          </table:table-cell>
          <table:table-cell office:value-type="float" office:value="0" table:formula="of:=SUM([.I20]+([.J11]*[.I20]))" table:style-name="ce45">
            <text:p><text:s/>$-<text:s/></text:p>
          </table:table-cell>
          <table:table-cell office:value-type="float" office:value="0" table:formula="of:=SUM([.J20]+([.K11]*[.J20]))" table:style-name="ce45">
            <text:p><text:s/>$-<text:s/></text:p>
          </table:table-cell>
          <table:table-cell office:value-type="float" office:value="0" table:formula="of:=SUM([.K20]+([.L11]*[.K20]))" table:style-name="ce45">
            <text:p><text:s/>$-<text:s/></text:p>
          </table:table-cell>
          <table:table-cell office:value-type="float" office:value="0" table:formula="of:=SUM([.L20]+([.M11]*[.L20]))" table:style-name="ce45">
            <text:p><text:s/>$-<text:s/></text:p>
          </table:table-cell>
          <table:table-cell office:value-type="float" office:value="0" table:formula="of:=SUM([.M20]+([.N11]*[.M20]))" table:style-name="ce45">
            <text:p><text:s/>$-<text:s/></text:p>
          </table:table-cell>
          <table:table-cell office:value-type="float" office:value="0" table:formula="of:=SUM([.N20]+([.O11]*[.N20]))" table:style-name="ce45">
            <text:p><text:s/>$-<text:s/></text:p>
          </table:table-cell>
          <table:table-cell office:value-type="float" office:value="0" table:formula="of:=SUM([.O20]+([.P11]*[.O20]))" table:style-name="ce45">
            <text:p><text:s/>$-<text:s/></text:p>
          </table:table-cell>
          <table:table-cell office:value-type="float" office:value="0" table:formula="of:=SUM([.P20]+([.Q11]*[.P20]))" table:style-name="ce45">
            <text:p><text:s/>$-<text:s/></text:p>
          </table:table-cell>
          <table:table-cell office:value-type="float" office:value="0" table:formula="of:=SUM([.Q20]+([.R11]*[.Q20]))" table:style-name="ce45">
            <text:p><text:s/>$-<text:s/></text:p>
          </table:table-cell>
          <table:table-cell office:value-type="float" office:value="0" table:formula="of:=SUM([.R20]+([.S11]*[.R20]))" table:style-name="ce45">
            <text:p><text:s/>$-<text:s/></text:p>
          </table:table-cell>
          <table:table-cell office:value-type="float" office:value="0" table:formula="of:=SUM([.S20]+([.T11]*[.S20]))" table:style-name="ce45">
            <text:p><text:s/>$-<text:s/></text:p>
          </table:table-cell>
          <table:table-cell office:value-type="float" office:value="0" table:formula="of:=SUM([.T20]+([.U11]*[.T20]))" table:style-name="ce45">
            <text:p><text:s/>$-<text:s/></text:p>
          </table:table-cell>
          <table:table-cell office:value-type="float" office:value="0" table:formula="of:=SUM([.U20]+([.V11]*[.U20]))" table:style-name="ce45">
            <text:p><text:s/>$-<text:s/></text:p>
          </table:table-cell>
          <table:table-cell office:value-type="float" office:value="0" table:formula="of:=SUM([.V20]+([.W11]*[.V20]))" table:style-name="ce45">
            <text:p><text:s/>$-<text:s/></text:p>
          </table:table-cell>
          <table:table-cell office:value-type="float" office:value="0" table:formula="of:=SUM([.W20]+([.X11]*[.W20]))" table:style-name="ce45">
            <text:p><text:s/>$-<text:s/></text:p>
          </table:table-cell>
          <table:table-cell office:value-type="float" office:value="0" table:formula="of:=SUM([.X20]+([.Y11]*[.X20]))" table:style-name="ce45">
            <text:p><text:s/>$-<text:s/></text:p>
          </table:table-cell>
          <table:table-cell office:value-type="float" office:value="0" table:formula="of:=SUM([.Y20]+([.Z11]*[.Y20]))" table:style-name="ce45">
            <text:p><text:s/>$-<text:s/></text:p>
          </table:table-cell>
          <table:table-cell office:value-type="float" office:value="0" table:formula="of:=SUM([.Z20]+([.AA11]*[.Z20]))" table:style-name="ce45">
            <text:p><text:s/>$-<text:s/></text:p>
          </table:table-cell>
          <table:table-cell office:value-type="float" office:value="0" table:formula="of:=SUM([.AA20]+([.AB11]*[.AA20]))" table:style-name="ce45">
            <text:p><text:s/>$-<text:s/></text:p>
          </table:table-cell>
          <table:table-cell office:value-type="float" office:value="0" table:formula="of:=SUM([.AB20]+([.AC11]*[.AB20]))" table:style-name="ce45">
            <text:p><text:s/>$-<text:s/></text:p>
          </table:table-cell>
          <table:table-cell office:value-type="float" office:value="0" table:formula="of:=SUM([.AC20]+([.AD11]*[.AC20]))" table:style-name="ce45">
            <text:p><text:s/>$-<text:s/></text:p>
          </table:table-cell>
          <table:table-cell office:value-type="float" office:value="0" table:formula="of:=SUM([.AD20]+([.AE11]*[.AD20]))" table:style-name="ce45">
            <text:p><text:s/>$-<text:s/></text:p>
          </table:table-cell>
          <table:table-cell office:value-type="float" office:value="0" table:formula="of:=SUM([.AE20]+([.AF11]*[.AE20]))" table:style-name="ce45">
            <text:p><text:s/>$-<text:s/></text:p>
          </table:table-cell>
          <table:table-cell office:value-type="float" office:value="0" table:formula="of:=SUM([.AF20]+([.AG11]*[.AF20]))" table:style-name="ce45">
            <text:p><text:s/>$-<text:s/></text:p>
          </table:table-cell>
          <table:table-cell office:value-type="float" office:value="0" table:formula="of:=SUM([.AG20]+([.AH11]*[.AG20]))" table:style-name="ce45">
            <text:p><text:s/>$-<text:s/></text:p>
          </table:table-cell>
          <table:table-cell office:value-type="float" office:value="0" table:formula="of:=SUM([.AH20]+([.AI11]*[.AH20]))" table:style-name="ce47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2">
            <text:p><text:s text:c="4"/><text:span text:style-name="T1">Gross Income</text:span></text:p>
          </table:table-cell>
          <table:covered-table-cell/>
          <table:table-cell table:style-name="ce31"/>
          <table:table-cell office:value-type="float" office:value="1500" table:formula="of:=SUM([.E19]+[.E20])" table:style-name="ce52">
            <text:p><text:s/>$1,500<text:s/></text:p>
          </table:table-cell>
          <table:table-cell office:value-type="float" office:value="18000" table:formula="of:=SUM(12*[.E21])" table:style-name="ce53">
            <text:p><text:s/>$18,000<text:s/></text:p>
          </table:table-cell>
          <table:table-cell office:value-type="float" office:value="18360" table:formula="of:=SUM([.G19:.G20])" table:style-name="ce54">
            <text:p><text:s/>$18,360<text:s/></text:p>
          </table:table-cell>
          <table:table-cell office:value-type="float" office:value="18727.2" table:formula="of:=SUM([.H19:.H20])" table:style-name="ce54">
            <text:p><text:s/>$18,727<text:s/></text:p>
          </table:table-cell>
          <table:table-cell office:value-type="float" office:value="19101.744000000002" table:formula="of:=SUM([.I19:.I20])" table:style-name="ce54">
            <text:p><text:s/>$19,102<text:s/></text:p>
          </table:table-cell>
          <table:table-cell office:value-type="float" office:value="19483.778880000002" table:formula="of:=SUM([.J19:.J20])" table:style-name="ce54">
            <text:p><text:s/>$19,484<text:s/></text:p>
          </table:table-cell>
          <table:table-cell office:value-type="float" office:value="19873.454457600001" table:formula="of:=SUM([.K19:.K20])" table:style-name="ce54">
            <text:p><text:s/>$19,873<text:s/></text:p>
          </table:table-cell>
          <table:table-cell office:value-type="float" office:value="20270.923546752001" table:formula="of:=SUM([.L19:.L20])" table:style-name="ce54">
            <text:p><text:s/>$20,271<text:s/></text:p>
          </table:table-cell>
          <table:table-cell office:value-type="float" office:value="20676.342017687042" table:formula="of:=SUM([.M19:.M20])" table:style-name="ce54">
            <text:p><text:s/>$20,676<text:s/></text:p>
          </table:table-cell>
          <table:table-cell office:value-type="float" office:value="21089.868858040783" table:formula="of:=SUM([.N19:.N20])" table:style-name="ce54">
            <text:p><text:s/>$21,090<text:s/></text:p>
          </table:table-cell>
          <table:table-cell office:value-type="float" office:value="21511.666235201599" table:formula="of:=SUM([.O19:.O20])" table:style-name="ce54">
            <text:p><text:s/>$21,512<text:s/></text:p>
          </table:table-cell>
          <table:table-cell office:value-type="float" office:value="21941.899559905632" table:formula="of:=SUM([.P19:.P20])" table:style-name="ce54">
            <text:p><text:s/>$21,942<text:s/></text:p>
          </table:table-cell>
          <table:table-cell office:value-type="float" office:value="22380.737551103746" table:formula="of:=SUM([.Q19:.Q20])" table:style-name="ce54">
            <text:p><text:s/>$22,381<text:s/></text:p>
          </table:table-cell>
          <table:table-cell office:value-type="float" office:value="22828.352302125822" table:formula="of:=SUM([.R19:.R20])" table:style-name="ce54">
            <text:p><text:s/>$22,828<text:s/></text:p>
          </table:table-cell>
          <table:table-cell office:value-type="float" office:value="23284.91934816834" table:formula="of:=SUM([.S19:.S20])" table:style-name="ce54">
            <text:p><text:s/>$23,285<text:s/></text:p>
          </table:table-cell>
          <table:table-cell office:value-type="float" office:value="23750.617735131706" table:formula="of:=SUM([.T19:.T20])" table:style-name="ce54">
            <text:p><text:s/>$23,751<text:s/></text:p>
          </table:table-cell>
          <table:table-cell office:value-type="float" office:value="24225.63008983434" table:formula="of:=SUM([.U19:.U20])" table:style-name="ce54">
            <text:p><text:s/>$24,226<text:s/></text:p>
          </table:table-cell>
          <table:table-cell office:value-type="float" office:value="24710.142691631027" table:formula="of:=SUM([.V19:.V20])" table:style-name="ce54">
            <text:p><text:s/>$24,710<text:s/></text:p>
          </table:table-cell>
          <table:table-cell office:value-type="float" office:value="25204.345545463646" table:formula="of:=SUM([.W19:.W20])" table:style-name="ce54">
            <text:p><text:s/>$25,204<text:s/></text:p>
          </table:table-cell>
          <table:table-cell office:value-type="float" office:value="25708.432456372921" table:formula="of:=SUM([.X19:.X20])" table:style-name="ce54">
            <text:p><text:s/>$25,708<text:s/></text:p>
          </table:table-cell>
          <table:table-cell office:value-type="float" office:value="26222.60110550038" table:formula="of:=SUM([.Y19:.Y20])" table:style-name="ce54">
            <text:p><text:s/>$26,223<text:s/></text:p>
          </table:table-cell>
          <table:table-cell office:value-type="float" office:value="26747.053127610387" table:formula="of:=SUM([.Z19:.Z20])" table:style-name="ce54">
            <text:p><text:s/>$26,747<text:s/></text:p>
          </table:table-cell>
          <table:table-cell office:value-type="float" office:value="27281.994190162593" table:formula="of:=SUM([.AA19:.AA20])" table:style-name="ce54">
            <text:p><text:s/>$27,282<text:s/></text:p>
          </table:table-cell>
          <table:table-cell office:value-type="float" office:value="27827.634073965844" table:formula="of:=SUM([.AB19:.AB20])" table:style-name="ce54">
            <text:p><text:s/>$27,828<text:s/></text:p>
          </table:table-cell>
          <table:table-cell office:value-type="float" office:value="28384.18675544516" table:formula="of:=SUM([.AC19:.AC20])" table:style-name="ce54">
            <text:p><text:s/>$28,384<text:s/></text:p>
          </table:table-cell>
          <table:table-cell office:value-type="float" office:value="28951.870490554062" table:formula="of:=SUM([.AD19:.AD20])" table:style-name="ce54">
            <text:p><text:s/>$28,952<text:s/></text:p>
          </table:table-cell>
          <table:table-cell office:value-type="float" office:value="29530.907900365142" table:formula="of:=SUM([.AE19:.AE20])" table:style-name="ce54">
            <text:p><text:s/>$29,531<text:s/></text:p>
          </table:table-cell>
          <table:table-cell office:value-type="float" office:value="30121.526058372445" table:formula="of:=SUM([.AF19:.AF20])" table:style-name="ce54">
            <text:p><text:s/>$30,122<text:s/></text:p>
          </table:table-cell>
          <table:table-cell office:value-type="float" office:value="30723.956579539892" table:formula="of:=SUM([.AG19:.AG20])" table:style-name="ce54">
            <text:p><text:s/>$30,724<text:s/></text:p>
          </table:table-cell>
          <table:table-cell office:value-type="float" office:value="31338.435711130689" table:formula="of:=SUM([.AH19:.AH20])" table:style-name="ce54">
            <text:p><text:s/>$31,338<text:s/></text:p>
          </table:table-cell>
          <table:table-cell office:value-type="float" office:value="31965.204425353302" table:formula="of:=SUM([.AI19:.AI20])" table:style-name="ce55">
            <text:p><text:s/>$31,965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56"/>
          <table:table-cell table:number-columns-repeated="19" table:style-name="ce2"/>
          <table:table-cell table:number-columns-repeated="9" table:style-name="ce3"/>
          <table:table-cell table:style-name="ce5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79">
            <text:p>Expenses</text:p>
          </table:table-cell>
          <table:covered-table-cell table:number-columns-repeated="3"/>
          <table:table-cell table:style-name="ce57"/>
          <table:table-cell table:number-columns-repeated="28" table:style-name="ce58"/>
          <table:table-cell table:style-name="ce59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Property Taxes</text:p>
          </table:table-cell>
          <table:covered-table-cell/>
          <table:table-cell office:value-type="string" table:style-name="ce3">
            <text:p>Annual</text:p>
          </table:table-cell>
          <table:table-cell table:style-name="ce60"/>
          <table:table-cell office:value-type="float" office:value="0" table:formula="of:=SUM([.E24]+([.E24]*[.$F$12]))" table:style-name="ce46">
            <text:p><text:s/>$-<text:s/></text:p>
          </table:table-cell>
          <table:table-cell office:value-type="float" office:value="0" table:formula="of:=SUM([.F24]+([.F24]*[.G12]))" table:style-name="ce49">
            <text:p><text:s/>$-<text:s/></text:p>
          </table:table-cell>
          <table:table-cell office:value-type="float" office:value="0" table:formula="of:=SUM([.G24]+([.G24]*[.H12]))" table:style-name="ce49">
            <text:p><text:s/>$-<text:s/></text:p>
          </table:table-cell>
          <table:table-cell office:value-type="float" office:value="0" table:formula="of:=SUM([.H24]+([.H24]*[.I12]))" table:style-name="ce49">
            <text:p><text:s/>$-<text:s/></text:p>
          </table:table-cell>
          <table:table-cell office:value-type="float" office:value="0" table:formula="of:=SUM([.I24]+([.I24]*[.J12]))" table:style-name="ce49">
            <text:p><text:s/>$-<text:s/></text:p>
          </table:table-cell>
          <table:table-cell office:value-type="float" office:value="0" table:formula="of:=SUM([.J24]+([.J24]*[.K12]))" table:style-name="ce49">
            <text:p><text:s/>$-<text:s/></text:p>
          </table:table-cell>
          <table:table-cell office:value-type="float" office:value="0" table:formula="of:=SUM([.K24]+([.K24]*[.L12]))" table:style-name="ce49">
            <text:p><text:s/>$-<text:s/></text:p>
          </table:table-cell>
          <table:table-cell office:value-type="float" office:value="0" table:formula="of:=SUM([.L24]+([.L24]*[.M12]))" table:style-name="ce49">
            <text:p><text:s/>$-<text:s/></text:p>
          </table:table-cell>
          <table:table-cell office:value-type="float" office:value="0" table:formula="of:=SUM([.M24]+([.M24]*[.N12]))" table:style-name="ce49">
            <text:p><text:s/>$-<text:s/></text:p>
          </table:table-cell>
          <table:table-cell office:value-type="float" office:value="0" table:formula="of:=SUM([.N24]+([.N24]*[.O12]))" table:style-name="ce49">
            <text:p><text:s/>$-<text:s/></text:p>
          </table:table-cell>
          <table:table-cell office:value-type="float" office:value="0" table:formula="of:=SUM([.O24]+([.O24]*[.P12]))" table:style-name="ce49">
            <text:p><text:s/>$-<text:s/></text:p>
          </table:table-cell>
          <table:table-cell office:value-type="float" office:value="0" table:formula="of:=SUM([.P24]+([.P24]*[.Q12]))" table:style-name="ce49">
            <text:p><text:s/>$-<text:s/></text:p>
          </table:table-cell>
          <table:table-cell office:value-type="float" office:value="0" table:formula="of:=SUM([.Q24]+([.Q24]*[.R12]))" table:style-name="ce49">
            <text:p><text:s/>$-<text:s/></text:p>
          </table:table-cell>
          <table:table-cell office:value-type="float" office:value="0" table:formula="of:=SUM([.R24]+([.R24]*[.S12]))" table:style-name="ce49">
            <text:p><text:s/>$-<text:s/></text:p>
          </table:table-cell>
          <table:table-cell office:value-type="float" office:value="0" table:formula="of:=SUM([.S24]+([.S24]*[.T12]))" table:style-name="ce49">
            <text:p><text:s/>$-<text:s/></text:p>
          </table:table-cell>
          <table:table-cell office:value-type="float" office:value="0" table:formula="of:=SUM([.T24]+([.T24]*[.U12]))" table:style-name="ce49">
            <text:p><text:s/>$-<text:s/></text:p>
          </table:table-cell>
          <table:table-cell office:value-type="float" office:value="0" table:formula="of:=SUM([.U24]+([.U24]*[.V12]))" table:style-name="ce49">
            <text:p><text:s/>$-<text:s/></text:p>
          </table:table-cell>
          <table:table-cell office:value-type="float" office:value="0" table:formula="of:=SUM([.V24]+([.V24]*[.W12]))" table:style-name="ce49">
            <text:p><text:s/>$-<text:s/></text:p>
          </table:table-cell>
          <table:table-cell office:value-type="float" office:value="0" table:formula="of:=SUM([.W24]+([.W24]*[.X12]))" table:style-name="ce49">
            <text:p><text:s/>$-<text:s/></text:p>
          </table:table-cell>
          <table:table-cell office:value-type="float" office:value="0" table:formula="of:=SUM([.X24]+([.X24]*[.Y12]))" table:style-name="ce49">
            <text:p><text:s/>$-<text:s/></text:p>
          </table:table-cell>
          <table:table-cell office:value-type="float" office:value="0" table:formula="of:=SUM([.Y24]+([.Y24]*[.Z12]))" table:style-name="ce49">
            <text:p><text:s/>$-<text:s/></text:p>
          </table:table-cell>
          <table:table-cell office:value-type="float" office:value="0" table:formula="of:=SUM([.Z24]+([.Z24]*[.AA12]))" table:style-name="ce49">
            <text:p><text:s/>$-<text:s/></text:p>
          </table:table-cell>
          <table:table-cell office:value-type="float" office:value="0" table:formula="of:=SUM([.AA24]+([.AA24]*[.AB12]))" table:style-name="ce49">
            <text:p><text:s/>$-<text:s/></text:p>
          </table:table-cell>
          <table:table-cell office:value-type="float" office:value="0" table:formula="of:=SUM([.AB24]+([.AB24]*[.AC12]))" table:style-name="ce49">
            <text:p><text:s/>$-<text:s/></text:p>
          </table:table-cell>
          <table:table-cell office:value-type="float" office:value="0" table:formula="of:=SUM([.AC24]+([.AC24]*[.AD12]))" table:style-name="ce49">
            <text:p><text:s/>$-<text:s/></text:p>
          </table:table-cell>
          <table:table-cell office:value-type="float" office:value="0" table:formula="of:=SUM([.AD24]+([.AD24]*[.AE12]))" table:style-name="ce49">
            <text:p><text:s/>$-<text:s/></text:p>
          </table:table-cell>
          <table:table-cell office:value-type="float" office:value="0" table:formula="of:=SUM([.AE24]+([.AE24]*[.AF12]))" table:style-name="ce49">
            <text:p><text:s/>$-<text:s/></text:p>
          </table:table-cell>
          <table:table-cell office:value-type="float" office:value="0" table:formula="of:=SUM([.AF24]+([.AF24]*[.AG12]))" table:style-name="ce49">
            <text:p><text:s/>$-<text:s/></text:p>
          </table:table-cell>
          <table:table-cell office:value-type="float" office:value="0" table:formula="of:=SUM([.AG24]+([.AG24]*[.AH12]))" table:style-name="ce49">
            <text:p><text:s/>$-<text:s/></text:p>
          </table:table-cell>
          <table:table-cell office:value-type="float" office:value="0" table:formula="of:=SUM([.AH24]+([.AH24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Insurance</text:p>
          </table:table-cell>
          <table:covered-table-cell/>
          <table:table-cell office:value-type="string" table:style-name="ce3">
            <text:p>Annual</text:p>
          </table:table-cell>
          <table:table-cell table:style-name="ce60"/>
          <table:table-cell office:value-type="float" office:value="0" table:formula="of:=SUM([.E25]+([.E25]*[.$F$12]))" table:style-name="ce46">
            <text:p><text:s/>$-<text:s/></text:p>
          </table:table-cell>
          <table:table-cell office:value-type="float" office:value="0" table:formula="of:=SUM([.F25]+([.F25]*[.G12]))" table:style-name="ce49">
            <text:p><text:s/>$-<text:s/></text:p>
          </table:table-cell>
          <table:table-cell office:value-type="float" office:value="0" table:formula="of:=SUM([.G25]+([.G25]*[.H12]))" table:style-name="ce49">
            <text:p><text:s/>$-<text:s/></text:p>
          </table:table-cell>
          <table:table-cell office:value-type="float" office:value="0" table:formula="of:=SUM([.H25]+([.H25]*[.I12]))" table:style-name="ce49">
            <text:p><text:s/>$-<text:s/></text:p>
          </table:table-cell>
          <table:table-cell office:value-type="float" office:value="0" table:formula="of:=SUM([.I25]+([.I25]*[.J12]))" table:style-name="ce49">
            <text:p><text:s/>$-<text:s/></text:p>
          </table:table-cell>
          <table:table-cell office:value-type="float" office:value="0" table:formula="of:=SUM([.J25]+([.J25]*[.K12]))" table:style-name="ce49">
            <text:p><text:s/>$-<text:s/></text:p>
          </table:table-cell>
          <table:table-cell office:value-type="float" office:value="0" table:formula="of:=SUM([.K25]+([.K25]*[.L12]))" table:style-name="ce49">
            <text:p><text:s/>$-<text:s/></text:p>
          </table:table-cell>
          <table:table-cell office:value-type="float" office:value="0" table:formula="of:=SUM([.L25]+([.L25]*[.M12]))" table:style-name="ce49">
            <text:p><text:s/>$-<text:s/></text:p>
          </table:table-cell>
          <table:table-cell office:value-type="float" office:value="0" table:formula="of:=SUM([.M25]+([.M25]*[.N12]))" table:style-name="ce49">
            <text:p><text:s/>$-<text:s/></text:p>
          </table:table-cell>
          <table:table-cell office:value-type="float" office:value="0" table:formula="of:=SUM([.N25]+([.N25]*[.O12]))" table:style-name="ce49">
            <text:p><text:s/>$-<text:s/></text:p>
          </table:table-cell>
          <table:table-cell office:value-type="float" office:value="0" table:formula="of:=SUM([.O25]+([.O25]*[.P12]))" table:style-name="ce49">
            <text:p><text:s/>$-<text:s/></text:p>
          </table:table-cell>
          <table:table-cell office:value-type="float" office:value="0" table:formula="of:=SUM([.P25]+([.P25]*[.Q12]))" table:style-name="ce49">
            <text:p><text:s/>$-<text:s/></text:p>
          </table:table-cell>
          <table:table-cell office:value-type="float" office:value="0" table:formula="of:=SUM([.Q25]+([.Q25]*[.R12]))" table:style-name="ce49">
            <text:p><text:s/>$-<text:s/></text:p>
          </table:table-cell>
          <table:table-cell office:value-type="float" office:value="0" table:formula="of:=SUM([.R25]+([.R25]*[.S12]))" table:style-name="ce49">
            <text:p><text:s/>$-<text:s/></text:p>
          </table:table-cell>
          <table:table-cell office:value-type="float" office:value="0" table:formula="of:=SUM([.S25]+([.S25]*[.T12]))" table:style-name="ce49">
            <text:p><text:s/>$-<text:s/></text:p>
          </table:table-cell>
          <table:table-cell office:value-type="float" office:value="0" table:formula="of:=SUM([.T25]+([.T25]*[.U12]))" table:style-name="ce49">
            <text:p><text:s/>$-<text:s/></text:p>
          </table:table-cell>
          <table:table-cell office:value-type="float" office:value="0" table:formula="of:=SUM([.U25]+([.U25]*[.V12]))" table:style-name="ce49">
            <text:p><text:s/>$-<text:s/></text:p>
          </table:table-cell>
          <table:table-cell office:value-type="float" office:value="0" table:formula="of:=SUM([.V25]+([.V25]*[.W12]))" table:style-name="ce49">
            <text:p><text:s/>$-<text:s/></text:p>
          </table:table-cell>
          <table:table-cell office:value-type="float" office:value="0" table:formula="of:=SUM([.W25]+([.W25]*[.X12]))" table:style-name="ce49">
            <text:p><text:s/>$-<text:s/></text:p>
          </table:table-cell>
          <table:table-cell office:value-type="float" office:value="0" table:formula="of:=SUM([.X25]+([.X25]*[.Y12]))" table:style-name="ce49">
            <text:p><text:s/>$-<text:s/></text:p>
          </table:table-cell>
          <table:table-cell office:value-type="float" office:value="0" table:formula="of:=SUM([.Y25]+([.Y25]*[.Z12]))" table:style-name="ce49">
            <text:p><text:s/>$-<text:s/></text:p>
          </table:table-cell>
          <table:table-cell office:value-type="float" office:value="0" table:formula="of:=SUM([.Z25]+([.Z25]*[.AA12]))" table:style-name="ce49">
            <text:p><text:s/>$-<text:s/></text:p>
          </table:table-cell>
          <table:table-cell office:value-type="float" office:value="0" table:formula="of:=SUM([.AA25]+([.AA25]*[.AB12]))" table:style-name="ce49">
            <text:p><text:s/>$-<text:s/></text:p>
          </table:table-cell>
          <table:table-cell office:value-type="float" office:value="0" table:formula="of:=SUM([.AB25]+([.AB25]*[.AC12]))" table:style-name="ce49">
            <text:p><text:s/>$-<text:s/></text:p>
          </table:table-cell>
          <table:table-cell office:value-type="float" office:value="0" table:formula="of:=SUM([.AC25]+([.AC25]*[.AD12]))" table:style-name="ce49">
            <text:p><text:s/>$-<text:s/></text:p>
          </table:table-cell>
          <table:table-cell office:value-type="float" office:value="0" table:formula="of:=SUM([.AD25]+([.AD25]*[.AE12]))" table:style-name="ce49">
            <text:p><text:s/>$-<text:s/></text:p>
          </table:table-cell>
          <table:table-cell office:value-type="float" office:value="0" table:formula="of:=SUM([.AE25]+([.AE25]*[.AF12]))" table:style-name="ce49">
            <text:p><text:s/>$-<text:s/></text:p>
          </table:table-cell>
          <table:table-cell office:value-type="float" office:value="0" table:formula="of:=SUM([.AF25]+([.AF25]*[.AG12]))" table:style-name="ce49">
            <text:p><text:s/>$-<text:s/></text:p>
          </table:table-cell>
          <table:table-cell office:value-type="float" office:value="0" table:formula="of:=SUM([.AG25]+([.AG25]*[.AH12]))" table:style-name="ce49">
            <text:p><text:s/>$-<text:s/></text:p>
          </table:table-cell>
          <table:table-cell office:value-type="float" office:value="0" table:formula="of:=SUM([.AH25]+([.AH25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Property Mgmt</text:p>
          </table:table-cell>
          <table:covered-table-cell/>
          <table:table-cell office:value-type="string" table:style-name="ce3">
            <text:p>(% Rent)</text:p>
          </table:table-cell>
          <table:table-cell table:style-name="ce11"/>
          <table:table-cell office:value-type="float" office:value="0" table:formula="of:=SUM([.F19]*[.E26])" table:style-name="ce46">
            <text:p><text:s/>$-<text:s/></text:p>
          </table:table-cell>
          <table:table-cell office:value-type="float" office:value="0" table:formula="of:=SUM([.E26]*[.G19])" table:style-name="ce49">
            <text:p><text:s/>$-<text:s/></text:p>
          </table:table-cell>
          <table:table-cell office:value-type="float" office:value="0" table:formula="of:=SUM([.E26]*[.H19])" table:style-name="ce49">
            <text:p><text:s/>$-<text:s/></text:p>
          </table:table-cell>
          <table:table-cell office:value-type="float" office:value="0" table:formula="of:=SUM([.E26]*[.I19])" table:style-name="ce49">
            <text:p><text:s/>$-<text:s/></text:p>
          </table:table-cell>
          <table:table-cell office:value-type="float" office:value="0" table:formula="of:=SUM([.E26]*[.J19])" table:style-name="ce49">
            <text:p><text:s/>$-<text:s/></text:p>
          </table:table-cell>
          <table:table-cell office:value-type="float" office:value="0" table:formula="of:=SUM([.E26]*[.K19])" table:style-name="ce49">
            <text:p><text:s/>$-<text:s/></text:p>
          </table:table-cell>
          <table:table-cell office:value-type="float" office:value="0" table:formula="of:=SUM([.E26]*[.L19])" table:style-name="ce49">
            <text:p><text:s/>$-<text:s/></text:p>
          </table:table-cell>
          <table:table-cell office:value-type="float" office:value="0" table:formula="of:=SUM([.E26]*[.M19])" table:style-name="ce49">
            <text:p><text:s/>$-<text:s/></text:p>
          </table:table-cell>
          <table:table-cell office:value-type="float" office:value="0" table:formula="of:=SUM([.E26]*[.N19])" table:style-name="ce49">
            <text:p><text:s/>$-<text:s/></text:p>
          </table:table-cell>
          <table:table-cell office:value-type="float" office:value="0" table:formula="of:=SUM([.E26]*[.O19])" table:style-name="ce49">
            <text:p><text:s/>$-<text:s/></text:p>
          </table:table-cell>
          <table:table-cell office:value-type="float" office:value="0" table:formula="of:=SUM([.E26]*[.P19])" table:style-name="ce49">
            <text:p><text:s/>$-<text:s/></text:p>
          </table:table-cell>
          <table:table-cell office:value-type="float" office:value="0" table:formula="of:=SUM([.E26]*[.Q19])" table:style-name="ce49">
            <text:p><text:s/>$-<text:s/></text:p>
          </table:table-cell>
          <table:table-cell office:value-type="float" office:value="0" table:formula="of:=SUM([.E26]*[.R19])" table:style-name="ce49">
            <text:p><text:s/>$-<text:s/></text:p>
          </table:table-cell>
          <table:table-cell office:value-type="float" office:value="0" table:formula="of:=SUM([.E26]*[.S19])" table:style-name="ce49">
            <text:p><text:s/>$-<text:s/></text:p>
          </table:table-cell>
          <table:table-cell office:value-type="float" office:value="0" table:formula="of:=SUM([.E26]*[.T19])" table:style-name="ce49">
            <text:p><text:s/>$-<text:s/></text:p>
          </table:table-cell>
          <table:table-cell office:value-type="float" office:value="0" table:formula="of:=SUM([.E26]*[.U19])" table:style-name="ce49">
            <text:p><text:s/>$-<text:s/></text:p>
          </table:table-cell>
          <table:table-cell office:value-type="float" office:value="0" table:formula="of:=SUM([.E26]*[.V19])" table:style-name="ce49">
            <text:p><text:s/>$-<text:s/></text:p>
          </table:table-cell>
          <table:table-cell office:value-type="float" office:value="0" table:formula="of:=SUM([.E26]*[.W19])" table:style-name="ce49">
            <text:p><text:s/>$-<text:s/></text:p>
          </table:table-cell>
          <table:table-cell office:value-type="float" office:value="0" table:formula="of:=SUM([.E26]*[.X19])" table:style-name="ce49">
            <text:p><text:s/>$-<text:s/></text:p>
          </table:table-cell>
          <table:table-cell office:value-type="float" office:value="0" table:formula="of:=SUM([.E26]*[.Y19])" table:style-name="ce49">
            <text:p><text:s/>$-<text:s/></text:p>
          </table:table-cell>
          <table:table-cell office:value-type="float" office:value="0" table:formula="of:=SUM([.E26]*[.Z19])" table:style-name="ce49">
            <text:p><text:s/>$-<text:s/></text:p>
          </table:table-cell>
          <table:table-cell office:value-type="float" office:value="0" table:formula="of:=SUM([.E26]*[.AA19])" table:style-name="ce49">
            <text:p><text:s/>$-<text:s/></text:p>
          </table:table-cell>
          <table:table-cell office:value-type="float" office:value="0" table:formula="of:=SUM([.E26]*[.AB19])" table:style-name="ce49">
            <text:p><text:s/>$-<text:s/></text:p>
          </table:table-cell>
          <table:table-cell office:value-type="float" office:value="0" table:formula="of:=SUM([.E26]*[.AC19])" table:style-name="ce49">
            <text:p><text:s/>$-<text:s/></text:p>
          </table:table-cell>
          <table:table-cell office:value-type="float" office:value="0" table:formula="of:=SUM([.E26]*[.AD19])" table:style-name="ce49">
            <text:p><text:s/>$-<text:s/></text:p>
          </table:table-cell>
          <table:table-cell office:value-type="float" office:value="0" table:formula="of:=SUM([.E26]*[.AE19])" table:style-name="ce49">
            <text:p><text:s/>$-<text:s/></text:p>
          </table:table-cell>
          <table:table-cell office:value-type="float" office:value="0" table:formula="of:=SUM([.E26]*[.AF19])" table:style-name="ce49">
            <text:p><text:s/>$-<text:s/></text:p>
          </table:table-cell>
          <table:table-cell office:value-type="float" office:value="0" table:formula="of:=SUM([.E26]*[.AG19])" table:style-name="ce49">
            <text:p><text:s/>$-<text:s/></text:p>
          </table:table-cell>
          <table:table-cell office:value-type="float" office:value="0" table:formula="of:=SUM([.E26]*[.AH19])" table:style-name="ce49">
            <text:p><text:s/>$-<text:s/></text:p>
          </table:table-cell>
          <table:table-cell office:value-type="float" office:value="0" table:formula="of:=SUM([.E26]*[.AI19]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Maintenance &amp; Repairs</text:p>
          </table:table-cell>
          <table:covered-table-cell/>
          <table:table-cell office:value-type="string" table:style-name="ce61">
            <text:p>Annual</text:p>
          </table:table-cell>
          <table:table-cell table:style-name="ce60"/>
          <table:table-cell office:value-type="float" office:value="0" table:formula="of:=SUM([.E27]+([.E27]*[.$F$12]))" table:style-name="ce46">
            <text:p><text:s/>$-<text:s/></text:p>
          </table:table-cell>
          <table:table-cell office:value-type="float" office:value="0" table:formula="of:=SUM([.F27]+([.F27]*[.G12]))" table:style-name="ce49">
            <text:p><text:s/>$-<text:s/></text:p>
          </table:table-cell>
          <table:table-cell office:value-type="float" office:value="0" table:formula="of:=SUM([.G27]+([.G27]*[.H12]))" table:style-name="ce49">
            <text:p><text:s/>$-<text:s/></text:p>
          </table:table-cell>
          <table:table-cell office:value-type="float" office:value="0" table:formula="of:=SUM([.H27]+([.H27]*[.I12]))" table:style-name="ce49">
            <text:p><text:s/>$-<text:s/></text:p>
          </table:table-cell>
          <table:table-cell office:value-type="float" office:value="0" table:formula="of:=SUM([.I27]+([.I27]*[.J12]))" table:style-name="ce49">
            <text:p><text:s/>$-<text:s/></text:p>
          </table:table-cell>
          <table:table-cell office:value-type="float" office:value="0" table:formula="of:=SUM([.J27]+([.J27]*[.K12]))" table:style-name="ce49">
            <text:p><text:s/>$-<text:s/></text:p>
          </table:table-cell>
          <table:table-cell office:value-type="float" office:value="0" table:formula="of:=SUM([.K27]+([.K27]*[.L12]))" table:style-name="ce49">
            <text:p><text:s/>$-<text:s/></text:p>
          </table:table-cell>
          <table:table-cell office:value-type="float" office:value="0" table:formula="of:=SUM([.L27]+([.L27]*[.M12]))" table:style-name="ce49">
            <text:p><text:s/>$-<text:s/></text:p>
          </table:table-cell>
          <table:table-cell office:value-type="float" office:value="0" table:formula="of:=SUM([.M27]+([.M27]*[.N12]))" table:style-name="ce49">
            <text:p><text:s/>$-<text:s/></text:p>
          </table:table-cell>
          <table:table-cell office:value-type="float" office:value="0" table:formula="of:=SUM([.N27]+([.N27]*[.O12]))" table:style-name="ce49">
            <text:p><text:s/>$-<text:s/></text:p>
          </table:table-cell>
          <table:table-cell office:value-type="float" office:value="0" table:formula="of:=SUM([.O27]+([.O27]*[.P12]))" table:style-name="ce49">
            <text:p><text:s/>$-<text:s/></text:p>
          </table:table-cell>
          <table:table-cell office:value-type="float" office:value="0" table:formula="of:=SUM([.P27]+([.P27]*[.Q12]))" table:style-name="ce49">
            <text:p><text:s/>$-<text:s/></text:p>
          </table:table-cell>
          <table:table-cell office:value-type="float" office:value="0" table:formula="of:=SUM([.Q27]+([.Q27]*[.R12]))" table:style-name="ce49">
            <text:p><text:s/>$-<text:s/></text:p>
          </table:table-cell>
          <table:table-cell office:value-type="float" office:value="0" table:formula="of:=SUM([.R27]+([.R27]*[.S12]))" table:style-name="ce49">
            <text:p><text:s/>$-<text:s/></text:p>
          </table:table-cell>
          <table:table-cell office:value-type="float" office:value="0" table:formula="of:=SUM([.S27]+([.S27]*[.T12]))" table:style-name="ce49">
            <text:p><text:s/>$-<text:s/></text:p>
          </table:table-cell>
          <table:table-cell office:value-type="float" office:value="0" table:formula="of:=SUM([.T27]+([.T27]*[.U12]))" table:style-name="ce49">
            <text:p><text:s/>$-<text:s/></text:p>
          </table:table-cell>
          <table:table-cell office:value-type="float" office:value="0" table:formula="of:=SUM([.U27]+([.U27]*[.V12]))" table:style-name="ce49">
            <text:p><text:s/>$-<text:s/></text:p>
          </table:table-cell>
          <table:table-cell office:value-type="float" office:value="0" table:formula="of:=SUM([.V27]+([.V27]*[.W12]))" table:style-name="ce49">
            <text:p><text:s/>$-<text:s/></text:p>
          </table:table-cell>
          <table:table-cell office:value-type="float" office:value="0" table:formula="of:=SUM([.W27]+([.W27]*[.X12]))" table:style-name="ce49">
            <text:p><text:s/>$-<text:s/></text:p>
          </table:table-cell>
          <table:table-cell office:value-type="float" office:value="0" table:formula="of:=SUM([.X27]+([.X27]*[.Y12]))" table:style-name="ce49">
            <text:p><text:s/>$-<text:s/></text:p>
          </table:table-cell>
          <table:table-cell office:value-type="float" office:value="0" table:formula="of:=SUM([.Y27]+([.Y27]*[.Z12]))" table:style-name="ce49">
            <text:p><text:s/>$-<text:s/></text:p>
          </table:table-cell>
          <table:table-cell office:value-type="float" office:value="0" table:formula="of:=SUM([.Z27]+([.Z27]*[.AA12]))" table:style-name="ce49">
            <text:p><text:s/>$-<text:s/></text:p>
          </table:table-cell>
          <table:table-cell office:value-type="float" office:value="0" table:formula="of:=SUM([.AA27]+([.AA27]*[.AB12]))" table:style-name="ce49">
            <text:p><text:s/>$-<text:s/></text:p>
          </table:table-cell>
          <table:table-cell office:value-type="float" office:value="0" table:formula="of:=SUM([.AB27]+([.AB27]*[.AC12]))" table:style-name="ce49">
            <text:p><text:s/>$-<text:s/></text:p>
          </table:table-cell>
          <table:table-cell office:value-type="float" office:value="0" table:formula="of:=SUM([.AC27]+([.AC27]*[.AD12]))" table:style-name="ce49">
            <text:p><text:s/>$-<text:s/></text:p>
          </table:table-cell>
          <table:table-cell office:value-type="float" office:value="0" table:formula="of:=SUM([.AD27]+([.AD27]*[.AE12]))" table:style-name="ce49">
            <text:p><text:s/>$-<text:s/></text:p>
          </table:table-cell>
          <table:table-cell office:value-type="float" office:value="0" table:formula="of:=SUM([.AE27]+([.AE27]*[.AF12]))" table:style-name="ce49">
            <text:p><text:s/>$-<text:s/></text:p>
          </table:table-cell>
          <table:table-cell office:value-type="float" office:value="0" table:formula="of:=SUM([.AF27]+([.AF27]*[.AG12]))" table:style-name="ce49">
            <text:p><text:s/>$-<text:s/></text:p>
          </table:table-cell>
          <table:table-cell office:value-type="float" office:value="0" table:formula="of:=SUM([.AG27]+([.AG27]*[.AH12]))" table:style-name="ce49">
            <text:p><text:s/>$-<text:s/></text:p>
          </table:table-cell>
          <table:table-cell office:value-type="float" office:value="0" table:formula="of:=SUM([.AH27]+([.AH27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Advertising</text:p>
          </table:table-cell>
          <table:covered-table-cell/>
          <table:table-cell office:value-type="string" table:style-name="ce61">
            <text:p>Annual</text:p>
          </table:table-cell>
          <table:table-cell table:style-name="ce60"/>
          <table:table-cell office:value-type="float" office:value="0" table:formula="of:=SUM([.E28]+([.E28]*[.$F$12]))" table:style-name="ce46">
            <text:p><text:s/>$-<text:s/></text:p>
          </table:table-cell>
          <table:table-cell office:value-type="float" office:value="0" table:formula="of:=SUM([.F28]+([.F28]*[.G12]))" table:style-name="ce49">
            <text:p><text:s/>$-<text:s/></text:p>
          </table:table-cell>
          <table:table-cell office:value-type="float" office:value="0" table:formula="of:=SUM([.G28]+([.G28]*[.H12]))" table:style-name="ce49">
            <text:p><text:s/>$-<text:s/></text:p>
          </table:table-cell>
          <table:table-cell office:value-type="float" office:value="0" table:formula="of:=SUM([.H28]+([.H28]*[.I12]))" table:style-name="ce49">
            <text:p><text:s/>$-<text:s/></text:p>
          </table:table-cell>
          <table:table-cell office:value-type="float" office:value="0" table:formula="of:=SUM([.I28]+([.I28]*[.J12]))" table:style-name="ce49">
            <text:p><text:s/>$-<text:s/></text:p>
          </table:table-cell>
          <table:table-cell office:value-type="float" office:value="0" table:formula="of:=SUM([.J28]+([.J28]*[.K12]))" table:style-name="ce49">
            <text:p><text:s/>$-<text:s/></text:p>
          </table:table-cell>
          <table:table-cell office:value-type="float" office:value="0" table:formula="of:=SUM([.K28]+([.K28]*[.L12]))" table:style-name="ce49">
            <text:p><text:s/>$-<text:s/></text:p>
          </table:table-cell>
          <table:table-cell office:value-type="float" office:value="0" table:formula="of:=SUM([.L28]+([.L28]*[.M12]))" table:style-name="ce49">
            <text:p><text:s/>$-<text:s/></text:p>
          </table:table-cell>
          <table:table-cell office:value-type="float" office:value="0" table:formula="of:=SUM([.M28]+([.M28]*[.N12]))" table:style-name="ce49">
            <text:p><text:s/>$-<text:s/></text:p>
          </table:table-cell>
          <table:table-cell office:value-type="float" office:value="0" table:formula="of:=SUM([.N28]+([.N28]*[.O12]))" table:style-name="ce49">
            <text:p><text:s/>$-<text:s/></text:p>
          </table:table-cell>
          <table:table-cell office:value-type="float" office:value="0" table:formula="of:=SUM([.O28]+([.O28]*[.P12]))" table:style-name="ce49">
            <text:p><text:s/>$-<text:s/></text:p>
          </table:table-cell>
          <table:table-cell office:value-type="float" office:value="0" table:formula="of:=SUM([.P28]+([.P28]*[.Q12]))" table:style-name="ce49">
            <text:p><text:s/>$-<text:s/></text:p>
          </table:table-cell>
          <table:table-cell office:value-type="float" office:value="0" table:formula="of:=SUM([.Q28]+([.Q28]*[.R12]))" table:style-name="ce49">
            <text:p><text:s/>$-<text:s/></text:p>
          </table:table-cell>
          <table:table-cell office:value-type="float" office:value="0" table:formula="of:=SUM([.R28]+([.R28]*[.S12]))" table:style-name="ce49">
            <text:p><text:s/>$-<text:s/></text:p>
          </table:table-cell>
          <table:table-cell office:value-type="float" office:value="0" table:formula="of:=SUM([.S28]+([.S28]*[.T12]))" table:style-name="ce49">
            <text:p><text:s/>$-<text:s/></text:p>
          </table:table-cell>
          <table:table-cell office:value-type="float" office:value="0" table:formula="of:=SUM([.T28]+([.T28]*[.U12]))" table:style-name="ce49">
            <text:p><text:s/>$-<text:s/></text:p>
          </table:table-cell>
          <table:table-cell office:value-type="float" office:value="0" table:formula="of:=SUM([.U28]+([.U28]*[.V12]))" table:style-name="ce49">
            <text:p><text:s/>$-<text:s/></text:p>
          </table:table-cell>
          <table:table-cell office:value-type="float" office:value="0" table:formula="of:=SUM([.V28]+([.V28]*[.W12]))" table:style-name="ce49">
            <text:p><text:s/>$-<text:s/></text:p>
          </table:table-cell>
          <table:table-cell office:value-type="float" office:value="0" table:formula="of:=SUM([.W28]+([.W28]*[.X12]))" table:style-name="ce49">
            <text:p><text:s/>$-<text:s/></text:p>
          </table:table-cell>
          <table:table-cell office:value-type="float" office:value="0" table:formula="of:=SUM([.X28]+([.X28]*[.Y12]))" table:style-name="ce49">
            <text:p><text:s/>$-<text:s/></text:p>
          </table:table-cell>
          <table:table-cell office:value-type="float" office:value="0" table:formula="of:=SUM([.Y28]+([.Y28]*[.Z12]))" table:style-name="ce49">
            <text:p><text:s/>$-<text:s/></text:p>
          </table:table-cell>
          <table:table-cell office:value-type="float" office:value="0" table:formula="of:=SUM([.Z28]+([.Z28]*[.AA12]))" table:style-name="ce49">
            <text:p><text:s/>$-<text:s/></text:p>
          </table:table-cell>
          <table:table-cell office:value-type="float" office:value="0" table:formula="of:=SUM([.AA28]+([.AA28]*[.AB12]))" table:style-name="ce49">
            <text:p><text:s/>$-<text:s/></text:p>
          </table:table-cell>
          <table:table-cell office:value-type="float" office:value="0" table:formula="of:=SUM([.AB28]+([.AB28]*[.AC12]))" table:style-name="ce49">
            <text:p><text:s/>$-<text:s/></text:p>
          </table:table-cell>
          <table:table-cell office:value-type="float" office:value="0" table:formula="of:=SUM([.AC28]+([.AC28]*[.AD12]))" table:style-name="ce49">
            <text:p><text:s/>$-<text:s/></text:p>
          </table:table-cell>
          <table:table-cell office:value-type="float" office:value="0" table:formula="of:=SUM([.AD28]+([.AD28]*[.AE12]))" table:style-name="ce49">
            <text:p><text:s/>$-<text:s/></text:p>
          </table:table-cell>
          <table:table-cell office:value-type="float" office:value="0" table:formula="of:=SUM([.AE28]+([.AE28]*[.AF12]))" table:style-name="ce49">
            <text:p><text:s/>$-<text:s/></text:p>
          </table:table-cell>
          <table:table-cell office:value-type="float" office:value="0" table:formula="of:=SUM([.AF28]+([.AF28]*[.AG12]))" table:style-name="ce49">
            <text:p><text:s/>$-<text:s/></text:p>
          </table:table-cell>
          <table:table-cell office:value-type="float" office:value="0" table:formula="of:=SUM([.AG28]+([.AG28]*[.AH12]))" table:style-name="ce49">
            <text:p><text:s/>$-<text:s/></text:p>
          </table:table-cell>
          <table:table-cell office:value-type="float" office:value="0" table:formula="of:=SUM([.AH28]+([.AH28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Utilities</text:p>
          </table:table-cell>
          <table:covered-table-cell/>
          <table:table-cell office:value-type="string" table:style-name="ce61">
            <text:p>Annual</text:p>
          </table:table-cell>
          <table:table-cell table:style-name="ce60"/>
          <table:table-cell office:value-type="float" office:value="0" table:formula="of:=SUM([.E29]+([.E29]*[.$F$12]))" table:style-name="ce46">
            <text:p><text:s/>$-<text:s/></text:p>
          </table:table-cell>
          <table:table-cell office:value-type="float" office:value="0" table:formula="of:=SUM([.F29]+([.F29]*[.G12]))" table:style-name="ce49">
            <text:p><text:s/>$-<text:s/></text:p>
          </table:table-cell>
          <table:table-cell office:value-type="float" office:value="0" table:formula="of:=SUM([.G29]+([.G29]*[.H12]))" table:style-name="ce49">
            <text:p><text:s/>$-<text:s/></text:p>
          </table:table-cell>
          <table:table-cell office:value-type="float" office:value="0" table:formula="of:=SUM([.H29]+([.H29]*[.I12]))" table:style-name="ce49">
            <text:p><text:s/>$-<text:s/></text:p>
          </table:table-cell>
          <table:table-cell office:value-type="float" office:value="0" table:formula="of:=SUM([.I29]+([.I29]*[.J12]))" table:style-name="ce49">
            <text:p><text:s/>$-<text:s/></text:p>
          </table:table-cell>
          <table:table-cell office:value-type="float" office:value="0" table:formula="of:=SUM([.J29]+([.J29]*[.K12]))" table:style-name="ce49">
            <text:p><text:s/>$-<text:s/></text:p>
          </table:table-cell>
          <table:table-cell office:value-type="float" office:value="0" table:formula="of:=SUM([.K29]+([.K29]*[.L12]))" table:style-name="ce49">
            <text:p><text:s/>$-<text:s/></text:p>
          </table:table-cell>
          <table:table-cell office:value-type="float" office:value="0" table:formula="of:=SUM([.L29]+([.L29]*[.M12]))" table:style-name="ce49">
            <text:p><text:s/>$-<text:s/></text:p>
          </table:table-cell>
          <table:table-cell office:value-type="float" office:value="0" table:formula="of:=SUM([.M29]+([.M29]*[.N12]))" table:style-name="ce49">
            <text:p><text:s/>$-<text:s/></text:p>
          </table:table-cell>
          <table:table-cell office:value-type="float" office:value="0" table:formula="of:=SUM([.N29]+([.N29]*[.O12]))" table:style-name="ce49">
            <text:p><text:s/>$-<text:s/></text:p>
          </table:table-cell>
          <table:table-cell office:value-type="float" office:value="0" table:formula="of:=SUM([.O29]+([.O29]*[.P12]))" table:style-name="ce49">
            <text:p><text:s/>$-<text:s/></text:p>
          </table:table-cell>
          <table:table-cell office:value-type="float" office:value="0" table:formula="of:=SUM([.P29]+([.P29]*[.Q12]))" table:style-name="ce49">
            <text:p><text:s/>$-<text:s/></text:p>
          </table:table-cell>
          <table:table-cell office:value-type="float" office:value="0" table:formula="of:=SUM([.Q29]+([.Q29]*[.R12]))" table:style-name="ce49">
            <text:p><text:s/>$-<text:s/></text:p>
          </table:table-cell>
          <table:table-cell office:value-type="float" office:value="0" table:formula="of:=SUM([.R29]+([.R29]*[.S12]))" table:style-name="ce49">
            <text:p><text:s/>$-<text:s/></text:p>
          </table:table-cell>
          <table:table-cell office:value-type="float" office:value="0" table:formula="of:=SUM([.S29]+([.S29]*[.T12]))" table:style-name="ce49">
            <text:p><text:s/>$-<text:s/></text:p>
          </table:table-cell>
          <table:table-cell office:value-type="float" office:value="0" table:formula="of:=SUM([.T29]+([.T29]*[.U12]))" table:style-name="ce49">
            <text:p><text:s/>$-<text:s/></text:p>
          </table:table-cell>
          <table:table-cell office:value-type="float" office:value="0" table:formula="of:=SUM([.U29]+([.U29]*[.V12]))" table:style-name="ce49">
            <text:p><text:s/>$-<text:s/></text:p>
          </table:table-cell>
          <table:table-cell office:value-type="float" office:value="0" table:formula="of:=SUM([.V29]+([.V29]*[.W12]))" table:style-name="ce49">
            <text:p><text:s/>$-<text:s/></text:p>
          </table:table-cell>
          <table:table-cell office:value-type="float" office:value="0" table:formula="of:=SUM([.W29]+([.W29]*[.X12]))" table:style-name="ce49">
            <text:p><text:s/>$-<text:s/></text:p>
          </table:table-cell>
          <table:table-cell office:value-type="float" office:value="0" table:formula="of:=SUM([.X29]+([.X29]*[.Y12]))" table:style-name="ce49">
            <text:p><text:s/>$-<text:s/></text:p>
          </table:table-cell>
          <table:table-cell office:value-type="float" office:value="0" table:formula="of:=SUM([.Y29]+([.Y29]*[.Z12]))" table:style-name="ce49">
            <text:p><text:s/>$-<text:s/></text:p>
          </table:table-cell>
          <table:table-cell office:value-type="float" office:value="0" table:formula="of:=SUM([.Z29]+([.Z29]*[.AA12]))" table:style-name="ce49">
            <text:p><text:s/>$-<text:s/></text:p>
          </table:table-cell>
          <table:table-cell office:value-type="float" office:value="0" table:formula="of:=SUM([.AA29]+([.AA29]*[.AB12]))" table:style-name="ce49">
            <text:p><text:s/>$-<text:s/></text:p>
          </table:table-cell>
          <table:table-cell office:value-type="float" office:value="0" table:formula="of:=SUM([.AB29]+([.AB29]*[.AC12]))" table:style-name="ce49">
            <text:p><text:s/>$-<text:s/></text:p>
          </table:table-cell>
          <table:table-cell office:value-type="float" office:value="0" table:formula="of:=SUM([.AC29]+([.AC29]*[.AD12]))" table:style-name="ce49">
            <text:p><text:s/>$-<text:s/></text:p>
          </table:table-cell>
          <table:table-cell office:value-type="float" office:value="0" table:formula="of:=SUM([.AD29]+([.AD29]*[.AE12]))" table:style-name="ce49">
            <text:p><text:s/>$-<text:s/></text:p>
          </table:table-cell>
          <table:table-cell office:value-type="float" office:value="0" table:formula="of:=SUM([.AE29]+([.AE29]*[.AF12]))" table:style-name="ce49">
            <text:p><text:s/>$-<text:s/></text:p>
          </table:table-cell>
          <table:table-cell office:value-type="float" office:value="0" table:formula="of:=SUM([.AF29]+([.AF29]*[.AG12]))" table:style-name="ce49">
            <text:p><text:s/>$-<text:s/></text:p>
          </table:table-cell>
          <table:table-cell office:value-type="float" office:value="0" table:formula="of:=SUM([.AG29]+([.AG29]*[.AH12]))" table:style-name="ce49">
            <text:p><text:s/>$-<text:s/></text:p>
          </table:table-cell>
          <table:table-cell office:value-type="float" office:value="0" table:formula="of:=SUM([.AH29]+([.AH29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Other 1</text:p>
          </table:table-cell>
          <table:covered-table-cell/>
          <table:table-cell office:value-type="string" table:style-name="ce61">
            <text:p>Annual</text:p>
          </table:table-cell>
          <table:table-cell table:style-name="ce60"/>
          <table:table-cell office:value-type="float" office:value="0" table:formula="of:=SUM([.E30]+([.E30]*[.$F$12]))" table:style-name="ce46">
            <text:p><text:s/>$-<text:s/></text:p>
          </table:table-cell>
          <table:table-cell office:value-type="float" office:value="0" table:formula="of:=SUM([.F30]+([.F30]*[.G12]))" table:style-name="ce49">
            <text:p><text:s/>$-<text:s/></text:p>
          </table:table-cell>
          <table:table-cell office:value-type="float" office:value="0" table:formula="of:=SUM([.G30]+([.G30]*[.H12]))" table:style-name="ce49">
            <text:p><text:s/>$-<text:s/></text:p>
          </table:table-cell>
          <table:table-cell office:value-type="float" office:value="0" table:formula="of:=SUM([.H30]+([.H30]*[.I12]))" table:style-name="ce49">
            <text:p><text:s/>$-<text:s/></text:p>
          </table:table-cell>
          <table:table-cell office:value-type="float" office:value="0" table:formula="of:=SUM([.I30]+([.I30]*[.J12]))" table:style-name="ce49">
            <text:p><text:s/>$-<text:s/></text:p>
          </table:table-cell>
          <table:table-cell office:value-type="float" office:value="0" table:formula="of:=SUM([.J30]+([.J30]*[.K12]))" table:style-name="ce49">
            <text:p><text:s/>$-<text:s/></text:p>
          </table:table-cell>
          <table:table-cell office:value-type="float" office:value="0" table:formula="of:=SUM([.K30]+([.K30]*[.L12]))" table:style-name="ce49">
            <text:p><text:s/>$-<text:s/></text:p>
          </table:table-cell>
          <table:table-cell office:value-type="float" office:value="0" table:formula="of:=SUM([.L30]+([.L30]*[.M12]))" table:style-name="ce49">
            <text:p><text:s/>$-<text:s/></text:p>
          </table:table-cell>
          <table:table-cell office:value-type="float" office:value="0" table:formula="of:=SUM([.M30]+([.M30]*[.N12]))" table:style-name="ce49">
            <text:p><text:s/>$-<text:s/></text:p>
          </table:table-cell>
          <table:table-cell office:value-type="float" office:value="0" table:formula="of:=SUM([.N30]+([.N30]*[.O12]))" table:style-name="ce49">
            <text:p><text:s/>$-<text:s/></text:p>
          </table:table-cell>
          <table:table-cell office:value-type="float" office:value="0" table:formula="of:=SUM([.O30]+([.O30]*[.P12]))" table:style-name="ce49">
            <text:p><text:s/>$-<text:s/></text:p>
          </table:table-cell>
          <table:table-cell office:value-type="float" office:value="0" table:formula="of:=SUM([.P30]+([.P30]*[.Q12]))" table:style-name="ce49">
            <text:p><text:s/>$-<text:s/></text:p>
          </table:table-cell>
          <table:table-cell office:value-type="float" office:value="0" table:formula="of:=SUM([.Q30]+([.Q30]*[.R12]))" table:style-name="ce49">
            <text:p><text:s/>$-<text:s/></text:p>
          </table:table-cell>
          <table:table-cell office:value-type="float" office:value="0" table:formula="of:=SUM([.R30]+([.R30]*[.S12]))" table:style-name="ce49">
            <text:p><text:s/>$-<text:s/></text:p>
          </table:table-cell>
          <table:table-cell office:value-type="float" office:value="0" table:formula="of:=SUM([.S30]+([.S30]*[.T12]))" table:style-name="ce49">
            <text:p><text:s/>$-<text:s/></text:p>
          </table:table-cell>
          <table:table-cell office:value-type="float" office:value="0" table:formula="of:=SUM([.T30]+([.T30]*[.U12]))" table:style-name="ce49">
            <text:p><text:s/>$-<text:s/></text:p>
          </table:table-cell>
          <table:table-cell office:value-type="float" office:value="0" table:formula="of:=SUM([.U30]+([.U30]*[.V12]))" table:style-name="ce49">
            <text:p><text:s/>$-<text:s/></text:p>
          </table:table-cell>
          <table:table-cell office:value-type="float" office:value="0" table:formula="of:=SUM([.V30]+([.V30]*[.W12]))" table:style-name="ce49">
            <text:p><text:s/>$-<text:s/></text:p>
          </table:table-cell>
          <table:table-cell office:value-type="float" office:value="0" table:formula="of:=SUM([.W30]+([.W30]*[.X12]))" table:style-name="ce49">
            <text:p><text:s/>$-<text:s/></text:p>
          </table:table-cell>
          <table:table-cell office:value-type="float" office:value="0" table:formula="of:=SUM([.X30]+([.X30]*[.Y12]))" table:style-name="ce49">
            <text:p><text:s/>$-<text:s/></text:p>
          </table:table-cell>
          <table:table-cell office:value-type="float" office:value="0" table:formula="of:=SUM([.Y30]+([.Y30]*[.Z12]))" table:style-name="ce49">
            <text:p><text:s/>$-<text:s/></text:p>
          </table:table-cell>
          <table:table-cell office:value-type="float" office:value="0" table:formula="of:=SUM([.Z30]+([.Z30]*[.AA12]))" table:style-name="ce49">
            <text:p><text:s/>$-<text:s/></text:p>
          </table:table-cell>
          <table:table-cell office:value-type="float" office:value="0" table:formula="of:=SUM([.AA30]+([.AA30]*[.AB12]))" table:style-name="ce49">
            <text:p><text:s/>$-<text:s/></text:p>
          </table:table-cell>
          <table:table-cell office:value-type="float" office:value="0" table:formula="of:=SUM([.AB30]+([.AB30]*[.AC12]))" table:style-name="ce49">
            <text:p><text:s/>$-<text:s/></text:p>
          </table:table-cell>
          <table:table-cell office:value-type="float" office:value="0" table:formula="of:=SUM([.AC30]+([.AC30]*[.AD12]))" table:style-name="ce49">
            <text:p><text:s/>$-<text:s/></text:p>
          </table:table-cell>
          <table:table-cell office:value-type="float" office:value="0" table:formula="of:=SUM([.AD30]+([.AD30]*[.AE12]))" table:style-name="ce49">
            <text:p><text:s/>$-<text:s/></text:p>
          </table:table-cell>
          <table:table-cell office:value-type="float" office:value="0" table:formula="of:=SUM([.AE30]+([.AE30]*[.AF12]))" table:style-name="ce49">
            <text:p><text:s/>$-<text:s/></text:p>
          </table:table-cell>
          <table:table-cell office:value-type="float" office:value="0" table:formula="of:=SUM([.AF30]+([.AF30]*[.AG12]))" table:style-name="ce49">
            <text:p><text:s/>$-<text:s/></text:p>
          </table:table-cell>
          <table:table-cell office:value-type="float" office:value="0" table:formula="of:=SUM([.AG30]+([.AG30]*[.AH12]))" table:style-name="ce49">
            <text:p><text:s/>$-<text:s/></text:p>
          </table:table-cell>
          <table:table-cell office:value-type="float" office:value="0" table:formula="of:=SUM([.AH30]+([.AH30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Other 2</text:p>
          </table:table-cell>
          <table:covered-table-cell/>
          <table:table-cell office:value-type="string" table:style-name="ce61">
            <text:p>Monthly</text:p>
          </table:table-cell>
          <table:table-cell table:style-name="ce60"/>
          <table:table-cell office:value-type="float" office:value="0" table:formula="of:=SUM(12*([.E31]+([.E31]*[.$F$12])))" table:style-name="ce46">
            <text:p><text:s/>$-<text:s/></text:p>
          </table:table-cell>
          <table:table-cell office:value-type="float" office:value="0" table:formula="of:=SUM([.F31]+([.F31]*[.G12]))" table:style-name="ce49">
            <text:p><text:s/>$-<text:s/></text:p>
          </table:table-cell>
          <table:table-cell office:value-type="float" office:value="0" table:formula="of:=SUM([.G31]+([.G31]*[.H12]))" table:style-name="ce49">
            <text:p><text:s/>$-<text:s/></text:p>
          </table:table-cell>
          <table:table-cell office:value-type="float" office:value="0" table:formula="of:=SUM([.H31]+([.H31]*[.I12]))" table:style-name="ce49">
            <text:p><text:s/>$-<text:s/></text:p>
          </table:table-cell>
          <table:table-cell office:value-type="float" office:value="0" table:formula="of:=SUM([.I31]+([.I31]*[.J12]))" table:style-name="ce49">
            <text:p><text:s/>$-<text:s/></text:p>
          </table:table-cell>
          <table:table-cell office:value-type="float" office:value="0" table:formula="of:=SUM([.J31]+([.J31]*[.K12]))" table:style-name="ce49">
            <text:p><text:s/>$-<text:s/></text:p>
          </table:table-cell>
          <table:table-cell office:value-type="float" office:value="0" table:formula="of:=SUM([.K31]+([.K31]*[.L12]))" table:style-name="ce49">
            <text:p><text:s/>$-<text:s/></text:p>
          </table:table-cell>
          <table:table-cell office:value-type="float" office:value="0" table:formula="of:=SUM([.L31]+([.L31]*[.M12]))" table:style-name="ce49">
            <text:p><text:s/>$-<text:s/></text:p>
          </table:table-cell>
          <table:table-cell office:value-type="float" office:value="0" table:formula="of:=SUM([.M31]+([.M31]*[.N12]))" table:style-name="ce49">
            <text:p><text:s/>$-<text:s/></text:p>
          </table:table-cell>
          <table:table-cell office:value-type="float" office:value="0" table:formula="of:=SUM([.N31]+([.N31]*[.O12]))" table:style-name="ce49">
            <text:p><text:s/>$-<text:s/></text:p>
          </table:table-cell>
          <table:table-cell office:value-type="float" office:value="0" table:formula="of:=SUM([.O31]+([.O31]*[.P12]))" table:style-name="ce49">
            <text:p><text:s/>$-<text:s/></text:p>
          </table:table-cell>
          <table:table-cell office:value-type="float" office:value="0" table:formula="of:=SUM([.P31]+([.P31]*[.Q12]))" table:style-name="ce49">
            <text:p><text:s/>$-<text:s/></text:p>
          </table:table-cell>
          <table:table-cell office:value-type="float" office:value="0" table:formula="of:=SUM([.Q31]+([.Q31]*[.R12]))" table:style-name="ce49">
            <text:p><text:s/>$-<text:s/></text:p>
          </table:table-cell>
          <table:table-cell office:value-type="float" office:value="0" table:formula="of:=SUM([.R31]+([.R31]*[.S12]))" table:style-name="ce49">
            <text:p><text:s/>$-<text:s/></text:p>
          </table:table-cell>
          <table:table-cell office:value-type="float" office:value="0" table:formula="of:=SUM([.S31]+([.S31]*[.T12]))" table:style-name="ce49">
            <text:p><text:s/>$-<text:s/></text:p>
          </table:table-cell>
          <table:table-cell office:value-type="float" office:value="0" table:formula="of:=SUM([.T31]+([.T31]*[.U12]))" table:style-name="ce49">
            <text:p><text:s/>$-<text:s/></text:p>
          </table:table-cell>
          <table:table-cell office:value-type="float" office:value="0" table:formula="of:=SUM([.U31]+([.U31]*[.V12]))" table:style-name="ce49">
            <text:p><text:s/>$-<text:s/></text:p>
          </table:table-cell>
          <table:table-cell office:value-type="float" office:value="0" table:formula="of:=SUM([.V31]+([.V31]*[.W12]))" table:style-name="ce49">
            <text:p><text:s/>$-<text:s/></text:p>
          </table:table-cell>
          <table:table-cell office:value-type="float" office:value="0" table:formula="of:=SUM([.W31]+([.W31]*[.X12]))" table:style-name="ce49">
            <text:p><text:s/>$-<text:s/></text:p>
          </table:table-cell>
          <table:table-cell office:value-type="float" office:value="0" table:formula="of:=SUM([.X31]+([.X31]*[.Y12]))" table:style-name="ce49">
            <text:p><text:s/>$-<text:s/></text:p>
          </table:table-cell>
          <table:table-cell office:value-type="float" office:value="0" table:formula="of:=SUM([.Y31]+([.Y31]*[.Z12]))" table:style-name="ce49">
            <text:p><text:s/>$-<text:s/></text:p>
          </table:table-cell>
          <table:table-cell office:value-type="float" office:value="0" table:formula="of:=SUM([.Z31]+([.Z31]*[.AA12]))" table:style-name="ce49">
            <text:p><text:s/>$-<text:s/></text:p>
          </table:table-cell>
          <table:table-cell office:value-type="float" office:value="0" table:formula="of:=SUM([.AA31]+([.AA31]*[.AB12]))" table:style-name="ce49">
            <text:p><text:s/>$-<text:s/></text:p>
          </table:table-cell>
          <table:table-cell office:value-type="float" office:value="0" table:formula="of:=SUM([.AB31]+([.AB31]*[.AC12]))" table:style-name="ce49">
            <text:p><text:s/>$-<text:s/></text:p>
          </table:table-cell>
          <table:table-cell office:value-type="float" office:value="0" table:formula="of:=SUM([.AC31]+([.AC31]*[.AD12]))" table:style-name="ce49">
            <text:p><text:s/>$-<text:s/></text:p>
          </table:table-cell>
          <table:table-cell office:value-type="float" office:value="0" table:formula="of:=SUM([.AD31]+([.AD31]*[.AE12]))" table:style-name="ce49">
            <text:p><text:s/>$-<text:s/></text:p>
          </table:table-cell>
          <table:table-cell office:value-type="float" office:value="0" table:formula="of:=SUM([.AE31]+([.AE31]*[.AF12]))" table:style-name="ce49">
            <text:p><text:s/>$-<text:s/></text:p>
          </table:table-cell>
          <table:table-cell office:value-type="float" office:value="0" table:formula="of:=SUM([.AF31]+([.AF31]*[.AG12]))" table:style-name="ce49">
            <text:p><text:s/>$-<text:s/></text:p>
          </table:table-cell>
          <table:table-cell office:value-type="float" office:value="0" table:formula="of:=SUM([.AG31]+([.AG31]*[.AH12]))" table:style-name="ce49">
            <text:p><text:s/>$-<text:s/></text:p>
          </table:table-cell>
          <table:table-cell office:value-type="float" office:value="0" table:formula="of:=SUM([.AH31]+([.AH31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Other 3</text:p>
          </table:table-cell>
          <table:covered-table-cell/>
          <table:table-cell office:value-type="string" table:style-name="ce61">
            <text:p>Monthy</text:p>
          </table:table-cell>
          <table:table-cell table:style-name="ce60"/>
          <table:table-cell office:value-type="float" office:value="0" table:formula="of:=SUM(12*([.E32]+([.E32]*[.$F$12])))" table:style-name="ce46">
            <text:p><text:s/>$-<text:s/></text:p>
          </table:table-cell>
          <table:table-cell office:value-type="float" office:value="0" table:formula="of:=SUM([.F32]+([.F32]*[.G12]))" table:style-name="ce49">
            <text:p><text:s/>$-<text:s/></text:p>
          </table:table-cell>
          <table:table-cell office:value-type="float" office:value="0" table:formula="of:=SUM([.G32]+([.G32]*[.H12]))" table:style-name="ce49">
            <text:p><text:s/>$-<text:s/></text:p>
          </table:table-cell>
          <table:table-cell office:value-type="float" office:value="0" table:formula="of:=SUM([.H32]+([.H32]*[.I12]))" table:style-name="ce49">
            <text:p><text:s/>$-<text:s/></text:p>
          </table:table-cell>
          <table:table-cell office:value-type="float" office:value="0" table:formula="of:=SUM([.I32]+([.I32]*[.J12]))" table:style-name="ce49">
            <text:p><text:s/>$-<text:s/></text:p>
          </table:table-cell>
          <table:table-cell office:value-type="float" office:value="0" table:formula="of:=SUM([.J32]+([.J32]*[.K12]))" table:style-name="ce49">
            <text:p><text:s/>$-<text:s/></text:p>
          </table:table-cell>
          <table:table-cell office:value-type="float" office:value="0" table:formula="of:=SUM([.K32]+([.K32]*[.L12]))" table:style-name="ce49">
            <text:p><text:s/>$-<text:s/></text:p>
          </table:table-cell>
          <table:table-cell office:value-type="float" office:value="0" table:formula="of:=SUM([.L32]+([.L32]*[.M12]))" table:style-name="ce49">
            <text:p><text:s/>$-<text:s/></text:p>
          </table:table-cell>
          <table:table-cell office:value-type="float" office:value="0" table:formula="of:=SUM([.M32]+([.M32]*[.N12]))" table:style-name="ce49">
            <text:p><text:s/>$-<text:s/></text:p>
          </table:table-cell>
          <table:table-cell office:value-type="float" office:value="0" table:formula="of:=SUM([.N32]+([.N32]*[.O12]))" table:style-name="ce49">
            <text:p><text:s/>$-<text:s/></text:p>
          </table:table-cell>
          <table:table-cell office:value-type="float" office:value="0" table:formula="of:=SUM([.O32]+([.O32]*[.P12]))" table:style-name="ce49">
            <text:p><text:s/>$-<text:s/></text:p>
          </table:table-cell>
          <table:table-cell office:value-type="float" office:value="0" table:formula="of:=SUM([.P32]+([.P32]*[.Q12]))" table:style-name="ce49">
            <text:p><text:s/>$-<text:s/></text:p>
          </table:table-cell>
          <table:table-cell office:value-type="float" office:value="0" table:formula="of:=SUM([.Q32]+([.Q32]*[.R12]))" table:style-name="ce49">
            <text:p><text:s/>$-<text:s/></text:p>
          </table:table-cell>
          <table:table-cell office:value-type="float" office:value="0" table:formula="of:=SUM([.R32]+([.R32]*[.S12]))" table:style-name="ce49">
            <text:p><text:s/>$-<text:s/></text:p>
          </table:table-cell>
          <table:table-cell office:value-type="float" office:value="0" table:formula="of:=SUM([.S32]+([.S32]*[.T12]))" table:style-name="ce49">
            <text:p><text:s/>$-<text:s/></text:p>
          </table:table-cell>
          <table:table-cell office:value-type="float" office:value="0" table:formula="of:=SUM([.T32]+([.T32]*[.U12]))" table:style-name="ce49">
            <text:p><text:s/>$-<text:s/></text:p>
          </table:table-cell>
          <table:table-cell office:value-type="float" office:value="0" table:formula="of:=SUM([.U32]+([.U32]*[.V12]))" table:style-name="ce49">
            <text:p><text:s/>$-<text:s/></text:p>
          </table:table-cell>
          <table:table-cell office:value-type="float" office:value="0" table:formula="of:=SUM([.V32]+([.V32]*[.W12]))" table:style-name="ce49">
            <text:p><text:s/>$-<text:s/></text:p>
          </table:table-cell>
          <table:table-cell office:value-type="float" office:value="0" table:formula="of:=SUM([.W32]+([.W32]*[.X12]))" table:style-name="ce49">
            <text:p><text:s/>$-<text:s/></text:p>
          </table:table-cell>
          <table:table-cell office:value-type="float" office:value="0" table:formula="of:=SUM([.X32]+([.X32]*[.Y12]))" table:style-name="ce49">
            <text:p><text:s/>$-<text:s/></text:p>
          </table:table-cell>
          <table:table-cell office:value-type="float" office:value="0" table:formula="of:=SUM([.Y32]+([.Y32]*[.Z12]))" table:style-name="ce49">
            <text:p><text:s/>$-<text:s/></text:p>
          </table:table-cell>
          <table:table-cell office:value-type="float" office:value="0" table:formula="of:=SUM([.Z32]+([.Z32]*[.AA12]))" table:style-name="ce49">
            <text:p><text:s/>$-<text:s/></text:p>
          </table:table-cell>
          <table:table-cell office:value-type="float" office:value="0" table:formula="of:=SUM([.AA32]+([.AA32]*[.AB12]))" table:style-name="ce49">
            <text:p><text:s/>$-<text:s/></text:p>
          </table:table-cell>
          <table:table-cell office:value-type="float" office:value="0" table:formula="of:=SUM([.AB32]+([.AB32]*[.AC12]))" table:style-name="ce49">
            <text:p><text:s/>$-<text:s/></text:p>
          </table:table-cell>
          <table:table-cell office:value-type="float" office:value="0" table:formula="of:=SUM([.AC32]+([.AC32]*[.AD12]))" table:style-name="ce49">
            <text:p><text:s/>$-<text:s/></text:p>
          </table:table-cell>
          <table:table-cell office:value-type="float" office:value="0" table:formula="of:=SUM([.AD32]+([.AD32]*[.AE12]))" table:style-name="ce49">
            <text:p><text:s/>$-<text:s/></text:p>
          </table:table-cell>
          <table:table-cell office:value-type="float" office:value="0" table:formula="of:=SUM([.AE32]+([.AE32]*[.AF12]))" table:style-name="ce49">
            <text:p><text:s/>$-<text:s/></text:p>
          </table:table-cell>
          <table:table-cell office:value-type="float" office:value="0" table:formula="of:=SUM([.AF32]+([.AF32]*[.AG12]))" table:style-name="ce49">
            <text:p><text:s/>$-<text:s/></text:p>
          </table:table-cell>
          <table:table-cell office:value-type="float" office:value="0" table:formula="of:=SUM([.AG32]+([.AG32]*[.AH12]))" table:style-name="ce49">
            <text:p><text:s/>$-<text:s/></text:p>
          </table:table-cell>
          <table:table-cell office:value-type="float" office:value="0" table:formula="of:=SUM([.AH32]+([.AH32]*[.AI12]))" table:style-name="ce50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style-name="ce51">
            <text:p>Capital Expendatures</text:p>
          </table:table-cell>
          <table:table-cell table:style-name="ce61"/>
          <table:table-cell office:value-type="string" table:style-name="ce61">
            <text:p>Monthly</text:p>
          </table:table-cell>
          <table:table-cell office:value-type="float" office:value="192.95138888888889" table:formula="of:=[CapEx.E15]" table:style-name="ce62">
            <text:p><text:s/>$193<text:s/></text:p>
          </table:table-cell>
          <table:table-cell office:value-type="float" office:value="2315.4166666666665" table:formula="of:=SUM(12*([.E33]+([.E33]*[.$F$12])))" table:style-name="ce46">
            <text:p><text:s/>$2,315<text:s/></text:p>
          </table:table-cell>
          <table:table-cell office:value-type="float" office:value="2384.8791666666666" table:formula="of:=SUM([.F33]+([.F33]*[.G12]))" table:style-name="ce49">
            <text:p><text:s/>$2,385<text:s/></text:p>
          </table:table-cell>
          <table:table-cell office:value-type="float" office:value="2456.4255416666665" table:formula="of:=SUM([.G33]+([.G33]*[.H12]))" table:style-name="ce49">
            <text:p><text:s/>$2,456<text:s/></text:p>
          </table:table-cell>
          <table:table-cell office:value-type="float" office:value="2530.1183079166667" table:formula="of:=SUM([.H33]+([.H33]*[.I12]))" table:style-name="ce49">
            <text:p><text:s/>$2,530<text:s/></text:p>
          </table:table-cell>
          <table:table-cell office:value-type="float" office:value="2606.0218571541668" table:formula="of:=SUM([.I33]+([.I33]*[.J12]))" table:style-name="ce49">
            <text:p><text:s/>$2,606<text:s/></text:p>
          </table:table-cell>
          <table:table-cell office:value-type="float" office:value="2684.2025128687919" table:formula="of:=SUM([.J33]+([.J33]*[.K12]))" table:style-name="ce49">
            <text:p><text:s/>$2,684<text:s/></text:p>
          </table:table-cell>
          <table:table-cell office:value-type="float" office:value="2764.7285882548558" table:formula="of:=SUM([.K33]+([.K33]*[.L12]))" table:style-name="ce49">
            <text:p><text:s/>$2,765<text:s/></text:p>
          </table:table-cell>
          <table:table-cell office:value-type="float" office:value="2847.6704459025013" table:formula="of:=SUM([.L33]+([.L33]*[.M12]))" table:style-name="ce49">
            <text:p><text:s/>$2,848<text:s/></text:p>
          </table:table-cell>
          <table:table-cell office:value-type="float" office:value="2933.1005592795764" table:formula="of:=SUM([.M33]+([.M33]*[.N12]))" table:style-name="ce49">
            <text:p><text:s/>$2,933<text:s/></text:p>
          </table:table-cell>
          <table:table-cell office:value-type="float" office:value="3021.0935760579637" table:formula="of:=SUM([.N33]+([.N33]*[.O12]))" table:style-name="ce49">
            <text:p><text:s/>$3,021<text:s/></text:p>
          </table:table-cell>
          <table:table-cell office:value-type="float" office:value="3111.7263833397028" table:formula="of:=SUM([.O33]+([.O33]*[.P12]))" table:style-name="ce49">
            <text:p><text:s/>$3,112<text:s/></text:p>
          </table:table-cell>
          <table:table-cell office:value-type="float" office:value="3205.078174839894" table:formula="of:=SUM([.P33]+([.P33]*[.Q12]))" table:style-name="ce49">
            <text:p><text:s/>$3,205<text:s/></text:p>
          </table:table-cell>
          <table:table-cell office:value-type="float" office:value="3301.230520085091" table:formula="of:=SUM([.Q33]+([.Q33]*[.R12]))" table:style-name="ce49">
            <text:p><text:s/>$3,301<text:s/></text:p>
          </table:table-cell>
          <table:table-cell office:value-type="float" office:value="3400.2674356876437" table:formula="of:=SUM([.R33]+([.R33]*[.S12]))" table:style-name="ce49">
            <text:p><text:s/>$3,400<text:s/></text:p>
          </table:table-cell>
          <table:table-cell office:value-type="float" office:value="3502.2754587582731" table:formula="of:=SUM([.S33]+([.S33]*[.T12]))" table:style-name="ce49">
            <text:p><text:s/>$3,502<text:s/></text:p>
          </table:table-cell>
          <table:table-cell office:value-type="float" office:value="3607.3437225210214" table:formula="of:=SUM([.T33]+([.T33]*[.U12]))" table:style-name="ce49">
            <text:p><text:s/>$3,607<text:s/></text:p>
          </table:table-cell>
          <table:table-cell office:value-type="float" office:value="3715.5640341966518" table:formula="of:=SUM([.U33]+([.U33]*[.V12]))" table:style-name="ce49">
            <text:p><text:s/>$3,716<text:s/></text:p>
          </table:table-cell>
          <table:table-cell office:value-type="float" office:value="3827.0309552225513" table:formula="of:=SUM([.V33]+([.V33]*[.W12]))" table:style-name="ce49">
            <text:p><text:s/>$3,827<text:s/></text:p>
          </table:table-cell>
          <table:table-cell office:value-type="float" office:value="3941.8418838792277" table:formula="of:=SUM([.W33]+([.W33]*[.X12]))" table:style-name="ce49">
            <text:p><text:s/>$3,942<text:s/></text:p>
          </table:table-cell>
          <table:table-cell office:value-type="float" office:value="4060.0971403956046" table:formula="of:=SUM([.X33]+([.X33]*[.Y12]))" table:style-name="ce49">
            <text:p><text:s/>$4,060<text:s/></text:p>
          </table:table-cell>
          <table:table-cell office:value-type="float" office:value="4181.9000546074731" table:formula="of:=SUM([.Y33]+([.Y33]*[.Z12]))" table:style-name="ce49">
            <text:p><text:s/>$4,182<text:s/></text:p>
          </table:table-cell>
          <table:table-cell office:value-type="float" office:value="4307.3570562456971" table:formula="of:=SUM([.Z33]+([.Z33]*[.AA12]))" table:style-name="ce49">
            <text:p><text:s/>$4,307<text:s/></text:p>
          </table:table-cell>
          <table:table-cell office:value-type="float" office:value="4436.5777679330677" table:formula="of:=SUM([.AA33]+([.AA33]*[.AB12]))" table:style-name="ce49">
            <text:p><text:s/>$4,437<text:s/></text:p>
          </table:table-cell>
          <table:table-cell office:value-type="float" office:value="4569.6751009710597" table:formula="of:=SUM([.AB33]+([.AB33]*[.AC12]))" table:style-name="ce49">
            <text:p><text:s/>$4,570<text:s/></text:p>
          </table:table-cell>
          <table:table-cell office:value-type="float" office:value="4706.7653540001911" table:formula="of:=SUM([.AC33]+([.AC33]*[.AD12]))" table:style-name="ce49">
            <text:p><text:s/>$4,707<text:s/></text:p>
          </table:table-cell>
          <table:table-cell office:value-type="float" office:value="4847.9683146201969" table:formula="of:=SUM([.AD33]+([.AD33]*[.AE12]))" table:style-name="ce49">
            <text:p><text:s/>$4,848<text:s/></text:p>
          </table:table-cell>
          <table:table-cell office:value-type="float" office:value="4993.4073640588031" table:formula="of:=SUM([.AE33]+([.AE33]*[.AF12]))" table:style-name="ce49">
            <text:p><text:s/>$4,993<text:s/></text:p>
          </table:table-cell>
          <table:table-cell office:value-type="float" office:value="5143.2095849805673" table:formula="of:=SUM([.AF33]+([.AF33]*[.AG12]))" table:style-name="ce49">
            <text:p><text:s/>$5,143<text:s/></text:p>
          </table:table-cell>
          <table:table-cell office:value-type="float" office:value="5297.5058725299841" table:formula="of:=SUM([.AG33]+([.AG33]*[.AH12]))" table:style-name="ce49">
            <text:p><text:s/>$5,298<text:s/></text:p>
          </table:table-cell>
          <table:table-cell office:value-type="float" office:value="5456.4310487058838" table:formula="of:=SUM([.AH33]+([.AH33]*[.AI12]))" table:style-name="ce63">
            <text:p><text:s/>$5,456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09">
            <text:p><text:s text:c="4"/><text:span text:style-name="T1">Total Expenses</text:span></text:p>
          </table:table-cell>
          <table:covered-table-cell/>
          <table:table-cell table:style-name="ce64"/>
          <table:table-cell office:value-type="float" office:value="192.95138888888889" table:formula="of:=SUM([.F34]/12)" table:style-name="ce65">
            <text:p><text:s/>$193<text:s/></text:p>
          </table:table-cell>
          <table:table-cell office:value-type="float" office:value="2315.4166666666665" table:formula="of:=SUM([.F24:.F33])" table:style-name="ce66">
            <text:p><text:s/>$2,315<text:s/></text:p>
          </table:table-cell>
          <table:table-cell office:value-type="float" office:value="2384.8791666666666" table:formula="of:=SUM([.G24:.G33])" table:style-name="ce67">
            <text:p><text:s/>$2,385<text:s/></text:p>
          </table:table-cell>
          <table:table-cell office:value-type="float" office:value="2456.4255416666665" table:formula="of:=SUM([.H24:.H33])" table:style-name="ce67">
            <text:p><text:s/>$2,456<text:s/></text:p>
          </table:table-cell>
          <table:table-cell office:value-type="float" office:value="2530.1183079166667" table:formula="of:=SUM([.I24:.I33])" table:style-name="ce67">
            <text:p><text:s/>$2,530<text:s/></text:p>
          </table:table-cell>
          <table:table-cell office:value-type="float" office:value="2606.0218571541668" table:formula="of:=SUM([.J24:.J33])" table:style-name="ce67">
            <text:p><text:s/>$2,606<text:s/></text:p>
          </table:table-cell>
          <table:table-cell office:value-type="float" office:value="2684.2025128687919" table:formula="of:=SUM([.K24:.K33])" table:style-name="ce67">
            <text:p><text:s/>$2,684<text:s/></text:p>
          </table:table-cell>
          <table:table-cell office:value-type="float" office:value="2764.7285882548558" table:formula="of:=SUM([.L24:.L33])" table:style-name="ce67">
            <text:p><text:s/>$2,765<text:s/></text:p>
          </table:table-cell>
          <table:table-cell office:value-type="float" office:value="2847.6704459025013" table:formula="of:=SUM([.M24:.M33])" table:style-name="ce67">
            <text:p><text:s/>$2,848<text:s/></text:p>
          </table:table-cell>
          <table:table-cell office:value-type="float" office:value="2933.1005592795764" table:formula="of:=SUM([.N24:.N33])" table:style-name="ce67">
            <text:p><text:s/>$2,933<text:s/></text:p>
          </table:table-cell>
          <table:table-cell office:value-type="float" office:value="3021.0935760579637" table:formula="of:=SUM([.O24:.O33])" table:style-name="ce67">
            <text:p><text:s/>$3,021<text:s/></text:p>
          </table:table-cell>
          <table:table-cell office:value-type="float" office:value="3111.7263833397028" table:formula="of:=SUM([.P24:.P33])" table:style-name="ce67">
            <text:p><text:s/>$3,112<text:s/></text:p>
          </table:table-cell>
          <table:table-cell office:value-type="float" office:value="3205.078174839894" table:formula="of:=SUM([.Q24:.Q33])" table:style-name="ce67">
            <text:p><text:s/>$3,205<text:s/></text:p>
          </table:table-cell>
          <table:table-cell office:value-type="float" office:value="3301.230520085091" table:formula="of:=SUM([.R24:.R33])" table:style-name="ce67">
            <text:p><text:s/>$3,301<text:s/></text:p>
          </table:table-cell>
          <table:table-cell office:value-type="float" office:value="3400.2674356876437" table:formula="of:=SUM([.S24:.S33])" table:style-name="ce67">
            <text:p><text:s/>$3,400<text:s/></text:p>
          </table:table-cell>
          <table:table-cell office:value-type="float" office:value="3502.2754587582731" table:formula="of:=SUM([.T24:.T33])" table:style-name="ce67">
            <text:p><text:s/>$3,502<text:s/></text:p>
          </table:table-cell>
          <table:table-cell office:value-type="float" office:value="3607.3437225210214" table:formula="of:=SUM([.U24:.U33])" table:style-name="ce67">
            <text:p><text:s/>$3,607<text:s/></text:p>
          </table:table-cell>
          <table:table-cell office:value-type="float" office:value="3715.5640341966518" table:formula="of:=SUM([.V24:.V33])" table:style-name="ce67">
            <text:p><text:s/>$3,716<text:s/></text:p>
          </table:table-cell>
          <table:table-cell office:value-type="float" office:value="3827.0309552225513" table:formula="of:=SUM([.W24:.W33])" table:style-name="ce67">
            <text:p><text:s/>$3,827<text:s/></text:p>
          </table:table-cell>
          <table:table-cell office:value-type="float" office:value="3941.8418838792277" table:formula="of:=SUM([.X24:.X33])" table:style-name="ce67">
            <text:p><text:s/>$3,942<text:s/></text:p>
          </table:table-cell>
          <table:table-cell office:value-type="float" office:value="4060.0971403956046" table:formula="of:=SUM([.Y24:.Y33])" table:style-name="ce67">
            <text:p><text:s/>$4,060<text:s/></text:p>
          </table:table-cell>
          <table:table-cell office:value-type="float" office:value="4181.9000546074731" table:formula="of:=SUM([.Z24:.Z33])" table:style-name="ce67">
            <text:p><text:s/>$4,182<text:s/></text:p>
          </table:table-cell>
          <table:table-cell office:value-type="float" office:value="4307.3570562456971" table:formula="of:=SUM([.AA24:.AA33])" table:style-name="ce67">
            <text:p><text:s/>$4,307<text:s/></text:p>
          </table:table-cell>
          <table:table-cell office:value-type="float" office:value="4436.5777679330677" table:formula="of:=SUM([.AB24:.AB33])" table:style-name="ce67">
            <text:p><text:s/>$4,437<text:s/></text:p>
          </table:table-cell>
          <table:table-cell office:value-type="float" office:value="4569.6751009710597" table:formula="of:=SUM([.AC24:.AC33])" table:style-name="ce67">
            <text:p><text:s/>$4,570<text:s/></text:p>
          </table:table-cell>
          <table:table-cell office:value-type="float" office:value="4706.7653540001911" table:formula="of:=SUM([.AD24:.AD33])" table:style-name="ce67">
            <text:p><text:s/>$4,707<text:s/></text:p>
          </table:table-cell>
          <table:table-cell office:value-type="float" office:value="4847.9683146201969" table:formula="of:=SUM([.AE24:.AE33])" table:style-name="ce67">
            <text:p><text:s/>$4,848<text:s/></text:p>
          </table:table-cell>
          <table:table-cell office:value-type="float" office:value="4993.4073640588031" table:formula="of:=SUM([.AF24:.AF33])" table:style-name="ce67">
            <text:p><text:s/>$4,993<text:s/></text:p>
          </table:table-cell>
          <table:table-cell office:value-type="float" office:value="5143.2095849805673" table:formula="of:=SUM([.AG24:.AG33])" table:style-name="ce67">
            <text:p><text:s/>$5,143<text:s/></text:p>
          </table:table-cell>
          <table:table-cell office:value-type="float" office:value="5297.5058725299841" table:formula="of:=SUM([.AH24:.AH33])" table:style-name="ce67">
            <text:p><text:s/>$5,298<text:s/></text:p>
          </table:table-cell>
          <table:table-cell office:value-type="float" office:value="5456.4310487058838" table:formula="of:=SUM([.AI24:.AI33])" table:style-name="ce68">
            <text:p><text:s/>$5,456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69"/>
          <table:table-cell table:number-columns-repeated="19" table:style-name="ce28"/>
          <table:table-cell table:number-columns-repeated="9" table:style-name="ce45"/>
          <table:table-cell table:style-name="ce70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78">
            <text:p>Net Operating Income (NOI)</text:p>
          </table:table-cell>
          <table:covered-table-cell table:number-columns-repeated="3"/>
          <table:table-cell office:value-type="float" office:value="15684.583333333334" table:formula="of:=SUM([.F21]-[.F34])" table:style-name="ce66">
            <text:p><text:s/>$15,685<text:s/></text:p>
          </table:table-cell>
          <table:table-cell office:value-type="float" office:value="15975.120833333334" table:formula="of:=SUM([.G21]-[.G34])" table:style-name="ce71">
            <text:p><text:s/>$15,975<text:s/></text:p>
          </table:table-cell>
          <table:table-cell office:value-type="float" office:value="16270.774458333333" table:formula="of:=SUM([.H21]-[.H34])" table:style-name="ce71">
            <text:p><text:s/>$16,271<text:s/></text:p>
          </table:table-cell>
          <table:table-cell office:value-type="float" office:value="16571.625692083337" table:formula="of:=SUM([.I21]-[.I34])" table:style-name="ce71">
            <text:p><text:s/>$16,572<text:s/></text:p>
          </table:table-cell>
          <table:table-cell office:value-type="float" office:value="16877.757022845835" table:formula="of:=SUM([.J21]-[.J34])" table:style-name="ce71">
            <text:p><text:s/>$16,878<text:s/></text:p>
          </table:table-cell>
          <table:table-cell office:value-type="float" office:value="17189.251944731208" table:formula="of:=SUM([.K21]-[.K34])" table:style-name="ce71">
            <text:p><text:s/>$17,189<text:s/></text:p>
          </table:table-cell>
          <table:table-cell office:value-type="float" office:value="17506.194958497144" table:formula="of:=SUM([.L21]-[.L34])" table:style-name="ce71">
            <text:p><text:s/>$17,506<text:s/></text:p>
          </table:table-cell>
          <table:table-cell office:value-type="float" office:value="17828.67157178454" table:formula="of:=SUM([.M21]-[.M34])" table:style-name="ce71">
            <text:p><text:s/>$17,829<text:s/></text:p>
          </table:table-cell>
          <table:table-cell office:value-type="float" office:value="18156.768298761206" table:formula="of:=SUM([.N21]-[.N34])" table:style-name="ce71">
            <text:p><text:s/>$18,157<text:s/></text:p>
          </table:table-cell>
          <table:table-cell office:value-type="float" office:value="18490.572659143636" table:formula="of:=SUM([.O21]-[.O34])" table:style-name="ce71">
            <text:p><text:s/>$18,491<text:s/></text:p>
          </table:table-cell>
          <table:table-cell office:value-type="float" office:value="18830.173176565928" table:formula="of:=SUM([.P21]-[.P34])" table:style-name="ce71">
            <text:p><text:s/>$18,830<text:s/></text:p>
          </table:table-cell>
          <table:table-cell office:value-type="float" office:value="19175.659376263851" table:formula="of:=SUM([.Q21]-[.Q34])" table:style-name="ce71">
            <text:p><text:s/>$19,176<text:s/></text:p>
          </table:table-cell>
          <table:table-cell office:value-type="float" office:value="19527.121782040733" table:formula="of:=SUM([.R21]-[.R34])" table:style-name="ce71">
            <text:p><text:s/>$19,527<text:s/></text:p>
          </table:table-cell>
          <table:table-cell office:value-type="float" office:value="19884.651912480695" table:formula="of:=SUM([.S21]-[.S34])" table:style-name="ce71">
            <text:p><text:s/>$19,885<text:s/></text:p>
          </table:table-cell>
          <table:table-cell office:value-type="float" office:value="20248.342276373434" table:formula="of:=SUM([.T21]-[.T34])" table:style-name="ce71">
            <text:p><text:s/>$20,248<text:s/></text:p>
          </table:table-cell>
          <table:table-cell office:value-type="float" office:value="20618.286367313318" table:formula="of:=SUM([.U21]-[.U34])" table:style-name="ce71">
            <text:p><text:s/>$20,618<text:s/></text:p>
          </table:table-cell>
          <table:table-cell office:value-type="float" office:value="20994.578657434373" table:formula="of:=SUM([.V21]-[.V34])" table:style-name="ce71">
            <text:p><text:s/>$20,995<text:s/></text:p>
          </table:table-cell>
          <table:table-cell office:value-type="float" office:value="21377.314590241094" table:formula="of:=SUM([.W21]-[.W34])" table:style-name="ce71">
            <text:p><text:s/>$21,377<text:s/></text:p>
          </table:table-cell>
          <table:table-cell office:value-type="float" office:value="21766.590572493693" table:formula="of:=SUM([.X21]-[.X34])" table:style-name="ce71">
            <text:p><text:s/>$21,767<text:s/></text:p>
          </table:table-cell>
          <table:table-cell office:value-type="float" office:value="22162.503965104777" table:formula="of:=SUM([.Y21]-[.Y34])" table:style-name="ce71">
            <text:p><text:s/>$22,163<text:s/></text:p>
          </table:table-cell>
          <table:table-cell office:value-type="float" office:value="22565.153073002912" table:formula="of:=SUM([.Z21]-[.Z34])" table:style-name="ce71">
            <text:p><text:s/>$22,565<text:s/></text:p>
          </table:table-cell>
          <table:table-cell office:value-type="float" office:value="22974.637133916898" table:formula="of:=SUM([.AA21]-[.AA34])" table:style-name="ce71">
            <text:p><text:s/>$22,975<text:s/></text:p>
          </table:table-cell>
          <table:table-cell office:value-type="float" office:value="23391.056306032777" table:formula="of:=SUM([.AB21]-[.AB34])" table:style-name="ce71">
            <text:p><text:s/>$23,391<text:s/></text:p>
          </table:table-cell>
          <table:table-cell office:value-type="float" office:value="23814.511654474099" table:formula="of:=SUM([.AC21]-[.AC34])" table:style-name="ce71">
            <text:p><text:s/>$23,815<text:s/></text:p>
          </table:table-cell>
          <table:table-cell office:value-type="float" office:value="24245.10513655387" table:formula="of:=SUM([.AD21]-[.AD34])" table:style-name="ce71">
            <text:p><text:s/>$24,245<text:s/></text:p>
          </table:table-cell>
          <table:table-cell office:value-type="float" office:value="24682.939585744945" table:formula="of:=SUM([.AE21]-[.AE34])" table:style-name="ce71">
            <text:p><text:s/>$24,683<text:s/></text:p>
          </table:table-cell>
          <table:table-cell office:value-type="float" office:value="25128.118694313642" table:formula="of:=SUM([.AF21]-[.AF34])" table:style-name="ce71">
            <text:p><text:s/>$25,128<text:s/></text:p>
          </table:table-cell>
          <table:table-cell office:value-type="float" office:value="25580.746994559326" table:formula="of:=SUM([.AG21]-[.AG34])" table:style-name="ce71">
            <text:p><text:s/>$25,581<text:s/></text:p>
          </table:table-cell>
          <table:table-cell office:value-type="float" office:value="26040.929838600707" table:formula="of:=SUM([.AH21]-[.AH34])" table:style-name="ce71">
            <text:p><text:s/>$26,041<text:s/></text:p>
          </table:table-cell>
          <table:table-cell office:value-type="float" office:value="26508.773376647419" table:formula="of:=SUM([.AI21]-[.AI34])" table:style-name="ce72">
            <text:p><text:s/>$26,509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46"/>
          <table:table-cell table:number-columns-repeated="19" table:style-name="ce28"/>
          <table:table-cell table:number-columns-repeated="9" table:style-name="ce45"/>
          <table:table-cell table:style-name="ce70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77">
            <text:p>Cash Flow</text:p>
          </table:table-cell>
          <table:covered-table-cell table:number-columns-repeated="3"/>
          <table:table-cell table:style-name="ce69"/>
          <table:table-cell table:number-columns-repeated="28" table:style-name="ce73"/>
          <table:table-cell table:style-name="ce74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NOI (Cash Available)</text:p>
          </table:table-cell>
          <table:covered-table-cell/>
          <table:table-cell table:style-name="ce3"/>
          <table:table-cell office:value-type="float" office:value="1307.0486111111111" table:formula="of:=SUM([.F36]/12)" table:style-name="ce45">
            <text:p><text:s/>$1,307<text:s/></text:p>
          </table:table-cell>
          <table:table-cell office:value-type="float" office:value="15684.583333333334" table:formula="of:=[.F36]" table:style-name="ce46">
            <text:p><text:s/>$15,685<text:s/></text:p>
          </table:table-cell>
          <table:table-cell office:value-type="float" office:value="15975.120833333334" table:formula="of:=[.G36]" table:style-name="ce45">
            <text:p><text:s/>$15,975<text:s/></text:p>
          </table:table-cell>
          <table:table-cell office:value-type="float" office:value="16270.774458333333" table:formula="of:=[.H36]" table:style-name="ce45">
            <text:p><text:s/>$16,271<text:s/></text:p>
          </table:table-cell>
          <table:table-cell office:value-type="float" office:value="16571.625692083337" table:formula="of:=[.I36]" table:style-name="ce45">
            <text:p><text:s/>$16,572<text:s/></text:p>
          </table:table-cell>
          <table:table-cell office:value-type="float" office:value="16877.757022845835" table:formula="of:=[.J36]" table:style-name="ce45">
            <text:p><text:s/>$16,878<text:s/></text:p>
          </table:table-cell>
          <table:table-cell office:value-type="float" office:value="17189.251944731208" table:formula="of:=[.K36]" table:style-name="ce45">
            <text:p><text:s/>$17,189<text:s/></text:p>
          </table:table-cell>
          <table:table-cell office:value-type="float" office:value="17506.194958497144" table:formula="of:=[.L36]" table:style-name="ce45">
            <text:p><text:s/>$17,506<text:s/></text:p>
          </table:table-cell>
          <table:table-cell office:value-type="float" office:value="17828.67157178454" table:formula="of:=[.M36]" table:style-name="ce45">
            <text:p><text:s/>$17,829<text:s/></text:p>
          </table:table-cell>
          <table:table-cell office:value-type="float" office:value="18156.768298761206" table:formula="of:=[.N36]" table:style-name="ce45">
            <text:p><text:s/>$18,157<text:s/></text:p>
          </table:table-cell>
          <table:table-cell office:value-type="float" office:value="18490.572659143636" table:formula="of:=[.O36]" table:style-name="ce45">
            <text:p><text:s/>$18,491<text:s/></text:p>
          </table:table-cell>
          <table:table-cell office:value-type="float" office:value="18830.173176565928" table:formula="of:=[.P36]" table:style-name="ce45">
            <text:p><text:s/>$18,830<text:s/></text:p>
          </table:table-cell>
          <table:table-cell office:value-type="float" office:value="19175.659376263851" table:formula="of:=[.Q36]" table:style-name="ce45">
            <text:p><text:s/>$19,176<text:s/></text:p>
          </table:table-cell>
          <table:table-cell office:value-type="float" office:value="19527.121782040733" table:formula="of:=[.R36]" table:style-name="ce45">
            <text:p><text:s/>$19,527<text:s/></text:p>
          </table:table-cell>
          <table:table-cell office:value-type="float" office:value="19884.651912480695" table:formula="of:=[.S36]" table:style-name="ce45">
            <text:p><text:s/>$19,885<text:s/></text:p>
          </table:table-cell>
          <table:table-cell office:value-type="float" office:value="20248.342276373434" table:formula="of:=[.T36]" table:style-name="ce45">
            <text:p><text:s/>$20,248<text:s/></text:p>
          </table:table-cell>
          <table:table-cell office:value-type="float" office:value="20618.286367313318" table:formula="of:=[.U36]" table:style-name="ce45">
            <text:p><text:s/>$20,618<text:s/></text:p>
          </table:table-cell>
          <table:table-cell office:value-type="float" office:value="20994.578657434373" table:formula="of:=[.V36]" table:style-name="ce45">
            <text:p><text:s/>$20,995<text:s/></text:p>
          </table:table-cell>
          <table:table-cell office:value-type="float" office:value="21377.314590241094" table:formula="of:=[.W36]" table:style-name="ce45">
            <text:p><text:s/>$21,377<text:s/></text:p>
          </table:table-cell>
          <table:table-cell office:value-type="float" office:value="21766.590572493693" table:formula="of:=[.X36]" table:style-name="ce45">
            <text:p><text:s/>$21,767<text:s/></text:p>
          </table:table-cell>
          <table:table-cell office:value-type="float" office:value="22162.503965104777" table:formula="of:=[.Y36]" table:style-name="ce45">
            <text:p><text:s/>$22,163<text:s/></text:p>
          </table:table-cell>
          <table:table-cell office:value-type="float" office:value="22565.153073002912" table:formula="of:=[.Z36]" table:style-name="ce45">
            <text:p><text:s/>$22,565<text:s/></text:p>
          </table:table-cell>
          <table:table-cell office:value-type="float" office:value="22974.637133916898" table:formula="of:=[.AA36]" table:style-name="ce45">
            <text:p><text:s/>$22,975<text:s/></text:p>
          </table:table-cell>
          <table:table-cell office:value-type="float" office:value="23391.056306032777" table:formula="of:=[.AB36]" table:style-name="ce45">
            <text:p><text:s/>$23,391<text:s/></text:p>
          </table:table-cell>
          <table:table-cell office:value-type="float" office:value="23814.511654474099" table:formula="of:=[.AC36]" table:style-name="ce45">
            <text:p><text:s/>$23,815<text:s/></text:p>
          </table:table-cell>
          <table:table-cell office:value-type="float" office:value="24245.10513655387" table:formula="of:=[.AD36]" table:style-name="ce45">
            <text:p><text:s/>$24,245<text:s/></text:p>
          </table:table-cell>
          <table:table-cell office:value-type="float" office:value="24682.939585744945" table:formula="of:=[.AE36]" table:style-name="ce45">
            <text:p><text:s/>$24,683<text:s/></text:p>
          </table:table-cell>
          <table:table-cell office:value-type="float" office:value="25128.118694313642" table:formula="of:=[.AF36]" table:style-name="ce45">
            <text:p><text:s/>$25,128<text:s/></text:p>
          </table:table-cell>
          <table:table-cell office:value-type="float" office:value="25580.746994559326" table:formula="of:=[.AG36]" table:style-name="ce45">
            <text:p><text:s/>$25,581<text:s/></text:p>
          </table:table-cell>
          <table:table-cell office:value-type="float" office:value="26040.929838600707" table:formula="of:=[.AH36]" table:style-name="ce45">
            <text:p><text:s/>$26,041<text:s/></text:p>
          </table:table-cell>
          <table:table-cell office:value-type="float" office:value="26508.773376647419" table:formula="of:=[.AI36]" table:style-name="ce47">
            <text:p><text:s/>$26,509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110">
            <text:p>Mortgage</text:p>
          </table:table-cell>
          <table:covered-table-cell/>
          <table:table-cell table:style-name="ce3"/>
          <table:table-cell office:value-type="float" office:value="0" table:formula="of:=[.H8]" table:style-name="ce45">
            <text:p><text:s/>#DIV/0!<text:s/></text:p>
          </table:table-cell>
          <table:table-cell office:value-type="float" office:value="0" table:formula="of:=SUM([.E40]*12)" table:style-name="ce46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5">
            <text:p><text:s/>#DIV/0!<text:s/></text:p>
          </table:table-cell>
          <table:table-cell office:value-type="float" office:value="0" table:formula="of:=SUM([.$E$40]*12)" table:style-name="ce47">
            <text:p><text:s/>#DIV/0!<text:s/></text:p>
          </table:table-cell>
          <table:table-cell table:number-columns-repeated="16349"/>
        </table:table-row>
        <table:table-row table:style-name="ro2">
          <table:table-cell table:style-name="ce75"/>
          <table:table-cell office:value-type="string" table:number-columns-spanned="2" table:number-rows-spanned="1" table:style-name="ce116">
            <text:p><text:s text:c="4"/>Total Cash Flow</text:p>
          </table:table-cell>
          <table:covered-table-cell/>
          <table:table-cell table:style-name="ce76"/>
          <table:table-cell office:value-type="float" office:value="0" table:formula="of:=SUM([.E39]-[.E40])" table:style-name="ce77">
            <text:p><text:s/>#DIV/0!<text:s/></text:p>
          </table:table-cell>
          <table:table-cell office:value-type="float" office:value="0" table:formula="of:=SUM([.F39]-[.F40])" table:style-name="ce78">
            <text:p><text:s/>#DIV/0!<text:s/></text:p>
          </table:table-cell>
          <table:table-cell office:value-type="float" office:value="0" table:formula="of:=SUM([.G39]-[.G40])" table:style-name="ce77">
            <text:p><text:s/>#DIV/0!<text:s/></text:p>
          </table:table-cell>
          <table:table-cell office:value-type="float" office:value="0" table:formula="of:=SUM([.H39]-[.H40])" table:style-name="ce77">
            <text:p><text:s/>#DIV/0!<text:s/></text:p>
          </table:table-cell>
          <table:table-cell office:value-type="float" office:value="0" table:formula="of:=SUM([.I39]-[.I40])" table:style-name="ce77">
            <text:p><text:s/>#DIV/0!<text:s/></text:p>
          </table:table-cell>
          <table:table-cell office:value-type="float" office:value="0" table:formula="of:=SUM([.J39]-[.J40])" table:style-name="ce77">
            <text:p><text:s/>#DIV/0!<text:s/></text:p>
          </table:table-cell>
          <table:table-cell office:value-type="float" office:value="0" table:formula="of:=SUM([.K39]-[.K40])" table:style-name="ce77">
            <text:p><text:s/>#DIV/0!<text:s/></text:p>
          </table:table-cell>
          <table:table-cell office:value-type="float" office:value="0" table:formula="of:=SUM([.L39]-[.L40])" table:style-name="ce77">
            <text:p><text:s/>#DIV/0!<text:s/></text:p>
          </table:table-cell>
          <table:table-cell office:value-type="float" office:value="0" table:formula="of:=SUM([.M39]-[.M40])" table:style-name="ce77">
            <text:p><text:s/>#DIV/0!<text:s/></text:p>
          </table:table-cell>
          <table:table-cell office:value-type="float" office:value="0" table:formula="of:=SUM([.N39]-[.N40])" table:style-name="ce77">
            <text:p><text:s/>#DIV/0!<text:s/></text:p>
          </table:table-cell>
          <table:table-cell office:value-type="float" office:value="0" table:formula="of:=SUM([.O39]-[.O40])" table:style-name="ce77">
            <text:p><text:s/>#DIV/0!<text:s/></text:p>
          </table:table-cell>
          <table:table-cell office:value-type="float" office:value="0" table:formula="of:=SUM([.P39]-[.P40])" table:style-name="ce77">
            <text:p><text:s/>#DIV/0!<text:s/></text:p>
          </table:table-cell>
          <table:table-cell office:value-type="float" office:value="0" table:formula="of:=SUM([.Q39]-[.Q40])" table:style-name="ce77">
            <text:p><text:s/>#DIV/0!<text:s/></text:p>
          </table:table-cell>
          <table:table-cell office:value-type="float" office:value="0" table:formula="of:=SUM([.R39]-[.R40])" table:style-name="ce77">
            <text:p><text:s/>#DIV/0!<text:s/></text:p>
          </table:table-cell>
          <table:table-cell office:value-type="float" office:value="0" table:formula="of:=SUM([.S39]-[.S40])" table:style-name="ce77">
            <text:p><text:s/>#DIV/0!<text:s/></text:p>
          </table:table-cell>
          <table:table-cell office:value-type="float" office:value="0" table:formula="of:=SUM([.T39]-[.T40])" table:style-name="ce77">
            <text:p><text:s/>#DIV/0!<text:s/></text:p>
          </table:table-cell>
          <table:table-cell office:value-type="float" office:value="0" table:formula="of:=SUM([.U39]-[.U40])" table:style-name="ce77">
            <text:p><text:s/>#DIV/0!<text:s/></text:p>
          </table:table-cell>
          <table:table-cell office:value-type="float" office:value="0" table:formula="of:=SUM([.V39]-[.V40])" table:style-name="ce77">
            <text:p><text:s/>#DIV/0!<text:s/></text:p>
          </table:table-cell>
          <table:table-cell office:value-type="float" office:value="0" table:formula="of:=SUM([.W39]-[.W40])" table:style-name="ce77">
            <text:p><text:s/>#DIV/0!<text:s/></text:p>
          </table:table-cell>
          <table:table-cell office:value-type="float" office:value="0" table:formula="of:=SUM([.X39]-[.X40])" table:style-name="ce77">
            <text:p><text:s/>#DIV/0!<text:s/></text:p>
          </table:table-cell>
          <table:table-cell office:value-type="float" office:value="0" table:formula="of:=SUM([.Y39]-[.Y40])" table:style-name="ce77">
            <text:p><text:s/>#DIV/0!<text:s/></text:p>
          </table:table-cell>
          <table:table-cell office:value-type="float" office:value="0" table:formula="of:=SUM([.Z39]-[.Z40])" table:style-name="ce77">
            <text:p><text:s/>#DIV/0!<text:s/></text:p>
          </table:table-cell>
          <table:table-cell office:value-type="float" office:value="0" table:formula="of:=SUM([.AA39]-[.AA40])" table:style-name="ce77">
            <text:p><text:s/>#DIV/0!<text:s/></text:p>
          </table:table-cell>
          <table:table-cell office:value-type="float" office:value="0" table:formula="of:=SUM([.AB39]-[.AB40])" table:style-name="ce77">
            <text:p><text:s/>#DIV/0!<text:s/></text:p>
          </table:table-cell>
          <table:table-cell office:value-type="float" office:value="0" table:formula="of:=SUM([.AC39]-[.AC40])" table:style-name="ce77">
            <text:p><text:s/>#DIV/0!<text:s/></text:p>
          </table:table-cell>
          <table:table-cell office:value-type="float" office:value="0" table:formula="of:=SUM([.AD39]-[.AD40])" table:style-name="ce77">
            <text:p><text:s/>#DIV/0!<text:s/></text:p>
          </table:table-cell>
          <table:table-cell office:value-type="float" office:value="0" table:formula="of:=SUM([.AE39]-[.AE40])" table:style-name="ce77">
            <text:p><text:s/>#DIV/0!<text:s/></text:p>
          </table:table-cell>
          <table:table-cell office:value-type="float" office:value="0" table:formula="of:=SUM([.AF39]-[.AF40])" table:style-name="ce77">
            <text:p><text:s/>#DIV/0!<text:s/></text:p>
          </table:table-cell>
          <table:table-cell office:value-type="float" office:value="0" table:formula="of:=SUM([.AG39]-[.AG40])" table:style-name="ce77">
            <text:p><text:s/>#DIV/0!<text:s/></text:p>
          </table:table-cell>
          <table:table-cell office:value-type="float" office:value="0" table:formula="of:=SUM([.AH39]-[.AH40])" table:style-name="ce77">
            <text:p><text:s/>#DIV/0!<text:s/></text:p>
          </table:table-cell>
          <table:table-cell office:value-type="float" office:value="0" table:formula="of:=SUM([.AI39]-[.AI40])" table:style-name="ce79">
            <text:p><text:s/>#DIV/0!<text:s/></text:p>
          </table:table-cell>
          <table:table-cell table:number-columns-repeated="16349" table:style-name="ce75"/>
        </table:table-row>
        <table:table-row table:style-name="ro2">
          <table:table-cell table:style-name="ce80"/>
          <table:table-cell office:value-type="string" table:number-columns-spanned="2" table:number-rows-spanned="1" table:style-name="ce117">
            <text:p><text:s text:c="4"/>Cash ROI</text:p>
          </table:table-cell>
          <table:covered-table-cell/>
          <table:table-cell table:number-columns-repeated="2" table:style-name="ce81"/>
          <table:table-cell office:value-type="percentage" office:value="0" table:formula="of:=SUM([.F41]/[.$H$9])" table:style-name="ce82">
            <text:p>#DIV/0!</text:p>
          </table:table-cell>
          <table:table-cell office:value-type="percentage" office:value="0" table:formula="of:=SUM([.G41]/[.$H$9])" table:style-name="ce81">
            <text:p>#DIV/0!</text:p>
          </table:table-cell>
          <table:table-cell office:value-type="percentage" office:value="0" table:formula="of:=SUM([.H41]/[.$H$9])" table:style-name="ce81">
            <text:p>#DIV/0!</text:p>
          </table:table-cell>
          <table:table-cell office:value-type="percentage" office:value="0" table:formula="of:=SUM([.I41]/[.$H$9])" table:style-name="ce81">
            <text:p>#DIV/0!</text:p>
          </table:table-cell>
          <table:table-cell office:value-type="percentage" office:value="0" table:formula="of:=SUM([.J41]/[.$H$9])" table:style-name="ce81">
            <text:p>#DIV/0!</text:p>
          </table:table-cell>
          <table:table-cell office:value-type="percentage" office:value="0" table:formula="of:=SUM([.K41]/[.$H$9])" table:style-name="ce81">
            <text:p>#DIV/0!</text:p>
          </table:table-cell>
          <table:table-cell office:value-type="percentage" office:value="0" table:formula="of:=SUM([.L41]/[.$H$9])" table:style-name="ce81">
            <text:p>#DIV/0!</text:p>
          </table:table-cell>
          <table:table-cell office:value-type="percentage" office:value="0" table:formula="of:=SUM([.M41]/[.$H$9])" table:style-name="ce81">
            <text:p>#DIV/0!</text:p>
          </table:table-cell>
          <table:table-cell office:value-type="percentage" office:value="0" table:formula="of:=SUM([.N41]/[.$H$9])" table:style-name="ce81">
            <text:p>#DIV/0!</text:p>
          </table:table-cell>
          <table:table-cell office:value-type="percentage" office:value="0" table:formula="of:=SUM([.O41]/[.$H$9])" table:style-name="ce81">
            <text:p>#DIV/0!</text:p>
          </table:table-cell>
          <table:table-cell office:value-type="percentage" office:value="0" table:formula="of:=SUM([.P41]/[.$H$9])" table:style-name="ce81">
            <text:p>#DIV/0!</text:p>
          </table:table-cell>
          <table:table-cell office:value-type="percentage" office:value="0" table:formula="of:=SUM([.Q41]/[.$H$9])" table:style-name="ce81">
            <text:p>#DIV/0!</text:p>
          </table:table-cell>
          <table:table-cell office:value-type="percentage" office:value="0" table:formula="of:=SUM([.R41]/[.$H$9])" table:style-name="ce81">
            <text:p>#DIV/0!</text:p>
          </table:table-cell>
          <table:table-cell office:value-type="percentage" office:value="0" table:formula="of:=SUM([.S41]/[.$H$9])" table:style-name="ce81">
            <text:p>#DIV/0!</text:p>
          </table:table-cell>
          <table:table-cell office:value-type="percentage" office:value="0" table:formula="of:=SUM([.T41]/[.$H$9])" table:style-name="ce81">
            <text:p>#DIV/0!</text:p>
          </table:table-cell>
          <table:table-cell office:value-type="percentage" office:value="0" table:formula="of:=SUM([.U41]/[.$H$9])" table:style-name="ce81">
            <text:p>#DIV/0!</text:p>
          </table:table-cell>
          <table:table-cell office:value-type="percentage" office:value="0" table:formula="of:=SUM([.V41]/[.$H$9])" table:style-name="ce81">
            <text:p>#DIV/0!</text:p>
          </table:table-cell>
          <table:table-cell office:value-type="percentage" office:value="0" table:formula="of:=SUM([.W41]/[.$H$9])" table:style-name="ce81">
            <text:p>#DIV/0!</text:p>
          </table:table-cell>
          <table:table-cell office:value-type="percentage" office:value="0" table:formula="of:=SUM([.X41]/[.$H$9])" table:style-name="ce81">
            <text:p>#DIV/0!</text:p>
          </table:table-cell>
          <table:table-cell office:value-type="percentage" office:value="0" table:formula="of:=SUM([.Y41]/[.$H$9])" table:style-name="ce81">
            <text:p>#DIV/0!</text:p>
          </table:table-cell>
          <table:table-cell office:value-type="percentage" office:value="0" table:formula="of:=SUM([.Z41]/[.$H$9])" table:style-name="ce81">
            <text:p>#DIV/0!</text:p>
          </table:table-cell>
          <table:table-cell office:value-type="percentage" office:value="0" table:formula="of:=SUM([.AA41]/[.$H$9])" table:style-name="ce81">
            <text:p>#DIV/0!</text:p>
          </table:table-cell>
          <table:table-cell office:value-type="percentage" office:value="0" table:formula="of:=SUM([.AB41]/[.$H$9])" table:style-name="ce81">
            <text:p>#DIV/0!</text:p>
          </table:table-cell>
          <table:table-cell office:value-type="percentage" office:value="0" table:formula="of:=SUM([.AC41]/[.$H$9])" table:style-name="ce81">
            <text:p>#DIV/0!</text:p>
          </table:table-cell>
          <table:table-cell office:value-type="percentage" office:value="0" table:formula="of:=SUM([.AD41]/[.$H$9])" table:style-name="ce81">
            <text:p>#DIV/0!</text:p>
          </table:table-cell>
          <table:table-cell office:value-type="percentage" office:value="0" table:formula="of:=SUM([.AE41]/[.$H$9])" table:style-name="ce81">
            <text:p>#DIV/0!</text:p>
          </table:table-cell>
          <table:table-cell office:value-type="percentage" office:value="0" table:formula="of:=SUM([.AF41]/[.$H$9])" table:style-name="ce81">
            <text:p>#DIV/0!</text:p>
          </table:table-cell>
          <table:table-cell office:value-type="percentage" office:value="0" table:formula="of:=SUM([.AG41]/[.$H$9])" table:style-name="ce81">
            <text:p>#DIV/0!</text:p>
          </table:table-cell>
          <table:table-cell office:value-type="percentage" office:value="0" table:formula="of:=SUM([.AH41]/[.$H$9])" table:style-name="ce81">
            <text:p>#DIV/0!</text:p>
          </table:table-cell>
          <table:table-cell office:value-type="percentage" office:value="0" table:formula="of:=SUM([.AI41]/[.$H$9])" table:style-name="ce83">
            <text:p>#DIV/0!</text:p>
          </table:table-cell>
          <table:table-cell table:number-columns-repeated="16349" table:style-name="ce80"/>
        </table:table-row>
        <table:table-row table:style-name="ro2">
          <table:table-cell table:style-name="ce84"/>
          <table:table-cell office:value-type="string" table:number-columns-spanned="2" table:number-rows-spanned="1" table:style-name="ce118">
            <text:p>Equity Accrued</text:p>
          </table:table-cell>
          <table:covered-table-cell/>
          <table:table-cell table:number-columns-repeated="2" table:style-name="ce85"/>
          <table:table-cell office:value-type="float" office:value="0" table:formula="of:=[Amortization.D10]" table:style-name="ce69">
            <text:p><text:s/>#DIV/0!<text:s/></text:p>
          </table:table-cell>
          <table:table-cell office:value-type="float" office:value="0" table:formula="of:=[Amortization.D11]" table:style-name="ce86">
            <text:p><text:s/>#DIV/0!<text:s/></text:p>
          </table:table-cell>
          <table:table-cell office:value-type="float" office:value="0" table:formula="of:=[Amortization.D12]" table:style-name="ce86">
            <text:p><text:s/>#DIV/0!<text:s/></text:p>
          </table:table-cell>
          <table:table-cell office:value-type="float" office:value="0" table:formula="of:=[Amortization.D13]" table:style-name="ce86">
            <text:p><text:s/>#DIV/0!<text:s/></text:p>
          </table:table-cell>
          <table:table-cell office:value-type="float" office:value="0" table:formula="of:=[Amortization.D14]" table:style-name="ce86">
            <text:p><text:s/>#DIV/0!<text:s/></text:p>
          </table:table-cell>
          <table:table-cell office:value-type="float" office:value="0" table:formula="of:=[Amortization.D15]" table:style-name="ce86">
            <text:p><text:s/>#DIV/0!<text:s/></text:p>
          </table:table-cell>
          <table:table-cell office:value-type="float" office:value="0" table:formula="of:=[Amortization.D16]" table:style-name="ce86">
            <text:p><text:s/>#DIV/0!<text:s/></text:p>
          </table:table-cell>
          <table:table-cell office:value-type="float" office:value="0" table:formula="of:=[Amortization.D17]" table:style-name="ce86">
            <text:p><text:s/>#DIV/0!<text:s/></text:p>
          </table:table-cell>
          <table:table-cell office:value-type="float" office:value="0" table:formula="of:=[Amortization.D18]" table:style-name="ce86">
            <text:p><text:s/>#DIV/0!<text:s/></text:p>
          </table:table-cell>
          <table:table-cell office:value-type="float" office:value="0" table:formula="of:=[Amortization.D19]" table:style-name="ce86">
            <text:p><text:s/>#DIV/0!<text:s/></text:p>
          </table:table-cell>
          <table:table-cell office:value-type="float" office:value="0" table:formula="of:=[Amortization.D20]" table:style-name="ce86">
            <text:p><text:s/>#DIV/0!<text:s/></text:p>
          </table:table-cell>
          <table:table-cell office:value-type="float" office:value="0" table:formula="of:=[Amortization.D21]" table:style-name="ce86">
            <text:p><text:s/>#DIV/0!<text:s/></text:p>
          </table:table-cell>
          <table:table-cell office:value-type="float" office:value="0" table:formula="of:=[Amortization.D22]" table:style-name="ce86">
            <text:p><text:s/>#DIV/0!<text:s/></text:p>
          </table:table-cell>
          <table:table-cell office:value-type="float" office:value="0" table:formula="of:=[Amortization.D23]" table:style-name="ce86">
            <text:p><text:s/>#DIV/0!<text:s/></text:p>
          </table:table-cell>
          <table:table-cell office:value-type="float" office:value="0" table:formula="of:=[Amortization.D24]" table:style-name="ce86">
            <text:p><text:s/>#DIV/0!<text:s/></text:p>
          </table:table-cell>
          <table:table-cell office:value-type="float" office:value="0" table:formula="of:=[Amortization.D25]" table:style-name="ce86">
            <text:p><text:s/>#DIV/0!<text:s/></text:p>
          </table:table-cell>
          <table:table-cell office:value-type="float" office:value="0" table:formula="of:=[Amortization.D26]" table:style-name="ce86">
            <text:p><text:s/>#DIV/0!<text:s/></text:p>
          </table:table-cell>
          <table:table-cell office:value-type="float" office:value="0" table:formula="of:=[Amortization.D27]" table:style-name="ce86">
            <text:p><text:s/>#DIV/0!<text:s/></text:p>
          </table:table-cell>
          <table:table-cell office:value-type="float" office:value="0" table:formula="of:=[Amortization.D28]" table:style-name="ce86">
            <text:p><text:s/>#DIV/0!<text:s/></text:p>
          </table:table-cell>
          <table:table-cell office:value-type="float" office:value="0" table:formula="of:=[Amortization.D29]" table:style-name="ce86">
            <text:p><text:s/>#DIV/0!<text:s/></text:p>
          </table:table-cell>
          <table:table-cell office:value-type="float" office:value="0" table:formula="of:=[Amortization.D30]" table:style-name="ce86">
            <text:p><text:s/>#DIV/0!<text:s/></text:p>
          </table:table-cell>
          <table:table-cell office:value-type="float" office:value="0" table:formula="of:=[Amortization.D31]" table:style-name="ce86">
            <text:p><text:s/>#DIV/0!<text:s/></text:p>
          </table:table-cell>
          <table:table-cell office:value-type="float" office:value="0" table:formula="of:=[Amortization.D32]" table:style-name="ce86">
            <text:p><text:s/>#DIV/0!<text:s/></text:p>
          </table:table-cell>
          <table:table-cell office:value-type="float" office:value="0" table:formula="of:=[Amortization.D33]" table:style-name="ce86">
            <text:p><text:s/>#DIV/0!<text:s/></text:p>
          </table:table-cell>
          <table:table-cell office:value-type="float" office:value="0" table:formula="of:=[Amortization.D34]" table:style-name="ce86">
            <text:p><text:s/>#DIV/0!<text:s/></text:p>
          </table:table-cell>
          <table:table-cell office:value-type="float" office:value="0" table:formula="of:=[Amortization.D35]" table:style-name="ce86">
            <text:p><text:s/>#DIV/0!<text:s/></text:p>
          </table:table-cell>
          <table:table-cell office:value-type="float" office:value="0" table:formula="of:=[Amortization.D36]" table:style-name="ce86">
            <text:p><text:s/>#DIV/0!<text:s/></text:p>
          </table:table-cell>
          <table:table-cell office:value-type="float" office:value="0" table:formula="of:=[Amortization.D37]" table:style-name="ce86">
            <text:p><text:s/>#DIV/0!<text:s/></text:p>
          </table:table-cell>
          <table:table-cell office:value-type="float" office:value="0" table:formula="of:=[Amortization.D38]" table:style-name="ce86">
            <text:p><text:s/>#DIV/0!<text:s/></text:p>
          </table:table-cell>
          <table:table-cell office:value-type="float" office:value="0" table:formula="of:=[Amortization.D39]" table:style-name="ce87">
            <text:p><text:s/>#DIV/0!<text:s/></text:p>
          </table:table-cell>
          <table:table-cell table:number-columns-repeated="16349" table:style-name="ce84"/>
        </table:table-row>
        <table:table-row table:style-name="ro2">
          <table:table-cell table:style-name="ce84"/>
          <table:table-cell office:value-type="string" table:number-columns-spanned="2" table:number-rows-spanned="1" table:style-name="ce119">
            <text:p>Appreciation</text:p>
          </table:table-cell>
          <table:covered-table-cell/>
          <table:table-cell table:number-columns-repeated="2" table:style-name="ce88"/>
          <table:table-cell office:value-type="float" office:value="0" table:formula="of:=SUM([.F13]*[.$D$8])" table:style-name="ce46">
            <text:p><text:s/>$-<text:s/></text:p>
          </table:table-cell>
          <table:table-cell office:value-type="float" office:value="0" table:formula="of:=SUM(([.$D$8]+[.F44])*[.G13])" table:style-name="ce45">
            <text:p><text:s/>$-<text:s/></text:p>
          </table:table-cell>
          <table:table-cell office:value-type="float" office:value="0" table:formula="of:=SUM([.H13]*(SUM([.$F$44:.G44])+[.$D$8]))" table:style-name="ce45">
            <text:p><text:s/>$-<text:s/></text:p>
          </table:table-cell>
          <table:table-cell office:value-type="float" office:value="0" table:formula="of:=SUM([.I13]*(SUM([.$F$44:.H44])+[.$D$8]))" table:style-name="ce45">
            <text:p><text:s/>$-<text:s/></text:p>
          </table:table-cell>
          <table:table-cell office:value-type="float" office:value="0" table:formula="of:=SUM([.J13]*(SUM([.$F$44:.I44])+[.$D$8]))" table:style-name="ce45">
            <text:p><text:s/>$-<text:s/></text:p>
          </table:table-cell>
          <table:table-cell office:value-type="float" office:value="0" table:formula="of:=SUM([.K13]*(SUM([.$F$44:.J44])+[.$D$8]))" table:style-name="ce45">
            <text:p><text:s/>$-<text:s/></text:p>
          </table:table-cell>
          <table:table-cell office:value-type="float" office:value="0" table:formula="of:=SUM([.L13]*(SUM([.$F$44:.K44])+[.$D$8]))" table:style-name="ce45">
            <text:p><text:s/>$-<text:s/></text:p>
          </table:table-cell>
          <table:table-cell office:value-type="float" office:value="0" table:formula="of:=SUM([.M13]*(SUM([.$F$44:.L44])+[.$D$8]))" table:style-name="ce45">
            <text:p><text:s/>$-<text:s/></text:p>
          </table:table-cell>
          <table:table-cell office:value-type="float" office:value="0" table:formula="of:=SUM([.N13]*(SUM([.$F$44:.M44])+[.$D$8]))" table:style-name="ce45">
            <text:p><text:s/>$-<text:s/></text:p>
          </table:table-cell>
          <table:table-cell office:value-type="float" office:value="0" table:formula="of:=SUM([.O13]*(SUM([.$F$44:.N44])+[.$D$8]))" table:style-name="ce45">
            <text:p><text:s/>$-<text:s/></text:p>
          </table:table-cell>
          <table:table-cell office:value-type="float" office:value="0" table:formula="of:=SUM([.P13]*(SUM([.$F$44:.O44])+[.$D$8]))" table:style-name="ce45">
            <text:p><text:s/>$-<text:s/></text:p>
          </table:table-cell>
          <table:table-cell office:value-type="float" office:value="0" table:formula="of:=SUM([.Q13]*(SUM([.$F$44:.P44])+[.$D$8]))" table:style-name="ce45">
            <text:p><text:s/>$-<text:s/></text:p>
          </table:table-cell>
          <table:table-cell office:value-type="float" office:value="0" table:formula="of:=SUM([.R13]*(SUM([.$F$44:.Q44])+[.$D$8]))" table:style-name="ce45">
            <text:p><text:s/>$-<text:s/></text:p>
          </table:table-cell>
          <table:table-cell office:value-type="float" office:value="0" table:formula="of:=SUM([.S13]*(SUM([.$F$44:.R44])+[.$D$8]))" table:style-name="ce45">
            <text:p><text:s/>$-<text:s/></text:p>
          </table:table-cell>
          <table:table-cell office:value-type="float" office:value="0" table:formula="of:=SUM([.T13]*(SUM([.$F$44:.S44])+[.$D$8]))" table:style-name="ce45">
            <text:p><text:s/>$-<text:s/></text:p>
          </table:table-cell>
          <table:table-cell office:value-type="float" office:value="0" table:formula="of:=SUM([.U13]*(SUM([.$F$44:.T44])+[.$D$8]))" table:style-name="ce45">
            <text:p><text:s/>$-<text:s/></text:p>
          </table:table-cell>
          <table:table-cell office:value-type="float" office:value="0" table:formula="of:=SUM([.V13]*(SUM([.$F$44:.U44])+[.$D$8]))" table:style-name="ce45">
            <text:p><text:s/>$-<text:s/></text:p>
          </table:table-cell>
          <table:table-cell office:value-type="float" office:value="0" table:formula="of:=SUM([.W13]*(SUM([.$F$44:.V44])+[.$D$8]))" table:style-name="ce45">
            <text:p><text:s/>$-<text:s/></text:p>
          </table:table-cell>
          <table:table-cell office:value-type="float" office:value="0" table:formula="of:=SUM([.X13]*(SUM([.$F$44:.W44])+[.$D$8]))" table:style-name="ce45">
            <text:p><text:s/>$-<text:s/></text:p>
          </table:table-cell>
          <table:table-cell office:value-type="float" office:value="0" table:formula="of:=SUM([.Y13]*(SUM([.$F$44:.X44])+[.$D$8]))" table:style-name="ce45">
            <text:p><text:s/>$-<text:s/></text:p>
          </table:table-cell>
          <table:table-cell office:value-type="float" office:value="0" table:formula="of:=SUM([.Z13]*(SUM([.$F$44:.Y44])+[.$D$8]))" table:style-name="ce45">
            <text:p><text:s/>$-<text:s/></text:p>
          </table:table-cell>
          <table:table-cell office:value-type="float" office:value="0" table:formula="of:=SUM([.AA13]*(SUM([.$F$44:.Z44])+[.$D$8]))" table:style-name="ce45">
            <text:p><text:s/>$-<text:s/></text:p>
          </table:table-cell>
          <table:table-cell office:value-type="float" office:value="0" table:formula="of:=SUM([.AB13]*(SUM([.$F$44:.AA44])+[.$D$8]))" table:style-name="ce45">
            <text:p><text:s/>$-<text:s/></text:p>
          </table:table-cell>
          <table:table-cell office:value-type="float" office:value="0" table:formula="of:=SUM([.AC13]*(SUM([.$F$44:.AB44])+[.$D$8]))" table:style-name="ce45">
            <text:p><text:s/>$-<text:s/></text:p>
          </table:table-cell>
          <table:table-cell office:value-type="float" office:value="0" table:formula="of:=SUM([.AD13]*(SUM([.$F$44:.AC44])+[.$D$8]))" table:style-name="ce45">
            <text:p><text:s/>$-<text:s/></text:p>
          </table:table-cell>
          <table:table-cell office:value-type="float" office:value="0" table:formula="of:=SUM([.AE13]*(SUM([.$F$44:.AD44])+[.$D$8]))" table:style-name="ce45">
            <text:p><text:s/>$-<text:s/></text:p>
          </table:table-cell>
          <table:table-cell office:value-type="float" office:value="0" table:formula="of:=SUM([.AF13]*(SUM([.$F$44:.AE44])+[.$D$8]))" table:style-name="ce45">
            <text:p><text:s/>$-<text:s/></text:p>
          </table:table-cell>
          <table:table-cell office:value-type="float" office:value="0" table:formula="of:=SUM([.AG13]*(SUM([.$F$44:.AF44])+[.$D$8]))" table:style-name="ce45">
            <text:p><text:s/>$-<text:s/></text:p>
          </table:table-cell>
          <table:table-cell office:value-type="float" office:value="0" table:formula="of:=SUM([.AH13]*(SUM([.$F$44:.AG44])+[.$D$8]))" table:style-name="ce45">
            <text:p><text:s/>$-<text:s/></text:p>
          </table:table-cell>
          <table:table-cell office:value-type="float" office:value="0" table:formula="of:=SUM([.AI13]*(SUM([.$F$44:.AH44])+[.$D$8]))" table:style-name="ce47">
            <text:p><text:s/>$-<text:s/></text:p>
          </table:table-cell>
          <table:table-cell table:number-columns-repeated="16349" table:style-name="ce84"/>
        </table:table-row>
        <table:table-row table:style-name="ro2">
          <table:table-cell table:style-name="ce75"/>
          <table:table-cell office:value-type="string" table:number-columns-spanned="2" table:number-rows-spanned="1" table:style-name="ce116">
            <text:p><text:s text:c="4"/>Total Return</text:p>
          </table:table-cell>
          <table:covered-table-cell/>
          <table:table-cell table:number-columns-repeated="2" table:style-name="ce76"/>
          <table:table-cell office:value-type="float" office:value="0" table:formula="of:=SUM([.F41]+[.F43]+[.F44])" table:style-name="ce78">
            <text:p><text:s/>#DIV/0!<text:s/></text:p>
          </table:table-cell>
          <table:table-cell office:value-type="float" office:value="0" table:formula="of:=SUM([.G41]+[.G43]+[.G44])" table:style-name="ce77">
            <text:p><text:s/>#DIV/0!<text:s/></text:p>
          </table:table-cell>
          <table:table-cell office:value-type="float" office:value="0" table:formula="of:=SUM([.H41]+[.H43]+[.H44])" table:style-name="ce77">
            <text:p><text:s/>#DIV/0!<text:s/></text:p>
          </table:table-cell>
          <table:table-cell office:value-type="float" office:value="0" table:formula="of:=SUM([.I41]+[.I43]+[.I44])" table:style-name="ce77">
            <text:p><text:s/>#DIV/0!<text:s/></text:p>
          </table:table-cell>
          <table:table-cell office:value-type="float" office:value="0" table:formula="of:=SUM([.J41]+[.J43]+[.J44])" table:style-name="ce77">
            <text:p><text:s/>#DIV/0!<text:s/></text:p>
          </table:table-cell>
          <table:table-cell office:value-type="float" office:value="0" table:formula="of:=SUM([.K41]+[.K43]+[.K44])" table:style-name="ce77">
            <text:p><text:s/>#DIV/0!<text:s/></text:p>
          </table:table-cell>
          <table:table-cell office:value-type="float" office:value="0" table:formula="of:=SUM([.L41]+[.L43]+[.L44])" table:style-name="ce77">
            <text:p><text:s/>#DIV/0!<text:s/></text:p>
          </table:table-cell>
          <table:table-cell office:value-type="float" office:value="0" table:formula="of:=SUM([.M41]+[.M43]+[.M44])" table:style-name="ce77">
            <text:p><text:s/>#DIV/0!<text:s/></text:p>
          </table:table-cell>
          <table:table-cell office:value-type="float" office:value="0" table:formula="of:=SUM([.N41]+[.N43]+[.N44])" table:style-name="ce77">
            <text:p><text:s/>#DIV/0!<text:s/></text:p>
          </table:table-cell>
          <table:table-cell office:value-type="float" office:value="0" table:formula="of:=SUM([.O41]+[.O43]+[.O44])" table:style-name="ce77">
            <text:p><text:s/>#DIV/0!<text:s/></text:p>
          </table:table-cell>
          <table:table-cell office:value-type="float" office:value="0" table:formula="of:=SUM([.P41]+[.P43]+[.P44])" table:style-name="ce77">
            <text:p><text:s/>#DIV/0!<text:s/></text:p>
          </table:table-cell>
          <table:table-cell office:value-type="float" office:value="0" table:formula="of:=SUM([.Q41]+[.Q43]+[.Q44])" table:style-name="ce77">
            <text:p><text:s/>#DIV/0!<text:s/></text:p>
          </table:table-cell>
          <table:table-cell office:value-type="float" office:value="0" table:formula="of:=SUM([.R41]+[.R43]+[.R44])" table:style-name="ce77">
            <text:p><text:s/>#DIV/0!<text:s/></text:p>
          </table:table-cell>
          <table:table-cell office:value-type="float" office:value="0" table:formula="of:=SUM([.S41]+[.S43]+[.S44])" table:style-name="ce77">
            <text:p><text:s/>#DIV/0!<text:s/></text:p>
          </table:table-cell>
          <table:table-cell office:value-type="float" office:value="0" table:formula="of:=SUM([.T41]+[.T43]+[.T44])" table:style-name="ce77">
            <text:p><text:s/>#DIV/0!<text:s/></text:p>
          </table:table-cell>
          <table:table-cell office:value-type="float" office:value="0" table:formula="of:=SUM([.U41]+[.U43]+[.U44])" table:style-name="ce77">
            <text:p><text:s/>#DIV/0!<text:s/></text:p>
          </table:table-cell>
          <table:table-cell office:value-type="float" office:value="0" table:formula="of:=SUM([.V41]+[.V43]+[.V44])" table:style-name="ce77">
            <text:p><text:s/>#DIV/0!<text:s/></text:p>
          </table:table-cell>
          <table:table-cell office:value-type="float" office:value="0" table:formula="of:=SUM([.W41]+[.W43]+[.W44])" table:style-name="ce77">
            <text:p><text:s/>#DIV/0!<text:s/></text:p>
          </table:table-cell>
          <table:table-cell office:value-type="float" office:value="0" table:formula="of:=SUM([.X41]+[.X43]+[.X44])" table:style-name="ce77">
            <text:p><text:s/>#DIV/0!<text:s/></text:p>
          </table:table-cell>
          <table:table-cell office:value-type="float" office:value="0" table:formula="of:=SUM([.Y41]+[.Y43]+[.Y44])" table:style-name="ce77">
            <text:p><text:s/>#DIV/0!<text:s/></text:p>
          </table:table-cell>
          <table:table-cell office:value-type="float" office:value="0" table:formula="of:=SUM([.Z41]+[.Z43]+[.Z44])" table:style-name="ce77">
            <text:p><text:s/>#DIV/0!<text:s/></text:p>
          </table:table-cell>
          <table:table-cell office:value-type="float" office:value="0" table:formula="of:=SUM([.AA41]+[.AA43]+[.AA44])" table:style-name="ce77">
            <text:p><text:s/>#DIV/0!<text:s/></text:p>
          </table:table-cell>
          <table:table-cell office:value-type="float" office:value="0" table:formula="of:=SUM([.AB41]+[.AB43]+[.AB44])" table:style-name="ce77">
            <text:p><text:s/>#DIV/0!<text:s/></text:p>
          </table:table-cell>
          <table:table-cell office:value-type="float" office:value="0" table:formula="of:=SUM([.AC41]+[.AC43]+[.AC44])" table:style-name="ce77">
            <text:p><text:s/>#DIV/0!<text:s/></text:p>
          </table:table-cell>
          <table:table-cell office:value-type="float" office:value="0" table:formula="of:=SUM([.AD41]+[.AD43]+[.AD44])" table:style-name="ce77">
            <text:p><text:s/>#DIV/0!<text:s/></text:p>
          </table:table-cell>
          <table:table-cell office:value-type="float" office:value="0" table:formula="of:=SUM([.AE41]+[.AE43]+[.AE44])" table:style-name="ce77">
            <text:p><text:s/>#DIV/0!<text:s/></text:p>
          </table:table-cell>
          <table:table-cell office:value-type="float" office:value="0" table:formula="of:=SUM([.AF41]+[.AF43]+[.AF44])" table:style-name="ce77">
            <text:p><text:s/>#DIV/0!<text:s/></text:p>
          </table:table-cell>
          <table:table-cell office:value-type="float" office:value="0" table:formula="of:=SUM([.AG41]+[.AG43]+[.AG44])" table:style-name="ce77">
            <text:p><text:s/>#DIV/0!<text:s/></text:p>
          </table:table-cell>
          <table:table-cell office:value-type="float" office:value="0" table:formula="of:=SUM([.AH41]+[.AH43]+[.AH44])" table:style-name="ce77">
            <text:p><text:s/>#DIV/0!<text:s/></text:p>
          </table:table-cell>
          <table:table-cell office:value-type="float" office:value="0" table:formula="of:=SUM([.AI41]+[.AI43]+[.AI44])" table:style-name="ce79">
            <text:p><text:s/>#DIV/0!<text:s/></text:p>
          </table:table-cell>
          <table:table-cell table:number-columns-repeated="16349" table:style-name="ce75"/>
        </table:table-row>
        <table:table-row table:style-name="ro2">
          <table:table-cell table:style-name="ce80"/>
          <table:table-cell office:value-type="string" table:number-columns-spanned="2" table:number-rows-spanned="1" table:style-name="ce117">
            <text:p><text:s text:c="4"/>Total ROI</text:p>
          </table:table-cell>
          <table:covered-table-cell/>
          <table:table-cell table:number-columns-repeated="2" table:style-name="ce81"/>
          <table:table-cell office:value-type="percentage" office:value="0" table:formula="of:=SUM([.F45]/[.$H$9])" table:style-name="ce82">
            <text:p>#DIV/0!</text:p>
          </table:table-cell>
          <table:table-cell office:value-type="percentage" office:value="0" table:formula="of:=SUM([.G45]/[.$H$9])" table:style-name="ce81">
            <text:p>#DIV/0!</text:p>
          </table:table-cell>
          <table:table-cell office:value-type="percentage" office:value="0" table:formula="of:=SUM([.H45]/[.$H$9])" table:style-name="ce81">
            <text:p>#DIV/0!</text:p>
          </table:table-cell>
          <table:table-cell office:value-type="percentage" office:value="0" table:formula="of:=SUM([.I45]/[.$H$9])" table:style-name="ce81">
            <text:p>#DIV/0!</text:p>
          </table:table-cell>
          <table:table-cell office:value-type="percentage" office:value="0" table:formula="of:=SUM([.J45]/[.$H$9])" table:style-name="ce81">
            <text:p>#DIV/0!</text:p>
          </table:table-cell>
          <table:table-cell office:value-type="percentage" office:value="0" table:formula="of:=SUM([.K45]/[.$H$9])" table:style-name="ce81">
            <text:p>#DIV/0!</text:p>
          </table:table-cell>
          <table:table-cell office:value-type="percentage" office:value="0" table:formula="of:=SUM([.L45]/[.$H$9])" table:style-name="ce81">
            <text:p>#DIV/0!</text:p>
          </table:table-cell>
          <table:table-cell office:value-type="percentage" office:value="0" table:formula="of:=SUM([.M45]/[.$H$9])" table:style-name="ce81">
            <text:p>#DIV/0!</text:p>
          </table:table-cell>
          <table:table-cell office:value-type="percentage" office:value="0" table:formula="of:=SUM([.N45]/[.$H$9])" table:style-name="ce81">
            <text:p>#DIV/0!</text:p>
          </table:table-cell>
          <table:table-cell office:value-type="percentage" office:value="0" table:formula="of:=SUM([.O45]/[.$H$9])" table:style-name="ce81">
            <text:p>#DIV/0!</text:p>
          </table:table-cell>
          <table:table-cell office:value-type="percentage" office:value="0" table:formula="of:=SUM([.P45]/[.$H$9])" table:style-name="ce81">
            <text:p>#DIV/0!</text:p>
          </table:table-cell>
          <table:table-cell office:value-type="percentage" office:value="0" table:formula="of:=SUM([.Q45]/[.$H$9])" table:style-name="ce81">
            <text:p>#DIV/0!</text:p>
          </table:table-cell>
          <table:table-cell office:value-type="percentage" office:value="0" table:formula="of:=SUM([.R45]/[.$H$9])" table:style-name="ce81">
            <text:p>#DIV/0!</text:p>
          </table:table-cell>
          <table:table-cell office:value-type="percentage" office:value="0" table:formula="of:=SUM([.S45]/[.$H$9])" table:style-name="ce81">
            <text:p>#DIV/0!</text:p>
          </table:table-cell>
          <table:table-cell office:value-type="percentage" office:value="0" table:formula="of:=SUM([.T45]/[.$H$9])" table:style-name="ce81">
            <text:p>#DIV/0!</text:p>
          </table:table-cell>
          <table:table-cell office:value-type="percentage" office:value="0" table:formula="of:=SUM([.U45]/[.$H$9])" table:style-name="ce81">
            <text:p>#DIV/0!</text:p>
          </table:table-cell>
          <table:table-cell office:value-type="percentage" office:value="0" table:formula="of:=SUM([.V45]/[.$H$9])" table:style-name="ce81">
            <text:p>#DIV/0!</text:p>
          </table:table-cell>
          <table:table-cell office:value-type="percentage" office:value="0" table:formula="of:=SUM([.W45]/[.$H$9])" table:style-name="ce81">
            <text:p>#DIV/0!</text:p>
          </table:table-cell>
          <table:table-cell office:value-type="percentage" office:value="0" table:formula="of:=SUM([.X45]/[.$H$9])" table:style-name="ce81">
            <text:p>#DIV/0!</text:p>
          </table:table-cell>
          <table:table-cell office:value-type="percentage" office:value="0" table:formula="of:=SUM([.Y45]/[.$H$9])" table:style-name="ce81">
            <text:p>#DIV/0!</text:p>
          </table:table-cell>
          <table:table-cell office:value-type="percentage" office:value="0" table:formula="of:=SUM([.Z45]/[.$H$9])" table:style-name="ce81">
            <text:p>#DIV/0!</text:p>
          </table:table-cell>
          <table:table-cell office:value-type="percentage" office:value="0" table:formula="of:=SUM([.AA45]/[.$H$9])" table:style-name="ce81">
            <text:p>#DIV/0!</text:p>
          </table:table-cell>
          <table:table-cell office:value-type="percentage" office:value="0" table:formula="of:=SUM([.AB45]/[.$H$9])" table:style-name="ce81">
            <text:p>#DIV/0!</text:p>
          </table:table-cell>
          <table:table-cell office:value-type="percentage" office:value="0" table:formula="of:=SUM([.AC45]/[.$H$9])" table:style-name="ce81">
            <text:p>#DIV/0!</text:p>
          </table:table-cell>
          <table:table-cell office:value-type="percentage" office:value="0" table:formula="of:=SUM([.AD45]/[.$H$9])" table:style-name="ce81">
            <text:p>#DIV/0!</text:p>
          </table:table-cell>
          <table:table-cell office:value-type="percentage" office:value="0" table:formula="of:=SUM([.AE45]/[.$H$9])" table:style-name="ce81">
            <text:p>#DIV/0!</text:p>
          </table:table-cell>
          <table:table-cell office:value-type="percentage" office:value="0" table:formula="of:=SUM([.AF45]/[.$H$9])" table:style-name="ce81">
            <text:p>#DIV/0!</text:p>
          </table:table-cell>
          <table:table-cell office:value-type="percentage" office:value="0" table:formula="of:=SUM([.AG45]/[.$H$9])" table:style-name="ce81">
            <text:p>#DIV/0!</text:p>
          </table:table-cell>
          <table:table-cell office:value-type="percentage" office:value="0" table:formula="of:=SUM([.AH45]/[.$H$9])" table:style-name="ce81">
            <text:p>#DIV/0!</text:p>
          </table:table-cell>
          <table:table-cell office:value-type="percentage" office:value="0" table:formula="of:=SUM([.AI45]/[.$H$9])" table:style-name="ce83">
            <text:p>#DIV/0!</text:p>
          </table:table-cell>
          <table:table-cell table:number-columns-repeated="16349" table:style-name="ce80"/>
        </table:table-row>
        <table:table-row table:style-name="ro2">
          <table:table-cell/>
          <table:table-cell table:number-columns-repeated="4" table:style-name="ce2"/>
          <table:table-cell table:style-name="ce56"/>
          <table:table-cell table:number-columns-repeated="19" table:style-name="ce2"/>
          <table:table-cell table:number-columns-repeated="9" table:style-name="ce3"/>
          <table:table-cell table:style-name="ce5"/>
          <table:table-cell table:number-columns-repeated="16349"/>
        </table:table-row>
        <table:table-row table:style-name="ro2">
          <table:table-cell/>
          <table:table-cell office:value-type="string" table:style-name="ce89">
            <text:p>Property Statistics</text:p>
          </table:table-cell>
          <table:table-cell table:number-columns-repeated="3" table:style-name="ce90"/>
          <table:table-cell table:style-name="ce91"/>
          <table:table-cell table:number-columns-repeated="28" table:style-name="ce90"/>
          <table:table-cell table:style-name="ce92"/>
          <table:table-cell table:number-columns-repeated="16349"/>
        </table:table-row>
        <table:table-row table:style-name="ro2">
          <table:table-cell table:style-name="ce28"/>
          <table:table-cell office:value-type="string" table:number-columns-spanned="2" table:number-rows-spanned="1" table:style-name="ce120">
            <text:p>Property Value</text:p>
          </table:table-cell>
          <table:covered-table-cell/>
          <table:table-cell table:number-columns-repeated="2" table:style-name="ce45"/>
          <table:table-cell office:value-type="float" office:value="0" table:formula="of:=[.V3]" table:style-name="ce46">
            <text:p><text:s/>$-<text:s/></text:p>
          </table:table-cell>
          <table:table-cell office:value-type="float" office:value="0" table:formula="of:=SUM([.F49]+([.F49]*[.G13]))" table:style-name="ce45">
            <text:p><text:s/>$-<text:s/></text:p>
          </table:table-cell>
          <table:table-cell office:value-type="float" office:value="0" table:formula="of:=SUM([.G49]+([.G49]*[.H13]))" table:style-name="ce45">
            <text:p><text:s/>$-<text:s/></text:p>
          </table:table-cell>
          <table:table-cell office:value-type="float" office:value="0" table:formula="of:=SUM([.H49]+([.H49]*[.I13]))" table:style-name="ce45">
            <text:p><text:s/>$-<text:s/></text:p>
          </table:table-cell>
          <table:table-cell office:value-type="float" office:value="0" table:formula="of:=SUM([.I49]+([.I49]*[.J13]))" table:style-name="ce45">
            <text:p><text:s/>$-<text:s/></text:p>
          </table:table-cell>
          <table:table-cell office:value-type="float" office:value="0" table:formula="of:=SUM([.J49]+([.J49]*[.K13]))" table:style-name="ce45">
            <text:p><text:s/>$-<text:s/></text:p>
          </table:table-cell>
          <table:table-cell office:value-type="float" office:value="0" table:formula="of:=SUM([.K49]+([.K49]*[.L13]))" table:style-name="ce45">
            <text:p><text:s/>$-<text:s/></text:p>
          </table:table-cell>
          <table:table-cell office:value-type="float" office:value="0" table:formula="of:=SUM([.L49]+([.L49]*[.M13]))" table:style-name="ce45">
            <text:p><text:s/>$-<text:s/></text:p>
          </table:table-cell>
          <table:table-cell office:value-type="float" office:value="0" table:formula="of:=SUM([.M49]+([.M49]*[.N13]))" table:style-name="ce45">
            <text:p><text:s/>$-<text:s/></text:p>
          </table:table-cell>
          <table:table-cell office:value-type="float" office:value="0" table:formula="of:=SUM([.N49]+([.N49]*[.O13]))" table:style-name="ce45">
            <text:p><text:s/>$-<text:s/></text:p>
          </table:table-cell>
          <table:table-cell office:value-type="float" office:value="0" table:formula="of:=SUM([.O49]+([.O49]*[.P13]))" table:style-name="ce45">
            <text:p><text:s/>$-<text:s/></text:p>
          </table:table-cell>
          <table:table-cell office:value-type="float" office:value="0" table:formula="of:=SUM([.P49]+([.P49]*[.Q13]))" table:style-name="ce45">
            <text:p><text:s/>$-<text:s/></text:p>
          </table:table-cell>
          <table:table-cell office:value-type="float" office:value="0" table:formula="of:=SUM([.Q49]+([.Q49]*[.R13]))" table:style-name="ce45">
            <text:p><text:s/>$-<text:s/></text:p>
          </table:table-cell>
          <table:table-cell office:value-type="float" office:value="0" table:formula="of:=SUM([.R49]+([.R49]*[.S13]))" table:style-name="ce45">
            <text:p><text:s/>$-<text:s/></text:p>
          </table:table-cell>
          <table:table-cell office:value-type="float" office:value="0" table:formula="of:=SUM([.S49]+([.S49]*[.T13]))" table:style-name="ce45">
            <text:p><text:s/>$-<text:s/></text:p>
          </table:table-cell>
          <table:table-cell office:value-type="float" office:value="0" table:formula="of:=SUM([.T49]+([.T49]*[.U13]))" table:style-name="ce45">
            <text:p><text:s/>$-<text:s/></text:p>
          </table:table-cell>
          <table:table-cell office:value-type="float" office:value="0" table:formula="of:=SUM([.U49]+([.U49]*[.V13]))" table:style-name="ce45">
            <text:p><text:s/>$-<text:s/></text:p>
          </table:table-cell>
          <table:table-cell office:value-type="float" office:value="0" table:formula="of:=SUM([.V49]+([.V49]*[.W13]))" table:style-name="ce45">
            <text:p><text:s/>$-<text:s/></text:p>
          </table:table-cell>
          <table:table-cell office:value-type="float" office:value="0" table:formula="of:=SUM([.W49]+([.W49]*[.X13]))" table:style-name="ce45">
            <text:p><text:s/>$-<text:s/></text:p>
          </table:table-cell>
          <table:table-cell office:value-type="float" office:value="0" table:formula="of:=SUM([.X49]+([.X49]*[.Y13]))" table:style-name="ce45">
            <text:p><text:s/>$-<text:s/></text:p>
          </table:table-cell>
          <table:table-cell office:value-type="float" office:value="0" table:formula="of:=SUM([.Y49]+([.Y49]*[.Z13]))" table:style-name="ce45">
            <text:p><text:s/>$-<text:s/></text:p>
          </table:table-cell>
          <table:table-cell office:value-type="float" office:value="0" table:formula="of:=SUM([.Z49]+([.Z49]*[.AA13]))" table:style-name="ce45">
            <text:p><text:s/>$-<text:s/></text:p>
          </table:table-cell>
          <table:table-cell office:value-type="float" office:value="0" table:formula="of:=SUM([.AA49]+([.AA49]*[.AB13]))" table:style-name="ce45">
            <text:p><text:s/>$-<text:s/></text:p>
          </table:table-cell>
          <table:table-cell office:value-type="float" office:value="0" table:formula="of:=SUM([.AB49]+([.AB49]*[.AC13]))" table:style-name="ce45">
            <text:p><text:s/>$-<text:s/></text:p>
          </table:table-cell>
          <table:table-cell office:value-type="float" office:value="0" table:formula="of:=SUM([.AC49]+([.AC49]*[.AD13]))" table:style-name="ce45">
            <text:p><text:s/>$-<text:s/></text:p>
          </table:table-cell>
          <table:table-cell office:value-type="float" office:value="0" table:formula="of:=SUM([.AD49]+([.AD49]*[.AE13]))" table:style-name="ce45">
            <text:p><text:s/>$-<text:s/></text:p>
          </table:table-cell>
          <table:table-cell office:value-type="float" office:value="0" table:formula="of:=SUM([.AE49]+([.AE49]*[.AF13]))" table:style-name="ce45">
            <text:p><text:s/>$-<text:s/></text:p>
          </table:table-cell>
          <table:table-cell office:value-type="float" office:value="0" table:formula="of:=SUM([.AF49]+([.AF49]*[.AG13]))" table:style-name="ce45">
            <text:p><text:s/>$-<text:s/></text:p>
          </table:table-cell>
          <table:table-cell office:value-type="float" office:value="0" table:formula="of:=SUM([.AG49]+([.AG49]*[.AH13]))" table:style-name="ce45">
            <text:p><text:s/>$-<text:s/></text:p>
          </table:table-cell>
          <table:table-cell office:value-type="float" office:value="0" table:formula="of:=SUM([.AH49]+([.AH49]*[.AI13]))" table:style-name="ce47">
            <text:p><text:s/>$-<text:s/></text:p>
          </table:table-cell>
          <table:table-cell table:number-columns-repeated="16349" table:style-name="ce28"/>
        </table:table-row>
        <table:table-row table:style-name="ro2">
          <table:table-cell table:style-name="ce28"/>
          <table:table-cell office:value-type="string" table:number-columns-spanned="2" table:number-rows-spanned="1" table:style-name="ce121">
            <text:p>Total Equity</text:p>
          </table:table-cell>
          <table:covered-table-cell/>
          <table:table-cell table:number-columns-repeated="2" table:style-name="ce52"/>
          <table:table-cell office:value-type="float" office:value="0" table:formula="of:=SUM([.F49]-[Amortization.$B$10])" table:style-name="ce93">
            <text:p><text:s/>#DIV/0!<text:s/></text:p>
          </table:table-cell>
          <table:table-cell office:value-type="float" office:value="0" table:formula="of:=SUM([.G49]-[Amortization.$B$11])" table:style-name="ce52">
            <text:p><text:s/>#DIV/0!<text:s/></text:p>
          </table:table-cell>
          <table:table-cell office:value-type="float" office:value="0" table:formula="of:=SUM([.H49]-[Amortization.$B$12])" table:style-name="ce52">
            <text:p><text:s/>#DIV/0!<text:s/></text:p>
          </table:table-cell>
          <table:table-cell office:value-type="float" office:value="0" table:formula="of:=SUM([.I49]-[Amortization.$B$12])" table:style-name="ce52">
            <text:p><text:s/>#DIV/0!<text:s/></text:p>
          </table:table-cell>
          <table:table-cell office:value-type="float" office:value="0" table:formula="of:=SUM([.J49]-[Amortization.$B$13])" table:style-name="ce52">
            <text:p><text:s/>#DIV/0!<text:s/></text:p>
          </table:table-cell>
          <table:table-cell office:value-type="float" office:value="0" table:formula="of:=SUM([.K49]-[Amortization.$B$15])" table:style-name="ce52">
            <text:p><text:s/>#DIV/0!<text:s/></text:p>
          </table:table-cell>
          <table:table-cell office:value-type="float" office:value="0" table:formula="of:=SUM([.L49]-[Amortization.$B$16])" table:style-name="ce52">
            <text:p><text:s/>#DIV/0!<text:s/></text:p>
          </table:table-cell>
          <table:table-cell office:value-type="float" office:value="0" table:formula="of:=SUM([.M49]-[Amortization.$B$17])" table:style-name="ce52">
            <text:p><text:s/>#DIV/0!<text:s/></text:p>
          </table:table-cell>
          <table:table-cell office:value-type="float" office:value="0" table:formula="of:=SUM([.N49]-[Amortization.$B$17])" table:style-name="ce52">
            <text:p><text:s/>#DIV/0!<text:s/></text:p>
          </table:table-cell>
          <table:table-cell office:value-type="float" office:value="0" table:formula="of:=SUM([.O49]-[Amortization.$B$19])" table:style-name="ce52">
            <text:p><text:s/>#DIV/0!<text:s/></text:p>
          </table:table-cell>
          <table:table-cell office:value-type="float" office:value="0" table:formula="of:=SUM([.P49]-[Amortization.$B$20])" table:style-name="ce52">
            <text:p><text:s/>#DIV/0!<text:s/></text:p>
          </table:table-cell>
          <table:table-cell office:value-type="float" office:value="0" table:formula="of:=SUM([.Q49]-[Amortization.$B$21])" table:style-name="ce52">
            <text:p><text:s/>#DIV/0!<text:s/></text:p>
          </table:table-cell>
          <table:table-cell office:value-type="float" office:value="0" table:formula="of:=SUM([.R49]-[Amortization.$B$22])" table:style-name="ce52">
            <text:p><text:s/>#DIV/0!<text:s/></text:p>
          </table:table-cell>
          <table:table-cell office:value-type="float" office:value="0" table:formula="of:=SUM([.S49]-[Amortization.$B$23])" table:style-name="ce52">
            <text:p><text:s/>#DIV/0!<text:s/></text:p>
          </table:table-cell>
          <table:table-cell office:value-type="float" office:value="0" table:formula="of:=SUM([.T49]-[Amortization.$B$24])" table:style-name="ce52">
            <text:p><text:s/>#DIV/0!<text:s/></text:p>
          </table:table-cell>
          <table:table-cell office:value-type="float" office:value="0" table:formula="of:=SUM([.U49]-[Amortization.$B$25])" table:style-name="ce52">
            <text:p><text:s/>#DIV/0!<text:s/></text:p>
          </table:table-cell>
          <table:table-cell office:value-type="float" office:value="0" table:formula="of:=SUM([.V49]-[Amortization.$B$26])" table:style-name="ce52">
            <text:p><text:s/>#DIV/0!<text:s/></text:p>
          </table:table-cell>
          <table:table-cell office:value-type="float" office:value="0" table:formula="of:=SUM([.W49]-[Amortization.$B$27])" table:style-name="ce52">
            <text:p><text:s/>#DIV/0!<text:s/></text:p>
          </table:table-cell>
          <table:table-cell office:value-type="float" office:value="0" table:formula="of:=SUM([.X49]-[Amortization.$B$28])" table:style-name="ce52">
            <text:p><text:s/>#DIV/0!<text:s/></text:p>
          </table:table-cell>
          <table:table-cell office:value-type="float" office:value="0" table:formula="of:=SUM([.Y49]-[Amortization.$B$29])" table:style-name="ce52">
            <text:p><text:s/>#DIV/0!<text:s/></text:p>
          </table:table-cell>
          <table:table-cell office:value-type="float" office:value="0" table:formula="of:=SUM([.Z49]-[Amortization.$B$30])" table:style-name="ce52">
            <text:p><text:s/>#DIV/0!<text:s/></text:p>
          </table:table-cell>
          <table:table-cell office:value-type="float" office:value="0" table:formula="of:=SUM([.AA49]-[Amortization.$B$31])" table:style-name="ce52">
            <text:p><text:s/>#DIV/0!<text:s/></text:p>
          </table:table-cell>
          <table:table-cell office:value-type="float" office:value="0" table:formula="of:=SUM([.AB49]-[Amortization.$B$32])" table:style-name="ce52">
            <text:p><text:s/>#DIV/0!<text:s/></text:p>
          </table:table-cell>
          <table:table-cell office:value-type="float" office:value="0" table:formula="of:=SUM([.AC49]-[Amortization.$B$33])" table:style-name="ce52">
            <text:p><text:s/>#DIV/0!<text:s/></text:p>
          </table:table-cell>
          <table:table-cell office:value-type="float" office:value="0" table:formula="of:=SUM([.AD49]-[Amortization.$B$34])" table:style-name="ce52">
            <text:p><text:s/>#DIV/0!<text:s/></text:p>
          </table:table-cell>
          <table:table-cell office:value-type="float" office:value="0" table:formula="of:=SUM([.AE49]-[Amortization.$B$35])" table:style-name="ce52">
            <text:p><text:s/>#DIV/0!<text:s/></text:p>
          </table:table-cell>
          <table:table-cell office:value-type="float" office:value="0" table:formula="of:=SUM([.AF49]-[Amortization.$B$36])" table:style-name="ce52">
            <text:p><text:s/>#DIV/0!<text:s/></text:p>
          </table:table-cell>
          <table:table-cell office:value-type="float" office:value="0" table:formula="of:=SUM([.AG49]-[Amortization.$B$37])" table:style-name="ce52">
            <text:p><text:s/>#DIV/0!<text:s/></text:p>
          </table:table-cell>
          <table:table-cell office:value-type="float" office:value="0" table:formula="of:=SUM([.AH49]-[Amortization.$B$38])" table:style-name="ce52">
            <text:p><text:s/>#DIV/0!<text:s/></text:p>
          </table:table-cell>
          <table:table-cell office:value-type="float" office:value="0" table:formula="of:=SUM([.AI49]-[Amortization.$B$39])" table:style-name="ce94">
            <text:p><text:s/>#DIV/0!<text:s/></text:p>
          </table:table-cell>
          <table:table-cell table:number-columns-repeated="16349" table:style-name="ce28"/>
        </table:table-row>
        <table:table-row table:number-rows-repeated="1048526" table:style-name="ro3">
          <table:table-cell table:number-columns-repeated="16384"/>
        </table:table-row>
      </table:table>
      <table:table table:name="Amortization" table:style-name="ta2">
        <table:table-column table:style-name="co10" table:default-cell-style-name="ce2"/>
        <table:table-column table:style-name="co4" table:number-columns-repeated="304" table:default-cell-style-name="ce2"/>
        <table:table-column table:style-name="co11" table:number-columns-repeated="51" table:default-cell-style-name="ce2"/>
        <table:table-column table:style-name="co12" table:number-columns-repeated="5" table:default-cell-style-name="ce2"/>
        <table:table-column table:style-name="co8" table:number-columns-repeated="663" table:default-cell-style-name="ce2"/>
        <table:table-column table:style-name="co9" table:number-columns-repeated="15360" table:default-cell-style-name="ce1"/>
        <table:table-row table:style-name="ro2">
          <table:table-cell office:value-type="string" table:number-columns-spanned="2" table:number-rows-spanned="1" table:style-name="ce124">
            <text:p>Loan Amount</text:p>
          </table:table-cell>
          <table:covered-table-cell/>
          <table:table-cell office:value-type="float" office:value="0" table:formula="of:=[Analysis.H4]" table:style-name="ce122">
            <text:p>$0.00<text:s/>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24">
            <text:p>Monthly Payment</text:p>
          </table:table-cell>
          <table:covered-table-cell/>
          <table:table-cell office:value-type="float" office:value="0" table:formula="of:=[Analysis.H8]" table:style-name="ce122">
            <text:p>#DIV/0!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25">
            <text:p>Monthly Interest</text:p>
          </table:table-cell>
          <table:covered-table-cell/>
          <table:table-cell office:value-type="percentage" office:value="0" table:formula="of:=[Analysis.H6]/12" table:style-name="ce123">
            <text:p>0.0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table:style-name="ce75"/>
          <table:table-cell office:value-type="string" table:style-name="ce75">
            <text:p>Month 1</text:p>
          </table:table-cell>
          <table:table-cell office:value-type="string" table:style-name="ce75">
            <text:p>Month 2</text:p>
          </table:table-cell>
          <table:table-cell office:value-type="string" table:style-name="ce75">
            <text:p>Month 3</text:p>
          </table:table-cell>
          <table:table-cell office:value-type="string" table:style-name="ce75">
            <text:p>Month 4</text:p>
          </table:table-cell>
          <table:table-cell office:value-type="string" table:style-name="ce75">
            <text:p>Month 5</text:p>
          </table:table-cell>
          <table:table-cell office:value-type="string" table:style-name="ce75">
            <text:p>Month 6</text:p>
          </table:table-cell>
          <table:table-cell office:value-type="string" table:style-name="ce75">
            <text:p>Month 7</text:p>
          </table:table-cell>
          <table:table-cell office:value-type="string" table:style-name="ce75">
            <text:p>Month 8</text:p>
          </table:table-cell>
          <table:table-cell office:value-type="string" table:style-name="ce75">
            <text:p>Month 9</text:p>
          </table:table-cell>
          <table:table-cell office:value-type="string" table:style-name="ce75">
            <text:p>Month 10</text:p>
          </table:table-cell>
          <table:table-cell office:value-type="string" table:style-name="ce75">
            <text:p>Month 11</text:p>
          </table:table-cell>
          <table:table-cell office:value-type="string" table:style-name="ce75">
            <text:p>Month 12</text:p>
          </table:table-cell>
          <table:table-cell office:value-type="string" table:style-name="ce75">
            <text:p>Month 13</text:p>
          </table:table-cell>
          <table:table-cell office:value-type="string" table:style-name="ce75">
            <text:p>Month 14</text:p>
          </table:table-cell>
          <table:table-cell office:value-type="string" table:style-name="ce75">
            <text:p>Month 15</text:p>
          </table:table-cell>
          <table:table-cell office:value-type="string" table:style-name="ce75">
            <text:p>Month 16</text:p>
          </table:table-cell>
          <table:table-cell office:value-type="string" table:style-name="ce75">
            <text:p>Month 17</text:p>
          </table:table-cell>
          <table:table-cell office:value-type="string" table:style-name="ce75">
            <text:p>Month 18</text:p>
          </table:table-cell>
          <table:table-cell office:value-type="string" table:style-name="ce75">
            <text:p>Month 19</text:p>
          </table:table-cell>
          <table:table-cell office:value-type="string" table:style-name="ce75">
            <text:p>Month 20</text:p>
          </table:table-cell>
          <table:table-cell office:value-type="string" table:style-name="ce75">
            <text:p>Month 21</text:p>
          </table:table-cell>
          <table:table-cell office:value-type="string" table:style-name="ce75">
            <text:p>Month 22</text:p>
          </table:table-cell>
          <table:table-cell office:value-type="string" table:style-name="ce75">
            <text:p>Month 23</text:p>
          </table:table-cell>
          <table:table-cell office:value-type="string" table:style-name="ce75">
            <text:p>Month 24</text:p>
          </table:table-cell>
          <table:table-cell office:value-type="string" table:style-name="ce75">
            <text:p>Month 25</text:p>
          </table:table-cell>
          <table:table-cell office:value-type="string" table:style-name="ce75">
            <text:p>Month 26</text:p>
          </table:table-cell>
          <table:table-cell office:value-type="string" table:style-name="ce75">
            <text:p>Month 27</text:p>
          </table:table-cell>
          <table:table-cell office:value-type="string" table:style-name="ce75">
            <text:p>Month 28</text:p>
          </table:table-cell>
          <table:table-cell office:value-type="string" table:style-name="ce75">
            <text:p>Month 29</text:p>
          </table:table-cell>
          <table:table-cell office:value-type="string" table:style-name="ce75">
            <text:p>Month 30</text:p>
          </table:table-cell>
          <table:table-cell office:value-type="string" table:style-name="ce75">
            <text:p>Month 31</text:p>
          </table:table-cell>
          <table:table-cell office:value-type="string" table:style-name="ce75">
            <text:p>Month 32</text:p>
          </table:table-cell>
          <table:table-cell office:value-type="string" table:style-name="ce75">
            <text:p>Month 33</text:p>
          </table:table-cell>
          <table:table-cell office:value-type="string" table:style-name="ce75">
            <text:p>Month 34</text:p>
          </table:table-cell>
          <table:table-cell office:value-type="string" table:style-name="ce75">
            <text:p>Month 35</text:p>
          </table:table-cell>
          <table:table-cell office:value-type="string" table:style-name="ce75">
            <text:p>Month 36</text:p>
          </table:table-cell>
          <table:table-cell office:value-type="string" table:style-name="ce75">
            <text:p>Month 37</text:p>
          </table:table-cell>
          <table:table-cell office:value-type="string" table:style-name="ce75">
            <text:p>Month 38</text:p>
          </table:table-cell>
          <table:table-cell office:value-type="string" table:style-name="ce75">
            <text:p>Month 39</text:p>
          </table:table-cell>
          <table:table-cell office:value-type="string" table:style-name="ce75">
            <text:p>Month 40</text:p>
          </table:table-cell>
          <table:table-cell office:value-type="string" table:style-name="ce75">
            <text:p>Month 41</text:p>
          </table:table-cell>
          <table:table-cell office:value-type="string" table:style-name="ce75">
            <text:p>Month 42</text:p>
          </table:table-cell>
          <table:table-cell office:value-type="string" table:style-name="ce75">
            <text:p>Month 43</text:p>
          </table:table-cell>
          <table:table-cell office:value-type="string" table:style-name="ce75">
            <text:p>Month 44</text:p>
          </table:table-cell>
          <table:table-cell office:value-type="string" table:style-name="ce75">
            <text:p>Month 45</text:p>
          </table:table-cell>
          <table:table-cell office:value-type="string" table:style-name="ce75">
            <text:p>Month 46</text:p>
          </table:table-cell>
          <table:table-cell office:value-type="string" table:style-name="ce75">
            <text:p>Month 47</text:p>
          </table:table-cell>
          <table:table-cell office:value-type="string" table:style-name="ce75">
            <text:p>Month 48</text:p>
          </table:table-cell>
          <table:table-cell office:value-type="string" table:style-name="ce75">
            <text:p>Month 49</text:p>
          </table:table-cell>
          <table:table-cell office:value-type="string" table:style-name="ce75">
            <text:p>Month 50</text:p>
          </table:table-cell>
          <table:table-cell office:value-type="string" table:style-name="ce75">
            <text:p>Month 51</text:p>
          </table:table-cell>
          <table:table-cell office:value-type="string" table:style-name="ce75">
            <text:p>Month 52</text:p>
          </table:table-cell>
          <table:table-cell office:value-type="string" table:style-name="ce75">
            <text:p>Month 53</text:p>
          </table:table-cell>
          <table:table-cell office:value-type="string" table:style-name="ce75">
            <text:p>Month 54</text:p>
          </table:table-cell>
          <table:table-cell office:value-type="string" table:style-name="ce75">
            <text:p>Month 55</text:p>
          </table:table-cell>
          <table:table-cell office:value-type="string" table:style-name="ce75">
            <text:p>Month 56</text:p>
          </table:table-cell>
          <table:table-cell office:value-type="string" table:style-name="ce75">
            <text:p>Month 57</text:p>
          </table:table-cell>
          <table:table-cell office:value-type="string" table:style-name="ce75">
            <text:p>Month 58</text:p>
          </table:table-cell>
          <table:table-cell office:value-type="string" table:style-name="ce75">
            <text:p>Month 59</text:p>
          </table:table-cell>
          <table:table-cell office:value-type="string" table:style-name="ce75">
            <text:p>Month 60</text:p>
          </table:table-cell>
          <table:table-cell office:value-type="string" table:style-name="ce75">
            <text:p>Month 61</text:p>
          </table:table-cell>
          <table:table-cell office:value-type="string" table:style-name="ce75">
            <text:p>Month 62</text:p>
          </table:table-cell>
          <table:table-cell office:value-type="string" table:style-name="ce75">
            <text:p>Month 63</text:p>
          </table:table-cell>
          <table:table-cell office:value-type="string" table:style-name="ce75">
            <text:p>Month 64</text:p>
          </table:table-cell>
          <table:table-cell office:value-type="string" table:style-name="ce75">
            <text:p>Month 65</text:p>
          </table:table-cell>
          <table:table-cell office:value-type="string" table:style-name="ce75">
            <text:p>Month 66</text:p>
          </table:table-cell>
          <table:table-cell office:value-type="string" table:style-name="ce75">
            <text:p>Month 67</text:p>
          </table:table-cell>
          <table:table-cell office:value-type="string" table:style-name="ce75">
            <text:p>Month 68</text:p>
          </table:table-cell>
          <table:table-cell office:value-type="string" table:style-name="ce75">
            <text:p>Month 69</text:p>
          </table:table-cell>
          <table:table-cell office:value-type="string" table:style-name="ce75">
            <text:p>Month 70</text:p>
          </table:table-cell>
          <table:table-cell office:value-type="string" table:style-name="ce75">
            <text:p>Month 71</text:p>
          </table:table-cell>
          <table:table-cell office:value-type="string" table:style-name="ce75">
            <text:p>Month 72</text:p>
          </table:table-cell>
          <table:table-cell office:value-type="string" table:style-name="ce75">
            <text:p>Month 73</text:p>
          </table:table-cell>
          <table:table-cell office:value-type="string" table:style-name="ce75">
            <text:p>Month 74</text:p>
          </table:table-cell>
          <table:table-cell office:value-type="string" table:style-name="ce75">
            <text:p>Month 75</text:p>
          </table:table-cell>
          <table:table-cell office:value-type="string" table:style-name="ce75">
            <text:p>Month 76</text:p>
          </table:table-cell>
          <table:table-cell office:value-type="string" table:style-name="ce75">
            <text:p>Month 77</text:p>
          </table:table-cell>
          <table:table-cell office:value-type="string" table:style-name="ce75">
            <text:p>Month 78</text:p>
          </table:table-cell>
          <table:table-cell office:value-type="string" table:style-name="ce75">
            <text:p>Month 79</text:p>
          </table:table-cell>
          <table:table-cell office:value-type="string" table:style-name="ce75">
            <text:p>Month 80</text:p>
          </table:table-cell>
          <table:table-cell office:value-type="string" table:style-name="ce75">
            <text:p>Month 81</text:p>
          </table:table-cell>
          <table:table-cell office:value-type="string" table:style-name="ce75">
            <text:p>Month 82</text:p>
          </table:table-cell>
          <table:table-cell office:value-type="string" table:style-name="ce75">
            <text:p>Month 83</text:p>
          </table:table-cell>
          <table:table-cell office:value-type="string" table:style-name="ce75">
            <text:p>Month 84</text:p>
          </table:table-cell>
          <table:table-cell office:value-type="string" table:style-name="ce75">
            <text:p>Month 85</text:p>
          </table:table-cell>
          <table:table-cell office:value-type="string" table:style-name="ce75">
            <text:p>Month 86</text:p>
          </table:table-cell>
          <table:table-cell office:value-type="string" table:style-name="ce75">
            <text:p>Month 87</text:p>
          </table:table-cell>
          <table:table-cell office:value-type="string" table:style-name="ce75">
            <text:p>Month 88</text:p>
          </table:table-cell>
          <table:table-cell office:value-type="string" table:style-name="ce75">
            <text:p>Month 89</text:p>
          </table:table-cell>
          <table:table-cell office:value-type="string" table:style-name="ce75">
            <text:p>Month 90</text:p>
          </table:table-cell>
          <table:table-cell office:value-type="string" table:style-name="ce75">
            <text:p>Month 91</text:p>
          </table:table-cell>
          <table:table-cell office:value-type="string" table:style-name="ce75">
            <text:p>Month 92</text:p>
          </table:table-cell>
          <table:table-cell office:value-type="string" table:style-name="ce75">
            <text:p>Month 93</text:p>
          </table:table-cell>
          <table:table-cell office:value-type="string" table:style-name="ce75">
            <text:p>Month 94</text:p>
          </table:table-cell>
          <table:table-cell office:value-type="string" table:style-name="ce75">
            <text:p>Month 95</text:p>
          </table:table-cell>
          <table:table-cell office:value-type="string" table:style-name="ce75">
            <text:p>Month 96</text:p>
          </table:table-cell>
          <table:table-cell office:value-type="string" table:style-name="ce75">
            <text:p>Month 97</text:p>
          </table:table-cell>
          <table:table-cell office:value-type="string" table:style-name="ce75">
            <text:p>Month 98</text:p>
          </table:table-cell>
          <table:table-cell office:value-type="string" table:style-name="ce75">
            <text:p>Month 99</text:p>
          </table:table-cell>
          <table:table-cell office:value-type="string" table:style-name="ce75">
            <text:p>Month 100</text:p>
          </table:table-cell>
          <table:table-cell office:value-type="string" table:style-name="ce75">
            <text:p>Month 101</text:p>
          </table:table-cell>
          <table:table-cell office:value-type="string" table:style-name="ce75">
            <text:p>Month 102</text:p>
          </table:table-cell>
          <table:table-cell office:value-type="string" table:style-name="ce75">
            <text:p>Month 103</text:p>
          </table:table-cell>
          <table:table-cell office:value-type="string" table:style-name="ce75">
            <text:p>Month 104</text:p>
          </table:table-cell>
          <table:table-cell office:value-type="string" table:style-name="ce75">
            <text:p>Month 105</text:p>
          </table:table-cell>
          <table:table-cell office:value-type="string" table:style-name="ce75">
            <text:p>Month 106</text:p>
          </table:table-cell>
          <table:table-cell office:value-type="string" table:style-name="ce75">
            <text:p>Month 107</text:p>
          </table:table-cell>
          <table:table-cell office:value-type="string" table:style-name="ce75">
            <text:p>Month 108</text:p>
          </table:table-cell>
          <table:table-cell office:value-type="string" table:style-name="ce75">
            <text:p>Month 109</text:p>
          </table:table-cell>
          <table:table-cell office:value-type="string" table:style-name="ce75">
            <text:p>Month 110</text:p>
          </table:table-cell>
          <table:table-cell office:value-type="string" table:style-name="ce75">
            <text:p>Month 111</text:p>
          </table:table-cell>
          <table:table-cell office:value-type="string" table:style-name="ce75">
            <text:p>Month 112</text:p>
          </table:table-cell>
          <table:table-cell office:value-type="string" table:style-name="ce75">
            <text:p>Month 113</text:p>
          </table:table-cell>
          <table:table-cell office:value-type="string" table:style-name="ce75">
            <text:p>Month 114</text:p>
          </table:table-cell>
          <table:table-cell office:value-type="string" table:style-name="ce75">
            <text:p>Month 115</text:p>
          </table:table-cell>
          <table:table-cell office:value-type="string" table:style-name="ce75">
            <text:p>Month 116</text:p>
          </table:table-cell>
          <table:table-cell office:value-type="string" table:style-name="ce75">
            <text:p>Month 117</text:p>
          </table:table-cell>
          <table:table-cell office:value-type="string" table:style-name="ce75">
            <text:p>Month 118</text:p>
          </table:table-cell>
          <table:table-cell office:value-type="string" table:style-name="ce75">
            <text:p>Month 119</text:p>
          </table:table-cell>
          <table:table-cell office:value-type="string" table:style-name="ce75">
            <text:p>Month 120</text:p>
          </table:table-cell>
          <table:table-cell office:value-type="string" table:style-name="ce75">
            <text:p>Month 121</text:p>
          </table:table-cell>
          <table:table-cell office:value-type="string" table:style-name="ce75">
            <text:p>Month 122</text:p>
          </table:table-cell>
          <table:table-cell office:value-type="string" table:style-name="ce75">
            <text:p>Month 123</text:p>
          </table:table-cell>
          <table:table-cell office:value-type="string" table:style-name="ce75">
            <text:p>Month 124</text:p>
          </table:table-cell>
          <table:table-cell office:value-type="string" table:style-name="ce75">
            <text:p>Month 125</text:p>
          </table:table-cell>
          <table:table-cell office:value-type="string" table:style-name="ce75">
            <text:p>Month 126</text:p>
          </table:table-cell>
          <table:table-cell office:value-type="string" table:style-name="ce75">
            <text:p>Month 127</text:p>
          </table:table-cell>
          <table:table-cell office:value-type="string" table:style-name="ce75">
            <text:p>Month 128</text:p>
          </table:table-cell>
          <table:table-cell office:value-type="string" table:style-name="ce75">
            <text:p>Month 129</text:p>
          </table:table-cell>
          <table:table-cell office:value-type="string" table:style-name="ce75">
            <text:p>Month 130</text:p>
          </table:table-cell>
          <table:table-cell office:value-type="string" table:style-name="ce75">
            <text:p>Month 131</text:p>
          </table:table-cell>
          <table:table-cell office:value-type="string" table:style-name="ce75">
            <text:p>Month 132</text:p>
          </table:table-cell>
          <table:table-cell office:value-type="string" table:style-name="ce75">
            <text:p>Month 133</text:p>
          </table:table-cell>
          <table:table-cell office:value-type="string" table:style-name="ce75">
            <text:p>Month 134</text:p>
          </table:table-cell>
          <table:table-cell office:value-type="string" table:style-name="ce75">
            <text:p>Month 135</text:p>
          </table:table-cell>
          <table:table-cell office:value-type="string" table:style-name="ce75">
            <text:p>Month 136</text:p>
          </table:table-cell>
          <table:table-cell office:value-type="string" table:style-name="ce75">
            <text:p>Month 137</text:p>
          </table:table-cell>
          <table:table-cell office:value-type="string" table:style-name="ce75">
            <text:p>Month 138</text:p>
          </table:table-cell>
          <table:table-cell office:value-type="string" table:style-name="ce75">
            <text:p>Month 139</text:p>
          </table:table-cell>
          <table:table-cell office:value-type="string" table:style-name="ce75">
            <text:p>Month 140</text:p>
          </table:table-cell>
          <table:table-cell office:value-type="string" table:style-name="ce75">
            <text:p>Month 141</text:p>
          </table:table-cell>
          <table:table-cell office:value-type="string" table:style-name="ce75">
            <text:p>Month 142</text:p>
          </table:table-cell>
          <table:table-cell office:value-type="string" table:style-name="ce75">
            <text:p>Month 143</text:p>
          </table:table-cell>
          <table:table-cell office:value-type="string" table:style-name="ce75">
            <text:p>Month 144</text:p>
          </table:table-cell>
          <table:table-cell office:value-type="string" table:style-name="ce75">
            <text:p>Month 145</text:p>
          </table:table-cell>
          <table:table-cell office:value-type="string" table:style-name="ce75">
            <text:p>Month 146</text:p>
          </table:table-cell>
          <table:table-cell office:value-type="string" table:style-name="ce75">
            <text:p>Month 147</text:p>
          </table:table-cell>
          <table:table-cell office:value-type="string" table:style-name="ce75">
            <text:p>Month 148</text:p>
          </table:table-cell>
          <table:table-cell office:value-type="string" table:style-name="ce75">
            <text:p>Month 149</text:p>
          </table:table-cell>
          <table:table-cell office:value-type="string" table:style-name="ce75">
            <text:p>Month 150</text:p>
          </table:table-cell>
          <table:table-cell office:value-type="string" table:style-name="ce75">
            <text:p>Month 151</text:p>
          </table:table-cell>
          <table:table-cell office:value-type="string" table:style-name="ce75">
            <text:p>Month 152</text:p>
          </table:table-cell>
          <table:table-cell office:value-type="string" table:style-name="ce75">
            <text:p>Month 153</text:p>
          </table:table-cell>
          <table:table-cell office:value-type="string" table:style-name="ce75">
            <text:p>Month 154</text:p>
          </table:table-cell>
          <table:table-cell office:value-type="string" table:style-name="ce75">
            <text:p>Month 155</text:p>
          </table:table-cell>
          <table:table-cell office:value-type="string" table:style-name="ce75">
            <text:p>Month 156</text:p>
          </table:table-cell>
          <table:table-cell office:value-type="string" table:style-name="ce75">
            <text:p>Month 157</text:p>
          </table:table-cell>
          <table:table-cell office:value-type="string" table:style-name="ce75">
            <text:p>Month 158</text:p>
          </table:table-cell>
          <table:table-cell office:value-type="string" table:style-name="ce75">
            <text:p>Month 159</text:p>
          </table:table-cell>
          <table:table-cell office:value-type="string" table:style-name="ce75">
            <text:p>Month 160</text:p>
          </table:table-cell>
          <table:table-cell office:value-type="string" table:style-name="ce75">
            <text:p>Month 161</text:p>
          </table:table-cell>
          <table:table-cell office:value-type="string" table:style-name="ce75">
            <text:p>Month 162</text:p>
          </table:table-cell>
          <table:table-cell office:value-type="string" table:style-name="ce75">
            <text:p>Month 163</text:p>
          </table:table-cell>
          <table:table-cell office:value-type="string" table:style-name="ce75">
            <text:p>Month 164</text:p>
          </table:table-cell>
          <table:table-cell office:value-type="string" table:style-name="ce75">
            <text:p>Month 165</text:p>
          </table:table-cell>
          <table:table-cell office:value-type="string" table:style-name="ce75">
            <text:p>Month 166</text:p>
          </table:table-cell>
          <table:table-cell office:value-type="string" table:style-name="ce75">
            <text:p>Month 167</text:p>
          </table:table-cell>
          <table:table-cell office:value-type="string" table:style-name="ce75">
            <text:p>Month 168</text:p>
          </table:table-cell>
          <table:table-cell office:value-type="string" table:style-name="ce75">
            <text:p>Month 169</text:p>
          </table:table-cell>
          <table:table-cell office:value-type="string" table:style-name="ce75">
            <text:p>Month 170</text:p>
          </table:table-cell>
          <table:table-cell office:value-type="string" table:style-name="ce75">
            <text:p>Month 171</text:p>
          </table:table-cell>
          <table:table-cell office:value-type="string" table:style-name="ce75">
            <text:p>Month 172</text:p>
          </table:table-cell>
          <table:table-cell office:value-type="string" table:style-name="ce75">
            <text:p>Month 173</text:p>
          </table:table-cell>
          <table:table-cell office:value-type="string" table:style-name="ce75">
            <text:p>Month 174</text:p>
          </table:table-cell>
          <table:table-cell office:value-type="string" table:style-name="ce75">
            <text:p>Month 175</text:p>
          </table:table-cell>
          <table:table-cell office:value-type="string" table:style-name="ce75">
            <text:p>Month 176</text:p>
          </table:table-cell>
          <table:table-cell office:value-type="string" table:style-name="ce75">
            <text:p>Month 177</text:p>
          </table:table-cell>
          <table:table-cell office:value-type="string" table:style-name="ce75">
            <text:p>Month 178</text:p>
          </table:table-cell>
          <table:table-cell office:value-type="string" table:style-name="ce75">
            <text:p>Month 179</text:p>
          </table:table-cell>
          <table:table-cell office:value-type="string" table:style-name="ce75">
            <text:p>Month 180</text:p>
          </table:table-cell>
          <table:table-cell office:value-type="string" table:style-name="ce75">
            <text:p>Month 181</text:p>
          </table:table-cell>
          <table:table-cell office:value-type="string" table:style-name="ce75">
            <text:p>Month 182</text:p>
          </table:table-cell>
          <table:table-cell office:value-type="string" table:style-name="ce75">
            <text:p>Month 183</text:p>
          </table:table-cell>
          <table:table-cell office:value-type="string" table:style-name="ce75">
            <text:p>Month 184</text:p>
          </table:table-cell>
          <table:table-cell office:value-type="string" table:style-name="ce75">
            <text:p>Month 185</text:p>
          </table:table-cell>
          <table:table-cell office:value-type="string" table:style-name="ce75">
            <text:p>Month 186</text:p>
          </table:table-cell>
          <table:table-cell office:value-type="string" table:style-name="ce75">
            <text:p>Month 187</text:p>
          </table:table-cell>
          <table:table-cell office:value-type="string" table:style-name="ce75">
            <text:p>Month 188</text:p>
          </table:table-cell>
          <table:table-cell office:value-type="string" table:style-name="ce75">
            <text:p>Month 189</text:p>
          </table:table-cell>
          <table:table-cell office:value-type="string" table:style-name="ce75">
            <text:p>Month 190</text:p>
          </table:table-cell>
          <table:table-cell office:value-type="string" table:style-name="ce75">
            <text:p>Month 191</text:p>
          </table:table-cell>
          <table:table-cell office:value-type="string" table:style-name="ce75">
            <text:p>Month 192</text:p>
          </table:table-cell>
          <table:table-cell office:value-type="string" table:style-name="ce75">
            <text:p>Month 193</text:p>
          </table:table-cell>
          <table:table-cell office:value-type="string" table:style-name="ce75">
            <text:p>Month 194</text:p>
          </table:table-cell>
          <table:table-cell office:value-type="string" table:style-name="ce75">
            <text:p>Month 195</text:p>
          </table:table-cell>
          <table:table-cell office:value-type="string" table:style-name="ce75">
            <text:p>Month 196</text:p>
          </table:table-cell>
          <table:table-cell office:value-type="string" table:style-name="ce75">
            <text:p>Month 197</text:p>
          </table:table-cell>
          <table:table-cell office:value-type="string" table:style-name="ce75">
            <text:p>Month 198</text:p>
          </table:table-cell>
          <table:table-cell office:value-type="string" table:style-name="ce75">
            <text:p>Month 199</text:p>
          </table:table-cell>
          <table:table-cell office:value-type="string" table:style-name="ce75">
            <text:p>Month 200</text:p>
          </table:table-cell>
          <table:table-cell office:value-type="string" table:style-name="ce75">
            <text:p>Month 201</text:p>
          </table:table-cell>
          <table:table-cell office:value-type="string" table:style-name="ce75">
            <text:p>Month 202</text:p>
          </table:table-cell>
          <table:table-cell office:value-type="string" table:style-name="ce75">
            <text:p>Month 203</text:p>
          </table:table-cell>
          <table:table-cell office:value-type="string" table:style-name="ce75">
            <text:p>Month 204</text:p>
          </table:table-cell>
          <table:table-cell office:value-type="string" table:style-name="ce75">
            <text:p>Month 205</text:p>
          </table:table-cell>
          <table:table-cell office:value-type="string" table:style-name="ce75">
            <text:p>Month 206</text:p>
          </table:table-cell>
          <table:table-cell office:value-type="string" table:style-name="ce75">
            <text:p>Month 207</text:p>
          </table:table-cell>
          <table:table-cell office:value-type="string" table:style-name="ce75">
            <text:p>Month 208</text:p>
          </table:table-cell>
          <table:table-cell office:value-type="string" table:style-name="ce75">
            <text:p>Month 209</text:p>
          </table:table-cell>
          <table:table-cell office:value-type="string" table:style-name="ce75">
            <text:p>Month 210</text:p>
          </table:table-cell>
          <table:table-cell office:value-type="string" table:style-name="ce75">
            <text:p>Month 211</text:p>
          </table:table-cell>
          <table:table-cell office:value-type="string" table:style-name="ce75">
            <text:p>Month 212</text:p>
          </table:table-cell>
          <table:table-cell office:value-type="string" table:style-name="ce75">
            <text:p>Month 213</text:p>
          </table:table-cell>
          <table:table-cell office:value-type="string" table:style-name="ce75">
            <text:p>Month 214</text:p>
          </table:table-cell>
          <table:table-cell office:value-type="string" table:style-name="ce75">
            <text:p>Month 215</text:p>
          </table:table-cell>
          <table:table-cell office:value-type="string" table:style-name="ce75">
            <text:p>Month 216</text:p>
          </table:table-cell>
          <table:table-cell office:value-type="string" table:style-name="ce75">
            <text:p>Month 217</text:p>
          </table:table-cell>
          <table:table-cell office:value-type="string" table:style-name="ce75">
            <text:p>Month 218</text:p>
          </table:table-cell>
          <table:table-cell office:value-type="string" table:style-name="ce75">
            <text:p>Month 219</text:p>
          </table:table-cell>
          <table:table-cell office:value-type="string" table:style-name="ce75">
            <text:p>Month 220</text:p>
          </table:table-cell>
          <table:table-cell office:value-type="string" table:style-name="ce75">
            <text:p>Month 221</text:p>
          </table:table-cell>
          <table:table-cell office:value-type="string" table:style-name="ce75">
            <text:p>Month 222</text:p>
          </table:table-cell>
          <table:table-cell office:value-type="string" table:style-name="ce75">
            <text:p>Month 223</text:p>
          </table:table-cell>
          <table:table-cell office:value-type="string" table:style-name="ce75">
            <text:p>Month 224</text:p>
          </table:table-cell>
          <table:table-cell office:value-type="string" table:style-name="ce75">
            <text:p>Month 225</text:p>
          </table:table-cell>
          <table:table-cell office:value-type="string" table:style-name="ce75">
            <text:p>Month 226</text:p>
          </table:table-cell>
          <table:table-cell office:value-type="string" table:style-name="ce75">
            <text:p>Month 227</text:p>
          </table:table-cell>
          <table:table-cell office:value-type="string" table:style-name="ce75">
            <text:p>Month 228</text:p>
          </table:table-cell>
          <table:table-cell office:value-type="string" table:style-name="ce75">
            <text:p>Month 229</text:p>
          </table:table-cell>
          <table:table-cell office:value-type="string" table:style-name="ce75">
            <text:p>Month 230</text:p>
          </table:table-cell>
          <table:table-cell office:value-type="string" table:style-name="ce75">
            <text:p>Month 231</text:p>
          </table:table-cell>
          <table:table-cell office:value-type="string" table:style-name="ce75">
            <text:p>Month 232</text:p>
          </table:table-cell>
          <table:table-cell office:value-type="string" table:style-name="ce75">
            <text:p>Month 233</text:p>
          </table:table-cell>
          <table:table-cell office:value-type="string" table:style-name="ce75">
            <text:p>Month 234</text:p>
          </table:table-cell>
          <table:table-cell office:value-type="string" table:style-name="ce75">
            <text:p>Month 235</text:p>
          </table:table-cell>
          <table:table-cell office:value-type="string" table:style-name="ce75">
            <text:p>Month 236</text:p>
          </table:table-cell>
          <table:table-cell office:value-type="string" table:style-name="ce75">
            <text:p>Month 237</text:p>
          </table:table-cell>
          <table:table-cell office:value-type="string" table:style-name="ce75">
            <text:p>Month 238</text:p>
          </table:table-cell>
          <table:table-cell office:value-type="string" table:style-name="ce75">
            <text:p>Month 239</text:p>
          </table:table-cell>
          <table:table-cell office:value-type="string" table:style-name="ce75">
            <text:p>Month 240</text:p>
          </table:table-cell>
          <table:table-cell office:value-type="string" table:style-name="ce75">
            <text:p>Month 241</text:p>
          </table:table-cell>
          <table:table-cell office:value-type="string" table:style-name="ce75">
            <text:p>Month 242</text:p>
          </table:table-cell>
          <table:table-cell office:value-type="string" table:style-name="ce75">
            <text:p>Month 243</text:p>
          </table:table-cell>
          <table:table-cell office:value-type="string" table:style-name="ce75">
            <text:p>Month 244</text:p>
          </table:table-cell>
          <table:table-cell office:value-type="string" table:style-name="ce75">
            <text:p>Month 245</text:p>
          </table:table-cell>
          <table:table-cell office:value-type="string" table:style-name="ce75">
            <text:p>Month 246</text:p>
          </table:table-cell>
          <table:table-cell office:value-type="string" table:style-name="ce75">
            <text:p>Month 247</text:p>
          </table:table-cell>
          <table:table-cell office:value-type="string" table:style-name="ce75">
            <text:p>Month 248</text:p>
          </table:table-cell>
          <table:table-cell office:value-type="string" table:style-name="ce75">
            <text:p>Month 249</text:p>
          </table:table-cell>
          <table:table-cell office:value-type="string" table:style-name="ce75">
            <text:p>Month 250</text:p>
          </table:table-cell>
          <table:table-cell office:value-type="string" table:style-name="ce75">
            <text:p>Month 251</text:p>
          </table:table-cell>
          <table:table-cell office:value-type="string" table:style-name="ce75">
            <text:p>Month 252</text:p>
          </table:table-cell>
          <table:table-cell office:value-type="string" table:style-name="ce75">
            <text:p>Month 253</text:p>
          </table:table-cell>
          <table:table-cell office:value-type="string" table:style-name="ce75">
            <text:p>Month 254</text:p>
          </table:table-cell>
          <table:table-cell office:value-type="string" table:style-name="ce75">
            <text:p>Month 255</text:p>
          </table:table-cell>
          <table:table-cell office:value-type="string" table:style-name="ce75">
            <text:p>Month 256</text:p>
          </table:table-cell>
          <table:table-cell office:value-type="string" table:style-name="ce75">
            <text:p>Month 257</text:p>
          </table:table-cell>
          <table:table-cell office:value-type="string" table:style-name="ce75">
            <text:p>Month 258</text:p>
          </table:table-cell>
          <table:table-cell office:value-type="string" table:style-name="ce75">
            <text:p>Month 259</text:p>
          </table:table-cell>
          <table:table-cell office:value-type="string" table:style-name="ce75">
            <text:p>Month 260</text:p>
          </table:table-cell>
          <table:table-cell office:value-type="string" table:style-name="ce75">
            <text:p>Month 261</text:p>
          </table:table-cell>
          <table:table-cell office:value-type="string" table:style-name="ce75">
            <text:p>Month 262</text:p>
          </table:table-cell>
          <table:table-cell office:value-type="string" table:style-name="ce75">
            <text:p>Month 263</text:p>
          </table:table-cell>
          <table:table-cell office:value-type="string" table:style-name="ce75">
            <text:p>Month 264</text:p>
          </table:table-cell>
          <table:table-cell office:value-type="string" table:style-name="ce75">
            <text:p>Month 265</text:p>
          </table:table-cell>
          <table:table-cell office:value-type="string" table:style-name="ce75">
            <text:p>Month 266</text:p>
          </table:table-cell>
          <table:table-cell office:value-type="string" table:style-name="ce75">
            <text:p>Month 267</text:p>
          </table:table-cell>
          <table:table-cell office:value-type="string" table:style-name="ce75">
            <text:p>Month 268</text:p>
          </table:table-cell>
          <table:table-cell office:value-type="string" table:style-name="ce75">
            <text:p>Month 269</text:p>
          </table:table-cell>
          <table:table-cell office:value-type="string" table:style-name="ce75">
            <text:p>Month 270</text:p>
          </table:table-cell>
          <table:table-cell office:value-type="string" table:style-name="ce75">
            <text:p>Month 271</text:p>
          </table:table-cell>
          <table:table-cell office:value-type="string" table:style-name="ce75">
            <text:p>Month 272</text:p>
          </table:table-cell>
          <table:table-cell office:value-type="string" table:style-name="ce75">
            <text:p>Month 273</text:p>
          </table:table-cell>
          <table:table-cell office:value-type="string" table:style-name="ce75">
            <text:p>Month 274</text:p>
          </table:table-cell>
          <table:table-cell office:value-type="string" table:style-name="ce75">
            <text:p>Month 275</text:p>
          </table:table-cell>
          <table:table-cell office:value-type="string" table:style-name="ce75">
            <text:p>Month 276</text:p>
          </table:table-cell>
          <table:table-cell office:value-type="string" table:style-name="ce75">
            <text:p>Month 277</text:p>
          </table:table-cell>
          <table:table-cell office:value-type="string" table:style-name="ce75">
            <text:p>Month 278</text:p>
          </table:table-cell>
          <table:table-cell office:value-type="string" table:style-name="ce75">
            <text:p>Month 279</text:p>
          </table:table-cell>
          <table:table-cell office:value-type="string" table:style-name="ce75">
            <text:p>Month 280</text:p>
          </table:table-cell>
          <table:table-cell office:value-type="string" table:style-name="ce75">
            <text:p>Month 281</text:p>
          </table:table-cell>
          <table:table-cell office:value-type="string" table:style-name="ce75">
            <text:p>Month 282</text:p>
          </table:table-cell>
          <table:table-cell office:value-type="string" table:style-name="ce75">
            <text:p>Month 283</text:p>
          </table:table-cell>
          <table:table-cell office:value-type="string" table:style-name="ce75">
            <text:p>Month 284</text:p>
          </table:table-cell>
          <table:table-cell office:value-type="string" table:style-name="ce75">
            <text:p>Month 285</text:p>
          </table:table-cell>
          <table:table-cell office:value-type="string" table:style-name="ce75">
            <text:p>Month 286</text:p>
          </table:table-cell>
          <table:table-cell office:value-type="string" table:style-name="ce75">
            <text:p>Month 287</text:p>
          </table:table-cell>
          <table:table-cell office:value-type="string" table:style-name="ce75">
            <text:p>Month 288</text:p>
          </table:table-cell>
          <table:table-cell office:value-type="string" table:style-name="ce75">
            <text:p>Month 289</text:p>
          </table:table-cell>
          <table:table-cell office:value-type="string" table:style-name="ce75">
            <text:p>Month 290</text:p>
          </table:table-cell>
          <table:table-cell office:value-type="string" table:style-name="ce75">
            <text:p>Month 291</text:p>
          </table:table-cell>
          <table:table-cell office:value-type="string" table:style-name="ce75">
            <text:p>Month 292</text:p>
          </table:table-cell>
          <table:table-cell office:value-type="string" table:style-name="ce75">
            <text:p>Month 293</text:p>
          </table:table-cell>
          <table:table-cell office:value-type="string" table:style-name="ce75">
            <text:p>Month 294</text:p>
          </table:table-cell>
          <table:table-cell office:value-type="string" table:style-name="ce75">
            <text:p>Month 295</text:p>
          </table:table-cell>
          <table:table-cell office:value-type="string" table:style-name="ce75">
            <text:p>Month 296</text:p>
          </table:table-cell>
          <table:table-cell office:value-type="string" table:style-name="ce75">
            <text:p>Month 297</text:p>
          </table:table-cell>
          <table:table-cell office:value-type="string" table:style-name="ce75">
            <text:p>Month 298</text:p>
          </table:table-cell>
          <table:table-cell office:value-type="string" table:style-name="ce75">
            <text:p>Month 299</text:p>
          </table:table-cell>
          <table:table-cell office:value-type="string" table:style-name="ce75">
            <text:p>Month 300</text:p>
          </table:table-cell>
          <table:table-cell office:value-type="string" table:style-name="ce75">
            <text:p>Month 301</text:p>
          </table:table-cell>
          <table:table-cell office:value-type="string" table:style-name="ce75">
            <text:p>Month 302</text:p>
          </table:table-cell>
          <table:table-cell office:value-type="string" table:style-name="ce75">
            <text:p>Month 303</text:p>
          </table:table-cell>
          <table:table-cell office:value-type="string" table:style-name="ce75">
            <text:p>Month 304</text:p>
          </table:table-cell>
          <table:table-cell office:value-type="string" table:style-name="ce75">
            <text:p>Month 305</text:p>
          </table:table-cell>
          <table:table-cell office:value-type="string" table:style-name="ce75">
            <text:p>Month 306</text:p>
          </table:table-cell>
          <table:table-cell office:value-type="string" table:style-name="ce75">
            <text:p>Month 307</text:p>
          </table:table-cell>
          <table:table-cell office:value-type="string" table:style-name="ce75">
            <text:p>Month 308</text:p>
          </table:table-cell>
          <table:table-cell office:value-type="string" table:style-name="ce75">
            <text:p>Month 309</text:p>
          </table:table-cell>
          <table:table-cell office:value-type="string" table:style-name="ce75">
            <text:p>Month 310</text:p>
          </table:table-cell>
          <table:table-cell office:value-type="string" table:style-name="ce75">
            <text:p>Month 311</text:p>
          </table:table-cell>
          <table:table-cell office:value-type="string" table:style-name="ce75">
            <text:p>Month 312</text:p>
          </table:table-cell>
          <table:table-cell office:value-type="string" table:style-name="ce75">
            <text:p>Month 313</text:p>
          </table:table-cell>
          <table:table-cell office:value-type="string" table:style-name="ce75">
            <text:p>Month 314</text:p>
          </table:table-cell>
          <table:table-cell office:value-type="string" table:style-name="ce75">
            <text:p>Month 315</text:p>
          </table:table-cell>
          <table:table-cell office:value-type="string" table:style-name="ce75">
            <text:p>Month 316</text:p>
          </table:table-cell>
          <table:table-cell office:value-type="string" table:style-name="ce75">
            <text:p>Month 317</text:p>
          </table:table-cell>
          <table:table-cell office:value-type="string" table:style-name="ce75">
            <text:p>Month 318</text:p>
          </table:table-cell>
          <table:table-cell office:value-type="string" table:style-name="ce75">
            <text:p>Month 319</text:p>
          </table:table-cell>
          <table:table-cell office:value-type="string" table:style-name="ce75">
            <text:p>Month 320</text:p>
          </table:table-cell>
          <table:table-cell office:value-type="string" table:style-name="ce75">
            <text:p>Month 321</text:p>
          </table:table-cell>
          <table:table-cell office:value-type="string" table:style-name="ce75">
            <text:p>Month 322</text:p>
          </table:table-cell>
          <table:table-cell office:value-type="string" table:style-name="ce75">
            <text:p>Month 323</text:p>
          </table:table-cell>
          <table:table-cell office:value-type="string" table:style-name="ce75">
            <text:p>Month 324</text:p>
          </table:table-cell>
          <table:table-cell office:value-type="string" table:style-name="ce75">
            <text:p>Month 325</text:p>
          </table:table-cell>
          <table:table-cell office:value-type="string" table:style-name="ce75">
            <text:p>Month 326</text:p>
          </table:table-cell>
          <table:table-cell office:value-type="string" table:style-name="ce75">
            <text:p>Month 327</text:p>
          </table:table-cell>
          <table:table-cell office:value-type="string" table:style-name="ce75">
            <text:p>Month 328</text:p>
          </table:table-cell>
          <table:table-cell office:value-type="string" table:style-name="ce75">
            <text:p>Month 329</text:p>
          </table:table-cell>
          <table:table-cell office:value-type="string" table:style-name="ce75">
            <text:p>Month 330</text:p>
          </table:table-cell>
          <table:table-cell office:value-type="string" table:style-name="ce75">
            <text:p>Month 331</text:p>
          </table:table-cell>
          <table:table-cell office:value-type="string" table:style-name="ce75">
            <text:p>Month 332</text:p>
          </table:table-cell>
          <table:table-cell office:value-type="string" table:style-name="ce75">
            <text:p>Month 333</text:p>
          </table:table-cell>
          <table:table-cell office:value-type="string" table:style-name="ce75">
            <text:p>Month 334</text:p>
          </table:table-cell>
          <table:table-cell office:value-type="string" table:style-name="ce75">
            <text:p>Month 335</text:p>
          </table:table-cell>
          <table:table-cell office:value-type="string" table:style-name="ce75">
            <text:p>Month 336</text:p>
          </table:table-cell>
          <table:table-cell office:value-type="string" table:style-name="ce75">
            <text:p>Month 337</text:p>
          </table:table-cell>
          <table:table-cell office:value-type="string" table:style-name="ce75">
            <text:p>Month 338</text:p>
          </table:table-cell>
          <table:table-cell office:value-type="string" table:style-name="ce75">
            <text:p>Month 339</text:p>
          </table:table-cell>
          <table:table-cell office:value-type="string" table:style-name="ce75">
            <text:p>Month 340</text:p>
          </table:table-cell>
          <table:table-cell office:value-type="string" table:style-name="ce75">
            <text:p>Month 341</text:p>
          </table:table-cell>
          <table:table-cell office:value-type="string" table:style-name="ce75">
            <text:p>Month 342</text:p>
          </table:table-cell>
          <table:table-cell office:value-type="string" table:style-name="ce75">
            <text:p>Month 343</text:p>
          </table:table-cell>
          <table:table-cell office:value-type="string" table:style-name="ce75">
            <text:p>Month 344</text:p>
          </table:table-cell>
          <table:table-cell office:value-type="string" table:style-name="ce75">
            <text:p>Month 345</text:p>
          </table:table-cell>
          <table:table-cell office:value-type="string" table:style-name="ce75">
            <text:p>Month 346</text:p>
          </table:table-cell>
          <table:table-cell office:value-type="string" table:style-name="ce75">
            <text:p>Month 347</text:p>
          </table:table-cell>
          <table:table-cell office:value-type="string" table:style-name="ce75">
            <text:p>Month 348</text:p>
          </table:table-cell>
          <table:table-cell office:value-type="string" table:style-name="ce75">
            <text:p>Month 349</text:p>
          </table:table-cell>
          <table:table-cell office:value-type="string" table:style-name="ce75">
            <text:p>Month 350</text:p>
          </table:table-cell>
          <table:table-cell office:value-type="string" table:style-name="ce75">
            <text:p>Month 351</text:p>
          </table:table-cell>
          <table:table-cell office:value-type="string" table:style-name="ce75">
            <text:p>Month 352</text:p>
          </table:table-cell>
          <table:table-cell office:value-type="string" table:style-name="ce75">
            <text:p>Month 353</text:p>
          </table:table-cell>
          <table:table-cell office:value-type="string" table:style-name="ce75">
            <text:p>Month 354</text:p>
          </table:table-cell>
          <table:table-cell office:value-type="string" table:style-name="ce75">
            <text:p>Month 355</text:p>
          </table:table-cell>
          <table:table-cell office:value-type="string" table:style-name="ce75">
            <text:p>Month 356</text:p>
          </table:table-cell>
          <table:table-cell office:value-type="string" table:style-name="ce75">
            <text:p>Month 357</text:p>
          </table:table-cell>
          <table:table-cell office:value-type="string" table:style-name="ce75">
            <text:p>Month 358</text:p>
          </table:table-cell>
          <table:table-cell office:value-type="string" table:style-name="ce75">
            <text:p>Month 359</text:p>
          </table:table-cell>
          <table:table-cell office:value-type="string" table:style-name="ce75">
            <text:p>Month 360</text:p>
          </table:table-cell>
          <table:table-cell table:number-columns-repeated="16023" table:style-name="ce75"/>
        </table:table-row>
        <table:table-row table:style-name="ro2">
          <table:table-cell office:value-type="string" table:style-name="ce2">
            <text:p>Principal</text:p>
          </table:table-cell>
          <table:table-cell office:value-type="float" office:value="0" table:formula="of:=SUM([.C2]-([.C1]*[.C3]))" table:style-name="ce122">
            <text:p>#DIV/0!</text:p>
          </table:table-cell>
          <table:table-cell office:value-type="float" office:value="0" table:formula="of:=SUM([.$C$2]-([.B7]*[.$C$3]))" table:style-name="ce122">
            <text:p>#DIV/0!</text:p>
          </table:table-cell>
          <table:table-cell office:value-type="float" office:value="0" table:formula="of:=SUM([.$C$2]-([.C7]*[.$C$3]))" table:style-name="ce122">
            <text:p>#DIV/0!</text:p>
          </table:table-cell>
          <table:table-cell office:value-type="float" office:value="0" table:formula="of:=SUM([.$C$2]-([.D7]*[.$C$3]))" table:style-name="ce122">
            <text:p>#DIV/0!</text:p>
          </table:table-cell>
          <table:table-cell office:value-type="float" office:value="0" table:formula="of:=SUM([.$C$2]-([.E7]*[.$C$3]))" table:style-name="ce122">
            <text:p>#DIV/0!</text:p>
          </table:table-cell>
          <table:table-cell office:value-type="float" office:value="0" table:formula="of:=SUM([.$C$2]-([.F7]*[.$C$3]))" table:style-name="ce122">
            <text:p>#DIV/0!</text:p>
          </table:table-cell>
          <table:table-cell office:value-type="float" office:value="0" table:formula="of:=SUM([.$C$2]-([.G7]*[.$C$3]))" table:style-name="ce122">
            <text:p>#DIV/0!</text:p>
          </table:table-cell>
          <table:table-cell office:value-type="float" office:value="0" table:formula="of:=SUM([.$C$2]-([.H7]*[.$C$3]))" table:style-name="ce122">
            <text:p>#DIV/0!</text:p>
          </table:table-cell>
          <table:table-cell office:value-type="float" office:value="0" table:formula="of:=SUM([.$C$2]-([.I7]*[.$C$3]))" table:style-name="ce122">
            <text:p>#DIV/0!</text:p>
          </table:table-cell>
          <table:table-cell office:value-type="float" office:value="0" table:formula="of:=SUM([.$C$2]-([.J7]*[.$C$3]))" table:style-name="ce122">
            <text:p>#DIV/0!</text:p>
          </table:table-cell>
          <table:table-cell office:value-type="float" office:value="0" table:formula="of:=SUM([.$C$2]-([.K7]*[.$C$3]))" table:style-name="ce122">
            <text:p>#DIV/0!</text:p>
          </table:table-cell>
          <table:table-cell office:value-type="float" office:value="0" table:formula="of:=SUM([.$C$2]-([.L7]*[.$C$3]))" table:style-name="ce122">
            <text:p>#DIV/0!</text:p>
          </table:table-cell>
          <table:table-cell office:value-type="float" office:value="0" table:formula="of:=SUM([.$C$2]-([.M7]*[.$C$3]))" table:style-name="ce122">
            <text:p>#DIV/0!</text:p>
          </table:table-cell>
          <table:table-cell office:value-type="float" office:value="0" table:formula="of:=SUM([.$C$2]-([.N7]*[.$C$3]))" table:style-name="ce122">
            <text:p>#DIV/0!</text:p>
          </table:table-cell>
          <table:table-cell office:value-type="float" office:value="0" table:formula="of:=SUM([.$C$2]-([.O7]*[.$C$3]))" table:style-name="ce122">
            <text:p>#DIV/0!</text:p>
          </table:table-cell>
          <table:table-cell office:value-type="float" office:value="0" table:formula="of:=SUM([.$C$2]-([.P7]*[.$C$3]))" table:style-name="ce122">
            <text:p>#DIV/0!</text:p>
          </table:table-cell>
          <table:table-cell office:value-type="float" office:value="0" table:formula="of:=SUM([.$C$2]-([.Q7]*[.$C$3]))" table:style-name="ce122">
            <text:p>#DIV/0!</text:p>
          </table:table-cell>
          <table:table-cell office:value-type="float" office:value="0" table:formula="of:=SUM([.$C$2]-([.R7]*[.$C$3]))" table:style-name="ce122">
            <text:p>#DIV/0!</text:p>
          </table:table-cell>
          <table:table-cell office:value-type="float" office:value="0" table:formula="of:=SUM([.$C$2]-([.S7]*[.$C$3]))" table:style-name="ce122">
            <text:p>#DIV/0!</text:p>
          </table:table-cell>
          <table:table-cell office:value-type="float" office:value="0" table:formula="of:=SUM([.$C$2]-([.T7]*[.$C$3]))" table:style-name="ce122">
            <text:p>#DIV/0!</text:p>
          </table:table-cell>
          <table:table-cell office:value-type="float" office:value="0" table:formula="of:=SUM([.$C$2]-([.U7]*[.$C$3]))" table:style-name="ce122">
            <text:p>#DIV/0!</text:p>
          </table:table-cell>
          <table:table-cell office:value-type="float" office:value="0" table:formula="of:=SUM([.$C$2]-([.V7]*[.$C$3]))" table:style-name="ce122">
            <text:p>#DIV/0!</text:p>
          </table:table-cell>
          <table:table-cell office:value-type="float" office:value="0" table:formula="of:=SUM([.$C$2]-([.W7]*[.$C$3]))" table:style-name="ce122">
            <text:p>#DIV/0!</text:p>
          </table:table-cell>
          <table:table-cell office:value-type="float" office:value="0" table:formula="of:=SUM([.$C$2]-([.X7]*[.$C$3]))" table:style-name="ce122">
            <text:p>#DIV/0!</text:p>
          </table:table-cell>
          <table:table-cell office:value-type="float" office:value="0" table:formula="of:=SUM([.$C$2]-([.Y7]*[.$C$3]))" table:style-name="ce122">
            <text:p>#DIV/0!</text:p>
          </table:table-cell>
          <table:table-cell office:value-type="float" office:value="0" table:formula="of:=SUM([.$C$2]-([.Z7]*[.$C$3]))" table:style-name="ce122">
            <text:p>#DIV/0!</text:p>
          </table:table-cell>
          <table:table-cell office:value-type="float" office:value="0" table:formula="of:=SUM([.$C$2]-([.AA7]*[.$C$3]))" table:style-name="ce122">
            <text:p>#DIV/0!</text:p>
          </table:table-cell>
          <table:table-cell office:value-type="float" office:value="0" table:formula="of:=SUM([.$C$2]-([.AB7]*[.$C$3]))" table:style-name="ce122">
            <text:p>#DIV/0!</text:p>
          </table:table-cell>
          <table:table-cell office:value-type="float" office:value="0" table:formula="of:=SUM([.$C$2]-([.AC7]*[.$C$3]))" table:style-name="ce122">
            <text:p>#DIV/0!</text:p>
          </table:table-cell>
          <table:table-cell office:value-type="float" office:value="0" table:formula="of:=SUM([.$C$2]-([.AD7]*[.$C$3]))" table:style-name="ce122">
            <text:p>#DIV/0!</text:p>
          </table:table-cell>
          <table:table-cell office:value-type="float" office:value="0" table:formula="of:=SUM([.$C$2]-([.AE7]*[.$C$3]))" table:style-name="ce122">
            <text:p>#DIV/0!</text:p>
          </table:table-cell>
          <table:table-cell office:value-type="float" office:value="0" table:formula="of:=SUM([.$C$2]-([.AF7]*[.$C$3]))" table:style-name="ce122">
            <text:p>#DIV/0!</text:p>
          </table:table-cell>
          <table:table-cell office:value-type="float" office:value="0" table:formula="of:=SUM([.$C$2]-([.AG7]*[.$C$3]))" table:style-name="ce122">
            <text:p>#DIV/0!</text:p>
          </table:table-cell>
          <table:table-cell office:value-type="float" office:value="0" table:formula="of:=SUM([.$C$2]-([.AH7]*[.$C$3]))" table:style-name="ce122">
            <text:p>#DIV/0!</text:p>
          </table:table-cell>
          <table:table-cell office:value-type="float" office:value="0" table:formula="of:=SUM([.$C$2]-([.AI7]*[.$C$3]))" table:style-name="ce122">
            <text:p>#DIV/0!</text:p>
          </table:table-cell>
          <table:table-cell office:value-type="float" office:value="0" table:formula="of:=SUM([.$C$2]-([.AJ7]*[.$C$3]))" table:style-name="ce122">
            <text:p>#DIV/0!</text:p>
          </table:table-cell>
          <table:table-cell office:value-type="float" office:value="0" table:formula="of:=SUM([.$C$2]-([.AK7]*[.$C$3]))" table:style-name="ce122">
            <text:p>#DIV/0!</text:p>
          </table:table-cell>
          <table:table-cell office:value-type="float" office:value="0" table:formula="of:=SUM([.$C$2]-([.AL7]*[.$C$3]))" table:style-name="ce122">
            <text:p>#DIV/0!</text:p>
          </table:table-cell>
          <table:table-cell office:value-type="float" office:value="0" table:formula="of:=SUM([.$C$2]-([.AM7]*[.$C$3]))" table:style-name="ce122">
            <text:p>#DIV/0!</text:p>
          </table:table-cell>
          <table:table-cell office:value-type="float" office:value="0" table:formula="of:=SUM([.$C$2]-([.AN7]*[.$C$3]))" table:style-name="ce122">
            <text:p>#DIV/0!</text:p>
          </table:table-cell>
          <table:table-cell office:value-type="float" office:value="0" table:formula="of:=SUM([.$C$2]-([.AO7]*[.$C$3]))" table:style-name="ce122">
            <text:p>#DIV/0!</text:p>
          </table:table-cell>
          <table:table-cell office:value-type="float" office:value="0" table:formula="of:=SUM([.$C$2]-([.AP7]*[.$C$3]))" table:style-name="ce122">
            <text:p>#DIV/0!</text:p>
          </table:table-cell>
          <table:table-cell office:value-type="float" office:value="0" table:formula="of:=SUM([.$C$2]-([.AQ7]*[.$C$3]))" table:style-name="ce122">
            <text:p>#DIV/0!</text:p>
          </table:table-cell>
          <table:table-cell office:value-type="float" office:value="0" table:formula="of:=SUM([.$C$2]-([.AR7]*[.$C$3]))" table:style-name="ce122">
            <text:p>#DIV/0!</text:p>
          </table:table-cell>
          <table:table-cell office:value-type="float" office:value="0" table:formula="of:=SUM([.$C$2]-([.AS7]*[.$C$3]))" table:style-name="ce122">
            <text:p>#DIV/0!</text:p>
          </table:table-cell>
          <table:table-cell office:value-type="float" office:value="0" table:formula="of:=SUM([.$C$2]-([.AT7]*[.$C$3]))" table:style-name="ce122">
            <text:p>#DIV/0!</text:p>
          </table:table-cell>
          <table:table-cell office:value-type="float" office:value="0" table:formula="of:=SUM([.$C$2]-([.AU7]*[.$C$3]))" table:style-name="ce122">
            <text:p>#DIV/0!</text:p>
          </table:table-cell>
          <table:table-cell office:value-type="float" office:value="0" table:formula="of:=SUM([.$C$2]-([.AV7]*[.$C$3]))" table:style-name="ce122">
            <text:p>#DIV/0!</text:p>
          </table:table-cell>
          <table:table-cell office:value-type="float" office:value="0" table:formula="of:=SUM([.$C$2]-([.AW7]*[.$C$3]))" table:style-name="ce122">
            <text:p>#DIV/0!</text:p>
          </table:table-cell>
          <table:table-cell office:value-type="float" office:value="0" table:formula="of:=SUM([.$C$2]-([.AX7]*[.$C$3]))" table:style-name="ce122">
            <text:p>#DIV/0!</text:p>
          </table:table-cell>
          <table:table-cell office:value-type="float" office:value="0" table:formula="of:=SUM([.$C$2]-([.AY7]*[.$C$3]))" table:style-name="ce122">
            <text:p>#DIV/0!</text:p>
          </table:table-cell>
          <table:table-cell office:value-type="float" office:value="0" table:formula="of:=SUM([.$C$2]-([.AZ7]*[.$C$3]))" table:style-name="ce122">
            <text:p>#DIV/0!</text:p>
          </table:table-cell>
          <table:table-cell office:value-type="float" office:value="0" table:formula="of:=SUM([.$C$2]-([.BA7]*[.$C$3]))" table:style-name="ce122">
            <text:p>#DIV/0!</text:p>
          </table:table-cell>
          <table:table-cell office:value-type="float" office:value="0" table:formula="of:=SUM([.$C$2]-([.BB7]*[.$C$3]))" table:style-name="ce122">
            <text:p>#DIV/0!</text:p>
          </table:table-cell>
          <table:table-cell office:value-type="float" office:value="0" table:formula="of:=SUM([.$C$2]-([.BC7]*[.$C$3]))" table:style-name="ce122">
            <text:p>#DIV/0!</text:p>
          </table:table-cell>
          <table:table-cell office:value-type="float" office:value="0" table:formula="of:=SUM([.$C$2]-([.BD7]*[.$C$3]))" table:style-name="ce122">
            <text:p>#DIV/0!</text:p>
          </table:table-cell>
          <table:table-cell office:value-type="float" office:value="0" table:formula="of:=SUM([.$C$2]-([.BE7]*[.$C$3]))" table:style-name="ce122">
            <text:p>#DIV/0!</text:p>
          </table:table-cell>
          <table:table-cell office:value-type="float" office:value="0" table:formula="of:=SUM([.$C$2]-([.BF7]*[.$C$3]))" table:style-name="ce122">
            <text:p>#DIV/0!</text:p>
          </table:table-cell>
          <table:table-cell office:value-type="float" office:value="0" table:formula="of:=SUM([.$C$2]-([.BG7]*[.$C$3]))" table:style-name="ce122">
            <text:p>#DIV/0!</text:p>
          </table:table-cell>
          <table:table-cell office:value-type="float" office:value="0" table:formula="of:=SUM([.$C$2]-([.BH7]*[.$C$3]))" table:style-name="ce122">
            <text:p>#DIV/0!</text:p>
          </table:table-cell>
          <table:table-cell office:value-type="float" office:value="0" table:formula="of:=SUM([.$C$2]-([.BI7]*[.$C$3]))" table:style-name="ce122">
            <text:p>#DIV/0!</text:p>
          </table:table-cell>
          <table:table-cell office:value-type="float" office:value="0" table:formula="of:=SUM([.$C$2]-([.BJ7]*[.$C$3]))" table:style-name="ce122">
            <text:p>#DIV/0!</text:p>
          </table:table-cell>
          <table:table-cell office:value-type="float" office:value="0" table:formula="of:=SUM([.$C$2]-([.BK7]*[.$C$3]))" table:style-name="ce122">
            <text:p>#DIV/0!</text:p>
          </table:table-cell>
          <table:table-cell office:value-type="float" office:value="0" table:formula="of:=SUM([.$C$2]-([.BL7]*[.$C$3]))" table:style-name="ce122">
            <text:p>#DIV/0!</text:p>
          </table:table-cell>
          <table:table-cell office:value-type="float" office:value="0" table:formula="of:=SUM([.$C$2]-([.BM7]*[.$C$3]))" table:style-name="ce122">
            <text:p>#DIV/0!</text:p>
          </table:table-cell>
          <table:table-cell office:value-type="float" office:value="0" table:formula="of:=SUM([.$C$2]-([.BN7]*[.$C$3]))" table:style-name="ce122">
            <text:p>#DIV/0!</text:p>
          </table:table-cell>
          <table:table-cell office:value-type="float" office:value="0" table:formula="of:=SUM([.$C$2]-([.BO7]*[.$C$3]))" table:style-name="ce122">
            <text:p>#DIV/0!</text:p>
          </table:table-cell>
          <table:table-cell office:value-type="float" office:value="0" table:formula="of:=SUM([.$C$2]-([.BP7]*[.$C$3]))" table:style-name="ce122">
            <text:p>#DIV/0!</text:p>
          </table:table-cell>
          <table:table-cell office:value-type="float" office:value="0" table:formula="of:=SUM([.$C$2]-([.BQ7]*[.$C$3]))" table:style-name="ce122">
            <text:p>#DIV/0!</text:p>
          </table:table-cell>
          <table:table-cell office:value-type="float" office:value="0" table:formula="of:=SUM([.$C$2]-([.BR7]*[.$C$3]))" table:style-name="ce122">
            <text:p>#DIV/0!</text:p>
          </table:table-cell>
          <table:table-cell office:value-type="float" office:value="0" table:formula="of:=SUM([.$C$2]-([.BS7]*[.$C$3]))" table:style-name="ce122">
            <text:p>#DIV/0!</text:p>
          </table:table-cell>
          <table:table-cell office:value-type="float" office:value="0" table:formula="of:=SUM([.$C$2]-([.BT7]*[.$C$3]))" table:style-name="ce122">
            <text:p>#DIV/0!</text:p>
          </table:table-cell>
          <table:table-cell office:value-type="float" office:value="0" table:formula="of:=SUM([.$C$2]-([.BU7]*[.$C$3]))" table:style-name="ce122">
            <text:p>#DIV/0!</text:p>
          </table:table-cell>
          <table:table-cell office:value-type="float" office:value="0" table:formula="of:=SUM([.$C$2]-([.BV7]*[.$C$3]))" table:style-name="ce122">
            <text:p>#DIV/0!</text:p>
          </table:table-cell>
          <table:table-cell office:value-type="float" office:value="0" table:formula="of:=SUM([.$C$2]-([.BW7]*[.$C$3]))" table:style-name="ce122">
            <text:p>#DIV/0!</text:p>
          </table:table-cell>
          <table:table-cell office:value-type="float" office:value="0" table:formula="of:=SUM([.$C$2]-([.BX7]*[.$C$3]))" table:style-name="ce122">
            <text:p>#DIV/0!</text:p>
          </table:table-cell>
          <table:table-cell office:value-type="float" office:value="0" table:formula="of:=SUM([.$C$2]-([.BY7]*[.$C$3]))" table:style-name="ce122">
            <text:p>#DIV/0!</text:p>
          </table:table-cell>
          <table:table-cell office:value-type="float" office:value="0" table:formula="of:=SUM([.$C$2]-([.BZ7]*[.$C$3]))" table:style-name="ce122">
            <text:p>#DIV/0!</text:p>
          </table:table-cell>
          <table:table-cell office:value-type="float" office:value="0" table:formula="of:=SUM([.$C$2]-([.CA7]*[.$C$3]))" table:style-name="ce122">
            <text:p>#DIV/0!</text:p>
          </table:table-cell>
          <table:table-cell office:value-type="float" office:value="0" table:formula="of:=SUM([.$C$2]-([.CB7]*[.$C$3]))" table:style-name="ce122">
            <text:p>#DIV/0!</text:p>
          </table:table-cell>
          <table:table-cell office:value-type="float" office:value="0" table:formula="of:=SUM([.$C$2]-([.CC7]*[.$C$3]))" table:style-name="ce122">
            <text:p>#DIV/0!</text:p>
          </table:table-cell>
          <table:table-cell office:value-type="float" office:value="0" table:formula="of:=SUM([.$C$2]-([.CD7]*[.$C$3]))" table:style-name="ce122">
            <text:p>#DIV/0!</text:p>
          </table:table-cell>
          <table:table-cell office:value-type="float" office:value="0" table:formula="of:=SUM([.$C$2]-([.CE7]*[.$C$3]))" table:style-name="ce122">
            <text:p>#DIV/0!</text:p>
          </table:table-cell>
          <table:table-cell office:value-type="float" office:value="0" table:formula="of:=SUM([.$C$2]-([.CF7]*[.$C$3]))" table:style-name="ce122">
            <text:p>#DIV/0!</text:p>
          </table:table-cell>
          <table:table-cell office:value-type="float" office:value="0" table:formula="of:=SUM([.$C$2]-([.CG7]*[.$C$3]))" table:style-name="ce122">
            <text:p>#DIV/0!</text:p>
          </table:table-cell>
          <table:table-cell office:value-type="float" office:value="0" table:formula="of:=SUM([.$C$2]-([.CH7]*[.$C$3]))" table:style-name="ce122">
            <text:p>#DIV/0!</text:p>
          </table:table-cell>
          <table:table-cell office:value-type="float" office:value="0" table:formula="of:=SUM([.$C$2]-([.CI7]*[.$C$3]))" table:style-name="ce122">
            <text:p>#DIV/0!</text:p>
          </table:table-cell>
          <table:table-cell office:value-type="float" office:value="0" table:formula="of:=SUM([.$C$2]-([.CJ7]*[.$C$3]))" table:style-name="ce122">
            <text:p>#DIV/0!</text:p>
          </table:table-cell>
          <table:table-cell office:value-type="float" office:value="0" table:formula="of:=SUM([.$C$2]-([.CK7]*[.$C$3]))" table:style-name="ce122">
            <text:p>#DIV/0!</text:p>
          </table:table-cell>
          <table:table-cell office:value-type="float" office:value="0" table:formula="of:=SUM([.$C$2]-([.CL7]*[.$C$3]))" table:style-name="ce122">
            <text:p>#DIV/0!</text:p>
          </table:table-cell>
          <table:table-cell office:value-type="float" office:value="0" table:formula="of:=SUM([.$C$2]-([.CM7]*[.$C$3]))" table:style-name="ce122">
            <text:p>#DIV/0!</text:p>
          </table:table-cell>
          <table:table-cell office:value-type="float" office:value="0" table:formula="of:=SUM([.$C$2]-([.CN7]*[.$C$3]))" table:style-name="ce122">
            <text:p>#DIV/0!</text:p>
          </table:table-cell>
          <table:table-cell office:value-type="float" office:value="0" table:formula="of:=SUM([.$C$2]-([.CO7]*[.$C$3]))" table:style-name="ce122">
            <text:p>#DIV/0!</text:p>
          </table:table-cell>
          <table:table-cell office:value-type="float" office:value="0" table:formula="of:=SUM([.$C$2]-([.CP7]*[.$C$3]))" table:style-name="ce122">
            <text:p>#DIV/0!</text:p>
          </table:table-cell>
          <table:table-cell office:value-type="float" office:value="0" table:formula="of:=SUM([.$C$2]-([.CQ7]*[.$C$3]))" table:style-name="ce122">
            <text:p>#DIV/0!</text:p>
          </table:table-cell>
          <table:table-cell office:value-type="float" office:value="0" table:formula="of:=SUM([.$C$2]-([.CR7]*[.$C$3]))" table:style-name="ce122">
            <text:p>#DIV/0!</text:p>
          </table:table-cell>
          <table:table-cell office:value-type="float" office:value="0" table:formula="of:=SUM([.$C$2]-([.CS7]*[.$C$3]))" table:style-name="ce122">
            <text:p>#DIV/0!</text:p>
          </table:table-cell>
          <table:table-cell office:value-type="float" office:value="0" table:formula="of:=SUM([.$C$2]-([.CT7]*[.$C$3]))" table:style-name="ce122">
            <text:p>#DIV/0!</text:p>
          </table:table-cell>
          <table:table-cell office:value-type="float" office:value="0" table:formula="of:=SUM([.$C$2]-([.CU7]*[.$C$3]))" table:style-name="ce122">
            <text:p>#DIV/0!</text:p>
          </table:table-cell>
          <table:table-cell office:value-type="float" office:value="0" table:formula="of:=SUM([.$C$2]-([.CV7]*[.$C$3]))" table:style-name="ce122">
            <text:p>#DIV/0!</text:p>
          </table:table-cell>
          <table:table-cell office:value-type="float" office:value="0" table:formula="of:=SUM([.$C$2]-([.CW7]*[.$C$3]))" table:style-name="ce122">
            <text:p>#DIV/0!</text:p>
          </table:table-cell>
          <table:table-cell office:value-type="float" office:value="0" table:formula="of:=SUM([.$C$2]-([.CX7]*[.$C$3]))" table:style-name="ce122">
            <text:p>#DIV/0!</text:p>
          </table:table-cell>
          <table:table-cell office:value-type="float" office:value="0" table:formula="of:=SUM([.$C$2]-([.CY7]*[.$C$3]))" table:style-name="ce122">
            <text:p>#DIV/0!</text:p>
          </table:table-cell>
          <table:table-cell office:value-type="float" office:value="0" table:formula="of:=SUM([.$C$2]-([.CZ7]*[.$C$3]))" table:style-name="ce122">
            <text:p>#DIV/0!</text:p>
          </table:table-cell>
          <table:table-cell office:value-type="float" office:value="0" table:formula="of:=SUM([.$C$2]-([.DA7]*[.$C$3]))" table:style-name="ce122">
            <text:p>#DIV/0!</text:p>
          </table:table-cell>
          <table:table-cell office:value-type="float" office:value="0" table:formula="of:=SUM([.$C$2]-([.DB7]*[.$C$3]))" table:style-name="ce122">
            <text:p>#DIV/0!</text:p>
          </table:table-cell>
          <table:table-cell office:value-type="float" office:value="0" table:formula="of:=SUM([.$C$2]-([.DC7]*[.$C$3]))" table:style-name="ce122">
            <text:p>#DIV/0!</text:p>
          </table:table-cell>
          <table:table-cell office:value-type="float" office:value="0" table:formula="of:=SUM([.$C$2]-([.DD7]*[.$C$3]))" table:style-name="ce122">
            <text:p>#DIV/0!</text:p>
          </table:table-cell>
          <table:table-cell office:value-type="float" office:value="0" table:formula="of:=SUM([.$C$2]-([.DE7]*[.$C$3]))" table:style-name="ce122">
            <text:p>#DIV/0!</text:p>
          </table:table-cell>
          <table:table-cell office:value-type="float" office:value="0" table:formula="of:=SUM([.$C$2]-([.DF7]*[.$C$3]))" table:style-name="ce122">
            <text:p>#DIV/0!</text:p>
          </table:table-cell>
          <table:table-cell office:value-type="float" office:value="0" table:formula="of:=SUM([.$C$2]-([.DG7]*[.$C$3]))" table:style-name="ce122">
            <text:p>#DIV/0!</text:p>
          </table:table-cell>
          <table:table-cell office:value-type="float" office:value="0" table:formula="of:=SUM([.$C$2]-([.DH7]*[.$C$3]))" table:style-name="ce122">
            <text:p>#DIV/0!</text:p>
          </table:table-cell>
          <table:table-cell office:value-type="float" office:value="0" table:formula="of:=SUM([.$C$2]-([.DI7]*[.$C$3]))" table:style-name="ce122">
            <text:p>#DIV/0!</text:p>
          </table:table-cell>
          <table:table-cell office:value-type="float" office:value="0" table:formula="of:=SUM([.$C$2]-([.DJ7]*[.$C$3]))" table:style-name="ce122">
            <text:p>#DIV/0!</text:p>
          </table:table-cell>
          <table:table-cell office:value-type="float" office:value="0" table:formula="of:=SUM([.$C$2]-([.DK7]*[.$C$3]))" table:style-name="ce122">
            <text:p>#DIV/0!</text:p>
          </table:table-cell>
          <table:table-cell office:value-type="float" office:value="0" table:formula="of:=SUM([.$C$2]-([.DL7]*[.$C$3]))" table:style-name="ce122">
            <text:p>#DIV/0!</text:p>
          </table:table-cell>
          <table:table-cell office:value-type="float" office:value="0" table:formula="of:=SUM([.$C$2]-([.DM7]*[.$C$3]))" table:style-name="ce122">
            <text:p>#DIV/0!</text:p>
          </table:table-cell>
          <table:table-cell office:value-type="float" office:value="0" table:formula="of:=SUM([.$C$2]-([.DN7]*[.$C$3]))" table:style-name="ce122">
            <text:p>#DIV/0!</text:p>
          </table:table-cell>
          <table:table-cell office:value-type="float" office:value="0" table:formula="of:=SUM([.$C$2]-([.DO7]*[.$C$3]))" table:style-name="ce122">
            <text:p>#DIV/0!</text:p>
          </table:table-cell>
          <table:table-cell office:value-type="float" office:value="0" table:formula="of:=SUM([.$C$2]-([.DP7]*[.$C$3]))" table:style-name="ce122">
            <text:p>#DIV/0!</text:p>
          </table:table-cell>
          <table:table-cell office:value-type="float" office:value="0" table:formula="of:=SUM([.$C$2]-([.DQ7]*[.$C$3]))" table:style-name="ce122">
            <text:p>#DIV/0!</text:p>
          </table:table-cell>
          <table:table-cell office:value-type="float" office:value="0" table:formula="of:=SUM([.$C$2]-([.DR7]*[.$C$3]))" table:style-name="ce122">
            <text:p>#DIV/0!</text:p>
          </table:table-cell>
          <table:table-cell office:value-type="float" office:value="0" table:formula="of:=SUM([.$C$2]-([.DS7]*[.$C$3]))" table:style-name="ce122">
            <text:p>#DIV/0!</text:p>
          </table:table-cell>
          <table:table-cell office:value-type="float" office:value="0" table:formula="of:=SUM([.$C$2]-([.DT7]*[.$C$3]))" table:style-name="ce122">
            <text:p>#DIV/0!</text:p>
          </table:table-cell>
          <table:table-cell office:value-type="float" office:value="0" table:formula="of:=SUM([.$C$2]-([.DU7]*[.$C$3]))" table:style-name="ce122">
            <text:p>#DIV/0!</text:p>
          </table:table-cell>
          <table:table-cell office:value-type="float" office:value="0" table:formula="of:=SUM([.$C$2]-([.DV7]*[.$C$3]))" table:style-name="ce122">
            <text:p>#DIV/0!</text:p>
          </table:table-cell>
          <table:table-cell office:value-type="float" office:value="0" table:formula="of:=SUM([.$C$2]-([.DW7]*[.$C$3]))" table:style-name="ce122">
            <text:p>#DIV/0!</text:p>
          </table:table-cell>
          <table:table-cell office:value-type="float" office:value="0" table:formula="of:=SUM([.$C$2]-([.DX7]*[.$C$3]))" table:style-name="ce122">
            <text:p>#DIV/0!</text:p>
          </table:table-cell>
          <table:table-cell office:value-type="float" office:value="0" table:formula="of:=SUM([.$C$2]-([.DY7]*[.$C$3]))" table:style-name="ce122">
            <text:p>#DIV/0!</text:p>
          </table:table-cell>
          <table:table-cell office:value-type="float" office:value="0" table:formula="of:=SUM([.$C$2]-([.DZ7]*[.$C$3]))" table:style-name="ce122">
            <text:p>#DIV/0!</text:p>
          </table:table-cell>
          <table:table-cell office:value-type="float" office:value="0" table:formula="of:=SUM([.$C$2]-([.EA7]*[.$C$3]))" table:style-name="ce122">
            <text:p>#DIV/0!</text:p>
          </table:table-cell>
          <table:table-cell office:value-type="float" office:value="0" table:formula="of:=SUM([.$C$2]-([.EB7]*[.$C$3]))" table:style-name="ce122">
            <text:p>#DIV/0!</text:p>
          </table:table-cell>
          <table:table-cell office:value-type="float" office:value="0" table:formula="of:=SUM([.$C$2]-([.EC7]*[.$C$3]))" table:style-name="ce122">
            <text:p>#DIV/0!</text:p>
          </table:table-cell>
          <table:table-cell office:value-type="float" office:value="0" table:formula="of:=SUM([.$C$2]-([.ED7]*[.$C$3]))" table:style-name="ce122">
            <text:p>#DIV/0!</text:p>
          </table:table-cell>
          <table:table-cell office:value-type="float" office:value="0" table:formula="of:=SUM([.$C$2]-([.EE7]*[.$C$3]))" table:style-name="ce122">
            <text:p>#DIV/0!</text:p>
          </table:table-cell>
          <table:table-cell office:value-type="float" office:value="0" table:formula="of:=SUM([.$C$2]-([.EF7]*[.$C$3]))" table:style-name="ce122">
            <text:p>#DIV/0!</text:p>
          </table:table-cell>
          <table:table-cell office:value-type="float" office:value="0" table:formula="of:=SUM([.$C$2]-([.EG7]*[.$C$3]))" table:style-name="ce122">
            <text:p>#DIV/0!</text:p>
          </table:table-cell>
          <table:table-cell office:value-type="float" office:value="0" table:formula="of:=SUM([.$C$2]-([.EH7]*[.$C$3]))" table:style-name="ce122">
            <text:p>#DIV/0!</text:p>
          </table:table-cell>
          <table:table-cell office:value-type="float" office:value="0" table:formula="of:=SUM([.$C$2]-([.EI7]*[.$C$3]))" table:style-name="ce122">
            <text:p>#DIV/0!</text:p>
          </table:table-cell>
          <table:table-cell office:value-type="float" office:value="0" table:formula="of:=SUM([.$C$2]-([.EJ7]*[.$C$3]))" table:style-name="ce122">
            <text:p>#DIV/0!</text:p>
          </table:table-cell>
          <table:table-cell office:value-type="float" office:value="0" table:formula="of:=SUM([.$C$2]-([.EK7]*[.$C$3]))" table:style-name="ce122">
            <text:p>#DIV/0!</text:p>
          </table:table-cell>
          <table:table-cell office:value-type="float" office:value="0" table:formula="of:=SUM([.$C$2]-([.EL7]*[.$C$3]))" table:style-name="ce122">
            <text:p>#DIV/0!</text:p>
          </table:table-cell>
          <table:table-cell office:value-type="float" office:value="0" table:formula="of:=SUM([.$C$2]-([.EM7]*[.$C$3]))" table:style-name="ce122">
            <text:p>#DIV/0!</text:p>
          </table:table-cell>
          <table:table-cell office:value-type="float" office:value="0" table:formula="of:=SUM([.$C$2]-([.EN7]*[.$C$3]))" table:style-name="ce122">
            <text:p>#DIV/0!</text:p>
          </table:table-cell>
          <table:table-cell office:value-type="float" office:value="0" table:formula="of:=SUM([.$C$2]-([.EO7]*[.$C$3]))" table:style-name="ce122">
            <text:p>#DIV/0!</text:p>
          </table:table-cell>
          <table:table-cell office:value-type="float" office:value="0" table:formula="of:=SUM([.$C$2]-([.EP7]*[.$C$3]))" table:style-name="ce122">
            <text:p>#DIV/0!</text:p>
          </table:table-cell>
          <table:table-cell office:value-type="float" office:value="0" table:formula="of:=SUM([.$C$2]-([.EQ7]*[.$C$3]))" table:style-name="ce122">
            <text:p>#DIV/0!</text:p>
          </table:table-cell>
          <table:table-cell office:value-type="float" office:value="0" table:formula="of:=SUM([.$C$2]-([.ER7]*[.$C$3]))" table:style-name="ce122">
            <text:p>#DIV/0!</text:p>
          </table:table-cell>
          <table:table-cell office:value-type="float" office:value="0" table:formula="of:=SUM([.$C$2]-([.ES7]*[.$C$3]))" table:style-name="ce122">
            <text:p>#DIV/0!</text:p>
          </table:table-cell>
          <table:table-cell office:value-type="float" office:value="0" table:formula="of:=SUM([.$C$2]-([.ET7]*[.$C$3]))" table:style-name="ce122">
            <text:p>#DIV/0!</text:p>
          </table:table-cell>
          <table:table-cell office:value-type="float" office:value="0" table:formula="of:=SUM([.$C$2]-([.EU7]*[.$C$3]))" table:style-name="ce122">
            <text:p>#DIV/0!</text:p>
          </table:table-cell>
          <table:table-cell office:value-type="float" office:value="0" table:formula="of:=SUM([.$C$2]-([.EV7]*[.$C$3]))" table:style-name="ce122">
            <text:p>#DIV/0!</text:p>
          </table:table-cell>
          <table:table-cell office:value-type="float" office:value="0" table:formula="of:=SUM([.$C$2]-([.EW7]*[.$C$3]))" table:style-name="ce122">
            <text:p>#DIV/0!</text:p>
          </table:table-cell>
          <table:table-cell office:value-type="float" office:value="0" table:formula="of:=SUM([.$C$2]-([.EX7]*[.$C$3]))" table:style-name="ce122">
            <text:p>#DIV/0!</text:p>
          </table:table-cell>
          <table:table-cell office:value-type="float" office:value="0" table:formula="of:=SUM([.$C$2]-([.EY7]*[.$C$3]))" table:style-name="ce122">
            <text:p>#DIV/0!</text:p>
          </table:table-cell>
          <table:table-cell office:value-type="float" office:value="0" table:formula="of:=SUM([.$C$2]-([.EZ7]*[.$C$3]))" table:style-name="ce122">
            <text:p>#DIV/0!</text:p>
          </table:table-cell>
          <table:table-cell office:value-type="float" office:value="0" table:formula="of:=SUM([.$C$2]-([.FA7]*[.$C$3]))" table:style-name="ce122">
            <text:p>#DIV/0!</text:p>
          </table:table-cell>
          <table:table-cell office:value-type="float" office:value="0" table:formula="of:=SUM([.$C$2]-([.FB7]*[.$C$3]))" table:style-name="ce122">
            <text:p>#DIV/0!</text:p>
          </table:table-cell>
          <table:table-cell office:value-type="float" office:value="0" table:formula="of:=SUM([.$C$2]-([.FC7]*[.$C$3]))" table:style-name="ce122">
            <text:p>#DIV/0!</text:p>
          </table:table-cell>
          <table:table-cell office:value-type="float" office:value="0" table:formula="of:=SUM([.$C$2]-([.FD7]*[.$C$3]))" table:style-name="ce122">
            <text:p>#DIV/0!</text:p>
          </table:table-cell>
          <table:table-cell office:value-type="float" office:value="0" table:formula="of:=SUM([.$C$2]-([.FE7]*[.$C$3]))" table:style-name="ce122">
            <text:p>#DIV/0!</text:p>
          </table:table-cell>
          <table:table-cell office:value-type="float" office:value="0" table:formula="of:=SUM([.$C$2]-([.FF7]*[.$C$3]))" table:style-name="ce122">
            <text:p>#DIV/0!</text:p>
          </table:table-cell>
          <table:table-cell office:value-type="float" office:value="0" table:formula="of:=SUM([.$C$2]-([.FG7]*[.$C$3]))" table:style-name="ce122">
            <text:p>#DIV/0!</text:p>
          </table:table-cell>
          <table:table-cell office:value-type="float" office:value="0" table:formula="of:=SUM([.$C$2]-([.FH7]*[.$C$3]))" table:style-name="ce122">
            <text:p>#DIV/0!</text:p>
          </table:table-cell>
          <table:table-cell office:value-type="float" office:value="0" table:formula="of:=SUM([.$C$2]-([.FI7]*[.$C$3]))" table:style-name="ce122">
            <text:p>#DIV/0!</text:p>
          </table:table-cell>
          <table:table-cell office:value-type="float" office:value="0" table:formula="of:=SUM([.$C$2]-([.FJ7]*[.$C$3]))" table:style-name="ce122">
            <text:p>#DIV/0!</text:p>
          </table:table-cell>
          <table:table-cell office:value-type="float" office:value="0" table:formula="of:=SUM([.$C$2]-([.FK7]*[.$C$3]))" table:style-name="ce122">
            <text:p>#DIV/0!</text:p>
          </table:table-cell>
          <table:table-cell office:value-type="float" office:value="0" table:formula="of:=SUM([.$C$2]-([.FL7]*[.$C$3]))" table:style-name="ce122">
            <text:p>#DIV/0!</text:p>
          </table:table-cell>
          <table:table-cell office:value-type="float" office:value="0" table:formula="of:=SUM([.$C$2]-([.FM7]*[.$C$3]))" table:style-name="ce122">
            <text:p>#DIV/0!</text:p>
          </table:table-cell>
          <table:table-cell office:value-type="float" office:value="0" table:formula="of:=SUM([.$C$2]-([.FN7]*[.$C$3]))" table:style-name="ce122">
            <text:p>#DIV/0!</text:p>
          </table:table-cell>
          <table:table-cell office:value-type="float" office:value="0" table:formula="of:=SUM([.$C$2]-([.FO7]*[.$C$3]))" table:style-name="ce122">
            <text:p>#DIV/0!</text:p>
          </table:table-cell>
          <table:table-cell office:value-type="float" office:value="0" table:formula="of:=SUM([.$C$2]-([.FP7]*[.$C$3]))" table:style-name="ce122">
            <text:p>#DIV/0!</text:p>
          </table:table-cell>
          <table:table-cell office:value-type="float" office:value="0" table:formula="of:=SUM([.$C$2]-([.FQ7]*[.$C$3]))" table:style-name="ce122">
            <text:p>#DIV/0!</text:p>
          </table:table-cell>
          <table:table-cell office:value-type="float" office:value="0" table:formula="of:=SUM([.$C$2]-([.FR7]*[.$C$3]))" table:style-name="ce122">
            <text:p>#DIV/0!</text:p>
          </table:table-cell>
          <table:table-cell office:value-type="float" office:value="0" table:formula="of:=SUM([.$C$2]-([.FS7]*[.$C$3]))" table:style-name="ce122">
            <text:p>#DIV/0!</text:p>
          </table:table-cell>
          <table:table-cell office:value-type="float" office:value="0" table:formula="of:=SUM([.$C$2]-([.FT7]*[.$C$3]))" table:style-name="ce122">
            <text:p>#DIV/0!</text:p>
          </table:table-cell>
          <table:table-cell office:value-type="float" office:value="0" table:formula="of:=SUM([.$C$2]-([.FU7]*[.$C$3]))" table:style-name="ce122">
            <text:p>#DIV/0!</text:p>
          </table:table-cell>
          <table:table-cell office:value-type="float" office:value="0" table:formula="of:=SUM([.$C$2]-([.FV7]*[.$C$3]))" table:style-name="ce122">
            <text:p>#DIV/0!</text:p>
          </table:table-cell>
          <table:table-cell office:value-type="float" office:value="0" table:formula="of:=SUM([.$C$2]-([.FW7]*[.$C$3]))" table:style-name="ce122">
            <text:p>#DIV/0!</text:p>
          </table:table-cell>
          <table:table-cell office:value-type="float" office:value="0" table:formula="of:=SUM([.$C$2]-([.FX7]*[.$C$3]))" table:style-name="ce122">
            <text:p>#DIV/0!</text:p>
          </table:table-cell>
          <table:table-cell office:value-type="float" office:value="0" table:formula="of:=SUM([.$C$2]-([.FY7]*[.$C$3]))" table:style-name="ce122">
            <text:p>#DIV/0!</text:p>
          </table:table-cell>
          <table:table-cell office:value-type="float" office:value="0" table:formula="of:=SUM([.$C$2]-([.FZ7]*[.$C$3]))" table:style-name="ce122">
            <text:p>#DIV/0!</text:p>
          </table:table-cell>
          <table:table-cell office:value-type="float" office:value="0" table:formula="of:=SUM([.$C$2]-([.GA7]*[.$C$3]))" table:style-name="ce122">
            <text:p>#DIV/0!</text:p>
          </table:table-cell>
          <table:table-cell office:value-type="float" office:value="0" table:formula="of:=SUM([.$C$2]-([.GB7]*[.$C$3]))" table:style-name="ce122">
            <text:p>#DIV/0!</text:p>
          </table:table-cell>
          <table:table-cell office:value-type="float" office:value="0" table:formula="of:=SUM([.$C$2]-([.GC7]*[.$C$3]))" table:style-name="ce122">
            <text:p>#DIV/0!</text:p>
          </table:table-cell>
          <table:table-cell office:value-type="float" office:value="0" table:formula="of:=SUM([.$C$2]-([.GD7]*[.$C$3]))" table:style-name="ce122">
            <text:p>#DIV/0!</text:p>
          </table:table-cell>
          <table:table-cell office:value-type="float" office:value="0" table:formula="of:=SUM([.$C$2]-([.GE7]*[.$C$3]))" table:style-name="ce122">
            <text:p>#DIV/0!</text:p>
          </table:table-cell>
          <table:table-cell office:value-type="float" office:value="0" table:formula="of:=SUM([.$C$2]-([.GF7]*[.$C$3]))" table:style-name="ce122">
            <text:p>#DIV/0!</text:p>
          </table:table-cell>
          <table:table-cell office:value-type="float" office:value="0" table:formula="of:=SUM([.$C$2]-([.GG7]*[.$C$3]))" table:style-name="ce122">
            <text:p>#DIV/0!</text:p>
          </table:table-cell>
          <table:table-cell office:value-type="float" office:value="0" table:formula="of:=SUM([.$C$2]-([.GH7]*[.$C$3]))" table:style-name="ce122">
            <text:p>#DIV/0!</text:p>
          </table:table-cell>
          <table:table-cell office:value-type="float" office:value="0" table:formula="of:=SUM([.$C$2]-([.GI7]*[.$C$3]))" table:style-name="ce122">
            <text:p>#DIV/0!</text:p>
          </table:table-cell>
          <table:table-cell office:value-type="float" office:value="0" table:formula="of:=SUM([.$C$2]-([.GJ7]*[.$C$3]))" table:style-name="ce122">
            <text:p>#DIV/0!</text:p>
          </table:table-cell>
          <table:table-cell office:value-type="float" office:value="0" table:formula="of:=SUM([.$C$2]-([.GK7]*[.$C$3]))" table:style-name="ce122">
            <text:p>#DIV/0!</text:p>
          </table:table-cell>
          <table:table-cell office:value-type="float" office:value="0" table:formula="of:=SUM([.$C$2]-([.GL7]*[.$C$3]))" table:style-name="ce122">
            <text:p>#DIV/0!</text:p>
          </table:table-cell>
          <table:table-cell office:value-type="float" office:value="0" table:formula="of:=SUM([.$C$2]-([.GM7]*[.$C$3]))" table:style-name="ce122">
            <text:p>#DIV/0!</text:p>
          </table:table-cell>
          <table:table-cell office:value-type="float" office:value="0" table:formula="of:=SUM([.$C$2]-([.GN7]*[.$C$3]))" table:style-name="ce122">
            <text:p>#DIV/0!</text:p>
          </table:table-cell>
          <table:table-cell office:value-type="float" office:value="0" table:formula="of:=SUM([.$C$2]-([.GO7]*[.$C$3]))" table:style-name="ce122">
            <text:p>#DIV/0!</text:p>
          </table:table-cell>
          <table:table-cell office:value-type="float" office:value="0" table:formula="of:=SUM([.$C$2]-([.GP7]*[.$C$3]))" table:style-name="ce122">
            <text:p>#DIV/0!</text:p>
          </table:table-cell>
          <table:table-cell office:value-type="float" office:value="0" table:formula="of:=SUM([.$C$2]-([.GQ7]*[.$C$3]))" table:style-name="ce122">
            <text:p>#DIV/0!</text:p>
          </table:table-cell>
          <table:table-cell office:value-type="float" office:value="0" table:formula="of:=SUM([.$C$2]-([.GR7]*[.$C$3]))" table:style-name="ce122">
            <text:p>#DIV/0!</text:p>
          </table:table-cell>
          <table:table-cell office:value-type="float" office:value="0" table:formula="of:=SUM([.$C$2]-([.GS7]*[.$C$3]))" table:style-name="ce122">
            <text:p>#DIV/0!</text:p>
          </table:table-cell>
          <table:table-cell office:value-type="float" office:value="0" table:formula="of:=SUM([.$C$2]-([.GT7]*[.$C$3]))" table:style-name="ce122">
            <text:p>#DIV/0!</text:p>
          </table:table-cell>
          <table:table-cell office:value-type="float" office:value="0" table:formula="of:=SUM([.$C$2]-([.GU7]*[.$C$3]))" table:style-name="ce122">
            <text:p>#DIV/0!</text:p>
          </table:table-cell>
          <table:table-cell office:value-type="float" office:value="0" table:formula="of:=SUM([.$C$2]-([.GV7]*[.$C$3]))" table:style-name="ce122">
            <text:p>#DIV/0!</text:p>
          </table:table-cell>
          <table:table-cell office:value-type="float" office:value="0" table:formula="of:=SUM([.$C$2]-([.GW7]*[.$C$3]))" table:style-name="ce122">
            <text:p>#DIV/0!</text:p>
          </table:table-cell>
          <table:table-cell office:value-type="float" office:value="0" table:formula="of:=SUM([.$C$2]-([.GX7]*[.$C$3]))" table:style-name="ce122">
            <text:p>#DIV/0!</text:p>
          </table:table-cell>
          <table:table-cell office:value-type="float" office:value="0" table:formula="of:=SUM([.$C$2]-([.GY7]*[.$C$3]))" table:style-name="ce122">
            <text:p>#DIV/0!</text:p>
          </table:table-cell>
          <table:table-cell office:value-type="float" office:value="0" table:formula="of:=SUM([.$C$2]-([.GZ7]*[.$C$3]))" table:style-name="ce122">
            <text:p>#DIV/0!</text:p>
          </table:table-cell>
          <table:table-cell office:value-type="float" office:value="0" table:formula="of:=SUM([.$C$2]-([.HA7]*[.$C$3]))" table:style-name="ce122">
            <text:p>#DIV/0!</text:p>
          </table:table-cell>
          <table:table-cell office:value-type="float" office:value="0" table:formula="of:=SUM([.$C$2]-([.HB7]*[.$C$3]))" table:style-name="ce122">
            <text:p>#DIV/0!</text:p>
          </table:table-cell>
          <table:table-cell office:value-type="float" office:value="0" table:formula="of:=SUM([.$C$2]-([.HC7]*[.$C$3]))" table:style-name="ce122">
            <text:p>#DIV/0!</text:p>
          </table:table-cell>
          <table:table-cell office:value-type="float" office:value="0" table:formula="of:=SUM([.$C$2]-([.HD7]*[.$C$3]))" table:style-name="ce122">
            <text:p>#DIV/0!</text:p>
          </table:table-cell>
          <table:table-cell office:value-type="float" office:value="0" table:formula="of:=SUM([.$C$2]-([.HE7]*[.$C$3]))" table:style-name="ce122">
            <text:p>#DIV/0!</text:p>
          </table:table-cell>
          <table:table-cell office:value-type="float" office:value="0" table:formula="of:=SUM([.$C$2]-([.HF7]*[.$C$3]))" table:style-name="ce122">
            <text:p>#DIV/0!</text:p>
          </table:table-cell>
          <table:table-cell office:value-type="float" office:value="0" table:formula="of:=SUM([.$C$2]-([.HG7]*[.$C$3]))" table:style-name="ce122">
            <text:p>#DIV/0!</text:p>
          </table:table-cell>
          <table:table-cell office:value-type="float" office:value="0" table:formula="of:=SUM([.$C$2]-([.HH7]*[.$C$3]))" table:style-name="ce122">
            <text:p>#DIV/0!</text:p>
          </table:table-cell>
          <table:table-cell office:value-type="float" office:value="0" table:formula="of:=SUM([.$C$2]-([.HI7]*[.$C$3]))" table:style-name="ce122">
            <text:p>#DIV/0!</text:p>
          </table:table-cell>
          <table:table-cell office:value-type="float" office:value="0" table:formula="of:=SUM([.$C$2]-([.HJ7]*[.$C$3]))" table:style-name="ce122">
            <text:p>#DIV/0!</text:p>
          </table:table-cell>
          <table:table-cell office:value-type="float" office:value="0" table:formula="of:=SUM([.$C$2]-([.HK7]*[.$C$3]))" table:style-name="ce122">
            <text:p>#DIV/0!</text:p>
          </table:table-cell>
          <table:table-cell office:value-type="float" office:value="0" table:formula="of:=SUM([.$C$2]-([.HL7]*[.$C$3]))" table:style-name="ce122">
            <text:p>#DIV/0!</text:p>
          </table:table-cell>
          <table:table-cell office:value-type="float" office:value="0" table:formula="of:=SUM([.$C$2]-([.HM7]*[.$C$3]))" table:style-name="ce122">
            <text:p>#DIV/0!</text:p>
          </table:table-cell>
          <table:table-cell office:value-type="float" office:value="0" table:formula="of:=SUM([.$C$2]-([.HN7]*[.$C$3]))" table:style-name="ce122">
            <text:p>#DIV/0!</text:p>
          </table:table-cell>
          <table:table-cell office:value-type="float" office:value="0" table:formula="of:=SUM([.$C$2]-([.HO7]*[.$C$3]))" table:style-name="ce122">
            <text:p>#DIV/0!</text:p>
          </table:table-cell>
          <table:table-cell office:value-type="float" office:value="0" table:formula="of:=SUM([.$C$2]-([.HP7]*[.$C$3]))" table:style-name="ce122">
            <text:p>#DIV/0!</text:p>
          </table:table-cell>
          <table:table-cell office:value-type="float" office:value="0" table:formula="of:=SUM([.$C$2]-([.HQ7]*[.$C$3]))" table:style-name="ce122">
            <text:p>#DIV/0!</text:p>
          </table:table-cell>
          <table:table-cell office:value-type="float" office:value="0" table:formula="of:=SUM([.$C$2]-([.HR7]*[.$C$3]))" table:style-name="ce122">
            <text:p>#DIV/0!</text:p>
          </table:table-cell>
          <table:table-cell office:value-type="float" office:value="0" table:formula="of:=SUM([.$C$2]-([.HS7]*[.$C$3]))" table:style-name="ce122">
            <text:p>#DIV/0!</text:p>
          </table:table-cell>
          <table:table-cell office:value-type="float" office:value="0" table:formula="of:=SUM([.$C$2]-([.HT7]*[.$C$3]))" table:style-name="ce122">
            <text:p>#DIV/0!</text:p>
          </table:table-cell>
          <table:table-cell office:value-type="float" office:value="0" table:formula="of:=SUM([.$C$2]-([.HU7]*[.$C$3]))" table:style-name="ce122">
            <text:p>#DIV/0!</text:p>
          </table:table-cell>
          <table:table-cell office:value-type="float" office:value="0" table:formula="of:=SUM([.$C$2]-([.HV7]*[.$C$3]))" table:style-name="ce122">
            <text:p>#DIV/0!</text:p>
          </table:table-cell>
          <table:table-cell office:value-type="float" office:value="0" table:formula="of:=SUM([.$C$2]-([.HW7]*[.$C$3]))" table:style-name="ce122">
            <text:p>#DIV/0!</text:p>
          </table:table-cell>
          <table:table-cell office:value-type="float" office:value="0" table:formula="of:=SUM([.$C$2]-([.HX7]*[.$C$3]))" table:style-name="ce122">
            <text:p>#DIV/0!</text:p>
          </table:table-cell>
          <table:table-cell office:value-type="float" office:value="0" table:formula="of:=SUM([.$C$2]-([.HY7]*[.$C$3]))" table:style-name="ce122">
            <text:p>#DIV/0!</text:p>
          </table:table-cell>
          <table:table-cell office:value-type="float" office:value="0" table:formula="of:=SUM([.$C$2]-([.HZ7]*[.$C$3]))" table:style-name="ce122">
            <text:p>#DIV/0!</text:p>
          </table:table-cell>
          <table:table-cell office:value-type="float" office:value="0" table:formula="of:=SUM([.$C$2]-([.IA7]*[.$C$3]))" table:style-name="ce122">
            <text:p>#DIV/0!</text:p>
          </table:table-cell>
          <table:table-cell office:value-type="float" office:value="0" table:formula="of:=SUM([.$C$2]-([.IB7]*[.$C$3]))" table:style-name="ce122">
            <text:p>#DIV/0!</text:p>
          </table:table-cell>
          <table:table-cell office:value-type="float" office:value="0" table:formula="of:=SUM([.$C$2]-([.IC7]*[.$C$3]))" table:style-name="ce122">
            <text:p>#DIV/0!</text:p>
          </table:table-cell>
          <table:table-cell office:value-type="float" office:value="0" table:formula="of:=SUM([.$C$2]-([.ID7]*[.$C$3]))" table:style-name="ce122">
            <text:p>#DIV/0!</text:p>
          </table:table-cell>
          <table:table-cell office:value-type="float" office:value="0" table:formula="of:=SUM([.$C$2]-([.IE7]*[.$C$3]))" table:style-name="ce122">
            <text:p>#DIV/0!</text:p>
          </table:table-cell>
          <table:table-cell office:value-type="float" office:value="0" table:formula="of:=SUM([.$C$2]-([.IF7]*[.$C$3]))" table:style-name="ce122">
            <text:p>#DIV/0!</text:p>
          </table:table-cell>
          <table:table-cell office:value-type="float" office:value="0" table:formula="of:=SUM([.$C$2]-([.IG7]*[.$C$3]))" table:style-name="ce122">
            <text:p>#DIV/0!</text:p>
          </table:table-cell>
          <table:table-cell office:value-type="float" office:value="0" table:formula="of:=SUM([.$C$2]-([.IH7]*[.$C$3]))" table:style-name="ce122">
            <text:p>#DIV/0!</text:p>
          </table:table-cell>
          <table:table-cell office:value-type="float" office:value="0" table:formula="of:=SUM([.$C$2]-([.II7]*[.$C$3]))" table:style-name="ce122">
            <text:p>#DIV/0!</text:p>
          </table:table-cell>
          <table:table-cell office:value-type="float" office:value="0" table:formula="of:=SUM([.$C$2]-([.IJ7]*[.$C$3]))" table:style-name="ce122">
            <text:p>#DIV/0!</text:p>
          </table:table-cell>
          <table:table-cell office:value-type="float" office:value="0" table:formula="of:=SUM([.$C$2]-([.IK7]*[.$C$3]))" table:style-name="ce122">
            <text:p>#DIV/0!</text:p>
          </table:table-cell>
          <table:table-cell office:value-type="float" office:value="0" table:formula="of:=SUM([.$C$2]-([.IL7]*[.$C$3]))" table:style-name="ce122">
            <text:p>#DIV/0!</text:p>
          </table:table-cell>
          <table:table-cell office:value-type="float" office:value="0" table:formula="of:=SUM([.$C$2]-([.IM7]*[.$C$3]))" table:style-name="ce122">
            <text:p>#DIV/0!</text:p>
          </table:table-cell>
          <table:table-cell office:value-type="float" office:value="0" table:formula="of:=SUM([.$C$2]-([.IN7]*[.$C$3]))" table:style-name="ce122">
            <text:p>#DIV/0!</text:p>
          </table:table-cell>
          <table:table-cell office:value-type="float" office:value="0" table:formula="of:=SUM([.$C$2]-([.IO7]*[.$C$3]))" table:style-name="ce122">
            <text:p>#DIV/0!</text:p>
          </table:table-cell>
          <table:table-cell office:value-type="float" office:value="0" table:formula="of:=SUM([.$C$2]-([.IP7]*[.$C$3]))" table:style-name="ce122">
            <text:p>#DIV/0!</text:p>
          </table:table-cell>
          <table:table-cell office:value-type="float" office:value="0" table:formula="of:=SUM([.$C$2]-([.IQ7]*[.$C$3]))" table:style-name="ce122">
            <text:p>#DIV/0!</text:p>
          </table:table-cell>
          <table:table-cell office:value-type="float" office:value="0" table:formula="of:=SUM([.$C$2]-([.IR7]*[.$C$3]))" table:style-name="ce122">
            <text:p>#DIV/0!</text:p>
          </table:table-cell>
          <table:table-cell office:value-type="float" office:value="0" table:formula="of:=SUM([.$C$2]-([.IS7]*[.$C$3]))" table:style-name="ce122">
            <text:p>#DIV/0!</text:p>
          </table:table-cell>
          <table:table-cell office:value-type="float" office:value="0" table:formula="of:=SUM([.$C$2]-([.IT7]*[.$C$3]))" table:style-name="ce122">
            <text:p>#DIV/0!</text:p>
          </table:table-cell>
          <table:table-cell office:value-type="float" office:value="0" table:formula="of:=SUM([.$C$2]-([.IU7]*[.$C$3]))" table:style-name="ce122">
            <text:p>#DIV/0!</text:p>
          </table:table-cell>
          <table:table-cell office:value-type="float" office:value="0" table:formula="of:=SUM([.$C$2]-([.IV7]*[.$C$3]))" table:style-name="ce122">
            <text:p>#DIV/0!</text:p>
          </table:table-cell>
          <table:table-cell office:value-type="float" office:value="0" table:formula="of:=SUM([.$C$2]-([.IW7]*[.$C$3]))" table:style-name="ce122">
            <text:p>#DIV/0!</text:p>
          </table:table-cell>
          <table:table-cell office:value-type="float" office:value="0" table:formula="of:=SUM([.$C$2]-([.IX7]*[.$C$3]))" table:style-name="ce122">
            <text:p>#DIV/0!</text:p>
          </table:table-cell>
          <table:table-cell office:value-type="float" office:value="0" table:formula="of:=SUM([.$C$2]-([.IY7]*[.$C$3]))" table:style-name="ce122">
            <text:p>#DIV/0!</text:p>
          </table:table-cell>
          <table:table-cell office:value-type="float" office:value="0" table:formula="of:=SUM([.$C$2]-([.IZ7]*[.$C$3]))" table:style-name="ce122">
            <text:p>#DIV/0!</text:p>
          </table:table-cell>
          <table:table-cell office:value-type="float" office:value="0" table:formula="of:=SUM([.$C$2]-([.JA7]*[.$C$3]))" table:style-name="ce122">
            <text:p>#DIV/0!</text:p>
          </table:table-cell>
          <table:table-cell office:value-type="float" office:value="0" table:formula="of:=SUM([.$C$2]-([.JB7]*[.$C$3]))" table:style-name="ce122">
            <text:p>#DIV/0!</text:p>
          </table:table-cell>
          <table:table-cell office:value-type="float" office:value="0" table:formula="of:=SUM([.$C$2]-([.JC7]*[.$C$3]))" table:style-name="ce122">
            <text:p>#DIV/0!</text:p>
          </table:table-cell>
          <table:table-cell office:value-type="float" office:value="0" table:formula="of:=SUM([.$C$2]-([.JD7]*[.$C$3]))" table:style-name="ce122">
            <text:p>#DIV/0!</text:p>
          </table:table-cell>
          <table:table-cell office:value-type="float" office:value="0" table:formula="of:=SUM([.$C$2]-([.JE7]*[.$C$3]))" table:style-name="ce122">
            <text:p>#DIV/0!</text:p>
          </table:table-cell>
          <table:table-cell office:value-type="float" office:value="0" table:formula="of:=SUM([.$C$2]-([.JF7]*[.$C$3]))" table:style-name="ce122">
            <text:p>#DIV/0!</text:p>
          </table:table-cell>
          <table:table-cell office:value-type="float" office:value="0" table:formula="of:=SUM([.$C$2]-([.JG7]*[.$C$3]))" table:style-name="ce122">
            <text:p>#DIV/0!</text:p>
          </table:table-cell>
          <table:table-cell office:value-type="float" office:value="0" table:formula="of:=SUM([.$C$2]-([.JH7]*[.$C$3]))" table:style-name="ce122">
            <text:p>#DIV/0!</text:p>
          </table:table-cell>
          <table:table-cell office:value-type="float" office:value="0" table:formula="of:=SUM([.$C$2]-([.JI7]*[.$C$3]))" table:style-name="ce122">
            <text:p>#DIV/0!</text:p>
          </table:table-cell>
          <table:table-cell office:value-type="float" office:value="0" table:formula="of:=SUM([.$C$2]-([.JJ7]*[.$C$3]))" table:style-name="ce122">
            <text:p>#DIV/0!</text:p>
          </table:table-cell>
          <table:table-cell office:value-type="float" office:value="0" table:formula="of:=SUM([.$C$2]-([.JK7]*[.$C$3]))" table:style-name="ce122">
            <text:p>#DIV/0!</text:p>
          </table:table-cell>
          <table:table-cell office:value-type="float" office:value="0" table:formula="of:=SUM([.$C$2]-([.JL7]*[.$C$3]))" table:style-name="ce122">
            <text:p>#DIV/0!</text:p>
          </table:table-cell>
          <table:table-cell office:value-type="float" office:value="0" table:formula="of:=SUM([.$C$2]-([.JM7]*[.$C$3]))" table:style-name="ce122">
            <text:p>#DIV/0!</text:p>
          </table:table-cell>
          <table:table-cell office:value-type="float" office:value="0" table:formula="of:=SUM([.$C$2]-([.JN7]*[.$C$3]))" table:style-name="ce122">
            <text:p>#DIV/0!</text:p>
          </table:table-cell>
          <table:table-cell office:value-type="float" office:value="0" table:formula="of:=SUM([.$C$2]-([.JO7]*[.$C$3]))" table:style-name="ce122">
            <text:p>#DIV/0!</text:p>
          </table:table-cell>
          <table:table-cell office:value-type="float" office:value="0" table:formula="of:=SUM([.$C$2]-([.JP7]*[.$C$3]))" table:style-name="ce122">
            <text:p>#DIV/0!</text:p>
          </table:table-cell>
          <table:table-cell office:value-type="float" office:value="0" table:formula="of:=SUM([.$C$2]-([.JQ7]*[.$C$3]))" table:style-name="ce122">
            <text:p>#DIV/0!</text:p>
          </table:table-cell>
          <table:table-cell office:value-type="float" office:value="0" table:formula="of:=SUM([.$C$2]-([.JR7]*[.$C$3]))" table:style-name="ce122">
            <text:p>#DIV/0!</text:p>
          </table:table-cell>
          <table:table-cell office:value-type="float" office:value="0" table:formula="of:=SUM([.$C$2]-([.JS7]*[.$C$3]))" table:style-name="ce122">
            <text:p>#DIV/0!</text:p>
          </table:table-cell>
          <table:table-cell office:value-type="float" office:value="0" table:formula="of:=SUM([.$C$2]-([.JT7]*[.$C$3]))" table:style-name="ce122">
            <text:p>#DIV/0!</text:p>
          </table:table-cell>
          <table:table-cell office:value-type="float" office:value="0" table:formula="of:=SUM([.$C$2]-([.JU7]*[.$C$3]))" table:style-name="ce122">
            <text:p>#DIV/0!</text:p>
          </table:table-cell>
          <table:table-cell office:value-type="float" office:value="0" table:formula="of:=SUM([.$C$2]-([.JV7]*[.$C$3]))" table:style-name="ce122">
            <text:p>#DIV/0!</text:p>
          </table:table-cell>
          <table:table-cell office:value-type="float" office:value="0" table:formula="of:=SUM([.$C$2]-([.JW7]*[.$C$3]))" table:style-name="ce122">
            <text:p>#DIV/0!</text:p>
          </table:table-cell>
          <table:table-cell office:value-type="float" office:value="0" table:formula="of:=SUM([.$C$2]-([.JX7]*[.$C$3]))" table:style-name="ce122">
            <text:p>#DIV/0!</text:p>
          </table:table-cell>
          <table:table-cell office:value-type="float" office:value="0" table:formula="of:=SUM([.$C$2]-([.JY7]*[.$C$3]))" table:style-name="ce122">
            <text:p>#DIV/0!</text:p>
          </table:table-cell>
          <table:table-cell office:value-type="float" office:value="0" table:formula="of:=SUM([.$C$2]-([.JZ7]*[.$C$3]))" table:style-name="ce122">
            <text:p>#DIV/0!</text:p>
          </table:table-cell>
          <table:table-cell office:value-type="float" office:value="0" table:formula="of:=SUM([.$C$2]-([.KA7]*[.$C$3]))" table:style-name="ce122">
            <text:p>#DIV/0!</text:p>
          </table:table-cell>
          <table:table-cell office:value-type="float" office:value="0" table:formula="of:=SUM([.$C$2]-([.KB7]*[.$C$3]))" table:style-name="ce122">
            <text:p>#DIV/0!</text:p>
          </table:table-cell>
          <table:table-cell office:value-type="float" office:value="0" table:formula="of:=SUM([.$C$2]-([.KC7]*[.$C$3]))" table:style-name="ce122">
            <text:p>#DIV/0!</text:p>
          </table:table-cell>
          <table:table-cell office:value-type="float" office:value="0" table:formula="of:=SUM([.$C$2]-([.KD7]*[.$C$3]))" table:style-name="ce122">
            <text:p>#DIV/0!</text:p>
          </table:table-cell>
          <table:table-cell office:value-type="float" office:value="0" table:formula="of:=SUM([.$C$2]-([.KE7]*[.$C$3]))" table:style-name="ce122">
            <text:p>#DIV/0!</text:p>
          </table:table-cell>
          <table:table-cell office:value-type="float" office:value="0" table:formula="of:=SUM([.$C$2]-([.KF7]*[.$C$3]))" table:style-name="ce122">
            <text:p>#DIV/0!</text:p>
          </table:table-cell>
          <table:table-cell office:value-type="float" office:value="0" table:formula="of:=SUM([.$C$2]-([.KG7]*[.$C$3]))" table:style-name="ce122">
            <text:p>#DIV/0!</text:p>
          </table:table-cell>
          <table:table-cell office:value-type="float" office:value="0" table:formula="of:=SUM([.$C$2]-([.KH7]*[.$C$3]))" table:style-name="ce122">
            <text:p>#DIV/0!</text:p>
          </table:table-cell>
          <table:table-cell office:value-type="float" office:value="0" table:formula="of:=SUM([.$C$2]-([.KI7]*[.$C$3]))" table:style-name="ce122">
            <text:p>#DIV/0!</text:p>
          </table:table-cell>
          <table:table-cell office:value-type="float" office:value="0" table:formula="of:=SUM([.$C$2]-([.KJ7]*[.$C$3]))" table:style-name="ce122">
            <text:p>#DIV/0!</text:p>
          </table:table-cell>
          <table:table-cell office:value-type="float" office:value="0" table:formula="of:=SUM([.$C$2]-([.KK7]*[.$C$3]))" table:style-name="ce122">
            <text:p>#DIV/0!</text:p>
          </table:table-cell>
          <table:table-cell office:value-type="float" office:value="0" table:formula="of:=SUM([.$C$2]-([.KL7]*[.$C$3]))" table:style-name="ce122">
            <text:p>#DIV/0!</text:p>
          </table:table-cell>
          <table:table-cell office:value-type="float" office:value="0" table:formula="of:=SUM([.$C$2]-([.KM7]*[.$C$3]))" table:style-name="ce122">
            <text:p>#DIV/0!</text:p>
          </table:table-cell>
          <table:table-cell office:value-type="float" office:value="0" table:formula="of:=SUM([.$C$2]-([.KN7]*[.$C$3]))" table:style-name="ce122">
            <text:p>#DIV/0!</text:p>
          </table:table-cell>
          <table:table-cell office:value-type="float" office:value="0" table:formula="of:=SUM([.$C$2]-([.KO7]*[.$C$3]))" table:style-name="ce122">
            <text:p>#DIV/0!</text:p>
          </table:table-cell>
          <table:table-cell office:value-type="float" office:value="0" table:formula="of:=SUM([.$C$2]-([.KP7]*[.$C$3]))" table:style-name="ce122">
            <text:p>#DIV/0!</text:p>
          </table:table-cell>
          <table:table-cell office:value-type="float" office:value="0" table:formula="of:=SUM([.$C$2]-([.KQ7]*[.$C$3]))" table:style-name="ce122">
            <text:p>#DIV/0!</text:p>
          </table:table-cell>
          <table:table-cell office:value-type="float" office:value="0" table:formula="of:=SUM([.$C$2]-([.KR7]*[.$C$3]))" table:style-name="ce122">
            <text:p>#DIV/0!</text:p>
          </table:table-cell>
          <table:table-cell office:value-type="float" office:value="0" table:formula="of:=SUM([.$C$2]-([.KS7]*[.$C$3]))" table:style-name="ce122">
            <text:p>#DIV/0!</text:p>
          </table:table-cell>
          <table:table-cell office:value-type="float" office:value="0" table:formula="of:=SUM([.$C$2]-([.KT7]*[.$C$3]))" table:style-name="ce122">
            <text:p>#DIV/0!</text:p>
          </table:table-cell>
          <table:table-cell office:value-type="float" office:value="0" table:formula="of:=SUM([.$C$2]-([.KU7]*[.$C$3]))" table:style-name="ce122">
            <text:p>#DIV/0!</text:p>
          </table:table-cell>
          <table:table-cell office:value-type="float" office:value="0" table:formula="of:=SUM([.$C$2]-([.KV7]*[.$C$3]))" table:style-name="ce122">
            <text:p>#DIV/0!</text:p>
          </table:table-cell>
          <table:table-cell office:value-type="float" office:value="0" table:formula="of:=SUM([.$C$2]-([.KW7]*[.$C$3]))" table:style-name="ce122">
            <text:p>#DIV/0!</text:p>
          </table:table-cell>
          <table:table-cell office:value-type="float" office:value="0" table:formula="of:=SUM([.$C$2]-([.KX7]*[.$C$3]))" table:style-name="ce122">
            <text:p>#DIV/0!</text:p>
          </table:table-cell>
          <table:table-cell office:value-type="float" office:value="0" table:formula="of:=SUM([.$C$2]-([.KY7]*[.$C$3]))" table:style-name="ce122">
            <text:p>#DIV/0!</text:p>
          </table:table-cell>
          <table:table-cell office:value-type="float" office:value="0" table:formula="of:=SUM([.$C$2]-([.KZ7]*[.$C$3]))" table:style-name="ce122">
            <text:p>#DIV/0!</text:p>
          </table:table-cell>
          <table:table-cell office:value-type="float" office:value="0" table:formula="of:=SUM([.$C$2]-([.LA7]*[.$C$3]))" table:style-name="ce122">
            <text:p>#DIV/0!</text:p>
          </table:table-cell>
          <table:table-cell office:value-type="float" office:value="0" table:formula="of:=SUM([.$C$2]-([.LB7]*[.$C$3]))" table:style-name="ce122">
            <text:p>#DIV/0!</text:p>
          </table:table-cell>
          <table:table-cell office:value-type="float" office:value="0" table:formula="of:=SUM([.$C$2]-([.LC7]*[.$C$3]))" table:style-name="ce122">
            <text:p>#DIV/0!</text:p>
          </table:table-cell>
          <table:table-cell office:value-type="float" office:value="0" table:formula="of:=SUM([.$C$2]-([.LD7]*[.$C$3]))" table:style-name="ce122">
            <text:p>#DIV/0!</text:p>
          </table:table-cell>
          <table:table-cell office:value-type="float" office:value="0" table:formula="of:=SUM([.$C$2]-([.LE7]*[.$C$3]))" table:style-name="ce122">
            <text:p>#DIV/0!</text:p>
          </table:table-cell>
          <table:table-cell office:value-type="float" office:value="0" table:formula="of:=SUM([.$C$2]-([.LF7]*[.$C$3]))" table:style-name="ce122">
            <text:p>#DIV/0!</text:p>
          </table:table-cell>
          <table:table-cell office:value-type="float" office:value="0" table:formula="of:=SUM([.$C$2]-([.LG7]*[.$C$3]))" table:style-name="ce122">
            <text:p>#DIV/0!</text:p>
          </table:table-cell>
          <table:table-cell office:value-type="float" office:value="0" table:formula="of:=SUM([.$C$2]-([.LH7]*[.$C$3]))" table:style-name="ce122">
            <text:p>#DIV/0!</text:p>
          </table:table-cell>
          <table:table-cell office:value-type="float" office:value="0" table:formula="of:=SUM([.$C$2]-([.LI7]*[.$C$3]))" table:style-name="ce122">
            <text:p>#DIV/0!</text:p>
          </table:table-cell>
          <table:table-cell office:value-type="float" office:value="0" table:formula="of:=SUM([.$C$2]-([.LJ7]*[.$C$3]))" table:style-name="ce122">
            <text:p>#DIV/0!</text:p>
          </table:table-cell>
          <table:table-cell office:value-type="float" office:value="0" table:formula="of:=SUM([.$C$2]-([.LK7]*[.$C$3]))" table:style-name="ce122">
            <text:p>#DIV/0!</text:p>
          </table:table-cell>
          <table:table-cell office:value-type="float" office:value="0" table:formula="of:=SUM([.$C$2]-([.LL7]*[.$C$3]))" table:style-name="ce122">
            <text:p>#DIV/0!</text:p>
          </table:table-cell>
          <table:table-cell office:value-type="float" office:value="0" table:formula="of:=SUM([.$C$2]-([.LM7]*[.$C$3]))" table:style-name="ce122">
            <text:p>#DIV/0!</text:p>
          </table:table-cell>
          <table:table-cell office:value-type="float" office:value="0" table:formula="of:=SUM([.$C$2]-([.LN7]*[.$C$3]))" table:style-name="ce122">
            <text:p>#DIV/0!</text:p>
          </table:table-cell>
          <table:table-cell office:value-type="float" office:value="0" table:formula="of:=SUM([.$C$2]-([.LO7]*[.$C$3]))" table:style-name="ce122">
            <text:p>#DIV/0!</text:p>
          </table:table-cell>
          <table:table-cell office:value-type="float" office:value="0" table:formula="of:=SUM([.$C$2]-([.LP7]*[.$C$3]))" table:style-name="ce122">
            <text:p>#DIV/0!</text:p>
          </table:table-cell>
          <table:table-cell office:value-type="float" office:value="0" table:formula="of:=SUM([.$C$2]-([.LQ7]*[.$C$3]))" table:style-name="ce122">
            <text:p>#DIV/0!</text:p>
          </table:table-cell>
          <table:table-cell office:value-type="float" office:value="0" table:formula="of:=SUM([.$C$2]-([.LR7]*[.$C$3]))" table:style-name="ce122">
            <text:p>#DIV/0!</text:p>
          </table:table-cell>
          <table:table-cell office:value-type="float" office:value="0" table:formula="of:=SUM([.$C$2]-([.LS7]*[.$C$3]))" table:style-name="ce122">
            <text:p>#DIV/0!</text:p>
          </table:table-cell>
          <table:table-cell office:value-type="float" office:value="0" table:formula="of:=SUM([.$C$2]-([.LT7]*[.$C$3]))" table:style-name="ce122">
            <text:p>#DIV/0!</text:p>
          </table:table-cell>
          <table:table-cell office:value-type="float" office:value="0" table:formula="of:=SUM([.$C$2]-([.LU7]*[.$C$3]))" table:style-name="ce122">
            <text:p>#DIV/0!</text:p>
          </table:table-cell>
          <table:table-cell office:value-type="float" office:value="0" table:formula="of:=SUM([.$C$2]-([.LV7]*[.$C$3]))" table:style-name="ce122">
            <text:p>#DIV/0!</text:p>
          </table:table-cell>
          <table:table-cell office:value-type="float" office:value="0" table:formula="of:=SUM([.$C$2]-([.LW7]*[.$C$3]))" table:style-name="ce122">
            <text:p>#DIV/0!</text:p>
          </table:table-cell>
          <table:table-cell office:value-type="float" office:value="0" table:formula="of:=SUM([.$C$2]-([.LX7]*[.$C$3]))" table:style-name="ce122">
            <text:p>#DIV/0!</text:p>
          </table:table-cell>
          <table:table-cell office:value-type="float" office:value="0" table:formula="of:=SUM([.$C$2]-([.LY7]*[.$C$3]))" table:style-name="ce122">
            <text:p>#DIV/0!</text:p>
          </table:table-cell>
          <table:table-cell office:value-type="float" office:value="0" table:formula="of:=SUM([.$C$2]-([.LZ7]*[.$C$3]))" table:style-name="ce122">
            <text:p>#DIV/0!</text:p>
          </table:table-cell>
          <table:table-cell office:value-type="float" office:value="0" table:formula="of:=SUM([.$C$2]-([.MA7]*[.$C$3]))" table:style-name="ce122">
            <text:p>#DIV/0!</text:p>
          </table:table-cell>
          <table:table-cell office:value-type="float" office:value="0" table:formula="of:=SUM([.$C$2]-([.MB7]*[.$C$3]))" table:style-name="ce122">
            <text:p>#DIV/0!</text:p>
          </table:table-cell>
          <table:table-cell office:value-type="float" office:value="0" table:formula="of:=SUM([.$C$2]-([.MC7]*[.$C$3]))" table:style-name="ce122">
            <text:p>#DIV/0!</text:p>
          </table:table-cell>
          <table:table-cell office:value-type="float" office:value="0" table:formula="of:=SUM([.$C$2]-([.MD7]*[.$C$3]))" table:style-name="ce122">
            <text:p>#DIV/0!</text:p>
          </table:table-cell>
          <table:table-cell office:value-type="float" office:value="0" table:formula="of:=SUM([.$C$2]-([.ME7]*[.$C$3]))" table:style-name="ce122">
            <text:p>#DIV/0!</text:p>
          </table:table-cell>
          <table:table-cell office:value-type="float" office:value="0" table:formula="of:=SUM([.$C$2]-([.MF7]*[.$C$3]))" table:style-name="ce122">
            <text:p>#DIV/0!</text:p>
          </table:table-cell>
          <table:table-cell office:value-type="float" office:value="0" table:formula="of:=SUM([.$C$2]-([.MG7]*[.$C$3]))" table:style-name="ce122">
            <text:p>#DIV/0!</text:p>
          </table:table-cell>
          <table:table-cell office:value-type="float" office:value="0" table:formula="of:=SUM([.$C$2]-([.MH7]*[.$C$3]))" table:style-name="ce122">
            <text:p>#DIV/0!</text:p>
          </table:table-cell>
          <table:table-cell office:value-type="float" office:value="0" table:formula="of:=SUM([.$C$2]-([.MI7]*[.$C$3]))" table:style-name="ce122">
            <text:p>#DIV/0!</text:p>
          </table:table-cell>
          <table:table-cell office:value-type="float" office:value="0" table:formula="of:=SUM([.$C$2]-([.MJ7]*[.$C$3]))" table:style-name="ce122">
            <text:p>#DIV/0!</text:p>
          </table:table-cell>
          <table:table-cell office:value-type="float" office:value="0" table:formula="of:=SUM([.$C$2]-([.MK7]*[.$C$3]))" table:style-name="ce122">
            <text:p>#DIV/0!</text:p>
          </table:table-cell>
          <table:table-cell office:value-type="float" office:value="0" table:formula="of:=SUM([.$C$2]-([.ML7]*[.$C$3]))" table:style-name="ce122">
            <text:p>#DIV/0!</text:p>
          </table:table-cell>
          <table:table-cell office:value-type="float" office:value="0" table:formula="of:=SUM([.$C$2]-([.MM7]*[.$C$3]))" table:style-name="ce122">
            <text:p>#DIV/0!</text:p>
          </table:table-cell>
          <table:table-cell office:value-type="float" office:value="0" table:formula="of:=SUM([.$C$2]-([.MN7]*[.$C$3]))" table:style-name="ce122">
            <text:p>#DIV/0!</text:p>
          </table:table-cell>
          <table:table-cell office:value-type="float" office:value="0" table:formula="of:=SUM([.$C$2]-([.MO7]*[.$C$3]))" table:style-name="ce122">
            <text:p>#DIV/0!</text:p>
          </table:table-cell>
          <table:table-cell office:value-type="float" office:value="0" table:formula="of:=SUM([.$C$2]-([.MP7]*[.$C$3]))" table:style-name="ce122">
            <text:p>#DIV/0!</text:p>
          </table:table-cell>
          <table:table-cell office:value-type="float" office:value="0" table:formula="of:=SUM([.$C$2]-([.MQ7]*[.$C$3]))" table:style-name="ce122">
            <text:p>#DIV/0!</text:p>
          </table:table-cell>
          <table:table-cell office:value-type="float" office:value="0" table:formula="of:=SUM([.$C$2]-([.MR7]*[.$C$3]))" table:style-name="ce122">
            <text:p>#DIV/0!</text:p>
          </table:table-cell>
          <table:table-cell office:value-type="float" office:value="0" table:formula="of:=SUM([.$C$2]-([.MS7]*[.$C$3]))" table:style-name="ce122">
            <text:p>#DIV/0!</text:p>
          </table:table-cell>
          <table:table-cell office:value-type="float" office:value="0" table:formula="of:=SUM([.$C$2]-([.MT7]*[.$C$3]))" table:style-name="ce122">
            <text:p>#DIV/0!</text:p>
          </table:table-cell>
          <table:table-cell office:value-type="float" office:value="0" table:formula="of:=SUM([.$C$2]-([.MU7]*[.$C$3]))" table:style-name="ce122">
            <text:p>#DIV/0!</text:p>
          </table:table-cell>
          <table:table-cell office:value-type="float" office:value="0" table:formula="of:=SUM([.$C$2]-([.MV7]*[.$C$3]))" table:style-name="ce122">
            <text:p>#DIV/0!</text:p>
          </table:table-cell>
          <table:table-cell table:number-columns-repeated="16023"/>
        </table:table-row>
        <table:table-row table:style-name="ro2">
          <table:table-cell office:value-type="string" table:style-name="ce2">
            <text:p>Amt Left</text:p>
          </table:table-cell>
          <table:table-cell office:value-type="float" office:value="0" table:formula="of:=SUM([.C1]-[.B6])" table:style-name="ce122">
            <text:p>#DIV/0!</text:p>
          </table:table-cell>
          <table:table-cell office:value-type="float" office:value="0" table:formula="of:=SUM([.B7]-[.C6])" table:style-name="ce122">
            <text:p>#DIV/0!</text:p>
          </table:table-cell>
          <table:table-cell office:value-type="float" office:value="0" table:formula="of:=SUM([.C7]-[.D6])" table:style-name="ce122">
            <text:p>#DIV/0!</text:p>
          </table:table-cell>
          <table:table-cell office:value-type="float" office:value="0" table:formula="of:=SUM([.D7]-[.E6])" table:style-name="ce122">
            <text:p>#DIV/0!</text:p>
          </table:table-cell>
          <table:table-cell office:value-type="float" office:value="0" table:formula="of:=SUM([.E7]-[.F6])" table:style-name="ce122">
            <text:p>#DIV/0!</text:p>
          </table:table-cell>
          <table:table-cell office:value-type="float" office:value="0" table:formula="of:=SUM([.F7]-[.G6])" table:style-name="ce122">
            <text:p>#DIV/0!</text:p>
          </table:table-cell>
          <table:table-cell office:value-type="float" office:value="0" table:formula="of:=SUM([.G7]-[.H6])" table:style-name="ce122">
            <text:p>#DIV/0!</text:p>
          </table:table-cell>
          <table:table-cell office:value-type="float" office:value="0" table:formula="of:=SUM([.H7]-[.I6])" table:style-name="ce122">
            <text:p>#DIV/0!</text:p>
          </table:table-cell>
          <table:table-cell office:value-type="float" office:value="0" table:formula="of:=SUM([.I7]-[.J6])" table:style-name="ce122">
            <text:p>#DIV/0!</text:p>
          </table:table-cell>
          <table:table-cell office:value-type="float" office:value="0" table:formula="of:=SUM([.J7]-[.K6])" table:style-name="ce122">
            <text:p>#DIV/0!</text:p>
          </table:table-cell>
          <table:table-cell office:value-type="float" office:value="0" table:formula="of:=SUM([.K7]-[.L6])" table:style-name="ce122">
            <text:p>#DIV/0!</text:p>
          </table:table-cell>
          <table:table-cell office:value-type="float" office:value="0" table:formula="of:=SUM([.L7]-[.M6])" table:style-name="ce122">
            <text:p>#DIV/0!</text:p>
          </table:table-cell>
          <table:table-cell office:value-type="float" office:value="0" table:formula="of:=SUM([.M7]-[.N6])" table:style-name="ce122">
            <text:p>#DIV/0!</text:p>
          </table:table-cell>
          <table:table-cell office:value-type="float" office:value="0" table:formula="of:=SUM([.N7]-[.O6])" table:style-name="ce122">
            <text:p>#DIV/0!</text:p>
          </table:table-cell>
          <table:table-cell office:value-type="float" office:value="0" table:formula="of:=SUM([.O7]-[.P6])" table:style-name="ce122">
            <text:p>#DIV/0!</text:p>
          </table:table-cell>
          <table:table-cell office:value-type="float" office:value="0" table:formula="of:=SUM([.P7]-[.Q6])" table:style-name="ce122">
            <text:p>#DIV/0!</text:p>
          </table:table-cell>
          <table:table-cell office:value-type="float" office:value="0" table:formula="of:=SUM([.Q7]-[.R6])" table:style-name="ce122">
            <text:p>#DIV/0!</text:p>
          </table:table-cell>
          <table:table-cell office:value-type="float" office:value="0" table:formula="of:=SUM([.R7]-[.S6])" table:style-name="ce122">
            <text:p>#DIV/0!</text:p>
          </table:table-cell>
          <table:table-cell office:value-type="float" office:value="0" table:formula="of:=SUM([.S7]-[.T6])" table:style-name="ce122">
            <text:p>#DIV/0!</text:p>
          </table:table-cell>
          <table:table-cell office:value-type="float" office:value="0" table:formula="of:=SUM([.T7]-[.U6])" table:style-name="ce122">
            <text:p>#DIV/0!</text:p>
          </table:table-cell>
          <table:table-cell office:value-type="float" office:value="0" table:formula="of:=SUM([.U7]-[.V6])" table:style-name="ce122">
            <text:p>#DIV/0!</text:p>
          </table:table-cell>
          <table:table-cell office:value-type="float" office:value="0" table:formula="of:=SUM([.V7]-[.W6])" table:style-name="ce122">
            <text:p>#DIV/0!</text:p>
          </table:table-cell>
          <table:table-cell office:value-type="float" office:value="0" table:formula="of:=SUM([.W7]-[.X6])" table:style-name="ce122">
            <text:p>#DIV/0!</text:p>
          </table:table-cell>
          <table:table-cell office:value-type="float" office:value="0" table:formula="of:=SUM([.X7]-[.Y6])" table:style-name="ce122">
            <text:p>#DIV/0!</text:p>
          </table:table-cell>
          <table:table-cell office:value-type="float" office:value="0" table:formula="of:=SUM([.Y7]-[.Z6])" table:style-name="ce122">
            <text:p>#DIV/0!</text:p>
          </table:table-cell>
          <table:table-cell office:value-type="float" office:value="0" table:formula="of:=SUM([.Z7]-[.AA6])" table:style-name="ce122">
            <text:p>#DIV/0!</text:p>
          </table:table-cell>
          <table:table-cell office:value-type="float" office:value="0" table:formula="of:=SUM([.AA7]-[.AB6])" table:style-name="ce122">
            <text:p>#DIV/0!</text:p>
          </table:table-cell>
          <table:table-cell office:value-type="float" office:value="0" table:formula="of:=SUM([.AB7]-[.AC6])" table:style-name="ce122">
            <text:p>#DIV/0!</text:p>
          </table:table-cell>
          <table:table-cell office:value-type="float" office:value="0" table:formula="of:=SUM([.AC7]-[.AD6])" table:style-name="ce122">
            <text:p>#DIV/0!</text:p>
          </table:table-cell>
          <table:table-cell office:value-type="float" office:value="0" table:formula="of:=SUM([.AD7]-[.AE6])" table:style-name="ce122">
            <text:p>#DIV/0!</text:p>
          </table:table-cell>
          <table:table-cell office:value-type="float" office:value="0" table:formula="of:=SUM([.AE7]-[.AF6])" table:style-name="ce122">
            <text:p>#DIV/0!</text:p>
          </table:table-cell>
          <table:table-cell office:value-type="float" office:value="0" table:formula="of:=SUM([.AF7]-[.AG6])" table:style-name="ce122">
            <text:p>#DIV/0!</text:p>
          </table:table-cell>
          <table:table-cell office:value-type="float" office:value="0" table:formula="of:=SUM([.AG7]-[.AH6])" table:style-name="ce122">
            <text:p>#DIV/0!</text:p>
          </table:table-cell>
          <table:table-cell office:value-type="float" office:value="0" table:formula="of:=SUM([.AH7]-[.AI6])" table:style-name="ce122">
            <text:p>#DIV/0!</text:p>
          </table:table-cell>
          <table:table-cell office:value-type="float" office:value="0" table:formula="of:=SUM([.AI7]-[.AJ6])" table:style-name="ce122">
            <text:p>#DIV/0!</text:p>
          </table:table-cell>
          <table:table-cell office:value-type="float" office:value="0" table:formula="of:=SUM([.AJ7]-[.AK6])" table:style-name="ce122">
            <text:p>#DIV/0!</text:p>
          </table:table-cell>
          <table:table-cell office:value-type="float" office:value="0" table:formula="of:=SUM([.AK7]-[.AL6])" table:style-name="ce122">
            <text:p>#DIV/0!</text:p>
          </table:table-cell>
          <table:table-cell office:value-type="float" office:value="0" table:formula="of:=SUM([.AL7]-[.AM6])" table:style-name="ce122">
            <text:p>#DIV/0!</text:p>
          </table:table-cell>
          <table:table-cell office:value-type="float" office:value="0" table:formula="of:=SUM([.AM7]-[.AN6])" table:style-name="ce122">
            <text:p>#DIV/0!</text:p>
          </table:table-cell>
          <table:table-cell office:value-type="float" office:value="0" table:formula="of:=SUM([.AN7]-[.AO6])" table:style-name="ce122">
            <text:p>#DIV/0!</text:p>
          </table:table-cell>
          <table:table-cell office:value-type="float" office:value="0" table:formula="of:=SUM([.AO7]-[.AP6])" table:style-name="ce122">
            <text:p>#DIV/0!</text:p>
          </table:table-cell>
          <table:table-cell office:value-type="float" office:value="0" table:formula="of:=SUM([.AP7]-[.AQ6])" table:style-name="ce122">
            <text:p>#DIV/0!</text:p>
          </table:table-cell>
          <table:table-cell office:value-type="float" office:value="0" table:formula="of:=SUM([.AQ7]-[.AR6])" table:style-name="ce122">
            <text:p>#DIV/0!</text:p>
          </table:table-cell>
          <table:table-cell office:value-type="float" office:value="0" table:formula="of:=SUM([.AR7]-[.AS6])" table:style-name="ce122">
            <text:p>#DIV/0!</text:p>
          </table:table-cell>
          <table:table-cell office:value-type="float" office:value="0" table:formula="of:=SUM([.AS7]-[.AT6])" table:style-name="ce122">
            <text:p>#DIV/0!</text:p>
          </table:table-cell>
          <table:table-cell office:value-type="float" office:value="0" table:formula="of:=SUM([.AT7]-[.AU6])" table:style-name="ce122">
            <text:p>#DIV/0!</text:p>
          </table:table-cell>
          <table:table-cell office:value-type="float" office:value="0" table:formula="of:=SUM([.AU7]-[.AV6])" table:style-name="ce122">
            <text:p>#DIV/0!</text:p>
          </table:table-cell>
          <table:table-cell office:value-type="float" office:value="0" table:formula="of:=SUM([.AV7]-[.AW6])" table:style-name="ce122">
            <text:p>#DIV/0!</text:p>
          </table:table-cell>
          <table:table-cell office:value-type="float" office:value="0" table:formula="of:=SUM([.AW7]-[.AX6])" table:style-name="ce122">
            <text:p>#DIV/0!</text:p>
          </table:table-cell>
          <table:table-cell office:value-type="float" office:value="0" table:formula="of:=SUM([.AX7]-[.AY6])" table:style-name="ce122">
            <text:p>#DIV/0!</text:p>
          </table:table-cell>
          <table:table-cell office:value-type="float" office:value="0" table:formula="of:=SUM([.AY7]-[.AZ6])" table:style-name="ce122">
            <text:p>#DIV/0!</text:p>
          </table:table-cell>
          <table:table-cell office:value-type="float" office:value="0" table:formula="of:=SUM([.AZ7]-[.BA6])" table:style-name="ce122">
            <text:p>#DIV/0!</text:p>
          </table:table-cell>
          <table:table-cell office:value-type="float" office:value="0" table:formula="of:=SUM([.BA7]-[.BB6])" table:style-name="ce122">
            <text:p>#DIV/0!</text:p>
          </table:table-cell>
          <table:table-cell office:value-type="float" office:value="0" table:formula="of:=SUM([.BB7]-[.BC6])" table:style-name="ce122">
            <text:p>#DIV/0!</text:p>
          </table:table-cell>
          <table:table-cell office:value-type="float" office:value="0" table:formula="of:=SUM([.BC7]-[.BD6])" table:style-name="ce122">
            <text:p>#DIV/0!</text:p>
          </table:table-cell>
          <table:table-cell office:value-type="float" office:value="0" table:formula="of:=SUM([.BD7]-[.BE6])" table:style-name="ce122">
            <text:p>#DIV/0!</text:p>
          </table:table-cell>
          <table:table-cell office:value-type="float" office:value="0" table:formula="of:=SUM([.BE7]-[.BF6])" table:style-name="ce122">
            <text:p>#DIV/0!</text:p>
          </table:table-cell>
          <table:table-cell office:value-type="float" office:value="0" table:formula="of:=SUM([.BF7]-[.BG6])" table:style-name="ce122">
            <text:p>#DIV/0!</text:p>
          </table:table-cell>
          <table:table-cell office:value-type="float" office:value="0" table:formula="of:=SUM([.BG7]-[.BH6])" table:style-name="ce122">
            <text:p>#DIV/0!</text:p>
          </table:table-cell>
          <table:table-cell office:value-type="float" office:value="0" table:formula="of:=SUM([.BH7]-[.BI6])" table:style-name="ce122">
            <text:p>#DIV/0!</text:p>
          </table:table-cell>
          <table:table-cell office:value-type="float" office:value="0" table:formula="of:=SUM([.BI7]-[.BJ6])" table:style-name="ce122">
            <text:p>#DIV/0!</text:p>
          </table:table-cell>
          <table:table-cell office:value-type="float" office:value="0" table:formula="of:=SUM([.BJ7]-[.BK6])" table:style-name="ce122">
            <text:p>#DIV/0!</text:p>
          </table:table-cell>
          <table:table-cell office:value-type="float" office:value="0" table:formula="of:=SUM([.BK7]-[.BL6])" table:style-name="ce122">
            <text:p>#DIV/0!</text:p>
          </table:table-cell>
          <table:table-cell office:value-type="float" office:value="0" table:formula="of:=SUM([.BL7]-[.BM6])" table:style-name="ce122">
            <text:p>#DIV/0!</text:p>
          </table:table-cell>
          <table:table-cell office:value-type="float" office:value="0" table:formula="of:=SUM([.BM7]-[.BN6])" table:style-name="ce122">
            <text:p>#DIV/0!</text:p>
          </table:table-cell>
          <table:table-cell office:value-type="float" office:value="0" table:formula="of:=SUM([.BN7]-[.BO6])" table:style-name="ce122">
            <text:p>#DIV/0!</text:p>
          </table:table-cell>
          <table:table-cell office:value-type="float" office:value="0" table:formula="of:=SUM([.BO7]-[.BP6])" table:style-name="ce122">
            <text:p>#DIV/0!</text:p>
          </table:table-cell>
          <table:table-cell office:value-type="float" office:value="0" table:formula="of:=SUM([.BP7]-[.BQ6])" table:style-name="ce122">
            <text:p>#DIV/0!</text:p>
          </table:table-cell>
          <table:table-cell office:value-type="float" office:value="0" table:formula="of:=SUM([.BQ7]-[.BR6])" table:style-name="ce122">
            <text:p>#DIV/0!</text:p>
          </table:table-cell>
          <table:table-cell office:value-type="float" office:value="0" table:formula="of:=SUM([.BR7]-[.BS6])" table:style-name="ce122">
            <text:p>#DIV/0!</text:p>
          </table:table-cell>
          <table:table-cell office:value-type="float" office:value="0" table:formula="of:=SUM([.BS7]-[.BT6])" table:style-name="ce122">
            <text:p>#DIV/0!</text:p>
          </table:table-cell>
          <table:table-cell office:value-type="float" office:value="0" table:formula="of:=SUM([.BT7]-[.BU6])" table:style-name="ce122">
            <text:p>#DIV/0!</text:p>
          </table:table-cell>
          <table:table-cell office:value-type="float" office:value="0" table:formula="of:=SUM([.BU7]-[.BV6])" table:style-name="ce122">
            <text:p>#DIV/0!</text:p>
          </table:table-cell>
          <table:table-cell office:value-type="float" office:value="0" table:formula="of:=SUM([.BV7]-[.BW6])" table:style-name="ce122">
            <text:p>#DIV/0!</text:p>
          </table:table-cell>
          <table:table-cell office:value-type="float" office:value="0" table:formula="of:=SUM([.BW7]-[.BX6])" table:style-name="ce122">
            <text:p>#DIV/0!</text:p>
          </table:table-cell>
          <table:table-cell office:value-type="float" office:value="0" table:formula="of:=SUM([.BX7]-[.BY6])" table:style-name="ce122">
            <text:p>#DIV/0!</text:p>
          </table:table-cell>
          <table:table-cell office:value-type="float" office:value="0" table:formula="of:=SUM([.BY7]-[.BZ6])" table:style-name="ce122">
            <text:p>#DIV/0!</text:p>
          </table:table-cell>
          <table:table-cell office:value-type="float" office:value="0" table:formula="of:=SUM([.BZ7]-[.CA6])" table:style-name="ce122">
            <text:p>#DIV/0!</text:p>
          </table:table-cell>
          <table:table-cell office:value-type="float" office:value="0" table:formula="of:=SUM([.CA7]-[.CB6])" table:style-name="ce122">
            <text:p>#DIV/0!</text:p>
          </table:table-cell>
          <table:table-cell office:value-type="float" office:value="0" table:formula="of:=SUM([.CB7]-[.CC6])" table:style-name="ce122">
            <text:p>#DIV/0!</text:p>
          </table:table-cell>
          <table:table-cell office:value-type="float" office:value="0" table:formula="of:=SUM([.CC7]-[.CD6])" table:style-name="ce122">
            <text:p>#DIV/0!</text:p>
          </table:table-cell>
          <table:table-cell office:value-type="float" office:value="0" table:formula="of:=SUM([.CD7]-[.CE6])" table:style-name="ce122">
            <text:p>#DIV/0!</text:p>
          </table:table-cell>
          <table:table-cell office:value-type="float" office:value="0" table:formula="of:=SUM([.CE7]-[.CF6])" table:style-name="ce122">
            <text:p>#DIV/0!</text:p>
          </table:table-cell>
          <table:table-cell office:value-type="float" office:value="0" table:formula="of:=SUM([.CF7]-[.CG6])" table:style-name="ce122">
            <text:p>#DIV/0!</text:p>
          </table:table-cell>
          <table:table-cell office:value-type="float" office:value="0" table:formula="of:=SUM([.CG7]-[.CH6])" table:style-name="ce122">
            <text:p>#DIV/0!</text:p>
          </table:table-cell>
          <table:table-cell office:value-type="float" office:value="0" table:formula="of:=SUM([.CH7]-[.CI6])" table:style-name="ce122">
            <text:p>#DIV/0!</text:p>
          </table:table-cell>
          <table:table-cell office:value-type="float" office:value="0" table:formula="of:=SUM([.CI7]-[.CJ6])" table:style-name="ce122">
            <text:p>#DIV/0!</text:p>
          </table:table-cell>
          <table:table-cell office:value-type="float" office:value="0" table:formula="of:=SUM([.CJ7]-[.CK6])" table:style-name="ce122">
            <text:p>#DIV/0!</text:p>
          </table:table-cell>
          <table:table-cell office:value-type="float" office:value="0" table:formula="of:=SUM([.CK7]-[.CL6])" table:style-name="ce122">
            <text:p>#DIV/0!</text:p>
          </table:table-cell>
          <table:table-cell office:value-type="float" office:value="0" table:formula="of:=SUM([.CL7]-[.CM6])" table:style-name="ce122">
            <text:p>#DIV/0!</text:p>
          </table:table-cell>
          <table:table-cell office:value-type="float" office:value="0" table:formula="of:=SUM([.CM7]-[.CN6])" table:style-name="ce122">
            <text:p>#DIV/0!</text:p>
          </table:table-cell>
          <table:table-cell office:value-type="float" office:value="0" table:formula="of:=SUM([.CN7]-[.CO6])" table:style-name="ce122">
            <text:p>#DIV/0!</text:p>
          </table:table-cell>
          <table:table-cell office:value-type="float" office:value="0" table:formula="of:=SUM([.CO7]-[.CP6])" table:style-name="ce122">
            <text:p>#DIV/0!</text:p>
          </table:table-cell>
          <table:table-cell office:value-type="float" office:value="0" table:formula="of:=SUM([.CP7]-[.CQ6])" table:style-name="ce122">
            <text:p>#DIV/0!</text:p>
          </table:table-cell>
          <table:table-cell office:value-type="float" office:value="0" table:formula="of:=SUM([.CQ7]-[.CR6])" table:style-name="ce122">
            <text:p>#DIV/0!</text:p>
          </table:table-cell>
          <table:table-cell office:value-type="float" office:value="0" table:formula="of:=SUM([.CR7]-[.CS6])" table:style-name="ce122">
            <text:p>#DIV/0!</text:p>
          </table:table-cell>
          <table:table-cell office:value-type="float" office:value="0" table:formula="of:=SUM([.CS7]-[.CT6])" table:style-name="ce122">
            <text:p>#DIV/0!</text:p>
          </table:table-cell>
          <table:table-cell office:value-type="float" office:value="0" table:formula="of:=SUM([.CT7]-[.CU6])" table:style-name="ce122">
            <text:p>#DIV/0!</text:p>
          </table:table-cell>
          <table:table-cell office:value-type="float" office:value="0" table:formula="of:=SUM([.CU7]-[.CV6])" table:style-name="ce122">
            <text:p>#DIV/0!</text:p>
          </table:table-cell>
          <table:table-cell office:value-type="float" office:value="0" table:formula="of:=SUM([.CV7]-[.CW6])" table:style-name="ce122">
            <text:p>#DIV/0!</text:p>
          </table:table-cell>
          <table:table-cell office:value-type="float" office:value="0" table:formula="of:=SUM([.CW7]-[.CX6])" table:style-name="ce122">
            <text:p>#DIV/0!</text:p>
          </table:table-cell>
          <table:table-cell office:value-type="float" office:value="0" table:formula="of:=SUM([.CX7]-[.CY6])" table:style-name="ce122">
            <text:p>#DIV/0!</text:p>
          </table:table-cell>
          <table:table-cell office:value-type="float" office:value="0" table:formula="of:=SUM([.CY7]-[.CZ6])" table:style-name="ce122">
            <text:p>#DIV/0!</text:p>
          </table:table-cell>
          <table:table-cell office:value-type="float" office:value="0" table:formula="of:=SUM([.CZ7]-[.DA6])" table:style-name="ce122">
            <text:p>#DIV/0!</text:p>
          </table:table-cell>
          <table:table-cell office:value-type="float" office:value="0" table:formula="of:=SUM([.DA7]-[.DB6])" table:style-name="ce122">
            <text:p>#DIV/0!</text:p>
          </table:table-cell>
          <table:table-cell office:value-type="float" office:value="0" table:formula="of:=SUM([.DB7]-[.DC6])" table:style-name="ce122">
            <text:p>#DIV/0!</text:p>
          </table:table-cell>
          <table:table-cell office:value-type="float" office:value="0" table:formula="of:=SUM([.DC7]-[.DD6])" table:style-name="ce122">
            <text:p>#DIV/0!</text:p>
          </table:table-cell>
          <table:table-cell office:value-type="float" office:value="0" table:formula="of:=SUM([.DD7]-[.DE6])" table:style-name="ce122">
            <text:p>#DIV/0!</text:p>
          </table:table-cell>
          <table:table-cell office:value-type="float" office:value="0" table:formula="of:=SUM([.DE7]-[.DF6])" table:style-name="ce122">
            <text:p>#DIV/0!</text:p>
          </table:table-cell>
          <table:table-cell office:value-type="float" office:value="0" table:formula="of:=SUM([.DF7]-[.DG6])" table:style-name="ce122">
            <text:p>#DIV/0!</text:p>
          </table:table-cell>
          <table:table-cell office:value-type="float" office:value="0" table:formula="of:=SUM([.DG7]-[.DH6])" table:style-name="ce122">
            <text:p>#DIV/0!</text:p>
          </table:table-cell>
          <table:table-cell office:value-type="float" office:value="0" table:formula="of:=SUM([.DH7]-[.DI6])" table:style-name="ce122">
            <text:p>#DIV/0!</text:p>
          </table:table-cell>
          <table:table-cell office:value-type="float" office:value="0" table:formula="of:=SUM([.DI7]-[.DJ6])" table:style-name="ce122">
            <text:p>#DIV/0!</text:p>
          </table:table-cell>
          <table:table-cell office:value-type="float" office:value="0" table:formula="of:=SUM([.DJ7]-[.DK6])" table:style-name="ce122">
            <text:p>#DIV/0!</text:p>
          </table:table-cell>
          <table:table-cell office:value-type="float" office:value="0" table:formula="of:=SUM([.DK7]-[.DL6])" table:style-name="ce122">
            <text:p>#DIV/0!</text:p>
          </table:table-cell>
          <table:table-cell office:value-type="float" office:value="0" table:formula="of:=SUM([.DL7]-[.DM6])" table:style-name="ce122">
            <text:p>#DIV/0!</text:p>
          </table:table-cell>
          <table:table-cell office:value-type="float" office:value="0" table:formula="of:=SUM([.DM7]-[.DN6])" table:style-name="ce122">
            <text:p>#DIV/0!</text:p>
          </table:table-cell>
          <table:table-cell office:value-type="float" office:value="0" table:formula="of:=SUM([.DN7]-[.DO6])" table:style-name="ce122">
            <text:p>#DIV/0!</text:p>
          </table:table-cell>
          <table:table-cell office:value-type="float" office:value="0" table:formula="of:=SUM([.DO7]-[.DP6])" table:style-name="ce122">
            <text:p>#DIV/0!</text:p>
          </table:table-cell>
          <table:table-cell office:value-type="float" office:value="0" table:formula="of:=SUM([.DP7]-[.DQ6])" table:style-name="ce122">
            <text:p>#DIV/0!</text:p>
          </table:table-cell>
          <table:table-cell office:value-type="float" office:value="0" table:formula="of:=SUM([.DQ7]-[.DR6])" table:style-name="ce122">
            <text:p>#DIV/0!</text:p>
          </table:table-cell>
          <table:table-cell office:value-type="float" office:value="0" table:formula="of:=SUM([.DR7]-[.DS6])" table:style-name="ce122">
            <text:p>#DIV/0!</text:p>
          </table:table-cell>
          <table:table-cell office:value-type="float" office:value="0" table:formula="of:=SUM([.DS7]-[.DT6])" table:style-name="ce122">
            <text:p>#DIV/0!</text:p>
          </table:table-cell>
          <table:table-cell office:value-type="float" office:value="0" table:formula="of:=SUM([.DT7]-[.DU6])" table:style-name="ce122">
            <text:p>#DIV/0!</text:p>
          </table:table-cell>
          <table:table-cell office:value-type="float" office:value="0" table:formula="of:=SUM([.DU7]-[.DV6])" table:style-name="ce122">
            <text:p>#DIV/0!</text:p>
          </table:table-cell>
          <table:table-cell office:value-type="float" office:value="0" table:formula="of:=SUM([.DV7]-[.DW6])" table:style-name="ce122">
            <text:p>#DIV/0!</text:p>
          </table:table-cell>
          <table:table-cell office:value-type="float" office:value="0" table:formula="of:=SUM([.DW7]-[.DX6])" table:style-name="ce122">
            <text:p>#DIV/0!</text:p>
          </table:table-cell>
          <table:table-cell office:value-type="float" office:value="0" table:formula="of:=SUM([.DX7]-[.DY6])" table:style-name="ce122">
            <text:p>#DIV/0!</text:p>
          </table:table-cell>
          <table:table-cell office:value-type="float" office:value="0" table:formula="of:=SUM([.DY7]-[.DZ6])" table:style-name="ce122">
            <text:p>#DIV/0!</text:p>
          </table:table-cell>
          <table:table-cell office:value-type="float" office:value="0" table:formula="of:=SUM([.DZ7]-[.EA6])" table:style-name="ce122">
            <text:p>#DIV/0!</text:p>
          </table:table-cell>
          <table:table-cell office:value-type="float" office:value="0" table:formula="of:=SUM([.EA7]-[.EB6])" table:style-name="ce122">
            <text:p>#DIV/0!</text:p>
          </table:table-cell>
          <table:table-cell office:value-type="float" office:value="0" table:formula="of:=SUM([.EB7]-[.EC6])" table:style-name="ce122">
            <text:p>#DIV/0!</text:p>
          </table:table-cell>
          <table:table-cell office:value-type="float" office:value="0" table:formula="of:=SUM([.EC7]-[.ED6])" table:style-name="ce122">
            <text:p>#DIV/0!</text:p>
          </table:table-cell>
          <table:table-cell office:value-type="float" office:value="0" table:formula="of:=SUM([.ED7]-[.EE6])" table:style-name="ce122">
            <text:p>#DIV/0!</text:p>
          </table:table-cell>
          <table:table-cell office:value-type="float" office:value="0" table:formula="of:=SUM([.EE7]-[.EF6])" table:style-name="ce122">
            <text:p>#DIV/0!</text:p>
          </table:table-cell>
          <table:table-cell office:value-type="float" office:value="0" table:formula="of:=SUM([.EF7]-[.EG6])" table:style-name="ce122">
            <text:p>#DIV/0!</text:p>
          </table:table-cell>
          <table:table-cell office:value-type="float" office:value="0" table:formula="of:=SUM([.EG7]-[.EH6])" table:style-name="ce122">
            <text:p>#DIV/0!</text:p>
          </table:table-cell>
          <table:table-cell office:value-type="float" office:value="0" table:formula="of:=SUM([.EH7]-[.EI6])" table:style-name="ce122">
            <text:p>#DIV/0!</text:p>
          </table:table-cell>
          <table:table-cell office:value-type="float" office:value="0" table:formula="of:=SUM([.EI7]-[.EJ6])" table:style-name="ce122">
            <text:p>#DIV/0!</text:p>
          </table:table-cell>
          <table:table-cell office:value-type="float" office:value="0" table:formula="of:=SUM([.EJ7]-[.EK6])" table:style-name="ce122">
            <text:p>#DIV/0!</text:p>
          </table:table-cell>
          <table:table-cell office:value-type="float" office:value="0" table:formula="of:=SUM([.EK7]-[.EL6])" table:style-name="ce122">
            <text:p>#DIV/0!</text:p>
          </table:table-cell>
          <table:table-cell office:value-type="float" office:value="0" table:formula="of:=SUM([.EL7]-[.EM6])" table:style-name="ce122">
            <text:p>#DIV/0!</text:p>
          </table:table-cell>
          <table:table-cell office:value-type="float" office:value="0" table:formula="of:=SUM([.EM7]-[.EN6])" table:style-name="ce122">
            <text:p>#DIV/0!</text:p>
          </table:table-cell>
          <table:table-cell office:value-type="float" office:value="0" table:formula="of:=SUM([.EN7]-[.EO6])" table:style-name="ce122">
            <text:p>#DIV/0!</text:p>
          </table:table-cell>
          <table:table-cell office:value-type="float" office:value="0" table:formula="of:=SUM([.EO7]-[.EP6])" table:style-name="ce122">
            <text:p>#DIV/0!</text:p>
          </table:table-cell>
          <table:table-cell office:value-type="float" office:value="0" table:formula="of:=SUM([.EP7]-[.EQ6])" table:style-name="ce122">
            <text:p>#DIV/0!</text:p>
          </table:table-cell>
          <table:table-cell office:value-type="float" office:value="0" table:formula="of:=SUM([.EQ7]-[.ER6])" table:style-name="ce122">
            <text:p>#DIV/0!</text:p>
          </table:table-cell>
          <table:table-cell office:value-type="float" office:value="0" table:formula="of:=SUM([.ER7]-[.ES6])" table:style-name="ce122">
            <text:p>#DIV/0!</text:p>
          </table:table-cell>
          <table:table-cell office:value-type="float" office:value="0" table:formula="of:=SUM([.ES7]-[.ET6])" table:style-name="ce122">
            <text:p>#DIV/0!</text:p>
          </table:table-cell>
          <table:table-cell office:value-type="float" office:value="0" table:formula="of:=SUM([.ET7]-[.EU6])" table:style-name="ce122">
            <text:p>#DIV/0!</text:p>
          </table:table-cell>
          <table:table-cell office:value-type="float" office:value="0" table:formula="of:=SUM([.EU7]-[.EV6])" table:style-name="ce122">
            <text:p>#DIV/0!</text:p>
          </table:table-cell>
          <table:table-cell office:value-type="float" office:value="0" table:formula="of:=SUM([.EV7]-[.EW6])" table:style-name="ce122">
            <text:p>#DIV/0!</text:p>
          </table:table-cell>
          <table:table-cell office:value-type="float" office:value="0" table:formula="of:=SUM([.EW7]-[.EX6])" table:style-name="ce122">
            <text:p>#DIV/0!</text:p>
          </table:table-cell>
          <table:table-cell office:value-type="float" office:value="0" table:formula="of:=SUM([.EX7]-[.EY6])" table:style-name="ce122">
            <text:p>#DIV/0!</text:p>
          </table:table-cell>
          <table:table-cell office:value-type="float" office:value="0" table:formula="of:=SUM([.EY7]-[.EZ6])" table:style-name="ce122">
            <text:p>#DIV/0!</text:p>
          </table:table-cell>
          <table:table-cell office:value-type="float" office:value="0" table:formula="of:=SUM([.EZ7]-[.FA6])" table:style-name="ce122">
            <text:p>#DIV/0!</text:p>
          </table:table-cell>
          <table:table-cell office:value-type="float" office:value="0" table:formula="of:=SUM([.FA7]-[.FB6])" table:style-name="ce122">
            <text:p>#DIV/0!</text:p>
          </table:table-cell>
          <table:table-cell office:value-type="float" office:value="0" table:formula="of:=SUM([.FB7]-[.FC6])" table:style-name="ce122">
            <text:p>#DIV/0!</text:p>
          </table:table-cell>
          <table:table-cell office:value-type="float" office:value="0" table:formula="of:=SUM([.FC7]-[.FD6])" table:style-name="ce122">
            <text:p>#DIV/0!</text:p>
          </table:table-cell>
          <table:table-cell office:value-type="float" office:value="0" table:formula="of:=SUM([.FD7]-[.FE6])" table:style-name="ce122">
            <text:p>#DIV/0!</text:p>
          </table:table-cell>
          <table:table-cell office:value-type="float" office:value="0" table:formula="of:=SUM([.FE7]-[.FF6])" table:style-name="ce122">
            <text:p>#DIV/0!</text:p>
          </table:table-cell>
          <table:table-cell office:value-type="float" office:value="0" table:formula="of:=SUM([.FF7]-[.FG6])" table:style-name="ce122">
            <text:p>#DIV/0!</text:p>
          </table:table-cell>
          <table:table-cell office:value-type="float" office:value="0" table:formula="of:=SUM([.FG7]-[.FH6])" table:style-name="ce122">
            <text:p>#DIV/0!</text:p>
          </table:table-cell>
          <table:table-cell office:value-type="float" office:value="0" table:formula="of:=SUM([.FH7]-[.FI6])" table:style-name="ce122">
            <text:p>#DIV/0!</text:p>
          </table:table-cell>
          <table:table-cell office:value-type="float" office:value="0" table:formula="of:=SUM([.FI7]-[.FJ6])" table:style-name="ce122">
            <text:p>#DIV/0!</text:p>
          </table:table-cell>
          <table:table-cell office:value-type="float" office:value="0" table:formula="of:=SUM([.FJ7]-[.FK6])" table:style-name="ce122">
            <text:p>#DIV/0!</text:p>
          </table:table-cell>
          <table:table-cell office:value-type="float" office:value="0" table:formula="of:=SUM([.FK7]-[.FL6])" table:style-name="ce122">
            <text:p>#DIV/0!</text:p>
          </table:table-cell>
          <table:table-cell office:value-type="float" office:value="0" table:formula="of:=SUM([.FL7]-[.FM6])" table:style-name="ce122">
            <text:p>#DIV/0!</text:p>
          </table:table-cell>
          <table:table-cell office:value-type="float" office:value="0" table:formula="of:=SUM([.FM7]-[.FN6])" table:style-name="ce122">
            <text:p>#DIV/0!</text:p>
          </table:table-cell>
          <table:table-cell office:value-type="float" office:value="0" table:formula="of:=SUM([.FN7]-[.FO6])" table:style-name="ce122">
            <text:p>#DIV/0!</text:p>
          </table:table-cell>
          <table:table-cell office:value-type="float" office:value="0" table:formula="of:=SUM([.FO7]-[.FP6])" table:style-name="ce122">
            <text:p>#DIV/0!</text:p>
          </table:table-cell>
          <table:table-cell office:value-type="float" office:value="0" table:formula="of:=SUM([.FP7]-[.FQ6])" table:style-name="ce122">
            <text:p>#DIV/0!</text:p>
          </table:table-cell>
          <table:table-cell office:value-type="float" office:value="0" table:formula="of:=SUM([.FQ7]-[.FR6])" table:style-name="ce122">
            <text:p>#DIV/0!</text:p>
          </table:table-cell>
          <table:table-cell office:value-type="float" office:value="0" table:formula="of:=SUM([.FR7]-[.FS6])" table:style-name="ce122">
            <text:p>#DIV/0!</text:p>
          </table:table-cell>
          <table:table-cell office:value-type="float" office:value="0" table:formula="of:=SUM([.FS7]-[.FT6])" table:style-name="ce122">
            <text:p>#DIV/0!</text:p>
          </table:table-cell>
          <table:table-cell office:value-type="float" office:value="0" table:formula="of:=SUM([.FT7]-[.FU6])" table:style-name="ce122">
            <text:p>#DIV/0!</text:p>
          </table:table-cell>
          <table:table-cell office:value-type="float" office:value="0" table:formula="of:=SUM([.FU7]-[.FV6])" table:style-name="ce122">
            <text:p>#DIV/0!</text:p>
          </table:table-cell>
          <table:table-cell office:value-type="float" office:value="0" table:formula="of:=SUM([.FV7]-[.FW6])" table:style-name="ce122">
            <text:p>#DIV/0!</text:p>
          </table:table-cell>
          <table:table-cell office:value-type="float" office:value="0" table:formula="of:=SUM([.FW7]-[.FX6])" table:style-name="ce122">
            <text:p>#DIV/0!</text:p>
          </table:table-cell>
          <table:table-cell office:value-type="float" office:value="0" table:formula="of:=SUM([.FX7]-[.FY6])" table:style-name="ce122">
            <text:p>#DIV/0!</text:p>
          </table:table-cell>
          <table:table-cell office:value-type="float" office:value="0" table:formula="of:=SUM([.FY7]-[.FZ6])" table:style-name="ce122">
            <text:p>#DIV/0!</text:p>
          </table:table-cell>
          <table:table-cell office:value-type="float" office:value="0" table:formula="of:=SUM([.FZ7]-[.GA6])" table:style-name="ce122">
            <text:p>#DIV/0!</text:p>
          </table:table-cell>
          <table:table-cell office:value-type="float" office:value="0" table:formula="of:=SUM([.GA7]-[.GB6])" table:style-name="ce122">
            <text:p>#DIV/0!</text:p>
          </table:table-cell>
          <table:table-cell office:value-type="float" office:value="0" table:formula="of:=SUM([.GB7]-[.GC6])" table:style-name="ce122">
            <text:p>#DIV/0!</text:p>
          </table:table-cell>
          <table:table-cell office:value-type="float" office:value="0" table:formula="of:=SUM([.GC7]-[.GD6])" table:style-name="ce122">
            <text:p>#DIV/0!</text:p>
          </table:table-cell>
          <table:table-cell office:value-type="float" office:value="0" table:formula="of:=SUM([.GD7]-[.GE6])" table:style-name="ce122">
            <text:p>#DIV/0!</text:p>
          </table:table-cell>
          <table:table-cell office:value-type="float" office:value="0" table:formula="of:=SUM([.GE7]-[.GF6])" table:style-name="ce122">
            <text:p>#DIV/0!</text:p>
          </table:table-cell>
          <table:table-cell office:value-type="float" office:value="0" table:formula="of:=SUM([.GF7]-[.GG6])" table:style-name="ce122">
            <text:p>#DIV/0!</text:p>
          </table:table-cell>
          <table:table-cell office:value-type="float" office:value="0" table:formula="of:=SUM([.GG7]-[.GH6])" table:style-name="ce122">
            <text:p>#DIV/0!</text:p>
          </table:table-cell>
          <table:table-cell office:value-type="float" office:value="0" table:formula="of:=SUM([.GH7]-[.GI6])" table:style-name="ce122">
            <text:p>#DIV/0!</text:p>
          </table:table-cell>
          <table:table-cell office:value-type="float" office:value="0" table:formula="of:=SUM([.GI7]-[.GJ6])" table:style-name="ce122">
            <text:p>#DIV/0!</text:p>
          </table:table-cell>
          <table:table-cell office:value-type="float" office:value="0" table:formula="of:=SUM([.GJ7]-[.GK6])" table:style-name="ce122">
            <text:p>#DIV/0!</text:p>
          </table:table-cell>
          <table:table-cell office:value-type="float" office:value="0" table:formula="of:=SUM([.GK7]-[.GL6])" table:style-name="ce122">
            <text:p>#DIV/0!</text:p>
          </table:table-cell>
          <table:table-cell office:value-type="float" office:value="0" table:formula="of:=SUM([.GL7]-[.GM6])" table:style-name="ce122">
            <text:p>#DIV/0!</text:p>
          </table:table-cell>
          <table:table-cell office:value-type="float" office:value="0" table:formula="of:=SUM([.GM7]-[.GN6])" table:style-name="ce122">
            <text:p>#DIV/0!</text:p>
          </table:table-cell>
          <table:table-cell office:value-type="float" office:value="0" table:formula="of:=SUM([.GN7]-[.GO6])" table:style-name="ce122">
            <text:p>#DIV/0!</text:p>
          </table:table-cell>
          <table:table-cell office:value-type="float" office:value="0" table:formula="of:=SUM([.GO7]-[.GP6])" table:style-name="ce122">
            <text:p>#DIV/0!</text:p>
          </table:table-cell>
          <table:table-cell office:value-type="float" office:value="0" table:formula="of:=SUM([.GP7]-[.GQ6])" table:style-name="ce122">
            <text:p>#DIV/0!</text:p>
          </table:table-cell>
          <table:table-cell office:value-type="float" office:value="0" table:formula="of:=SUM([.GQ7]-[.GR6])" table:style-name="ce122">
            <text:p>#DIV/0!</text:p>
          </table:table-cell>
          <table:table-cell office:value-type="float" office:value="0" table:formula="of:=SUM([.GR7]-[.GS6])" table:style-name="ce122">
            <text:p>#DIV/0!</text:p>
          </table:table-cell>
          <table:table-cell office:value-type="float" office:value="0" table:formula="of:=SUM([.GS7]-[.GT6])" table:style-name="ce122">
            <text:p>#DIV/0!</text:p>
          </table:table-cell>
          <table:table-cell office:value-type="float" office:value="0" table:formula="of:=SUM([.GT7]-[.GU6])" table:style-name="ce122">
            <text:p>#DIV/0!</text:p>
          </table:table-cell>
          <table:table-cell office:value-type="float" office:value="0" table:formula="of:=SUM([.GU7]-[.GV6])" table:style-name="ce122">
            <text:p>#DIV/0!</text:p>
          </table:table-cell>
          <table:table-cell office:value-type="float" office:value="0" table:formula="of:=SUM([.GV7]-[.GW6])" table:style-name="ce122">
            <text:p>#DIV/0!</text:p>
          </table:table-cell>
          <table:table-cell office:value-type="float" office:value="0" table:formula="of:=SUM([.GW7]-[.GX6])" table:style-name="ce122">
            <text:p>#DIV/0!</text:p>
          </table:table-cell>
          <table:table-cell office:value-type="float" office:value="0" table:formula="of:=SUM([.GX7]-[.GY6])" table:style-name="ce122">
            <text:p>#DIV/0!</text:p>
          </table:table-cell>
          <table:table-cell office:value-type="float" office:value="0" table:formula="of:=SUM([.GY7]-[.GZ6])" table:style-name="ce122">
            <text:p>#DIV/0!</text:p>
          </table:table-cell>
          <table:table-cell office:value-type="float" office:value="0" table:formula="of:=SUM([.GZ7]-[.HA6])" table:style-name="ce122">
            <text:p>#DIV/0!</text:p>
          </table:table-cell>
          <table:table-cell office:value-type="float" office:value="0" table:formula="of:=SUM([.HA7]-[.HB6])" table:style-name="ce122">
            <text:p>#DIV/0!</text:p>
          </table:table-cell>
          <table:table-cell office:value-type="float" office:value="0" table:formula="of:=SUM([.HB7]-[.HC6])" table:style-name="ce122">
            <text:p>#DIV/0!</text:p>
          </table:table-cell>
          <table:table-cell office:value-type="float" office:value="0" table:formula="of:=SUM([.HC7]-[.HD6])" table:style-name="ce122">
            <text:p>#DIV/0!</text:p>
          </table:table-cell>
          <table:table-cell office:value-type="float" office:value="0" table:formula="of:=SUM([.HD7]-[.HE6])" table:style-name="ce122">
            <text:p>#DIV/0!</text:p>
          </table:table-cell>
          <table:table-cell office:value-type="float" office:value="0" table:formula="of:=SUM([.HE7]-[.HF6])" table:style-name="ce122">
            <text:p>#DIV/0!</text:p>
          </table:table-cell>
          <table:table-cell office:value-type="float" office:value="0" table:formula="of:=SUM([.HF7]-[.HG6])" table:style-name="ce122">
            <text:p>#DIV/0!</text:p>
          </table:table-cell>
          <table:table-cell office:value-type="float" office:value="0" table:formula="of:=SUM([.HG7]-[.HH6])" table:style-name="ce122">
            <text:p>#DIV/0!</text:p>
          </table:table-cell>
          <table:table-cell office:value-type="float" office:value="0" table:formula="of:=SUM([.HH7]-[.HI6])" table:style-name="ce122">
            <text:p>#DIV/0!</text:p>
          </table:table-cell>
          <table:table-cell office:value-type="float" office:value="0" table:formula="of:=SUM([.HI7]-[.HJ6])" table:style-name="ce122">
            <text:p>#DIV/0!</text:p>
          </table:table-cell>
          <table:table-cell office:value-type="float" office:value="0" table:formula="of:=SUM([.HJ7]-[.HK6])" table:style-name="ce122">
            <text:p>#DIV/0!</text:p>
          </table:table-cell>
          <table:table-cell office:value-type="float" office:value="0" table:formula="of:=SUM([.HK7]-[.HL6])" table:style-name="ce122">
            <text:p>#DIV/0!</text:p>
          </table:table-cell>
          <table:table-cell office:value-type="float" office:value="0" table:formula="of:=SUM([.HL7]-[.HM6])" table:style-name="ce122">
            <text:p>#DIV/0!</text:p>
          </table:table-cell>
          <table:table-cell office:value-type="float" office:value="0" table:formula="of:=SUM([.HM7]-[.HN6])" table:style-name="ce122">
            <text:p>#DIV/0!</text:p>
          </table:table-cell>
          <table:table-cell office:value-type="float" office:value="0" table:formula="of:=SUM([.HN7]-[.HO6])" table:style-name="ce122">
            <text:p>#DIV/0!</text:p>
          </table:table-cell>
          <table:table-cell office:value-type="float" office:value="0" table:formula="of:=SUM([.HO7]-[.HP6])" table:style-name="ce122">
            <text:p>#DIV/0!</text:p>
          </table:table-cell>
          <table:table-cell office:value-type="float" office:value="0" table:formula="of:=SUM([.HP7]-[.HQ6])" table:style-name="ce122">
            <text:p>#DIV/0!</text:p>
          </table:table-cell>
          <table:table-cell office:value-type="float" office:value="0" table:formula="of:=SUM([.HQ7]-[.HR6])" table:style-name="ce122">
            <text:p>#DIV/0!</text:p>
          </table:table-cell>
          <table:table-cell office:value-type="float" office:value="0" table:formula="of:=SUM([.HR7]-[.HS6])" table:style-name="ce122">
            <text:p>#DIV/0!</text:p>
          </table:table-cell>
          <table:table-cell office:value-type="float" office:value="0" table:formula="of:=SUM([.HS7]-[.HT6])" table:style-name="ce122">
            <text:p>#DIV/0!</text:p>
          </table:table-cell>
          <table:table-cell office:value-type="float" office:value="0" table:formula="of:=SUM([.HT7]-[.HU6])" table:style-name="ce122">
            <text:p>#DIV/0!</text:p>
          </table:table-cell>
          <table:table-cell office:value-type="float" office:value="0" table:formula="of:=SUM([.HU7]-[.HV6])" table:style-name="ce122">
            <text:p>#DIV/0!</text:p>
          </table:table-cell>
          <table:table-cell office:value-type="float" office:value="0" table:formula="of:=SUM([.HV7]-[.HW6])" table:style-name="ce122">
            <text:p>#DIV/0!</text:p>
          </table:table-cell>
          <table:table-cell office:value-type="float" office:value="0" table:formula="of:=SUM([.HW7]-[.HX6])" table:style-name="ce122">
            <text:p>#DIV/0!</text:p>
          </table:table-cell>
          <table:table-cell office:value-type="float" office:value="0" table:formula="of:=SUM([.HX7]-[.HY6])" table:style-name="ce122">
            <text:p>#DIV/0!</text:p>
          </table:table-cell>
          <table:table-cell office:value-type="float" office:value="0" table:formula="of:=SUM([.HY7]-[.HZ6])" table:style-name="ce122">
            <text:p>#DIV/0!</text:p>
          </table:table-cell>
          <table:table-cell office:value-type="float" office:value="0" table:formula="of:=SUM([.HZ7]-[.IA6])" table:style-name="ce122">
            <text:p>#DIV/0!</text:p>
          </table:table-cell>
          <table:table-cell office:value-type="float" office:value="0" table:formula="of:=SUM([.IA7]-[.IB6])" table:style-name="ce122">
            <text:p>#DIV/0!</text:p>
          </table:table-cell>
          <table:table-cell office:value-type="float" office:value="0" table:formula="of:=SUM([.IB7]-[.IC6])" table:style-name="ce122">
            <text:p>#DIV/0!</text:p>
          </table:table-cell>
          <table:table-cell office:value-type="float" office:value="0" table:formula="of:=SUM([.IC7]-[.ID6])" table:style-name="ce122">
            <text:p>#DIV/0!</text:p>
          </table:table-cell>
          <table:table-cell office:value-type="float" office:value="0" table:formula="of:=SUM([.ID7]-[.IE6])" table:style-name="ce122">
            <text:p>#DIV/0!</text:p>
          </table:table-cell>
          <table:table-cell office:value-type="float" office:value="0" table:formula="of:=SUM([.IE7]-[.IF6])" table:style-name="ce122">
            <text:p>#DIV/0!</text:p>
          </table:table-cell>
          <table:table-cell office:value-type="float" office:value="0" table:formula="of:=SUM([.IF7]-[.IG6])" table:style-name="ce122">
            <text:p>#DIV/0!</text:p>
          </table:table-cell>
          <table:table-cell office:value-type="float" office:value="0" table:formula="of:=SUM([.IG7]-[.IH6])" table:style-name="ce122">
            <text:p>#DIV/0!</text:p>
          </table:table-cell>
          <table:table-cell office:value-type="float" office:value="0" table:formula="of:=SUM([.IH7]-[.II6])" table:style-name="ce122">
            <text:p>#DIV/0!</text:p>
          </table:table-cell>
          <table:table-cell office:value-type="float" office:value="0" table:formula="of:=SUM([.II7]-[.IJ6])" table:style-name="ce122">
            <text:p>#DIV/0!</text:p>
          </table:table-cell>
          <table:table-cell office:value-type="float" office:value="0" table:formula="of:=SUM([.IJ7]-[.IK6])" table:style-name="ce122">
            <text:p>#DIV/0!</text:p>
          </table:table-cell>
          <table:table-cell office:value-type="float" office:value="0" table:formula="of:=SUM([.IK7]-[.IL6])" table:style-name="ce122">
            <text:p>#DIV/0!</text:p>
          </table:table-cell>
          <table:table-cell office:value-type="float" office:value="0" table:formula="of:=SUM([.IL7]-[.IM6])" table:style-name="ce122">
            <text:p>#DIV/0!</text:p>
          </table:table-cell>
          <table:table-cell office:value-type="float" office:value="0" table:formula="of:=SUM([.IM7]-[.IN6])" table:style-name="ce122">
            <text:p>#DIV/0!</text:p>
          </table:table-cell>
          <table:table-cell office:value-type="float" office:value="0" table:formula="of:=SUM([.IN7]-[.IO6])" table:style-name="ce122">
            <text:p>#DIV/0!</text:p>
          </table:table-cell>
          <table:table-cell office:value-type="float" office:value="0" table:formula="of:=SUM([.IO7]-[.IP6])" table:style-name="ce122">
            <text:p>#DIV/0!</text:p>
          </table:table-cell>
          <table:table-cell office:value-type="float" office:value="0" table:formula="of:=SUM([.IP7]-[.IQ6])" table:style-name="ce122">
            <text:p>#DIV/0!</text:p>
          </table:table-cell>
          <table:table-cell office:value-type="float" office:value="0" table:formula="of:=SUM([.IQ7]-[.IR6])" table:style-name="ce122">
            <text:p>#DIV/0!</text:p>
          </table:table-cell>
          <table:table-cell office:value-type="float" office:value="0" table:formula="of:=SUM([.IR7]-[.IS6])" table:style-name="ce122">
            <text:p>#DIV/0!</text:p>
          </table:table-cell>
          <table:table-cell office:value-type="float" office:value="0" table:formula="of:=SUM([.IS7]-[.IT6])" table:style-name="ce122">
            <text:p>#DIV/0!</text:p>
          </table:table-cell>
          <table:table-cell office:value-type="float" office:value="0" table:formula="of:=SUM([.IT7]-[.IU6])" table:style-name="ce122">
            <text:p>#DIV/0!</text:p>
          </table:table-cell>
          <table:table-cell office:value-type="float" office:value="0" table:formula="of:=SUM([.IU7]-[.IV6])" table:style-name="ce122">
            <text:p>#DIV/0!</text:p>
          </table:table-cell>
          <table:table-cell office:value-type="float" office:value="0" table:formula="of:=SUM([.IV7]-[.IW6])" table:style-name="ce122">
            <text:p>#DIV/0!</text:p>
          </table:table-cell>
          <table:table-cell office:value-type="float" office:value="0" table:formula="of:=SUM([.IW7]-[.IX6])" table:style-name="ce122">
            <text:p>#DIV/0!</text:p>
          </table:table-cell>
          <table:table-cell office:value-type="float" office:value="0" table:formula="of:=SUM([.IX7]-[.IY6])" table:style-name="ce122">
            <text:p>#DIV/0!</text:p>
          </table:table-cell>
          <table:table-cell office:value-type="float" office:value="0" table:formula="of:=SUM([.IY7]-[.IZ6])" table:style-name="ce122">
            <text:p>#DIV/0!</text:p>
          </table:table-cell>
          <table:table-cell office:value-type="float" office:value="0" table:formula="of:=SUM([.IZ7]-[.JA6])" table:style-name="ce122">
            <text:p>#DIV/0!</text:p>
          </table:table-cell>
          <table:table-cell office:value-type="float" office:value="0" table:formula="of:=SUM([.JA7]-[.JB6])" table:style-name="ce122">
            <text:p>#DIV/0!</text:p>
          </table:table-cell>
          <table:table-cell office:value-type="float" office:value="0" table:formula="of:=SUM([.JB7]-[.JC6])" table:style-name="ce122">
            <text:p>#DIV/0!</text:p>
          </table:table-cell>
          <table:table-cell office:value-type="float" office:value="0" table:formula="of:=SUM([.JC7]-[.JD6])" table:style-name="ce122">
            <text:p>#DIV/0!</text:p>
          </table:table-cell>
          <table:table-cell office:value-type="float" office:value="0" table:formula="of:=SUM([.JD7]-[.JE6])" table:style-name="ce122">
            <text:p>#DIV/0!</text:p>
          </table:table-cell>
          <table:table-cell office:value-type="float" office:value="0" table:formula="of:=SUM([.JE7]-[.JF6])" table:style-name="ce122">
            <text:p>#DIV/0!</text:p>
          </table:table-cell>
          <table:table-cell office:value-type="float" office:value="0" table:formula="of:=SUM([.JF7]-[.JG6])" table:style-name="ce122">
            <text:p>#DIV/0!</text:p>
          </table:table-cell>
          <table:table-cell office:value-type="float" office:value="0" table:formula="of:=SUM([.JG7]-[.JH6])" table:style-name="ce122">
            <text:p>#DIV/0!</text:p>
          </table:table-cell>
          <table:table-cell office:value-type="float" office:value="0" table:formula="of:=SUM([.JH7]-[.JI6])" table:style-name="ce122">
            <text:p>#DIV/0!</text:p>
          </table:table-cell>
          <table:table-cell office:value-type="float" office:value="0" table:formula="of:=SUM([.JI7]-[.JJ6])" table:style-name="ce122">
            <text:p>#DIV/0!</text:p>
          </table:table-cell>
          <table:table-cell office:value-type="float" office:value="0" table:formula="of:=SUM([.JJ7]-[.JK6])" table:style-name="ce122">
            <text:p>#DIV/0!</text:p>
          </table:table-cell>
          <table:table-cell office:value-type="float" office:value="0" table:formula="of:=SUM([.JK7]-[.JL6])" table:style-name="ce122">
            <text:p>#DIV/0!</text:p>
          </table:table-cell>
          <table:table-cell office:value-type="float" office:value="0" table:formula="of:=SUM([.JL7]-[.JM6])" table:style-name="ce122">
            <text:p>#DIV/0!</text:p>
          </table:table-cell>
          <table:table-cell office:value-type="float" office:value="0" table:formula="of:=SUM([.JM7]-[.JN6])" table:style-name="ce122">
            <text:p>#DIV/0!</text:p>
          </table:table-cell>
          <table:table-cell office:value-type="float" office:value="0" table:formula="of:=SUM([.JN7]-[.JO6])" table:style-name="ce122">
            <text:p>#DIV/0!</text:p>
          </table:table-cell>
          <table:table-cell office:value-type="float" office:value="0" table:formula="of:=SUM([.JO7]-[.JP6])" table:style-name="ce122">
            <text:p>#DIV/0!</text:p>
          </table:table-cell>
          <table:table-cell office:value-type="float" office:value="0" table:formula="of:=SUM([.JP7]-[.JQ6])" table:style-name="ce122">
            <text:p>#DIV/0!</text:p>
          </table:table-cell>
          <table:table-cell office:value-type="float" office:value="0" table:formula="of:=SUM([.JQ7]-[.JR6])" table:style-name="ce122">
            <text:p>#DIV/0!</text:p>
          </table:table-cell>
          <table:table-cell office:value-type="float" office:value="0" table:formula="of:=SUM([.JR7]-[.JS6])" table:style-name="ce122">
            <text:p>#DIV/0!</text:p>
          </table:table-cell>
          <table:table-cell office:value-type="float" office:value="0" table:formula="of:=SUM([.JS7]-[.JT6])" table:style-name="ce122">
            <text:p>#DIV/0!</text:p>
          </table:table-cell>
          <table:table-cell office:value-type="float" office:value="0" table:formula="of:=SUM([.JT7]-[.JU6])" table:style-name="ce122">
            <text:p>#DIV/0!</text:p>
          </table:table-cell>
          <table:table-cell office:value-type="float" office:value="0" table:formula="of:=SUM([.JU7]-[.JV6])" table:style-name="ce122">
            <text:p>#DIV/0!</text:p>
          </table:table-cell>
          <table:table-cell office:value-type="float" office:value="0" table:formula="of:=SUM([.JV7]-[.JW6])" table:style-name="ce122">
            <text:p>#DIV/0!</text:p>
          </table:table-cell>
          <table:table-cell office:value-type="float" office:value="0" table:formula="of:=SUM([.JW7]-[.JX6])" table:style-name="ce122">
            <text:p>#DIV/0!</text:p>
          </table:table-cell>
          <table:table-cell office:value-type="float" office:value="0" table:formula="of:=SUM([.JX7]-[.JY6])" table:style-name="ce122">
            <text:p>#DIV/0!</text:p>
          </table:table-cell>
          <table:table-cell office:value-type="float" office:value="0" table:formula="of:=SUM([.JY7]-[.JZ6])" table:style-name="ce122">
            <text:p>#DIV/0!</text:p>
          </table:table-cell>
          <table:table-cell office:value-type="float" office:value="0" table:formula="of:=SUM([.JZ7]-[.KA6])" table:style-name="ce122">
            <text:p>#DIV/0!</text:p>
          </table:table-cell>
          <table:table-cell office:value-type="float" office:value="0" table:formula="of:=SUM([.KA7]-[.KB6])" table:style-name="ce122">
            <text:p>#DIV/0!</text:p>
          </table:table-cell>
          <table:table-cell office:value-type="float" office:value="0" table:formula="of:=SUM([.KB7]-[.KC6])" table:style-name="ce122">
            <text:p>#DIV/0!</text:p>
          </table:table-cell>
          <table:table-cell office:value-type="float" office:value="0" table:formula="of:=SUM([.KC7]-[.KD6])" table:style-name="ce122">
            <text:p>#DIV/0!</text:p>
          </table:table-cell>
          <table:table-cell office:value-type="float" office:value="0" table:formula="of:=SUM([.KD7]-[.KE6])" table:style-name="ce122">
            <text:p>#DIV/0!</text:p>
          </table:table-cell>
          <table:table-cell office:value-type="float" office:value="0" table:formula="of:=SUM([.KE7]-[.KF6])" table:style-name="ce122">
            <text:p>#DIV/0!</text:p>
          </table:table-cell>
          <table:table-cell office:value-type="float" office:value="0" table:formula="of:=SUM([.KF7]-[.KG6])" table:style-name="ce122">
            <text:p>#DIV/0!</text:p>
          </table:table-cell>
          <table:table-cell office:value-type="float" office:value="0" table:formula="of:=SUM([.KG7]-[.KH6])" table:style-name="ce122">
            <text:p>#DIV/0!</text:p>
          </table:table-cell>
          <table:table-cell office:value-type="float" office:value="0" table:formula="of:=SUM([.KH7]-[.KI6])" table:style-name="ce122">
            <text:p>#DIV/0!</text:p>
          </table:table-cell>
          <table:table-cell office:value-type="float" office:value="0" table:formula="of:=SUM([.KI7]-[.KJ6])" table:style-name="ce122">
            <text:p>#DIV/0!</text:p>
          </table:table-cell>
          <table:table-cell office:value-type="float" office:value="0" table:formula="of:=SUM([.KJ7]-[.KK6])" table:style-name="ce122">
            <text:p>#DIV/0!</text:p>
          </table:table-cell>
          <table:table-cell office:value-type="float" office:value="0" table:formula="of:=SUM([.KK7]-[.KL6])" table:style-name="ce122">
            <text:p>#DIV/0!</text:p>
          </table:table-cell>
          <table:table-cell office:value-type="float" office:value="0" table:formula="of:=SUM([.KL7]-[.KM6])" table:style-name="ce122">
            <text:p>#DIV/0!</text:p>
          </table:table-cell>
          <table:table-cell office:value-type="float" office:value="0" table:formula="of:=SUM([.KM7]-[.KN6])" table:style-name="ce122">
            <text:p>#DIV/0!</text:p>
          </table:table-cell>
          <table:table-cell office:value-type="float" office:value="0" table:formula="of:=SUM([.KN7]-[.KO6])" table:style-name="ce122">
            <text:p>#DIV/0!</text:p>
          </table:table-cell>
          <table:table-cell office:value-type="float" office:value="0" table:formula="of:=SUM([.KO7]-[.KP6])" table:style-name="ce122">
            <text:p>#DIV/0!</text:p>
          </table:table-cell>
          <table:table-cell office:value-type="float" office:value="0" table:formula="of:=SUM([.KP7]-[.KQ6])" table:style-name="ce122">
            <text:p>#DIV/0!</text:p>
          </table:table-cell>
          <table:table-cell office:value-type="float" office:value="0" table:formula="of:=SUM([.KQ7]-[.KR6])" table:style-name="ce122">
            <text:p>#DIV/0!</text:p>
          </table:table-cell>
          <table:table-cell office:value-type="float" office:value="0" table:formula="of:=SUM([.KR7]-[.KS6])" table:style-name="ce122">
            <text:p>#DIV/0!</text:p>
          </table:table-cell>
          <table:table-cell office:value-type="float" office:value="0" table:formula="of:=SUM([.KS7]-[.KT6])" table:style-name="ce122">
            <text:p>#DIV/0!</text:p>
          </table:table-cell>
          <table:table-cell office:value-type="float" office:value="0" table:formula="of:=SUM([.KT7]-[.KU6])" table:style-name="ce122">
            <text:p>#DIV/0!</text:p>
          </table:table-cell>
          <table:table-cell office:value-type="float" office:value="0" table:formula="of:=SUM([.KU7]-[.KV6])" table:style-name="ce122">
            <text:p>#DIV/0!</text:p>
          </table:table-cell>
          <table:table-cell office:value-type="float" office:value="0" table:formula="of:=SUM([.KV7]-[.KW6])" table:style-name="ce122">
            <text:p>#DIV/0!</text:p>
          </table:table-cell>
          <table:table-cell office:value-type="float" office:value="0" table:formula="of:=SUM([.KW7]-[.KX6])" table:style-name="ce122">
            <text:p>#DIV/0!</text:p>
          </table:table-cell>
          <table:table-cell office:value-type="float" office:value="0" table:formula="of:=SUM([.KX7]-[.KY6])" table:style-name="ce122">
            <text:p>#DIV/0!</text:p>
          </table:table-cell>
          <table:table-cell office:value-type="float" office:value="0" table:formula="of:=SUM([.KY7]-[.KZ6])" table:style-name="ce122">
            <text:p>#DIV/0!</text:p>
          </table:table-cell>
          <table:table-cell office:value-type="float" office:value="0" table:formula="of:=SUM([.KZ7]-[.LA6])" table:style-name="ce122">
            <text:p>#DIV/0!</text:p>
          </table:table-cell>
          <table:table-cell office:value-type="float" office:value="0" table:formula="of:=SUM([.LA7]-[.LB6])" table:style-name="ce122">
            <text:p>#DIV/0!</text:p>
          </table:table-cell>
          <table:table-cell office:value-type="float" office:value="0" table:formula="of:=SUM([.LB7]-[.LC6])" table:style-name="ce122">
            <text:p>#DIV/0!</text:p>
          </table:table-cell>
          <table:table-cell office:value-type="float" office:value="0" table:formula="of:=SUM([.LC7]-[.LD6])" table:style-name="ce122">
            <text:p>#DIV/0!</text:p>
          </table:table-cell>
          <table:table-cell office:value-type="float" office:value="0" table:formula="of:=SUM([.LD7]-[.LE6])" table:style-name="ce122">
            <text:p>#DIV/0!</text:p>
          </table:table-cell>
          <table:table-cell office:value-type="float" office:value="0" table:formula="of:=SUM([.LE7]-[.LF6])" table:style-name="ce122">
            <text:p>#DIV/0!</text:p>
          </table:table-cell>
          <table:table-cell office:value-type="float" office:value="0" table:formula="of:=SUM([.LF7]-[.LG6])" table:style-name="ce122">
            <text:p>#DIV/0!</text:p>
          </table:table-cell>
          <table:table-cell office:value-type="float" office:value="0" table:formula="of:=SUM([.LG7]-[.LH6])" table:style-name="ce122">
            <text:p>#DIV/0!</text:p>
          </table:table-cell>
          <table:table-cell office:value-type="float" office:value="0" table:formula="of:=SUM([.LH7]-[.LI6])" table:style-name="ce122">
            <text:p>#DIV/0!</text:p>
          </table:table-cell>
          <table:table-cell office:value-type="float" office:value="0" table:formula="of:=SUM([.LI7]-[.LJ6])" table:style-name="ce122">
            <text:p>#DIV/0!</text:p>
          </table:table-cell>
          <table:table-cell office:value-type="float" office:value="0" table:formula="of:=SUM([.LJ7]-[.LK6])" table:style-name="ce122">
            <text:p>#DIV/0!</text:p>
          </table:table-cell>
          <table:table-cell office:value-type="float" office:value="0" table:formula="of:=SUM([.LK7]-[.LL6])" table:style-name="ce122">
            <text:p>#DIV/0!</text:p>
          </table:table-cell>
          <table:table-cell office:value-type="float" office:value="0" table:formula="of:=SUM([.LL7]-[.LM6])" table:style-name="ce122">
            <text:p>#DIV/0!</text:p>
          </table:table-cell>
          <table:table-cell office:value-type="float" office:value="0" table:formula="of:=SUM([.LM7]-[.LN6])" table:style-name="ce122">
            <text:p>#DIV/0!</text:p>
          </table:table-cell>
          <table:table-cell office:value-type="float" office:value="0" table:formula="of:=SUM([.LN7]-[.LO6])" table:style-name="ce122">
            <text:p>#DIV/0!</text:p>
          </table:table-cell>
          <table:table-cell office:value-type="float" office:value="0" table:formula="of:=SUM([.LO7]-[.LP6])" table:style-name="ce122">
            <text:p>#DIV/0!</text:p>
          </table:table-cell>
          <table:table-cell office:value-type="float" office:value="0" table:formula="of:=SUM([.LP7]-[.LQ6])" table:style-name="ce122">
            <text:p>#DIV/0!</text:p>
          </table:table-cell>
          <table:table-cell office:value-type="float" office:value="0" table:formula="of:=SUM([.LQ7]-[.LR6])" table:style-name="ce122">
            <text:p>#DIV/0!</text:p>
          </table:table-cell>
          <table:table-cell office:value-type="float" office:value="0" table:formula="of:=SUM([.LR7]-[.LS6])" table:style-name="ce122">
            <text:p>#DIV/0!</text:p>
          </table:table-cell>
          <table:table-cell office:value-type="float" office:value="0" table:formula="of:=SUM([.LS7]-[.LT6])" table:style-name="ce122">
            <text:p>#DIV/0!</text:p>
          </table:table-cell>
          <table:table-cell office:value-type="float" office:value="0" table:formula="of:=SUM([.LT7]-[.LU6])" table:style-name="ce122">
            <text:p>#DIV/0!</text:p>
          </table:table-cell>
          <table:table-cell office:value-type="float" office:value="0" table:formula="of:=SUM([.LU7]-[.LV6])" table:style-name="ce122">
            <text:p>#DIV/0!</text:p>
          </table:table-cell>
          <table:table-cell office:value-type="float" office:value="0" table:formula="of:=SUM([.LV7]-[.LW6])" table:style-name="ce122">
            <text:p>#DIV/0!</text:p>
          </table:table-cell>
          <table:table-cell office:value-type="float" office:value="0" table:formula="of:=SUM([.LW7]-[.LX6])" table:style-name="ce122">
            <text:p>#DIV/0!</text:p>
          </table:table-cell>
          <table:table-cell office:value-type="float" office:value="0" table:formula="of:=SUM([.LX7]-[.LY6])" table:style-name="ce122">
            <text:p>#DIV/0!</text:p>
          </table:table-cell>
          <table:table-cell office:value-type="float" office:value="0" table:formula="of:=SUM([.LY7]-[.LZ6])" table:style-name="ce122">
            <text:p>#DIV/0!</text:p>
          </table:table-cell>
          <table:table-cell office:value-type="float" office:value="0" table:formula="of:=SUM([.LZ7]-[.MA6])" table:style-name="ce122">
            <text:p>#DIV/0!</text:p>
          </table:table-cell>
          <table:table-cell office:value-type="float" office:value="0" table:formula="of:=SUM([.MA7]-[.MB6])" table:style-name="ce122">
            <text:p>#DIV/0!</text:p>
          </table:table-cell>
          <table:table-cell office:value-type="float" office:value="0" table:formula="of:=SUM([.MB7]-[.MC6])" table:style-name="ce122">
            <text:p>#DIV/0!</text:p>
          </table:table-cell>
          <table:table-cell office:value-type="float" office:value="0" table:formula="of:=SUM([.MC7]-[.MD6])" table:style-name="ce122">
            <text:p>#DIV/0!</text:p>
          </table:table-cell>
          <table:table-cell office:value-type="float" office:value="0" table:formula="of:=SUM([.MD7]-[.ME6])" table:style-name="ce122">
            <text:p>#DIV/0!</text:p>
          </table:table-cell>
          <table:table-cell office:value-type="float" office:value="0" table:formula="of:=SUM([.ME7]-[.MF6])" table:style-name="ce122">
            <text:p>#DIV/0!</text:p>
          </table:table-cell>
          <table:table-cell office:value-type="float" office:value="0" table:formula="of:=SUM([.MF7]-[.MG6])" table:style-name="ce122">
            <text:p>#DIV/0!</text:p>
          </table:table-cell>
          <table:table-cell office:value-type="float" office:value="0" table:formula="of:=SUM([.MG7]-[.MH6])" table:style-name="ce122">
            <text:p>#DIV/0!</text:p>
          </table:table-cell>
          <table:table-cell office:value-type="float" office:value="0" table:formula="of:=SUM([.MH7]-[.MI6])" table:style-name="ce122">
            <text:p>#DIV/0!</text:p>
          </table:table-cell>
          <table:table-cell office:value-type="float" office:value="0" table:formula="of:=SUM([.MI7]-[.MJ6])" table:style-name="ce122">
            <text:p>#DIV/0!</text:p>
          </table:table-cell>
          <table:table-cell office:value-type="float" office:value="0" table:formula="of:=SUM([.MJ7]-[.MK6])" table:style-name="ce122">
            <text:p>#DIV/0!</text:p>
          </table:table-cell>
          <table:table-cell office:value-type="float" office:value="0" table:formula="of:=SUM([.MK7]-[.ML6])" table:style-name="ce122">
            <text:p>#DIV/0!</text:p>
          </table:table-cell>
          <table:table-cell office:value-type="float" office:value="0" table:formula="of:=SUM([.ML7]-[.MM6])" table:style-name="ce122">
            <text:p>#DIV/0!</text:p>
          </table:table-cell>
          <table:table-cell office:value-type="float" office:value="0" table:formula="of:=SUM([.MM7]-[.MN6])" table:style-name="ce122">
            <text:p>#DIV/0!</text:p>
          </table:table-cell>
          <table:table-cell office:value-type="float" office:value="0" table:formula="of:=SUM([.MN7]-[.MO6])" table:style-name="ce122">
            <text:p>#DIV/0!</text:p>
          </table:table-cell>
          <table:table-cell office:value-type="float" office:value="0" table:formula="of:=SUM([.MO7]-[.MP6])" table:style-name="ce122">
            <text:p>#DIV/0!</text:p>
          </table:table-cell>
          <table:table-cell office:value-type="float" office:value="0" table:formula="of:=SUM([.MP7]-[.MQ6])" table:style-name="ce122">
            <text:p>#DIV/0!</text:p>
          </table:table-cell>
          <table:table-cell office:value-type="float" office:value="0" table:formula="of:=SUM([.MQ7]-[.MR6])" table:style-name="ce122">
            <text:p>#DIV/0!</text:p>
          </table:table-cell>
          <table:table-cell office:value-type="float" office:value="0" table:formula="of:=SUM([.MR7]-[.MS6])" table:style-name="ce122">
            <text:p>#DIV/0!</text:p>
          </table:table-cell>
          <table:table-cell office:value-type="float" office:value="0" table:formula="of:=SUM([.MS7]-[.MT6])" table:style-name="ce122">
            <text:p>#DIV/0!</text:p>
          </table:table-cell>
          <table:table-cell office:value-type="float" office:value="0" table:formula="of:=SUM([.MT7]-[.MU6])" table:style-name="ce122">
            <text:p>#DIV/0!</text:p>
          </table:table-cell>
          <table:table-cell office:value-type="float" office:value="0" table:formula="of:=SUM([.MU7]-[.MV6])" table:style-name="ce122">
            <text:p>#DIV/0!</text:p>
          </table:table-cell>
          <table:table-cell office:value-type="float" office:value="0" table:formula="of:=SUM([.MV7]-[.MW6])" table:style-name="ce122">
            <text:p>#DIV/0!</text:p>
          </table:table-cell>
          <table:table-cell table:number-columns-repeated="16023"/>
        </table:table-row>
        <table:table-row table:style-name="ro3">
          <table:table-cell table:number-columns-repeated="16384"/>
        </table:table-row>
        <table:table-row table:style-name="ro2">
          <table:table-cell table:style-name="ce2"/>
          <table:table-cell office:value-type="string" table:number-columns-spanned="2" table:number-rows-spanned="1" table:style-name="ce124">
            <text:p>Loan Amt Left</text:p>
          </table:table-cell>
          <table:covered-table-cell/>
          <table:table-cell office:value-type="string" table:style-name="ce2">
            <text:p>Equity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1</text:p>
          </table:table-cell>
          <table:table-cell office:value-type="float" office:value="0" table:formula="of:=[.M7]" table:style-name="ce122">
            <text:p>#DIV/0!</text:p>
          </table:table-cell>
          <table:table-cell table:style-name="ce2"/>
          <table:table-cell office:value-type="float" office:value="0" table:formula="of:=SUM([.C1]-[.B10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2</text:p>
          </table:table-cell>
          <table:table-cell office:value-type="float" office:value="0" table:formula="of:=[.Y7]" table:style-name="ce122">
            <text:p>#DIV/0!</text:p>
          </table:table-cell>
          <table:table-cell table:style-name="ce2"/>
          <table:table-cell office:value-type="float" office:value="0" table:formula="of:=SUM([.B10]-[.B11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3</text:p>
          </table:table-cell>
          <table:table-cell office:value-type="float" office:value="0" table:formula="of:=[.AK7]" table:style-name="ce122">
            <text:p>#DIV/0!</text:p>
          </table:table-cell>
          <table:table-cell table:style-name="ce2"/>
          <table:table-cell office:value-type="float" office:value="0" table:formula="of:=SUM([.B11]-[.B12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4</text:p>
          </table:table-cell>
          <table:table-cell office:value-type="float" office:value="0" table:formula="of:=[.AW7]" table:style-name="ce122">
            <text:p>#DIV/0!</text:p>
          </table:table-cell>
          <table:table-cell table:style-name="ce2"/>
          <table:table-cell office:value-type="float" office:value="0" table:formula="of:=SUM([.B12]-[.B13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5</text:p>
          </table:table-cell>
          <table:table-cell office:value-type="float" office:value="0" table:formula="of:=[.BI7]" table:style-name="ce122">
            <text:p>#DIV/0!</text:p>
          </table:table-cell>
          <table:table-cell table:style-name="ce2"/>
          <table:table-cell office:value-type="float" office:value="0" table:formula="of:=SUM([.B13]-[.B14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6</text:p>
          </table:table-cell>
          <table:table-cell office:value-type="float" office:value="0" table:formula="of:=[.BU7]" table:style-name="ce122">
            <text:p>#DIV/0!</text:p>
          </table:table-cell>
          <table:table-cell table:style-name="ce2"/>
          <table:table-cell office:value-type="float" office:value="0" table:formula="of:=SUM([.B14]-[.B15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7</text:p>
          </table:table-cell>
          <table:table-cell office:value-type="float" office:value="0" table:formula="of:=[.CG7]" table:style-name="ce122">
            <text:p>#DIV/0!</text:p>
          </table:table-cell>
          <table:table-cell table:style-name="ce2"/>
          <table:table-cell office:value-type="float" office:value="0" table:formula="of:=SUM([.B15]-[.B16])" table:style-name="ce84">
            <text:p>#DIV/0!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75">
            <text:p>Year 8</text:p>
          </table:table-cell>
          <table:table-cell office:value-type="float" office:value="0" table:formula="of:=[.CS7]" table:style-name="ce122">
            <text:p>#DIV/0!</text:p>
          </table:table-cell>
          <table:table-cell table:style-name="ce2"/>
          <table:table-cell office:value-type="float" office:value="0" table:formula="of:=SUM([.B16]-[.B17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9</text:p>
          </table:table-cell>
          <table:table-cell office:value-type="float" office:value="0" table:formula="of:=[.DE7]" table:style-name="ce122">
            <text:p>#DIV/0!</text:p>
          </table:table-cell>
          <table:table-cell table:style-name="ce2"/>
          <table:table-cell office:value-type="float" office:value="0" table:formula="of:=SUM([.B17]-[.B18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0</text:p>
          </table:table-cell>
          <table:table-cell office:value-type="float" office:value="0" table:formula="of:=[.DQ7]" table:style-name="ce122">
            <text:p>#DIV/0!</text:p>
          </table:table-cell>
          <table:table-cell table:style-name="ce2"/>
          <table:table-cell office:value-type="float" office:value="0" table:formula="of:=SUM([.B18]-[.B19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1</text:p>
          </table:table-cell>
          <table:table-cell office:value-type="float" office:value="0" table:formula="of:=[.EC7]" table:style-name="ce122">
            <text:p>#DIV/0!</text:p>
          </table:table-cell>
          <table:table-cell table:style-name="ce2"/>
          <table:table-cell office:value-type="float" office:value="0" table:formula="of:=SUM([.B19]-[.B20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2</text:p>
          </table:table-cell>
          <table:table-cell office:value-type="float" office:value="0" table:formula="of:=[.EO7]" table:style-name="ce122">
            <text:p>#DIV/0!</text:p>
          </table:table-cell>
          <table:table-cell table:style-name="ce2"/>
          <table:table-cell office:value-type="float" office:value="0" table:formula="of:=SUM([.B20]-[.B21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3</text:p>
          </table:table-cell>
          <table:table-cell office:value-type="float" office:value="0" table:formula="of:=[.FA7]" table:style-name="ce122">
            <text:p>#DIV/0!</text:p>
          </table:table-cell>
          <table:table-cell table:style-name="ce2"/>
          <table:table-cell office:value-type="float" office:value="0" table:formula="of:=SUM([.B21]-[.B22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4</text:p>
          </table:table-cell>
          <table:table-cell office:value-type="float" office:value="0" table:formula="of:=[.FM7]" table:style-name="ce122">
            <text:p>#DIV/0!</text:p>
          </table:table-cell>
          <table:table-cell table:style-name="ce2"/>
          <table:table-cell office:value-type="float" office:value="0" table:formula="of:=SUM([.B22]-[.B23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5</text:p>
          </table:table-cell>
          <table:table-cell office:value-type="float" office:value="0" table:formula="of:=[.FY7]" table:style-name="ce122">
            <text:p>#DIV/0!</text:p>
          </table:table-cell>
          <table:table-cell table:style-name="ce2"/>
          <table:table-cell office:value-type="float" office:value="0" table:formula="of:=SUM([.B23]-[.B24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6</text:p>
          </table:table-cell>
          <table:table-cell office:value-type="float" office:value="0" table:formula="of:=[.GK7]" table:style-name="ce122">
            <text:p>#DIV/0!</text:p>
          </table:table-cell>
          <table:table-cell table:style-name="ce2"/>
          <table:table-cell office:value-type="float" office:value="0" table:formula="of:=SUM([.B24]-[.B25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7</text:p>
          </table:table-cell>
          <table:table-cell office:value-type="float" office:value="0" table:formula="of:=[.GW7]" table:style-name="ce122">
            <text:p>#DIV/0!</text:p>
          </table:table-cell>
          <table:table-cell table:style-name="ce2"/>
          <table:table-cell office:value-type="float" office:value="0" table:formula="of:=SUM([.B25]-[.B26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8</text:p>
          </table:table-cell>
          <table:table-cell office:value-type="float" office:value="0" table:formula="of:=[.HI7]" table:style-name="ce122">
            <text:p>#DIV/0!</text:p>
          </table:table-cell>
          <table:table-cell table:style-name="ce2"/>
          <table:table-cell office:value-type="float" office:value="0" table:formula="of:=SUM([.B26]-[.B27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19</text:p>
          </table:table-cell>
          <table:table-cell office:value-type="float" office:value="0" table:formula="of:=[.HU7]" table:style-name="ce122">
            <text:p>#DIV/0!</text:p>
          </table:table-cell>
          <table:table-cell table:style-name="ce2"/>
          <table:table-cell office:value-type="float" office:value="0" table:formula="of:=SUM([.B27]-[.B28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0</text:p>
          </table:table-cell>
          <table:table-cell office:value-type="float" office:value="0" table:formula="of:=[.IG7]" table:style-name="ce122">
            <text:p>#DIV/0!</text:p>
          </table:table-cell>
          <table:table-cell table:style-name="ce2"/>
          <table:table-cell office:value-type="float" office:value="0" table:formula="of:=SUM([.B28]-[.B29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1</text:p>
          </table:table-cell>
          <table:table-cell office:value-type="float" office:value="0" table:formula="of:=[.IS7]" table:style-name="ce122">
            <text:p>#DIV/0!</text:p>
          </table:table-cell>
          <table:table-cell table:style-name="ce2"/>
          <table:table-cell office:value-type="float" office:value="0" table:formula="of:=SUM([.B29]-[.B30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2</text:p>
          </table:table-cell>
          <table:table-cell office:value-type="float" office:value="0" table:formula="of:=[.JE7]" table:style-name="ce122">
            <text:p>#DIV/0!</text:p>
          </table:table-cell>
          <table:table-cell table:style-name="ce2"/>
          <table:table-cell office:value-type="float" office:value="0" table:formula="of:=SUM([.B30]-[.B31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3</text:p>
          </table:table-cell>
          <table:table-cell office:value-type="float" office:value="0" table:formula="of:=[.JQ7]" table:style-name="ce122">
            <text:p>#DIV/0!</text:p>
          </table:table-cell>
          <table:table-cell table:style-name="ce2"/>
          <table:table-cell office:value-type="float" office:value="0" table:formula="of:=SUM([.B31]-[.B32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4</text:p>
          </table:table-cell>
          <table:table-cell office:value-type="float" office:value="0" table:formula="of:=[.KC7]" table:style-name="ce122">
            <text:p>#DIV/0!</text:p>
          </table:table-cell>
          <table:table-cell table:style-name="ce2"/>
          <table:table-cell office:value-type="float" office:value="0" table:formula="of:=SUM([.B32]-[.B33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5</text:p>
          </table:table-cell>
          <table:table-cell office:value-type="float" office:value="0" table:formula="of:=[.KP7]" table:style-name="ce122">
            <text:p>#DIV/0!</text:p>
          </table:table-cell>
          <table:table-cell table:style-name="ce2"/>
          <table:table-cell office:value-type="float" office:value="0" table:formula="of:=SUM([.B33]-[.B34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6</text:p>
          </table:table-cell>
          <table:table-cell office:value-type="float" office:value="0" table:formula="of:=[.LA7]" table:style-name="ce122">
            <text:p>#DIV/0!</text:p>
          </table:table-cell>
          <table:table-cell table:style-name="ce2"/>
          <table:table-cell office:value-type="float" office:value="0" table:formula="of:=SUM([.B34]-[.B35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7</text:p>
          </table:table-cell>
          <table:table-cell office:value-type="float" office:value="0" table:formula="of:=[.LM7]" table:style-name="ce122">
            <text:p>#DIV/0!</text:p>
          </table:table-cell>
          <table:table-cell table:style-name="ce2"/>
          <table:table-cell office:value-type="float" office:value="0" table:formula="of:=SUM([.B35]-[.B36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8</text:p>
          </table:table-cell>
          <table:table-cell office:value-type="float" office:value="0" table:formula="of:=[.LY7]" table:style-name="ce122">
            <text:p>#DIV/0!</text:p>
          </table:table-cell>
          <table:table-cell table:style-name="ce2"/>
          <table:table-cell office:value-type="float" office:value="0" table:formula="of:=SUM([.B36]-[.B37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29</text:p>
          </table:table-cell>
          <table:table-cell office:value-type="float" office:value="0" table:formula="of:=[.MK7]" table:style-name="ce122">
            <text:p>#DIV/0!</text:p>
          </table:table-cell>
          <table:table-cell table:style-name="ce2"/>
          <table:table-cell office:value-type="float" office:value="0" table:formula="of:=SUM([.B37]-[.B38])" table:style-name="ce84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75">
            <text:p>Year 30</text:p>
          </table:table-cell>
          <table:table-cell office:value-type="float" office:value="0" table:formula="of:=[.MW7]" table:style-name="ce122">
            <text:p>#DIV/0!</text:p>
          </table:table-cell>
          <table:table-cell table:style-name="ce2"/>
          <table:table-cell office:value-type="float" office:value="0" table:formula="of:=SUM([.B38]-[.B39])" table:style-name="ce84">
            <text:p>#DIV/0!</text:p>
          </table:table-cell>
          <table:table-cell table:number-columns-repeated="16380"/>
        </table:table-row>
        <table:table-row table:number-rows-repeated="1048537" table:style-name="ro3">
          <table:table-cell table:number-columns-repeated="16384"/>
        </table:table-row>
      </table:table>
      <table:table table:name="Display" table:style-name="ta1">
        <table:table-column table:style-name="co8" table:number-columns-repeated="3" table:default-cell-style-name="ce2"/>
        <table:table-column table:style-name="co13" table:default-cell-style-name="ce2"/>
        <table:table-column table:style-name="co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4" table:default-cell-style-name="ce2"/>
        <table:table-column table:style-name="co17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122"/>
        <table:table-column table:style-name="co4" table:default-cell-style-name="ce2"/>
        <table:table-column table:style-name="co8" table:default-cell-style-name="ce2"/>
        <table:table-column table:style-name="co20" table:default-cell-style-name="ce2"/>
        <table:table-column table:style-name="co11" table:default-cell-style-name="ce2"/>
        <table:table-column table:style-name="co8" table:number-columns-repeated="1005" table:default-cell-style-name="ce2"/>
        <table:table-column table:style-name="co9" table:number-columns-repeated="15360" table:default-cell-style-name="ce1"/>
        <table:table-row table:style-name="ro4">
          <table:table-cell/>
          <table:table-cell table:number-columns-repeated="13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103">
            <text:p>Total Operating Expenses:</text:p>
          </table:table-cell>
          <table:covered-table-cell table:number-columns-repeated="2"/>
          <table:table-cell office:value-type="float" office:value="0" table:formula="of:=SUM([.Y2:.Y10])" table:style-name="ce126">
            <text:p>$0.00<text:s/></text:p>
          </table:table-cell>
          <table:table-cell table:style-name="ce2"/>
          <table:table-cell office:value-type="string" table:number-columns-spanned="4" table:number-rows-spanned="1" table:style-name="ce153">
            <text:p>Financial Info</text:p>
          </table:table-cell>
          <table:covered-table-cell table:number-columns-repeated="3"/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Property Taxes</text:p>
          </table:table-cell>
          <table:table-cell office:value-type="float" office:value="0" table:formula="of:=SUM([Analysis.E24]/12)" table:style-name="ce128">
            <text:p>$0.0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3" table:number-rows-spanned="1" table:style-name="ce105">
            <text:p>Mortgage Expenses:</text:p>
          </table:table-cell>
          <table:covered-table-cell table:number-columns-repeated="2"/>
          <table:table-cell office:value-type="float" office:value="0" table:formula="of:=[.Y11]" table:style-name="ce129">
            <text:p>#DIV/0!</text:p>
          </table:table-cell>
          <table:table-cell table:style-name="ce2"/>
          <table:table-cell office:value-type="string" table:number-columns-spanned="3" table:number-rows-spanned="1" table:style-name="ce100">
            <text:p>Income-Expense Ratio (2% Rule)</text:p>
          </table:table-cell>
          <table:covered-table-cell table:number-columns-repeated="2"/>
          <table:table-cell office:value-type="percentage" office:value="0" table:formula="of:=SUM([Analysis.L4]/[Analysis.D3])" table:style-name="ce130">
            <text:p>#DIV/0!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Insurance</text:p>
          </table:table-cell>
          <table:table-cell office:value-type="float" office:value="0" table:formula="of:=SUM([Analysis.E25]/12)" table:style-name="ce131">
            <text:p>$0<text:s/></text:p>
          </table:table-cell>
          <table:table-cell table:number-columns-repeated="16359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00">
            <text:p>Total Initial Equity</text:p>
          </table:table-cell>
          <table:covered-table-cell table:number-columns-repeated="2"/>
          <table:table-cell office:value-type="float" office:value="0" table:formula="of:=SUM([Display.E12]-[Display.E8])" table:style-name="ce132">
            <text:p>$0.00<text:s/>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Property Mgmt</text:p>
          </table:table-cell>
          <table:table-cell office:value-type="float" office:value="0" table:formula="of:=SUM([Analysis.E17]*[Analysis.E26])" table:style-name="ce128">
            <text:p>$0.0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3" table:number-rows-spanned="1" table:style-name="ce108">
            <text:p>Total Monthly Income:</text:p>
          </table:table-cell>
          <table:covered-table-cell table:number-columns-repeated="2"/>
          <table:table-cell office:value-type="float" office:value="1500" table:formula="of:=[Analysis.L6]" table:style-name="ce133">
            <text:p>$1,500.00<text:s/></text:p>
          </table:table-cell>
          <table:table-cell table:style-name="ce2"/>
          <table:table-cell office:value-type="string" table:number-columns-spanned="3" table:number-rows-spanned="1" table:style-name="ce100">
            <text:p>Gross Rent Multiplier (GRM)</text:p>
          </table:table-cell>
          <table:covered-table-cell table:number-columns-repeated="2"/>
          <table:table-cell office:value-type="float" office:value="0" table:formula="of:=[Analysis.P5]" table:style-name="ce134">
            <text:p>0.00<text:s/>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Maintenance &amp; Repairs</text:p>
          </table:table-cell>
          <table:table-cell office:value-type="float" office:value="0" table:formula="of:=SUM([Analysis.E27]/12)" table:style-name="ce128">
            <text:p>$0.00<text:s/></text:p>
          </table:table-cell>
          <table:table-cell table:number-columns-repeated="16359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07">
            <text:p>Debt Service Coverage Ratio (DSCR)</text:p>
          </table:table-cell>
          <table:covered-table-cell table:number-columns-repeated="2"/>
          <table:table-cell office:value-type="float" office:value="0" table:formula="of:=[Analysis.P8]" table:style-name="ce135">
            <text:p>#DIV/0!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Advertising</text:p>
          </table:table-cell>
          <table:table-cell office:value-type="float" office:value="0" table:formula="of:=SUM([Analysis.E28]/12)" table:style-name="ce131">
            <text:p>$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4" table:number-rows-spanned="1" table:style-name="ce154">
            <text:p>Breakdown</text:p>
          </table:table-cell>
          <table:covered-table-cell table:number-columns-repeated="3"/>
          <table:table-cell table:number-columns-repeated="9" table:style-name="ce2"/>
          <table:table-cell table:style-name="ce122"/>
          <table:table-cell table:number-columns-repeated="8" table:style-name="ce2"/>
          <table:table-cell office:value-type="string" table:style-name="ce127">
            <text:p>Utilities</text:p>
          </table:table-cell>
          <table:table-cell office:value-type="float" office:value="0" table:formula="of:=SUM([Analysis.E29]/12)" table:style-name="ce131">
            <text:p>$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5">
            <text:p>Purchase Price</text:p>
          </table:table-cell>
          <table:table-cell table:style-name="ce3"/>
          <table:table-cell table:style-name="ce136"/>
          <table:table-cell office:value-type="float" office:value="0" table:formula="of:=[Analysis.D3]" table:style-name="ce137">
            <text:p>$0.00<text:s/></text:p>
          </table:table-cell>
          <table:table-cell table:style-name="ce2"/>
          <table:table-cell office:value-type="string" table:number-columns-spanned="4" table:number-rows-spanned="1" table:style-name="ce155">
            <text:p>50% Rule</text:p>
          </table:table-cell>
          <table:covered-table-cell table:number-columns-repeated="3"/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Other 1</text:p>
          </table:table-cell>
          <table:table-cell office:value-type="float" office:value="0" table:formula="of:=SUM([Analysis.E30]/12)" table:style-name="ce131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5">
            <text:p>Purchase Closing Costs</text:p>
          </table:table-cell>
          <table:table-cell table:style-name="ce3"/>
          <table:table-cell table:style-name="ce136"/>
          <table:table-cell office:value-type="float" office:value="0" table:formula="of:=[Analysis.D7]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56">
            <text:p>Total Monthly Income:</text:p>
          </table:table-cell>
          <table:covered-table-cell table:number-columns-repeated="2"/>
          <table:table-cell office:value-type="float" office:value="1500" table:formula="of:=[Analysis.L6]" table:style-name="ce137">
            <text:p>$1,500.00<text:s/>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Other 2</text:p>
          </table:table-cell>
          <table:table-cell office:value-type="float" office:value="0" table:formula="of:=[Analysis.E31]" table:style-name="ce131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5">
            <text:p>Estimated Repairs</text:p>
          </table:table-cell>
          <table:table-cell table:style-name="ce3"/>
          <table:table-cell table:style-name="ce136"/>
          <table:table-cell office:value-type="float" office:value="0" table:formula="of:=[Analysis.D6]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00">
            <text:p>x50% for Expenses:</text:p>
          </table:table-cell>
          <table:covered-table-cell table:number-columns-repeated="2"/>
          <table:table-cell office:value-type="float" office:value="750" table:formula="of:=SUM([.J9]*0.5)" table:style-name="ce137">
            <text:p>$750.00<text:s/>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Other 3</text:p>
          </table:table-cell>
          <table:table-cell office:value-type="float" office:value="0" table:formula="of:=[Analysis.E32]" table:style-name="ce131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21">
            <text:p>Total Projected Cost</text:p>
          </table:table-cell>
          <table:table-cell table:style-name="ce61"/>
          <table:table-cell table:style-name="ce136"/>
          <table:table-cell office:value-type="float" office:value="0" table:formula="of:=SUM([.E8:.E10])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00">
            <text:p>Monthly Payment/Interest Payment</text:p>
          </table:table-cell>
          <table:covered-table-cell table:number-columns-repeated="2"/>
          <table:table-cell office:value-type="float" office:value="0" table:formula="of:=[Analysis.H8]" table:style-name="ce137">
            <text:p>#DIV/0!</text:p>
          </table:table-cell>
          <table:table-cell table:number-columns-repeated="4" table:style-name="ce2"/>
          <table:table-cell table:style-name="ce122"/>
          <table:table-cell table:number-columns-repeated="8" table:style-name="ce2"/>
          <table:table-cell office:value-type="string" table:style-name="ce127">
            <text:p>P&amp;I</text:p>
          </table:table-cell>
          <table:table-cell office:value-type="float" office:value="0" table:formula="of:=[Analysis.H8]" table:style-name="ce138">
            <text:p>#DIV/0!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9">
            <text:p>After Repair Value</text:p>
          </table:table-cell>
          <table:table-cell table:style-name="ce139"/>
          <table:table-cell table:style-name="ce140"/>
          <table:table-cell office:value-type="float" office:value="0" table:formula="of:=[Analysis.V3]" table:style-name="ce141">
            <text:p>$0.00<text:s/></text:p>
          </table:table-cell>
          <table:table-cell table:style-name="ce2"/>
          <table:table-cell table:number-columns-spanned="3" table:number-rows-spanned="1" table:style-name="ce157"/>
          <table:covered-table-cell table:number-columns-repeated="2"/>
          <table:table-cell table:style-name="ce142"/>
          <table:table-cell table:number-columns-repeated="4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58">
            <text:p>Total Monthly Cashflow Using 50% Rule</text:p>
          </table:table-cell>
          <table:covered-table-cell table:number-columns-repeated="2"/>
          <table:table-cell office:value-type="float" office:value="0" table:formula="of:=SUM([.J9]-([.J10]+[.J11]))" table:style-name="ce143">
            <text:p>#DIV/0!</text:p>
          </table:table-cell>
          <table:table-cell table:number-columns-repeated="4" table:style-name="ce2"/>
          <table:table-cell table:style-name="ce122"/>
          <table:table-cell table:number-columns-repeated="2" table:style-name="ce2"/>
          <table:table-cell table:style-name="ce144"/>
          <table:table-cell table:style-name="ce145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4" table:number-rows-spanned="1" table:style-name="ce159">
            <text:p>Mortgage Breakdown</text:p>
          </table:table-cell>
          <table:covered-table-cell table:number-columns-repeated="3"/>
          <table:table-cell table:number-columns-repeated="9" table:style-name="ce2"/>
          <table:table-cell table:style-name="ce122"/>
          <table:table-cell table:number-columns-repeated="2" table:style-name="ce2"/>
          <table:table-cell table:style-name="ce144"/>
          <table:table-cell table:style-name="ce145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21">
            <text:p><text:s text:c="4"/>Down Payment</text:p>
          </table:table-cell>
          <table:table-cell table:style-name="ce61"/>
          <table:table-cell table:style-name="ce136"/>
          <table:table-cell office:value-type="float" office:value="0" table:formula="of:=[Analysis.H5]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60">
            <text:p>Actual Monthly Cashflow:</text:p>
          </table:table-cell>
          <table:covered-table-cell table:number-columns-repeated="2"/>
          <table:table-cell office:value-type="float" office:value="0" table:formula="of:=[Analysis.E41]" table:style-name="ce146">
            <text:p>#DIV/0!</text:p>
          </table:table-cell>
          <table:table-cell table:number-columns-repeated="4" table:style-name="ce2"/>
          <table:table-cell table:style-name="ce122"/>
          <table:table-cell table:number-columns-repeated="2" table:style-name="ce2"/>
          <table:table-cell table:style-name="ce144"/>
          <table:table-cell table:style-name="ce145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21">
            <text:p><text:s text:c="4"/>Loan Amount</text:p>
          </table:table-cell>
          <table:table-cell table:style-name="ce61"/>
          <table:table-cell table:style-name="ce136"/>
          <table:table-cell office:value-type="float" office:value="0" table:formula="of:=[Analysis.H4]" table:style-name="ce137">
            <text:p>$0.00<text:s/></text:p>
          </table:table-cell>
          <table:table-cell table:number-columns-repeated="9" table:style-name="ce2"/>
          <table:table-cell table:style-name="ce122"/>
          <table:table-cell table:number-columns-repeated="2" table:style-name="ce2"/>
          <table:table-cell table:style-name="ce144"/>
          <table:table-cell table:style-name="ce145"/>
          <table:table-cell table:number-columns-repeated="1005" table:style-name="ce2"/>
          <table:table-cell table:number-columns-repeated="15360"/>
        </table:table-row>
        <table:table-row table:style-name="ro2">
          <table:table-cell/>
          <table:table-cell office:value-type="string" table:style-name="ce21">
            <text:p><text:s text:c="4"/>Loan Points</text:p>
          </table:table-cell>
          <table:table-cell table:style-name="ce61"/>
          <table:table-cell table:style-name="ce136"/>
          <table:table-cell office:value-type="float" office:value="0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56">
            <text:p>Monthly Income</text:p>
          </table:table-cell>
          <table:covered-table-cell table:number-columns-repeated="2"/>
          <table:table-cell office:value-type="float" office:value="1500" table:formula="of:=[Analysis.E21]" table:style-name="ce147">
            <text:p>$1,500<text:s/></text:p>
          </table:table-cell>
          <table:table-cell table:number-columns-repeated="4" table:style-name="ce2"/>
          <table:table-cell table:style-name="ce122"/>
          <table:table-cell table:number-columns-repeated="2" table:style-name="ce2"/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1">
            <text:p><text:s text:c="4"/>Loan Fees</text:p>
          </table:table-cell>
          <table:table-cell table:style-name="ce61"/>
          <table:table-cell table:style-name="ce136"/>
          <table:table-cell office:value-type="float" office:value="0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00">
            <text:p>Monthly Expenses</text:p>
          </table:table-cell>
          <table:covered-table-cell table:number-columns-repeated="2"/>
          <table:table-cell office:value-type="float" office:value="192.95138888888889" table:formula="of:=[Analysis.E34]" table:style-name="ce148">
            <text:p>$193<text:s/></text:p>
          </table:table-cell>
          <table:table-cell table:number-columns-repeated="4" table:style-name="ce2"/>
          <table:table-cell table:style-name="ce122"/>
          <table:table-cell table:number-columns-repeated="2" table:style-name="ce2"/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1">
            <text:p><text:s text:c="4"/>Amortized Over</text:p>
          </table:table-cell>
          <table:table-cell table:style-name="ce61"/>
          <table:table-cell table:style-name="ce136"/>
          <table:table-cell office:value-type="float" office:value="0" table:formula="of:=[Analysis.H7]" table:style-name="ce137">
            <text:p>$0.00<text:s/></text:p>
          </table:table-cell>
          <table:table-cell table:style-name="ce2"/>
          <table:table-cell office:value-type="string" table:number-columns-spanned="3" table:number-rows-spanned="1" table:style-name="ce100">
            <text:p>Monthly Cashflow</text:p>
          </table:table-cell>
          <table:covered-table-cell table:number-columns-repeated="2"/>
          <table:table-cell office:value-type="float" office:value="0" table:formula="of:=[Analysis.E41]" table:style-name="ce148">
            <text:p>#DIV/0!</text:p>
          </table:table-cell>
          <table:table-cell table:number-columns-repeated="4" table:style-name="ce2"/>
          <table:table-cell table:style-name="ce122"/>
          <table:table-cell table:number-columns-repeated="2" table:style-name="ce2"/>
          <table:table-cell table:style-name="ce3"/>
          <table:table-cell table:number-columns-repeated="16366"/>
        </table:table-row>
        <table:table-row table:style-name="ro2">
          <table:table-cell/>
          <table:table-cell office:value-type="string" table:style-name="ce21">
            <text:p><text:s text:c="4"/>Loan Interest Rate</text:p>
          </table:table-cell>
          <table:table-cell table:style-name="ce61"/>
          <table:table-cell table:style-name="ce136"/>
          <table:table-cell office:value-type="percentage" office:value="0" table:formula="of:=[Analysis.H6]" table:style-name="ce149">
            <text:p>0.00%</text:p>
          </table:table-cell>
          <table:table-cell table:style-name="ce2"/>
          <table:table-cell office:value-type="string" table:number-columns-spanned="3" table:number-rows-spanned="1" table:style-name="ce100">
            <text:p>NOI</text:p>
          </table:table-cell>
          <table:covered-table-cell table:number-columns-repeated="2"/>
          <table:table-cell office:value-type="float" office:value="15684.583333333334" table:formula="of:=[Analysis.F36]" table:style-name="ce148">
            <text:p>$15,685<text:s/></text:p>
          </table:table-cell>
          <table:table-cell table:number-columns-repeated="4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1">
            <text:p><text:s text:c="4"/>Monthly P&amp;I</text:p>
          </table:table-cell>
          <table:covered-table-cell/>
          <table:table-cell table:style-name="ce150"/>
          <table:table-cell office:value-type="float" office:value="0" table:formula="of:=[Analysis.H8]" table:style-name="ce151">
            <text:p>#DIV/0!</text:p>
          </table:table-cell>
          <table:table-cell table:style-name="ce2"/>
          <table:table-cell office:value-type="string" table:number-columns-spanned="3" table:number-rows-spanned="1" table:style-name="ce100">
            <text:p>Cash on Cash ROI</text:p>
          </table:table-cell>
          <table:covered-table-cell table:number-columns-repeated="2"/>
          <table:table-cell office:value-type="percentage" office:value="0" table:formula="of:=[Analysis.F42]" table:style-name="ce149">
            <text:p>#DIV/0!</text:p>
          </table:table-cell>
          <table:table-cell table:number-columns-repeated="4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158">
            <text:p>Total Cash Needed</text:p>
          </table:table-cell>
          <table:covered-table-cell/>
          <table:table-cell table:style-name="ce140"/>
          <table:table-cell office:value-type="float" office:value="0" table:formula="of:=[Analysis.H9]" table:style-name="ce129">
            <text:p>$0.00<text:s/></text:p>
          </table:table-cell>
          <table:table-cell table:style-name="ce2"/>
          <table:table-cell office:value-type="string" table:number-columns-spanned="3" table:number-rows-spanned="1" table:style-name="ce100">
            <text:p>Pro Forma Cap Rate</text:p>
          </table:table-cell>
          <table:covered-table-cell table:number-columns-repeated="2"/>
          <table:table-cell office:value-type="percentage" office:value="0" table:formula="of:=SUM([Analysis.F36]/[Display.E12])" table:style-name="ce149">
            <text:p>#DIV/0!</text:p>
          </table:table-cell>
          <table:table-cell table:number-columns-repeated="4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07">
            <text:p>Actual Cap Rate</text:p>
          </table:table-cell>
          <table:covered-table-cell table:number-columns-repeated="2"/>
          <table:table-cell office:value-type="percentage" office:value="0" table:formula="of:=[Analysis.P4]" table:style-name="ce152">
            <text:p>#DIV/0!</text:p>
          </table:table-cell>
          <table:table-cell table:number-columns-repeated="4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3" table:style-name="ce2"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62"/>
          <table:covered-table-cell/>
          <table:table-cell table:style-name="ce122"/>
          <table:table-cell table:number-columns-repeated="1009" table:style-name="ce2"/>
          <table:table-cell table:number-columns-repeated="15360"/>
        </table:table-row>
        <table:table-row table:style-name="ro2">
          <table:table-cell table:number-columns-repeated="12"/>
          <table:table-cell table:number-columns-spanned="2" table:number-rows-spanned="1" table:style-name="ce162"/>
          <table:covered-table-cell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">
            <draw:frame draw:z-index="3" draw:id="id2" draw:style-name="a2" draw:name="Chart 7" svg:x="0.0504in" svg:y="0.0114in" svg:width="5.7445in" svg:height="3.265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2">
            <draw:frame draw:z-index="2" draw:id="id1" draw:style-name="a1" draw:name="Chart 5" svg:x="1.0606in" svg:y="0.0535in" svg:width="3.8197in" svg:height="3.223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style-name="ro3">
          <table:table-cell table:style-name="ce2">
            <draw:frame draw:z-index="4" draw:id="id3" draw:style-name="a3" draw:name="Chart 8" svg:x="0.0713in" svg:y="0.1354in" svg:width="5.7134in" svg:height="3.119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2">
            <draw:frame draw:z-index="1" draw:id="id0" draw:style-name="a0" draw:name="Chart 2" svg:x="1.0606in" svg:y="0.1354in" svg:width="3.8197in" svg:height="3.067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24" table:style-name="ro3">
          <table:table-cell table:number-columns-repeated="16384"/>
        </table:table-row>
      </table:table>
      <table:table table:name="CapEx" table:style-name="ta2">
        <table:table-column table:style-name="co21" table:default-cell-style-name="ce2"/>
        <table:table-column table:style-name="co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8" table:number-columns-repeated="1019" table:default-cell-style-name="ce2"/>
        <table:table-column table:style-name="co9" table:number-columns-repeated="15360" table:default-cell-style-name="ce1"/>
        <table:table-row table:style-name="ro2">
          <table:table-cell office:value-type="string" table:style-name="ce163">
            <text:p>Item</text:p>
          </table:table-cell>
          <table:table-cell office:value-type="string" table:style-name="ce164">
            <text:p>Replacement Cost</text:p>
          </table:table-cell>
          <table:table-cell office:value-type="string" table:style-name="ce165">
            <text:p>Useful Life</text:p>
          </table:table-cell>
          <table:table-cell office:value-type="string" table:style-name="ce164">
            <text:p>Yearly Accrual</text:p>
          </table:table-cell>
          <table:table-cell office:value-type="string" table:style-name="ce166">
            <text:p>Monthly Accrual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Roof</text:p>
          </table:table-cell>
          <table:table-cell office:value-type="float" office:value="7000" table:style-name="ce168">
            <text:p><text:s/>$7,000.00<text:s/></text:p>
          </table:table-cell>
          <table:table-cell office:value-type="float" office:value="20" table:style-name="ce169">
            <text:p>20</text:p>
          </table:table-cell>
          <table:table-cell office:value-type="float" office:value="350" table:formula="of:=SUM([.B2]/[.C2])" table:style-name="ce170">
            <text:p><text:s/>$350.00<text:s/></text:p>
          </table:table-cell>
          <table:table-cell office:value-type="float" office:value="29.166666666666668" table:formula="of:=SUM([.D2]/12)" table:style-name="ce171">
            <text:p><text:s/>$29.17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HVAC</text:p>
          </table:table-cell>
          <table:table-cell office:value-type="float" office:value="5000" table:style-name="ce168">
            <text:p><text:s/>$5,000.00<text:s/></text:p>
          </table:table-cell>
          <table:table-cell office:value-type="float" office:value="10" table:style-name="ce169">
            <text:p>10</text:p>
          </table:table-cell>
          <table:table-cell office:value-type="float" office:value="500" table:formula="of:=SUM([.B3]/[.C3])" table:style-name="ce170">
            <text:p><text:s/>$500.00<text:s/></text:p>
          </table:table-cell>
          <table:table-cell office:value-type="float" office:value="41.666666666666664" table:formula="of:=SUM([.D3]/12)" table:style-name="ce171">
            <text:p><text:s/>$41.67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Flooring (Carpet &amp; Vinyl/Tile)</text:p>
          </table:table-cell>
          <table:table-cell office:value-type="float" office:value="750" table:style-name="ce168">
            <text:p><text:s/>$750.00<text:s/></text:p>
          </table:table-cell>
          <table:table-cell office:value-type="float" office:value="6" table:style-name="ce169">
            <text:p>6</text:p>
          </table:table-cell>
          <table:table-cell office:value-type="float" office:value="125" table:formula="of:=SUM([.B4]/[.C4])" table:style-name="ce170">
            <text:p><text:s/>$125.00<text:s/></text:p>
          </table:table-cell>
          <table:table-cell office:value-type="float" office:value="10.416666666666666" table:formula="of:=SUM([.D4]/12)" table:style-name="ce171">
            <text:p><text:s/>$10.42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Plumbing (copper)</text:p>
          </table:table-cell>
          <table:table-cell office:value-type="float" office:value="750" table:style-name="ce168">
            <text:p><text:s/>$750.00<text:s/></text:p>
          </table:table-cell>
          <table:table-cell office:value-type="float" office:value="20" table:style-name="ce169">
            <text:p>20</text:p>
          </table:table-cell>
          <table:table-cell office:value-type="float" office:value="37.5" table:formula="of:=SUM([.B5]/[.C5])" table:style-name="ce170">
            <text:p><text:s/>$37.50<text:s/></text:p>
          </table:table-cell>
          <table:table-cell office:value-type="float" office:value="3.125" table:formula="of:=SUM([.D5]/12)" table:style-name="ce171">
            <text:p><text:s/>$3.13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Fixtures (plumbing/electric)</text:p>
          </table:table-cell>
          <table:table-cell office:value-type="float" office:value="500" table:style-name="ce168">
            <text:p><text:s/>$500.00<text:s/></text:p>
          </table:table-cell>
          <table:table-cell office:value-type="float" office:value="10" table:style-name="ce169">
            <text:p>10</text:p>
          </table:table-cell>
          <table:table-cell office:value-type="float" office:value="50" table:formula="of:=SUM([.B6]/[.C6])" table:style-name="ce170">
            <text:p><text:s/>$50.00<text:s/></text:p>
          </table:table-cell>
          <table:table-cell office:value-type="float" office:value="4.166666666666667" table:formula="of:=SUM([.D6]/12)" table:style-name="ce171">
            <text:p><text:s/>$4.17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Water Heater</text:p>
          </table:table-cell>
          <table:table-cell office:value-type="float" office:value="750" table:style-name="ce168">
            <text:p><text:s/>$750.00<text:s/></text:p>
          </table:table-cell>
          <table:table-cell office:value-type="float" office:value="8" table:style-name="ce169">
            <text:p>8</text:p>
          </table:table-cell>
          <table:table-cell office:value-type="float" office:value="93.75" table:formula="of:=SUM([.B7]/[.C7])" table:style-name="ce170">
            <text:p><text:s/>$93.75<text:s/></text:p>
          </table:table-cell>
          <table:table-cell office:value-type="float" office:value="7.8125" table:formula="of:=SUM([.D7]/12)" table:style-name="ce171">
            <text:p><text:s/>$7.81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Appliances</text:p>
          </table:table-cell>
          <table:table-cell office:value-type="float" office:value="500" table:style-name="ce168">
            <text:p><text:s/>$500.00<text:s/></text:p>
          </table:table-cell>
          <table:table-cell office:value-type="float" office:value="8" table:style-name="ce169">
            <text:p>8</text:p>
          </table:table-cell>
          <table:table-cell office:value-type="float" office:value="62.5" table:formula="of:=SUM([.B8]/[.C8])" table:style-name="ce170">
            <text:p><text:s/>$62.50<text:s/></text:p>
          </table:table-cell>
          <table:table-cell office:value-type="float" office:value="5.208333333333333" table:formula="of:=SUM([.D8]/12)" table:style-name="ce171">
            <text:p><text:s/>$5.21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Components (garage door/breakers, etc.)</text:p>
          </table:table-cell>
          <table:table-cell office:value-type="float" office:value="1200" table:style-name="ce168">
            <text:p><text:s/>$1,200.00<text:s/></text:p>
          </table:table-cell>
          <table:table-cell office:value-type="float" office:value="10" table:style-name="ce169">
            <text:p>10</text:p>
          </table:table-cell>
          <table:table-cell office:value-type="float" office:value="120" table:formula="of:=SUM([.B9]/[.C9])" table:style-name="ce170">
            <text:p><text:s/>$120.00<text:s/></text:p>
          </table:table-cell>
          <table:table-cell office:value-type="float" office:value="10" table:formula="of:=SUM([.D9]/12)" table:style-name="ce171">
            <text:p><text:s/>$10.00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Structure (foundation, framing, drywall)</text:p>
          </table:table-cell>
          <table:table-cell office:value-type="float" office:value="7000" table:style-name="ce168">
            <text:p><text:s/>$7,000.00<text:s/></text:p>
          </table:table-cell>
          <table:table-cell office:value-type="float" office:value="30" table:style-name="ce169">
            <text:p>30</text:p>
          </table:table-cell>
          <table:table-cell office:value-type="float" office:value="233.33333333333334" table:formula="of:=SUM([.B10]/[.C10])" table:style-name="ce170">
            <text:p><text:s/>$233.33<text:s/></text:p>
          </table:table-cell>
          <table:table-cell office:value-type="float" office:value="19.444444444444446" table:formula="of:=SUM([.D10]/12)" table:style-name="ce171">
            <text:p><text:s/>$19.44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Kitchen cabinets/countertop</text:p>
          </table:table-cell>
          <table:table-cell office:value-type="float" office:value="7000" table:style-name="ce168">
            <text:p><text:s/>$7,000.00<text:s/></text:p>
          </table:table-cell>
          <table:table-cell office:value-type="float" office:value="20" table:style-name="ce169">
            <text:p>20</text:p>
          </table:table-cell>
          <table:table-cell office:value-type="float" office:value="350" table:formula="of:=SUM([.B11]/[.C11])" table:style-name="ce170">
            <text:p><text:s/>$350.00<text:s/></text:p>
          </table:table-cell>
          <table:table-cell office:value-type="float" office:value="29.166666666666668" table:formula="of:=SUM([.D11]/12)" table:style-name="ce171">
            <text:p><text:s/>$29.17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Windows</text:p>
          </table:table-cell>
          <table:table-cell office:value-type="float" office:value="5500" table:style-name="ce168">
            <text:p><text:s/>$5,500.00<text:s/></text:p>
          </table:table-cell>
          <table:table-cell office:value-type="float" office:value="30" table:style-name="ce169">
            <text:p>30</text:p>
          </table:table-cell>
          <table:table-cell office:value-type="float" office:value="183.33333333333334" table:formula="of:=SUM([.B12]/[.C12])" table:style-name="ce170">
            <text:p><text:s/>$183.33<text:s/></text:p>
          </table:table-cell>
          <table:table-cell office:value-type="float" office:value="15.277777777777779" table:formula="of:=SUM([.D12]/12)" table:style-name="ce171">
            <text:p><text:s/>$15.28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Paint</text:p>
          </table:table-cell>
          <table:table-cell office:value-type="float" office:value="700" table:style-name="ce168">
            <text:p><text:s/>$700.00<text:s/></text:p>
          </table:table-cell>
          <table:table-cell office:value-type="float" office:value="5" table:style-name="ce169">
            <text:p>5</text:p>
          </table:table-cell>
          <table:table-cell office:value-type="float" office:value="140" table:formula="of:=SUM([.B13]/[.C13])" table:style-name="ce170">
            <text:p><text:s/>$140.00<text:s/></text:p>
          </table:table-cell>
          <table:table-cell office:value-type="float" office:value="11.666666666666666" table:formula="of:=SUM([.D13]/12)" table:style-name="ce171">
            <text:p><text:s/>$11.67<text:s/></text:p>
          </table:table-cell>
          <table:table-cell table:number-columns-repeated="16379"/>
        </table:table-row>
        <table:table-row table:style-name="ro2">
          <table:table-cell office:value-type="string" table:style-name="ce167">
            <text:p>Landscaping</text:p>
          </table:table-cell>
          <table:table-cell office:value-type="float" office:value="350" table:style-name="ce168">
            <text:p><text:s/>$350.00<text:s/></text:p>
          </table:table-cell>
          <table:table-cell office:value-type="float" office:value="5" table:style-name="ce169">
            <text:p>5</text:p>
          </table:table-cell>
          <table:table-cell office:value-type="float" office:value="70" table:formula="of:=SUM([.B14]/[.C14])" table:style-name="ce170">
            <text:p><text:s/>$70.00<text:s/></text:p>
          </table:table-cell>
          <table:table-cell office:value-type="float" office:value="5.833333333333333" table:formula="of:=SUM([.D14]/12)" table:style-name="ce171">
            <text:p><text:s/>$5.83<text:s/></text:p>
          </table:table-cell>
          <table:table-cell table:number-columns-repeated="16379"/>
        </table:table-row>
        <table:table-row table:style-name="ro2">
          <table:table-cell office:value-type="string" table:style-name="ce172">
            <text:p>Total</text:p>
          </table:table-cell>
          <table:table-cell office:value-type="float" office:value="37000" table:formula="of:=SUM([.B2:.B14])" table:style-name="ce173">
            <text:p><text:s/>$37,000.00<text:s/></text:p>
          </table:table-cell>
          <table:table-cell table:style-name="ce174"/>
          <table:table-cell office:value-type="float" office:value="2315.4166666666665" table:formula="of:=SUM([.D2:.D14])" table:style-name="ce173">
            <text:p><text:s/>$2,315.42<text:s/></text:p>
          </table:table-cell>
          <table:table-cell office:value-type="float" office:value="192.95138888888889" table:formula="of:=SUM([.E2:.E14])" table:style-name="ce175">
            <text:p><text:s/>$192.95<text:s/>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number-rows-repeated="13" table:style-name="ro2">
          <table:table-cell/>
          <table:table-cell table:style-name="ce176"/>
          <table:table-cell table:number-columns-repeated="16382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 number:language="en" number:country="US">
      <number:number number:decimal-places="2" number:min-integer-digits="1"/>
      <number:text>%</number:text>
    </number:percentage-style>
    <number:number-style style:name="N38P0" number:language="en" number:country="US">
      <number:number number:decimal-places="2" number:min-integer-digits="1" number:grouping="true"/>
      <number:text> </number:text>
    </number:number-style>
    <number:number-style style:name="N3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38P0"/>
    </number:number-style>
    <number:number-style style:name="N39" number:language="en" number:country="US">
      <number:number number:decimal-places="2" number:min-integer-digits="1"/>
    </number:number-style>
    <number:currency-style style:name="N40">
      <number:currency-symbol>$</number:currency-symbol>
      <number:number number:decimal-places="0" number:min-integer-digits="1" number:grouping="true"/>
    </number:currency-style>
    <number:currency-style style:name="N41P0">
      <number:currency-symbol>$</number:currency-symbol>
      <number:number number:decimal-places="0" number:min-integer-digits="1" number:grouping="true"/>
      <number:text> </number:text>
    </number:currency-style>
    <number:number-style style:name="N41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percentage-style style:name="N42">
      <number:number number:decimal-places="1" number:min-integer-digits="1"/>
      <number:text>%</number:text>
    </number:percentage-style>
    <number:currency-style style:name="N43P0">
      <number:currency-symbol>$</number:currency-symbol>
      <number:number number:decimal-places="2" number:min-integer-digits="1" number:grouping="true"/>
      <number:text> </number:text>
    </number:currency-style>
    <number:number-style style:name="N43">
      <number:text>($</number:text>
      <number:number number:decimal-places="2" number:min-integer-digits="1" number:grouping="true"/>
      <number:text>)</number:text>
      <style:map style:condition="value()&gt;=0" style:apply-style-name="N43P0"/>
    </number:number-style>
    <number:percentage-style style:name="N44">
      <number:number number:decimal-places="3" number:min-integer-digits="1"/>
      <number:text>%</number:text>
    </number:percentage-style>
    <number:number-style style:name="N45P0">
      <number:text> $</number:text>
      <number:number number:decimal-places="2" number:min-integer-digits="1" number:grouping="true"/>
      <number:text> </number:text>
    </number:number-style>
    <number:number-style style:name="N45P1">
      <number:text> $(</number:text>
      <number:number number:decimal-places="2" number:min-integer-digits="1" number:grouping="true"/>
      <number:text>)</number:text>
    </number:number-style>
    <number:number-style style:name="N45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 number:language="en" number:country="US">
      <number:number number:decimal-places="0" number:min-integer-digits="1"/>
      <number:text>%</number:text>
    </number:percentage-style>
    <number:number-style style:name="N47" number:language="en" number:country="US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ConditionalStyle_1" style:family="table-cell" style:data-style-name="N0">
      <style:table-cell-properties style:vertical-align="automatic" fo:background-color="#002060"/>
      <style:text-properties fo:color="#FF0000" fo:font-weight="bold" style:font-weight-asian="bold" style:font-weight-complex="bold"/>
    </style:style>
    <style:style style:name="Excel_32_Built-in_32_Normal" style:display-name="Excel Built-in Normal" style:family="table-cell" style:data-style-name="N4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002060"/>
      <style:text-properties fo:color="#FF0000" fo:font-weight="bold" style:font-weight-asian="bold" style:font-weight-complex="bold"/>
    </style:style>
    <style:style style:name="cf2" style:family="table-cell"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skar Mikolajczyk</meta:initial-creator>
    <dc:creator>Oskar Mikolajczyk</dc:creator>
    <meta:creation-date>2020-10-13T00:15:20Z</meta:creation-date>
    <dc:date>2020-10-13T00:15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8">
      <number:currency-symbol>$</number:currency-symbol>
      <number:number number:decimal-places="0" number:min-integer-digits="1" number:grouping="true"/>
    </number:currency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38">
      <style:chart-properties chart:symbol-type="none" chart:connect-bars="false" chart:pie-offset="0" chart:solid-type="cuboid" chart:link-data-style-to-source="false" chart:data-label-number="valu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fffff" draw:opacity="100%" draw:stroke="none"/>
    </style:style>
  </office:automatic-styles>
  <office:body>
    <office:chart>
      <chart:chart chart:class="chart:circle" svg:height="220.8455905511811pt" svg:width="275.0183464566929pt" chart:style-name="Crt0">
        <chart:title chart:style-name="CT00">
          <text:p text:style-name="a0" text:class-names="" text:cond-style-name="">Monthly Incom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Analysis.$R$3:.$R$7"/>
          </chart:axis>
          <chart:axis chart:dimension="y"/>
          <chart:series chart:values-cell-range-address="Analysis.$T$3:.$T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7P0">
      <number:currency-symbol>$</number:currency-symbol>
      <number:number number:decimal-places="2" number:min-integer-digits="1" number:grouping="true"/>
      <number:text> </number:text>
    </number:currency-style>
    <number:number-style style:name="N37">
      <number:text>($</number:text>
      <number:number number:decimal-places="2" number:min-integer-digits="1" number:grouping="true"/>
      <number:text>)</number:text>
      <style:map style:condition="value()&gt;=0" style:apply-style-name="N37P0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7">
      <style:chart-properties chart:symbol-type="none" chart:connect-bars="false" chart:pie-offset="0" chart:solid-type="cuboid" chart:link-data-style-to-source="false" chart:data-label-number="valu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4672a8" draw:opacity="100%" draw:stroke="none"/>
    </style:style>
    <style:style style:family="chart" style:name="G0S0P1">
      <style:graphic-properties draw:fill="solid" draw:fill-color="#ab4744" draw:opacity="100%" draw:stroke="none"/>
    </style:style>
    <style:style style:family="chart" style:name="G0S0P2">
      <style:graphic-properties draw:fill="solid" draw:fill-color="#8aa64f" draw:opacity="100%" draw:stroke="none"/>
    </style:style>
    <style:style style:family="chart" style:name="G0S0P3">
      <style:graphic-properties draw:fill="solid" draw:fill-color="#725990" draw:opacity="100%" draw:stroke="none"/>
    </style:style>
    <style:style style:family="chart" style:name="G0S0P4">
      <style:graphic-properties draw:fill="solid" draw:fill-color="#4299b0" draw:opacity="100%" draw:stroke="none"/>
    </style:style>
    <style:style style:family="chart" style:name="G0S0P5">
      <style:graphic-properties draw:fill="solid" draw:fill-color="#dc853e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93a9ce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d09493" draw:opacity="100%" draw:stroke="none"/>
    </style:style>
    <style:style style:family="chart" style:name="G0S0P8">
      <style:graphic-properties draw:fill="solid" draw:fill-color="#b8cd97" draw:opacity="100%" draw:stroke="none"/>
    </style:style>
    <style:style style:family="chart" style:name="G0S0P9">
      <style:graphic-properties draw:fill="solid" draw:fill-color="#a99bb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fffff" draw:opacity="100%" draw:stroke="none"/>
    </style:style>
  </office:automatic-styles>
  <office:body>
    <office:chart>
      <chart:chart chart:class="chart:circle" svg:height="232.0991338582677pt" svg:width="275.0183464566929pt" chart:style-name="Crt0">
        <chart:title chart:style-name="CT00">
          <text:p text:style-name="a0" text:class-names="" text:cond-style-name="">Monthly Expenses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Display.$X$2:.$X$11"/>
          </chart:axis>
          <chart:axis chart:dimension="y"/>
          <chart:series chart:values-cell-range-address="Display.$Y$2:.$Y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98b85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5.1087401574803pt" svg:width="413.60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nalysis.$F$21:.$AI$21" chart:class="chart:line" chart:attached-axis="primary-y" chart:style-name="G0S0">
            <chart:data-point chart:repeated="30"/>
          </chart:series>
          <chart:series chart:values-cell-range-address="Analysis.$F$34:.$AI$34" chart:class="chart:line" chart:attached-axis="primary-y" chart:style-name="G0S1">
            <chart:data-point chart:repeated="30"/>
          </chart:series>
          <chart:series chart:values-cell-range-address="Analysis.$F$41:.$AI$41" chart:class="chart:line" chart:attached-axis="primary-y" chart:style-name="G0S2">
            <chart:data-point chart:repeated="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5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00b050" draw:opacity="5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ff0000" draw:opacity="5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224.5895275590551pt" svg:width="411.36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mortization.$B$10:.$B$39" chart:class="chart:area" chart:attached-axis="primary-y" chart:style-name="G0S2">
            <chart:data-point chart:repeated="30"/>
          </chart:series>
          <chart:series chart:values-cell-range-address="Analysis.$F$50:.$AI$50" chart:class="chart:area" chart:attached-axis="primary-y" chart:style-name="G0S1">
            <chart:data-point chart:repeated="30"/>
          </chart:series>
          <chart:series chart:values-cell-range-address="Analysis.$F$49:.$AI$49" chart:class="chart:area" chart:attached-axis="primary-y" chart:style-name="G0S0">
            <chart:data-point chart:repeated="3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